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5008in"/>
    </style:style>
    <style:style style:name="co22" style:family="table-column">
      <style:table-column-properties fo:break-before="auto" style:column-width="1.2862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4902in"/>
    </style:style>
    <style:style style:name="co25" style:family="table-column">
      <style:table-column-properties fo:break-before="auto" style:column-width="1.0752in"/>
    </style:style>
    <style:style style:name="co26" style:family="table-column">
      <style:table-column-properties fo:break-before="auto" style:column-width="0.9783in"/>
    </style:style>
    <style:style style:name="co27" style:family="table-column">
      <style:table-column-properties fo:break-before="auto" style:column-width="1.0929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0.8181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2681in"/>
    </style:style>
    <style:style style:name="co32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1">
      <style:text-properties fo:font-weight="normal" style:font-weight-asian="normal" style:font-weight-complex="normal"/>
    </style:style>
    <style:style style:name="ce23" style:family="table-cell" style:parent-style-name="Default" style:data-style-name="N1"/>
    <style:style style:name="ce24" style:family="table-cell" style:parent-style-name="Default" style:data-style-name="N1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28" style:family="table-cell" style:parent-style-name="Default" style:data-style-name="N2"/>
    <style:style style:name="ce29" style:family="table-cell" style:parent-style-name="Default" style:data-style-name="N3"/>
    <style:style style:name="ce30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8" office:value-type="string" calcext:value-type="string">
            <text:p>level</text:p>
          </table:table-cell>
          <table:table-cell table:style-name="ce22" office:value-type="string" calcext:value-type="string">
            <text:p>experience til next</text:p>
          </table:table-cell>
          <table:table-cell table:style-name="ce24" office:value-type="string" calcext:value-type="string">
            <text:p>experience</text:p>
          </table:table-cell>
          <table:table-cell table:style-name="ce25" office:value-type="string" calcext:value-type="string">
            <text:p>skill points</text:p>
          </table:table-cell>
          <table:table-cell table:style-name="ce25" office:value-type="string" calcext:value-type="string">
            <text:p>health</text:p>
          </table:table-cell>
          <table:table-cell table:style-name="ce25" office:value-type="string" calcext:value-type="string">
            <text:p>mana</text:p>
          </table:table-cell>
          <table:table-cell table:style-name="ce25" office:value-type="string" calcext:value-type="string">
            <text:p>rebirth_tier</text:p>
          </table:table-cell>
          <table:table-cell/>
          <table:table-cell table:style-name="ce25" office:value-type="string" calcext:value-type="string">
            <text:p>Experience Base</text:p>
          </table:table-cell>
          <table:table-cell table:style-name="ce18" office:value-type="float" office:value="9" calcext:value-type="float">
            <text:p>9</text:p>
          </table:table-cell>
          <table:table-cell table:style-name="ce2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upgrade multiplier</text:p>
          </table:table-cell>
          <table:table-cell table:style-name="ce25" office:value-type="string" calcext:value-type="string">
            <text:p>original cost multpli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 upgrade cost</text:p>
          </table:table-cell>
          <table:table-cell table:style-name="ce25" office:value-type="string" calcext:value-type="string">
            <text:p>total cost + original</text:p>
          </table:table-cell>
          <table:table-cell table:style-name="ce25" office:value-type="string" calcext:value-type="string">
            <text:p>total upgrade cost / item cost</text:p>
          </table:table-cell>
          <table:table-cell/>
          <table:table-cell table:style-name="ce2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2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2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2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2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2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2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2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max level</text:p>
          </table:table-cell>
          <table:table-cell table:style-name="ce25" office:value-type="string" calcext:value-type="string">
            <text:p>upgrades</text:p>
          </table:table-cell>
          <table:table-cell table:style-name="ce24" office:value-type="string" calcext:value-type="string">
            <text:p>cost</text:p>
          </table:table-cell>
          <table:table-cell/>
          <table:table-cell table:style-name="ce25" office:value-type="string" calcext:value-type="string">
            <text:p>Base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2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8"/>
          <table:table-cell table:style-name="ce22"/>
          <table:table-cell/>
          <table:table-cell table:style-name="ce25"/>
          <table:table-cell table:style-name="ce18"/>
        </table:table-row>
      </table:table>
      <table:table table:name="armor" table:style-name="ta1">
        <office:forms form:automatic-focus="false" form:apply-design-mode="false"/>
        <table:table-column table:style-name="co4" table:default-cell-style-name="Default"/>
        <table:table-column table:style-name="co1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Armor</text:p>
          </table:table-cell>
          <table:table-cell table:style-name="ce27" office:value-type="string" calcext:value-type="string">
            <text:p>Physical Resist</text:p>
          </table:table-cell>
          <table:table-cell/>
          <table:table-cell table:style-name="ce2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a_shield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5" calcext:value-type="float">
            <text:p>5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9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1" calcext:value-type="float">
            <text:p>11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17" calcext:value-type="float">
            <text:p>1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20" calcext:value-type="float">
            <text:p>2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22" calcext:value-type="float">
            <text:p>2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0" calcext:value-type="float">
            <text:p>60.00</text:p>
          </table:table-cell>
          <table:table-cell table:number-columns-repeated="3"/>
        </table:table-row>
      </table:table>
      <table:table table:name="scaling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heal</text:p>
          </table:table-cell>
          <table:table-cell table:style-name="ce25" office:value-type="string" calcext:value-type="string">
            <text:p>mp</text:p>
          </table:table-cell>
          <table:table-cell table:style-name="ce2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heal</text:p>
          </table:table-cell>
          <table:table-cell table:style-name="ce25" office:value-type="string" calcext:value-type="string">
            <text:p>mp</text:p>
          </table:table-cell>
          <table:table-cell table:style-name="ce25" office:value-type="string" calcext:value-type="string">
            <text:p>heal/mp</text:p>
          </table:table-cell>
          <table:table-cell table:number-columns-repeated="2"/>
          <table:table-cell table:style-name="ce2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25" office:value-type="string" calcext:value-type="string">
            <text:p>drop rate</text:p>
          </table:table-cell>
          <table:table-cell table:style-name="ce25" office:value-type="string" calcext:value-type="string">
            <text:p>item chance</text:p>
          </table:table-cell>
          <table:table-cell table:style-name="ce25" office:value-type="string" calcext:value-type="string">
            <text:p>change</text:p>
          </table:table-cell>
          <table:table-cell table:style-name="ce2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300000000007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899999999996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office:forms form:automatic-focus="false" form:apply-design-mode="false"/>
        <table:table-column table:style-name="co4" table:number-columns-repeated="6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orig</text:p>
          </table:table-cell>
          <table:table-cell table:style-name="ce25" office:value-type="string" calcext:value-type="string">
            <text:p>scaled</text:p>
          </table:table-cell>
          <table:table-cell table:style-name="ce25"/>
          <table:table-cell table:style-name="ce2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2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2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2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0" calcext:value-type="float">
            <text:p>20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0" calcext:value-type="float">
            <text:p>90.00</text:p>
          </table:table-cell>
          <table:table-cell table:number-columns-repeated="3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21" table:default-cell-style-name="ce29"/>
        <table:table-column table:style-name="co22" table:default-cell-style-name="ce29"/>
        <table:table-column table:style-name="co23" table:default-cell-style-name="ce30"/>
        <table:table-column table:style-name="co24" table:default-cell-style-name="ce29"/>
        <table:table-column table:style-name="co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times</text:p>
          </table:table-cell>
          <table:table-cell table:style-name="ce25" office:value-type="string" calcext:value-type="string">
            <text:p>original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multiplier</text:p>
          </table:table-cell>
          <table:table-cell table:style-name="ce25" office:value-type="string" calcext:value-type="string">
            <text:p>running total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100000000" calcext:value-type="float">
            <text:p>100000000</text:p>
          </table:table-cell>
          <table:table-cell/>
          <table:table-cell table:style-name="ce25" office:value-type="string" calcext:value-type="string">
            <text:p>NEW</text:p>
          </table:table-cell>
          <table:table-cell table:number-columns-repeated="2"/>
          <table:table-cell table:style-name="ce25" office:value-type="string" calcext:value-type="string">
            <text:p>ORI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H$1] + ([.A2]-1)^[.$H$4]*[.$H$1])" office:value-type="float" office:value="100000000" calcext:value-type="float">
            <text:p>100,000,000</text:p>
          </table:table-cell>
          <table:table-cell table:formula="of:=FLOOR(([.$H$2] * ([.A2]-1)^2 + ([.A2]-1) * [.$H$3]) * [.$H$1]) + [.$H$1]" office:value-type="float" office:value="100000000" calcext:value-type="float">
            <text:p>100,000,000</text:p>
          </table:table-cell>
          <table:table-cell/>
          <table:table-cell table:formula="of:=[.C2]" office:value-type="float" office:value="100000000" calcext:value-type="float">
            <text:p>100,000,000</text:p>
          </table:table-cell>
          <table:table-cell/>
          <table:table-cell table:style-name="ce25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2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H$1] + ([.A3]-1)^[.$H$4]*[.$H$1])" office:value-type="float" office:value="200000000" calcext:value-type="float">
            <text:p>200,000,000</text:p>
          </table:table-cell>
          <table:table-cell table:formula="of:=FLOOR(([.$H$2] * ([.A3]-1)^2 + ([.A3]-1) * [.$H$3]) * [.$H$1]) + [.$H$1]" office:value-type="float" office:value="400000000" calcext:value-type="float">
            <text:p>400,000,000</text:p>
          </table:table-cell>
          <table:table-cell table:formula="of:=[.C3]/[.C2]" office:value-type="float" office:value="4" calcext:value-type="float">
            <text:p>4.0000</text:p>
          </table:table-cell>
          <table:table-cell table:formula="of:=[.C3]+[.E2]" office:value-type="float" office:value="500000000" calcext:value-type="float">
            <text:p>500,000,000</text:p>
          </table:table-cell>
          <table:table-cell/>
          <table:table-cell table:style-name="ce2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H$1] + ([.A4]-1)^[.$H$4]*[.$H$1])" office:value-type="float" office:value="500000000" calcext:value-type="float">
            <text:p>500,000,000</text:p>
          </table:table-cell>
          <table:table-cell table:formula="of:=FLOOR(([.$H$2] * ([.A4]-1)^2 + ([.A4]-1) * [.$H$3]) * [.$H$1]) + [.$H$1]" office:value-type="float" office:value="1100000000" calcext:value-type="float">
            <text:p>1,100,000,000</text:p>
          </table:table-cell>
          <table:table-cell table:formula="of:=[.C4]/[.C3]" office:value-type="float" office:value="2.75" calcext:value-type="float">
            <text:p>2.7500</text:p>
          </table:table-cell>
          <table:table-cell table:formula="of:=[.C4]+[.E3]" office:value-type="float" office:value="1600000000" calcext:value-type="float">
            <text:p>1,600,000,000</text:p>
          </table:table-cell>
          <table:table-cell/>
          <table:table-cell table:style-name="ce25" office:value-type="string" calcext:value-type="string">
            <text:p>orig_expon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H$1] + ([.A5]-1)^[.$H$4]*[.$H$1])" office:value-type="float" office:value="1000000000" calcext:value-type="float">
            <text:p>1,000,000,000</text:p>
          </table:table-cell>
          <table:table-cell table:formula="of:=FLOOR(([.$H$2] * ([.A5]-1)^2 + ([.A5]-1) * [.$H$3]) * [.$H$1]) + [.$H$1]" office:value-type="float" office:value="2200000000" calcext:value-type="float">
            <text:p>2,200,000,000</text:p>
          </table:table-cell>
          <table:table-cell table:formula="of:=[.C5]/[.C4]" office:value-type="float" office:value="2" calcext:value-type="float">
            <text:p>2.0000</text:p>
          </table:table-cell>
          <table:table-cell table:formula="of:=[.C5]+[.E4]" office:value-type="float" office:value="3800000000" calcext:value-type="float">
            <text:p>3,800,000,000</text:p>
          </table:table-cell>
          <table:table-cell table:number-columns-repeated="4"/>
          <table:table-cell table:style-name="ce2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H$1] + ([.A6]-1)^[.$H$4]*[.$H$1])" office:value-type="float" office:value="1700000000" calcext:value-type="float">
            <text:p>1,700,000,000</text:p>
          </table:table-cell>
          <table:table-cell table:formula="of:=FLOOR(([.$H$2] * ([.A6]-1)^2 + ([.A6]-1) * [.$H$3]) * [.$H$1]) + [.$H$1]" office:value-type="float" office:value="3700000000" calcext:value-type="float">
            <text:p>3,700,000,000</text:p>
          </table:table-cell>
          <table:table-cell table:formula="of:=[.C6]/[.C5]" office:value-type="float" office:value="1.68181818181818" calcext:value-type="float">
            <text:p>1.6818</text:p>
          </table:table-cell>
          <table:table-cell table:formula="of:=[.C6]+[.E5]" office:value-type="float" office:value="7500000000" calcext:value-type="float">
            <text:p>7,500,000,00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table:style-name="ce2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H$1] + ([.A7]-1)^[.$H$4]*[.$H$1])" office:value-type="float" office:value="2600000000" calcext:value-type="float">
            <text:p>2,600,000,000</text:p>
          </table:table-cell>
          <table:table-cell table:formula="of:=FLOOR(([.$H$2] * ([.A7]-1)^2 + ([.A7]-1) * [.$H$3]) * [.$H$1]) + [.$H$1]" office:value-type="float" office:value="5600000000" calcext:value-type="float">
            <text:p>5,600,000,000</text:p>
          </table:table-cell>
          <table:table-cell table:formula="of:=[.C7]/[.C6]" office:value-type="float" office:value="1.51351351351351" calcext:value-type="float">
            <text:p>1.5135</text:p>
          </table:table-cell>
          <table:table-cell table:formula="of:=[.C7]+[.E6]" office:value-type="float" office:value="13100000000" calcext:value-type="float">
            <text:p>13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H$1] + ([.A8]-1)^[.$H$4]*[.$H$1])" office:value-type="float" office:value="3700000000" calcext:value-type="float">
            <text:p>3,700,000,000</text:p>
          </table:table-cell>
          <table:table-cell table:formula="of:=FLOOR(([.$H$2] * ([.A8]-1)^2 + ([.A8]-1) * [.$H$3]) * [.$H$1]) + [.$H$1]" office:value-type="float" office:value="7900000000" calcext:value-type="float">
            <text:p>7,900,000,000</text:p>
          </table:table-cell>
          <table:table-cell table:formula="of:=[.C8]/[.C7]" office:value-type="float" office:value="1.41071428571429" calcext:value-type="float">
            <text:p>1.4107</text:p>
          </table:table-cell>
          <table:table-cell table:formula="of:=[.C8]+[.E7]" office:value-type="float" office:value="21000000000" calcext:value-type="float">
            <text:p>21,000,000,000</text:p>
          </table:table-cell>
          <table:table-cell table:number-columns-repeated="4"/>
          <table:table-cell table:style-name="ce2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2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H$1] + ([.A9]-1)^[.$H$4]*[.$H$1])" office:value-type="float" office:value="5000000000" calcext:value-type="float">
            <text:p>5,000,000,000</text:p>
          </table:table-cell>
          <table:table-cell table:formula="of:=FLOOR(([.$H$2] * ([.A9]-1)^2 + ([.A9]-1) * [.$H$3]) * [.$H$1]) + [.$H$1]" office:value-type="float" office:value="10600000000" calcext:value-type="float">
            <text:p>10,600,000,000</text:p>
          </table:table-cell>
          <table:table-cell table:formula="of:=[.C9]/[.C8]" office:value-type="float" office:value="1.34177215189873" calcext:value-type="float">
            <text:p>1.3418</text:p>
          </table:table-cell>
          <table:table-cell table:formula="of:=[.C9]+[.E8]" office:value-type="float" office:value="31600000000" calcext:value-type="float">
            <text:p>31,6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2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H$1] + ([.A10]-1)^[.$H$4]*[.$H$1])" office:value-type="float" office:value="6500000000" calcext:value-type="float">
            <text:p>6,500,000,000</text:p>
          </table:table-cell>
          <table:table-cell table:formula="of:=FLOOR(([.$H$2] * ([.A10]-1)^2 + ([.A10]-1) * [.$H$3]) * [.$H$1]) + [.$H$1]" office:value-type="float" office:value="13700000000" calcext:value-type="float">
            <text:p>13,700,000,000</text:p>
          </table:table-cell>
          <table:table-cell table:formula="of:=[.C10]/[.C9]" office:value-type="float" office:value="1.29245283018868" calcext:value-type="float">
            <text:p>1.2925</text:p>
          </table:table-cell>
          <table:table-cell table:formula="of:=[.C10]+[.E9]" office:value-type="float" office:value="45300000000" calcext:value-type="float">
            <text:p>45,3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2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H$1] + ([.A11]-1)^[.$H$4]*[.$H$1])" office:value-type="float" office:value="8200000000" calcext:value-type="float">
            <text:p>8,200,000,000</text:p>
          </table:table-cell>
          <table:table-cell table:formula="of:=FLOOR(([.$H$2] * ([.A11]-1)^2 + ([.A11]-1) * [.$H$3]) * [.$H$1]) + [.$H$1]" office:value-type="float" office:value="17200000000" calcext:value-type="float">
            <text:p>17,200,000,000</text:p>
          </table:table-cell>
          <table:table-cell table:formula="of:=[.C11]/[.C10]" office:value-type="float" office:value="1.25547445255474" calcext:value-type="float">
            <text:p>1.2555</text:p>
          </table:table-cell>
          <table:table-cell table:formula="of:=[.C11]+[.E10]" office:value-type="float" office:value="62500000000" calcext:value-type="float">
            <text:p>62,500,000,000</text:p>
          </table:table-cell>
          <table:table-cell table:number-columns-repeated="4"/>
          <table:table-cell table:style-name="ce2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H$1] + ([.A12]-1)^[.$H$4]*[.$H$1])" office:value-type="float" office:value="10100000000" calcext:value-type="float">
            <text:p>10,100,000,000</text:p>
          </table:table-cell>
          <table:table-cell table:formula="of:=FLOOR(([.$H$2] * ([.A12]-1)^2 + ([.A12]-1) * [.$H$3]) * [.$H$1]) + [.$H$1]" office:value-type="float" office:value="21100000000" calcext:value-type="float">
            <text:p>21,100,000,000</text:p>
          </table:table-cell>
          <table:table-cell table:formula="of:=[.C12]/[.C11]" office:value-type="float" office:value="1.22674418604651" calcext:value-type="float">
            <text:p>1.2267</text:p>
          </table:table-cell>
          <table:table-cell table:formula="of:=[.C12]+[.E11]" office:value-type="float" office:value="83600000000" calcext:value-type="float">
            <text:p>83,600,000,000</text:p>
          </table:table-cell>
          <table:table-cell table:number-columns-repeated="4"/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H$1] + ([.A13]-1)^[.$H$4]*[.$H$1])" office:value-type="float" office:value="12200000000" calcext:value-type="float">
            <text:p>12,200,000,000</text:p>
          </table:table-cell>
          <table:table-cell table:formula="of:=FLOOR(([.$H$2] * ([.A13]-1)^2 + ([.A13]-1) * [.$H$3]) * [.$H$1]) + [.$H$1]" office:value-type="float" office:value="25400000000" calcext:value-type="float">
            <text:p>25,400,000,000</text:p>
          </table:table-cell>
          <table:table-cell table:formula="of:=[.C13]/[.C12]" office:value-type="float" office:value="1.20379146919431" calcext:value-type="float">
            <text:p>1.2038</text:p>
          </table:table-cell>
          <table:table-cell table:formula="of:=[.C13]+[.E12]" office:value-type="float" office:value="109000000000" calcext:value-type="float">
            <text:p>109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H$1] + ([.A14]-1)^[.$H$4]*[.$H$1])" office:value-type="float" office:value="14500000000" calcext:value-type="float">
            <text:p>14,500,000,000</text:p>
          </table:table-cell>
          <table:table-cell table:formula="of:=FLOOR(([.$H$2] * ([.A14]-1)^2 + ([.A14]-1) * [.$H$3]) * [.$H$1]) + [.$H$1]" office:value-type="float" office:value="30100000000" calcext:value-type="float">
            <text:p>30,100,000,000</text:p>
          </table:table-cell>
          <table:table-cell table:formula="of:=[.C14]/[.C13]" office:value-type="float" office:value="1.18503937007874" calcext:value-type="float">
            <text:p>1.1850</text:p>
          </table:table-cell>
          <table:table-cell table:formula="of:=[.C14]+[.E13]" office:value-type="float" office:value="139100000000" calcext:value-type="float">
            <text:p>139,100,000,000</text:p>
          </table:table-cell>
          <table:table-cell table:number-columns-repeated="4"/>
          <table:table-cell table:style-name="ce2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  <table:table-cell/>
          <table:table-cell table:style-name="ce25" office:value-type="string" calcext:value-type="string">
            <text:p>passa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H$1] + ([.A15]-1)^[.$H$4]*[.$H$1])" office:value-type="float" office:value="17000000000" calcext:value-type="float">
            <text:p>17,000,000,000</text:p>
          </table:table-cell>
          <table:table-cell table:formula="of:=FLOOR(([.$H$2] * ([.A15]-1)^2 + ([.A15]-1) * [.$H$3]) * [.$H$1]) + [.$H$1]" office:value-type="float" office:value="35200000000" calcext:value-type="float">
            <text:p>35,200,000,000</text:p>
          </table:table-cell>
          <table:table-cell table:formula="of:=[.C15]/[.C14]" office:value-type="float" office:value="1.16943521594684" calcext:value-type="float">
            <text:p>1.1694</text:p>
          </table:table-cell>
          <table:table-cell table:formula="of:=[.C15]+[.E14]" office:value-type="float" office:value="174300000000" calcext:value-type="float">
            <text:p>174,300,000,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ust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H$1] + ([.A16]-1)^[.$H$4]*[.$H$1])" office:value-type="float" office:value="19700000000" calcext:value-type="float">
            <text:p>19,700,000,000</text:p>
          </table:table-cell>
          <table:table-cell table:formula="of:=FLOOR(([.$H$2] * ([.A16]-1)^2 + ([.A16]-1) * [.$H$3]) * [.$H$1]) + [.$H$1]" office:value-type="float" office:value="40700000000" calcext:value-type="float">
            <text:p>40,700,000,000</text:p>
          </table:table-cell>
          <table:table-cell table:formula="of:=[.C16]/[.C15]" office:value-type="float" office:value="1.15625" calcext:value-type="float">
            <text:p>1.1563</text:p>
          </table:table-cell>
          <table:table-cell table:formula="of:=[.C16]+[.E15]" office:value-type="float" office:value="215000000000" calcext:value-type="float">
            <text:p>215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H$1] + ([.A17]-1)^[.$H$4]*[.$H$1])" office:value-type="float" office:value="22600000000" calcext:value-type="float">
            <text:p>22,600,000,000</text:p>
          </table:table-cell>
          <table:table-cell table:formula="of:=FLOOR(([.$H$2] * ([.A17]-1)^2 + ([.A17]-1) * [.$H$3]) * [.$H$1]) + [.$H$1]" office:value-type="float" office:value="46600000000" calcext:value-type="float">
            <text:p>46,600,000,000</text:p>
          </table:table-cell>
          <table:table-cell table:formula="of:=[.C17]/[.C16]" office:value-type="float" office:value="1.14496314496315" calcext:value-type="float">
            <text:p>1.1450</text:p>
          </table:table-cell>
          <table:table-cell table:formula="of:=[.C17]+[.E16]" office:value-type="float" office:value="261600000000" calcext:value-type="float">
            <text:p>261,600,000,000</text:p>
          </table:table-cell>
          <table:table-cell table:number-columns-repeated="4"/>
          <table:table-cell table:style-name="ce2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H$1] + ([.A18]-1)^[.$H$4]*[.$H$1])" office:value-type="float" office:value="25700000000" calcext:value-type="float">
            <text:p>25,700,000,000</text:p>
          </table:table-cell>
          <table:table-cell table:formula="of:=FLOOR(([.$H$2] * ([.A18]-1)^2 + ([.A18]-1) * [.$H$3]) * [.$H$1]) + [.$H$1]" office:value-type="float" office:value="52900000000" calcext:value-type="float">
            <text:p>52,900,000,000</text:p>
          </table:table-cell>
          <table:table-cell table:formula="of:=[.C18]/[.C17]" office:value-type="float" office:value="1.13519313304721" calcext:value-type="float">
            <text:p>1.1352</text:p>
          </table:table-cell>
          <table:table-cell table:formula="of:=[.C18]+[.E17]" office:value-type="float" office:value="314500000000" calcext:value-type="float">
            <text:p>314,5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H$1] + ([.A19]-1)^[.$H$4]*[.$H$1])" office:value-type="float" office:value="29000000000" calcext:value-type="float">
            <text:p>29,000,000,000</text:p>
          </table:table-cell>
          <table:table-cell table:formula="of:=FLOOR(([.$H$2] * ([.A19]-1)^2 + ([.A19]-1) * [.$H$3]) * [.$H$1]) + [.$H$1]" office:value-type="float" office:value="59600000000" calcext:value-type="float">
            <text:p>59,600,000,000</text:p>
          </table:table-cell>
          <table:table-cell table:formula="of:=[.C19]/[.C18]" office:value-type="float" office:value="1.12665406427221" calcext:value-type="float">
            <text:p>1.1267</text:p>
          </table:table-cell>
          <table:table-cell table:formula="of:=[.C19]+[.E18]" office:value-type="float" office:value="374100000000" calcext:value-type="float">
            <text:p>374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H$1] + ([.A20]-1)^[.$H$4]*[.$H$1])" office:value-type="float" office:value="32500000000" calcext:value-type="float">
            <text:p>32,500,000,000</text:p>
          </table:table-cell>
          <table:table-cell table:formula="of:=FLOOR(([.$H$2] * ([.A20]-1)^2 + ([.A20]-1) * [.$H$3]) * [.$H$1]) + [.$H$1]" office:value-type="float" office:value="66700000000" calcext:value-type="float">
            <text:p>66,700,000,000</text:p>
          </table:table-cell>
          <table:table-cell table:formula="of:=[.C20]/[.C19]" office:value-type="float" office:value="1.11912751677852" calcext:value-type="float">
            <text:p>1.1191</text:p>
          </table:table-cell>
          <table:table-cell table:formula="of:=[.C20]+[.E19]" office:value-type="float" office:value="440800000000" calcext:value-type="float">
            <text:p>440,800,000,000</text:p>
          </table:table-cell>
          <table:table-cell table:number-columns-repeated="4"/>
          <table:table-cell table:style-name="ce2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2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H$1] + ([.A21]-1)^[.$H$4]*[.$H$1])" office:value-type="float" office:value="36200000000" calcext:value-type="float">
            <text:p>36,200,000,000</text:p>
          </table:table-cell>
          <table:table-cell table:formula="of:=FLOOR(([.$H$2] * ([.A21]-1)^2 + ([.A21]-1) * [.$H$3]) * [.$H$1]) + [.$H$1]" office:value-type="float" office:value="74200000000" calcext:value-type="float">
            <text:p>74,200,000,000</text:p>
          </table:table-cell>
          <table:table-cell table:formula="of:=[.C21]/[.C20]" office:value-type="float" office:value="1.11244377811094" calcext:value-type="float">
            <text:p>1.1124</text:p>
          </table:table-cell>
          <table:table-cell table:formula="of:=[.C21]+[.E20]" office:value-type="float" office:value="515000000000" calcext:value-type="float">
            <text:p>515,0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H$1] + ([.A22]-1)^[.$H$4]*[.$H$1])" office:value-type="float" office:value="40100000000" calcext:value-type="float">
            <text:p>40,100,000,000</text:p>
          </table:table-cell>
          <table:table-cell table:formula="of:=FLOOR(([.$H$2] * ([.A22]-1)^2 + ([.A22]-1) * [.$H$3]) * [.$H$1]) + [.$H$1]" office:value-type="float" office:value="82100000000" calcext:value-type="float">
            <text:p>82,100,000,000</text:p>
          </table:table-cell>
          <table:table-cell table:formula="of:=[.C22]/[.C21]" office:value-type="float" office:value="1.10646900269542" calcext:value-type="float">
            <text:p>1.1065</text:p>
          </table:table-cell>
          <table:table-cell table:formula="of:=[.C22]+[.E21]" office:value-type="float" office:value="597100000000" calcext:value-type="float">
            <text:p>597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H$1] + ([.A23]-1)^[.$H$4]*[.$H$1])" office:value-type="float" office:value="44200000000" calcext:value-type="float">
            <text:p>44,200,000,000</text:p>
          </table:table-cell>
          <table:table-cell table:formula="of:=FLOOR(([.$H$2] * ([.A23]-1)^2 + ([.A23]-1) * [.$H$3]) * [.$H$1]) + [.$H$1]" office:value-type="float" office:value="90400000000" calcext:value-type="float">
            <text:p>90,400,000,000</text:p>
          </table:table-cell>
          <table:table-cell table:formula="of:=[.C23]/[.C22]" office:value-type="float" office:value="1.10109622411693" calcext:value-type="float">
            <text:p>1.1011</text:p>
          </table:table-cell>
          <table:table-cell table:formula="of:=[.C23]+[.E22]" office:value-type="float" office:value="687500000000" calcext:value-type="float">
            <text:p>687,500,000,000</text:p>
          </table:table-cell>
          <table:table-cell table:number-columns-repeated="4"/>
          <table:table-cell table:style-name="ce2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H$1] + ([.A24]-1)^[.$H$4]*[.$H$1])" office:value-type="float" office:value="48500000000" calcext:value-type="float">
            <text:p>48,500,000,000</text:p>
          </table:table-cell>
          <table:table-cell table:formula="of:=FLOOR(([.$H$2] * ([.A24]-1)^2 + ([.A24]-1) * [.$H$3]) * [.$H$1]) + [.$H$1]" office:value-type="float" office:value="99100000000" calcext:value-type="float">
            <text:p>99,100,000,000</text:p>
          </table:table-cell>
          <table:table-cell table:formula="of:=[.C24]/[.C23]" office:value-type="float" office:value="1.0962389380531" calcext:value-type="float">
            <text:p>1.0962</text:p>
          </table:table-cell>
          <table:table-cell table:formula="of:=[.C24]+[.E23]" office:value-type="float" office:value="786600000000" calcext:value-type="float">
            <text:p>786,6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H$1] + ([.A25]-1)^[.$H$4]*[.$H$1])" office:value-type="float" office:value="53000000000" calcext:value-type="float">
            <text:p>53,000,000,000</text:p>
          </table:table-cell>
          <table:table-cell table:formula="of:=FLOOR(([.$H$2] * ([.A25]-1)^2 + ([.A25]-1) * [.$H$3]) * [.$H$1]) + [.$H$1]" office:value-type="float" office:value="108200000000" calcext:value-type="float">
            <text:p>108,200,000,000</text:p>
          </table:table-cell>
          <table:table-cell table:formula="of:=[.C25]/[.C24]" office:value-type="float" office:value="1.09182643794147" calcext:value-type="float">
            <text:p>1.0918</text:p>
          </table:table-cell>
          <table:table-cell table:formula="of:=[.C25]+[.E24]" office:value-type="float" office:value="894800000000" calcext:value-type="float">
            <text:p>894,8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H$1] + ([.A26]-1)^[.$H$4]*[.$H$1])" office:value-type="float" office:value="57700000000" calcext:value-type="float">
            <text:p>57,700,000,000</text:p>
          </table:table-cell>
          <table:table-cell table:formula="of:=FLOOR(([.$H$2] * ([.A26]-1)^2 + ([.A26]-1) * [.$H$3]) * [.$H$1]) + [.$H$1]" office:value-type="float" office:value="117700000000" calcext:value-type="float">
            <text:p>117,700,000,000</text:p>
          </table:table-cell>
          <table:table-cell table:formula="of:=[.C26]/[.C25]" office:value-type="float" office:value="1.08780036968577" calcext:value-type="float">
            <text:p>1.0878</text:p>
          </table:table-cell>
          <table:table-cell table:formula="of:=[.C26]+[.E25]" office:value-type="float" office:value="1012500000000" calcext:value-type="float">
            <text:p>1,012,500,000,000</text:p>
          </table:table-cell>
          <table:table-cell table:number-columns-repeated="4"/>
          <table:table-cell table:style-name="ce2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H$1] + ([.A27]-1)^[.$H$4]*[.$H$1])" office:value-type="float" office:value="62600000000" calcext:value-type="float">
            <text:p>62,600,000,000</text:p>
          </table:table-cell>
          <table:table-cell table:formula="of:=FLOOR(([.$H$2] * ([.A27]-1)^2 + ([.A27]-1) * [.$H$3]) * [.$H$1]) + [.$H$1]" office:value-type="float" office:value="127600000000" calcext:value-type="float">
            <text:p>127,600,000,000</text:p>
          </table:table-cell>
          <table:table-cell table:formula="of:=[.C27]/[.C26]" office:value-type="float" office:value="1.08411214953271" calcext:value-type="float">
            <text:p>1.0841</text:p>
          </table:table-cell>
          <table:table-cell table:formula="of:=[.C27]+[.E26]" office:value-type="float" office:value="1140100000000" calcext:value-type="float">
            <text:p>1,140,100,0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H$1] + ([.A28]-1)^[.$H$4]*[.$H$1])" office:value-type="float" office:value="67700000000" calcext:value-type="float">
            <text:p>67,700,000,000</text:p>
          </table:table-cell>
          <table:table-cell table:formula="of:=FLOOR(([.$H$2] * ([.A28]-1)^2 + ([.A28]-1) * [.$H$3]) * [.$H$1]) + [.$H$1]" office:value-type="float" office:value="137900000000" calcext:value-type="float">
            <text:p>137,900,000,000</text:p>
          </table:table-cell>
          <table:table-cell table:formula="of:=[.C28]/[.C27]" office:value-type="float" office:value="1.0807210031348" calcext:value-type="float">
            <text:p>1.0807</text:p>
          </table:table-cell>
          <table:table-cell table:formula="of:=[.C28]+[.E27]" office:value-type="float" office:value="1278000000000" calcext:value-type="float">
            <text:p>1,278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H$1] + ([.A29]-1)^[.$H$4]*[.$H$1])" office:value-type="float" office:value="73000000000" calcext:value-type="float">
            <text:p>73,000,000,000</text:p>
          </table:table-cell>
          <table:table-cell table:formula="of:=FLOOR(([.$H$2] * ([.A29]-1)^2 + ([.A29]-1) * [.$H$3]) * [.$H$1]) + [.$H$1]" office:value-type="float" office:value="148600000000" calcext:value-type="float">
            <text:p>148,600,000,000</text:p>
          </table:table-cell>
          <table:table-cell table:formula="of:=[.C29]/[.C28]" office:value-type="float" office:value="1.07759245830312" calcext:value-type="float">
            <text:p>1.0776</text:p>
          </table:table-cell>
          <table:table-cell table:formula="of:=[.C29]+[.E28]" office:value-type="float" office:value="1426600000000" calcext:value-type="float">
            <text:p>1,426,600,000,00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H$1] + ([.A30]-1)^[.$H$4]*[.$H$1])" office:value-type="float" office:value="78500000000" calcext:value-type="float">
            <text:p>78,500,000,000</text:p>
          </table:table-cell>
          <table:table-cell table:formula="of:=FLOOR(([.$H$2] * ([.A30]-1)^2 + ([.A30]-1) * [.$H$3]) * [.$H$1]) + [.$H$1]" office:value-type="float" office:value="159700000000" calcext:value-type="float">
            <text:p>159,700,000,000</text:p>
          </table:table-cell>
          <table:table-cell table:formula="of:=[.C30]/[.C29]" office:value-type="float" office:value="1.07469717362046" calcext:value-type="float">
            <text:p>1.0747</text:p>
          </table:table-cell>
          <table:table-cell table:formula="of:=[.C30]+[.E29]" office:value-type="float" office:value="1586300000000" calcext:value-type="float">
            <text:p>1,586,300,000,00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H$1] + ([.A31]-1)^[.$H$4]*[.$H$1])" office:value-type="float" office:value="84200000000" calcext:value-type="float">
            <text:p>84,200,000,000</text:p>
          </table:table-cell>
          <table:table-cell table:formula="of:=FLOOR(([.$H$2] * ([.A31]-1)^2 + ([.A31]-1) * [.$H$3]) * [.$H$1]) + [.$H$1]" office:value-type="float" office:value="171200000000" calcext:value-type="float">
            <text:p>171,200,000,000</text:p>
          </table:table-cell>
          <table:table-cell table:formula="of:=[.C31]/[.C30]" office:value-type="float" office:value="1.07201001878522" calcext:value-type="float">
            <text:p>1.0720</text:p>
          </table:table-cell>
          <table:table-cell table:formula="of:=[.C31]+[.E30]" office:value-type="float" office:value="1757500000000" calcext:value-type="float">
            <text:p>1,757,500,000,00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H$1] + ([.A32]-1)^[.$H$4]*[.$H$1])" office:value-type="float" office:value="90100000000" calcext:value-type="float">
            <text:p>90,100,000,000</text:p>
          </table:table-cell>
          <table:table-cell table:formula="of:=FLOOR(([.$H$2] * ([.A32]-1)^2 + ([.A32]-1) * [.$H$3]) * [.$H$1]) + [.$H$1]" office:value-type="float" office:value="183100000000" calcext:value-type="float">
            <text:p>183,100,000,000</text:p>
          </table:table-cell>
          <table:table-cell table:formula="of:=[.C32]/[.C31]" office:value-type="float" office:value="1.06950934579439" calcext:value-type="float">
            <text:p>1.0695</text:p>
          </table:table-cell>
          <table:table-cell table:formula="of:=[.C32]+[.E31]" office:value-type="float" office:value="1940600000000" calcext:value-type="float">
            <text:p>1,940,600,000,00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H$1] + ([.A33]-1)^[.$H$4]*[.$H$1])" office:value-type="float" office:value="96200000000" calcext:value-type="float">
            <text:p>96,200,000,000</text:p>
          </table:table-cell>
          <table:table-cell table:formula="of:=FLOOR(([.$H$2] * ([.A33]-1)^2 + ([.A33]-1) * [.$H$3]) * [.$H$1]) + [.$H$1]" office:value-type="float" office:value="195400000000" calcext:value-type="float">
            <text:p>195,400,000,000</text:p>
          </table:table-cell>
          <table:table-cell table:formula="of:=[.C33]/[.C32]" office:value-type="float" office:value="1.06717640633534" calcext:value-type="float">
            <text:p>1.0672</text:p>
          </table:table-cell>
          <table:table-cell table:formula="of:=[.C33]+[.E32]" office:value-type="float" office:value="2136000000000" calcext:value-type="float">
            <text:p>2,136,000,000,00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H$1] + ([.A34]-1)^[.$H$4]*[.$H$1])" office:value-type="float" office:value="102500000000" calcext:value-type="float">
            <text:p>102,500,000,000</text:p>
          </table:table-cell>
          <table:table-cell table:formula="of:=FLOOR(([.$H$2] * ([.A34]-1)^2 + ([.A34]-1) * [.$H$3]) * [.$H$1]) + [.$H$1]" office:value-type="float" office:value="208100000000" calcext:value-type="float">
            <text:p>208,100,000,000</text:p>
          </table:table-cell>
          <table:table-cell table:formula="of:=[.C34]/[.C33]" office:value-type="float" office:value="1.06499488229273" calcext:value-type="float">
            <text:p>1.0650</text:p>
          </table:table-cell>
          <table:table-cell table:formula="of:=[.C34]+[.E33]" office:value-type="float" office:value="2344100000000" calcext:value-type="float">
            <text:p>2,344,100,000,0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H$1] + ([.A35]-1)^[.$H$4]*[.$H$1])" office:value-type="float" office:value="109000000000" calcext:value-type="float">
            <text:p>109,000,000,000</text:p>
          </table:table-cell>
          <table:table-cell table:formula="of:=FLOOR(([.$H$2] * ([.A35]-1)^2 + ([.A35]-1) * [.$H$3]) * [.$H$1]) + [.$H$1]" office:value-type="float" office:value="221200000000" calcext:value-type="float">
            <text:p>221,200,000,000</text:p>
          </table:table-cell>
          <table:table-cell table:formula="of:=[.C35]/[.C34]" office:value-type="float" office:value="1.06295050456511" calcext:value-type="float">
            <text:p>1.0630</text:p>
          </table:table-cell>
          <table:table-cell table:formula="of:=[.C35]+[.E34]" office:value-type="float" office:value="2565300000000" calcext:value-type="float">
            <text:p>2,565,300,000,00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H$1] + ([.A36]-1)^[.$H$4]*[.$H$1])" office:value-type="float" office:value="115700000000" calcext:value-type="float">
            <text:p>115,700,000,000</text:p>
          </table:table-cell>
          <table:table-cell table:formula="of:=FLOOR(([.$H$2] * ([.A36]-1)^2 + ([.A36]-1) * [.$H$3]) * [.$H$1]) + [.$H$1]" office:value-type="float" office:value="234700000000" calcext:value-type="float">
            <text:p>234,700,000,000</text:p>
          </table:table-cell>
          <table:table-cell table:formula="of:=[.C36]/[.C35]" office:value-type="float" office:value="1.06103074141049" calcext:value-type="float">
            <text:p>1.0610</text:p>
          </table:table-cell>
          <table:table-cell table:formula="of:=[.C36]+[.E35]" office:value-type="float" office:value="2800000000000" calcext:value-type="float">
            <text:p>2,800,000,000,00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H$1] + ([.A37]-1)^[.$H$4]*[.$H$1])" office:value-type="float" office:value="122600000000" calcext:value-type="float">
            <text:p>122,600,000,000</text:p>
          </table:table-cell>
          <table:table-cell table:formula="of:=FLOOR(([.$H$2] * ([.A37]-1)^2 + ([.A37]-1) * [.$H$3]) * [.$H$1]) + [.$H$1]" office:value-type="float" office:value="248600000000" calcext:value-type="float">
            <text:p>248,600,000,000</text:p>
          </table:table-cell>
          <table:table-cell table:formula="of:=[.C37]/[.C36]" office:value-type="float" office:value="1.05922454196847" calcext:value-type="float">
            <text:p>1.0592</text:p>
          </table:table-cell>
          <table:table-cell table:formula="of:=[.C37]+[.E36]" office:value-type="float" office:value="3048600000000" calcext:value-type="float">
            <text:p>3,048,600,000,00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H$1] + ([.A38]-1)^[.$H$4]*[.$H$1])" office:value-type="float" office:value="129700000000" calcext:value-type="float">
            <text:p>129,700,000,000</text:p>
          </table:table-cell>
          <table:table-cell table:formula="of:=FLOOR(([.$H$2] * ([.A38]-1)^2 + ([.A38]-1) * [.$H$3]) * [.$H$1]) + [.$H$1]" office:value-type="float" office:value="262900000000" calcext:value-type="float">
            <text:p>262,900,000,000</text:p>
          </table:table-cell>
          <table:table-cell table:formula="of:=[.C38]/[.C37]" office:value-type="float" office:value="1.05752212389381" calcext:value-type="float">
            <text:p>1.0575</text:p>
          </table:table-cell>
          <table:table-cell table:formula="of:=[.C38]+[.E37]" office:value-type="float" office:value="3311500000000" calcext:value-type="float">
            <text:p>3,311,500,000,00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H$1] + ([.A39]-1)^[.$H$4]*[.$H$1])" office:value-type="float" office:value="137000000000" calcext:value-type="float">
            <text:p>137,000,000,000</text:p>
          </table:table-cell>
          <table:table-cell table:formula="of:=FLOOR(([.$H$2] * ([.A39]-1)^2 + ([.A39]-1) * [.$H$3]) * [.$H$1]) + [.$H$1]" office:value-type="float" office:value="277600000000" calcext:value-type="float">
            <text:p>277,600,000,000</text:p>
          </table:table-cell>
          <table:table-cell table:formula="of:=[.C39]/[.C38]" office:value-type="float" office:value="1.05591479650057" calcext:value-type="float">
            <text:p>1.0559</text:p>
          </table:table-cell>
          <table:table-cell table:formula="of:=[.C39]+[.E38]" office:value-type="float" office:value="3589100000000" calcext:value-type="float">
            <text:p>3,589,100,000,00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H$1] + ([.A40]-1)^[.$H$4]*[.$H$1])" office:value-type="float" office:value="144500000000" calcext:value-type="float">
            <text:p>144,500,000,000</text:p>
          </table:table-cell>
          <table:table-cell table:formula="of:=FLOOR(([.$H$2] * ([.A40]-1)^2 + ([.A40]-1) * [.$H$3]) * [.$H$1]) + [.$H$1]" office:value-type="float" office:value="292700000000" calcext:value-type="float">
            <text:p>292,700,000,000</text:p>
          </table:table-cell>
          <table:table-cell table:formula="of:=[.C40]/[.C39]" office:value-type="float" office:value="1.05439481268012" calcext:value-type="float">
            <text:p>1.0544</text:p>
          </table:table-cell>
          <table:table-cell table:formula="of:=[.C40]+[.E39]" office:value-type="float" office:value="3881800000000" calcext:value-type="float">
            <text:p>3,881,800,000,00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H$1] + ([.A41]-1)^[.$H$4]*[.$H$1])" office:value-type="float" office:value="152200000000" calcext:value-type="float">
            <text:p>152,200,000,000</text:p>
          </table:table-cell>
          <table:table-cell table:formula="of:=FLOOR(([.$H$2] * ([.A41]-1)^2 + ([.A41]-1) * [.$H$3]) * [.$H$1]) + [.$H$1]" office:value-type="float" office:value="308200000000" calcext:value-type="float">
            <text:p>308,200,000,000</text:p>
          </table:table-cell>
          <table:table-cell table:formula="of:=[.C41]/[.C40]" office:value-type="float" office:value="1.05295524427742" calcext:value-type="float">
            <text:p>1.0530</text:p>
          </table:table-cell>
          <table:table-cell table:formula="of:=[.C41]+[.E40]" office:value-type="float" office:value="4190000000000" calcext:value-type="float">
            <text:p>4,190,000,000,00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H$1] + ([.A42]-1)^[.$H$4]*[.$H$1])" office:value-type="float" office:value="160100000000" calcext:value-type="float">
            <text:p>160,100,000,000</text:p>
          </table:table-cell>
          <table:table-cell table:formula="of:=FLOOR(([.$H$2] * ([.A42]-1)^2 + ([.A42]-1) * [.$H$3]) * [.$H$1]) + [.$H$1]" office:value-type="float" office:value="324100000000" calcext:value-type="float">
            <text:p>324,100,000,000</text:p>
          </table:table-cell>
          <table:table-cell table:formula="of:=[.C42]/[.C41]" office:value-type="float" office:value="1.05158987670344" calcext:value-type="float">
            <text:p>1.0516</text:p>
          </table:table-cell>
          <table:table-cell table:formula="of:=[.C42]+[.E41]" office:value-type="float" office:value="4514100000000" calcext:value-type="float">
            <text:p>4,514,100,000,00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H$1] + ([.A43]-1)^[.$H$4]*[.$H$1])" office:value-type="float" office:value="168200000000" calcext:value-type="float">
            <text:p>168,200,000,000</text:p>
          </table:table-cell>
          <table:table-cell table:formula="of:=FLOOR(([.$H$2] * ([.A43]-1)^2 + ([.A43]-1) * [.$H$3]) * [.$H$1]) + [.$H$1]" office:value-type="float" office:value="340400000000" calcext:value-type="float">
            <text:p>340,400,000,000</text:p>
          </table:table-cell>
          <table:table-cell table:formula="of:=[.C43]/[.C42]" office:value-type="float" office:value="1.05029311940759" calcext:value-type="float">
            <text:p>1.0503</text:p>
          </table:table-cell>
          <table:table-cell table:formula="of:=[.C43]+[.E42]" office:value-type="float" office:value="4854500000000" calcext:value-type="float">
            <text:p>4,854,500,000,00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H$1] + ([.A44]-1)^[.$H$4]*[.$H$1])" office:value-type="float" office:value="176500000000" calcext:value-type="float">
            <text:p>176,500,000,000</text:p>
          </table:table-cell>
          <table:table-cell table:formula="of:=FLOOR(([.$H$2] * ([.A44]-1)^2 + ([.A44]-1) * [.$H$3]) * [.$H$1]) + [.$H$1]" office:value-type="float" office:value="357100000000" calcext:value-type="float">
            <text:p>357,100,000,000</text:p>
          </table:table-cell>
          <table:table-cell table:formula="of:=[.C44]/[.C43]" office:value-type="float" office:value="1.04905992949471" calcext:value-type="float">
            <text:p>1.0491</text:p>
          </table:table-cell>
          <table:table-cell table:formula="of:=[.C44]+[.E43]" office:value-type="float" office:value="5211600000000" calcext:value-type="float">
            <text:p>5,211,600,000,00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H$1] + ([.A45]-1)^[.$H$4]*[.$H$1])" office:value-type="float" office:value="185000000000" calcext:value-type="float">
            <text:p>185,000,000,000</text:p>
          </table:table-cell>
          <table:table-cell table:formula="of:=FLOOR(([.$H$2] * ([.A45]-1)^2 + ([.A45]-1) * [.$H$3]) * [.$H$1]) + [.$H$1]" office:value-type="float" office:value="374200000000" calcext:value-type="float">
            <text:p>374,200,000,000</text:p>
          </table:table-cell>
          <table:table-cell table:formula="of:=[.C45]/[.C44]" office:value-type="float" office:value="1.04788574628955" calcext:value-type="float">
            <text:p>1.0479</text:p>
          </table:table-cell>
          <table:table-cell table:formula="of:=[.C45]+[.E44]" office:value-type="float" office:value="5585800000000" calcext:value-type="float">
            <text:p>5,585,800,000,00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H$1] + ([.A46]-1)^[.$H$4]*[.$H$1])" office:value-type="float" office:value="193700000000" calcext:value-type="float">
            <text:p>193,700,000,000</text:p>
          </table:table-cell>
          <table:table-cell table:formula="of:=FLOOR(([.$H$2] * ([.A46]-1)^2 + ([.A46]-1) * [.$H$3]) * [.$H$1]) + [.$H$1]" office:value-type="float" office:value="391700000000" calcext:value-type="float">
            <text:p>391,700,000,000</text:p>
          </table:table-cell>
          <table:table-cell table:formula="of:=[.C46]/[.C45]" office:value-type="float" office:value="1.04676643506146" calcext:value-type="float">
            <text:p>1.0468</text:p>
          </table:table-cell>
          <table:table-cell table:formula="of:=[.C46]+[.E45]" office:value-type="float" office:value="5977500000000" calcext:value-type="float">
            <text:p>5,977,500,000,00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H$1] + ([.A47]-1)^[.$H$4]*[.$H$1])" office:value-type="float" office:value="202600000000" calcext:value-type="float">
            <text:p>202,600,000,000</text:p>
          </table:table-cell>
          <table:table-cell table:formula="of:=FLOOR(([.$H$2] * ([.A47]-1)^2 + ([.A47]-1) * [.$H$3]) * [.$H$1]) + [.$H$1]" office:value-type="float" office:value="409600000000" calcext:value-type="float">
            <text:p>409,600,000,000</text:p>
          </table:table-cell>
          <table:table-cell table:formula="of:=[.C47]/[.C46]" office:value-type="float" office:value="1.04569823844779" calcext:value-type="float">
            <text:p>1.0457</text:p>
          </table:table-cell>
          <table:table-cell table:formula="of:=[.C47]+[.E46]" office:value-type="float" office:value="6387100000000" calcext:value-type="float">
            <text:p>6,387,100,000,00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H$1] + ([.A48]-1)^[.$H$4]*[.$H$1])" office:value-type="float" office:value="211700000000" calcext:value-type="float">
            <text:p>211,700,000,000</text:p>
          </table:table-cell>
          <table:table-cell table:formula="of:=FLOOR(([.$H$2] * ([.A48]-1)^2 + ([.A48]-1) * [.$H$3]) * [.$H$1]) + [.$H$1]" office:value-type="float" office:value="427900000000" calcext:value-type="float">
            <text:p>427,900,000,000</text:p>
          </table:table-cell>
          <table:table-cell table:formula="of:=[.C48]/[.C47]" office:value-type="float" office:value="1.044677734375" calcext:value-type="float">
            <text:p>1.0447</text:p>
          </table:table-cell>
          <table:table-cell table:formula="of:=[.C48]+[.E47]" office:value-type="float" office:value="6815000000000" calcext:value-type="float">
            <text:p>6,815,000,000,00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H$1] + ([.A49]-1)^[.$H$4]*[.$H$1])" office:value-type="float" office:value="221000000000" calcext:value-type="float">
            <text:p>221,000,000,000</text:p>
          </table:table-cell>
          <table:table-cell table:formula="of:=FLOOR(([.$H$2] * ([.A49]-1)^2 + ([.A49]-1) * [.$H$3]) * [.$H$1]) + [.$H$1]" office:value-type="float" office:value="446600000000" calcext:value-type="float">
            <text:p>446,600,000,000</text:p>
          </table:table-cell>
          <table:table-cell table:formula="of:=[.C49]/[.C48]" office:value-type="float" office:value="1.04370179948586" calcext:value-type="float">
            <text:p>1.0437</text:p>
          </table:table-cell>
          <table:table-cell table:formula="of:=[.C49]+[.E48]" office:value-type="float" office:value="7261600000000" calcext:value-type="float">
            <text:p>7,261,600,000,00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H$1] + ([.A50]-1)^[.$H$4]*[.$H$1])" office:value-type="float" office:value="230500000000" calcext:value-type="float">
            <text:p>230,500,000,000</text:p>
          </table:table-cell>
          <table:table-cell table:formula="of:=FLOOR(([.$H$2] * ([.A50]-1)^2 + ([.A50]-1) * [.$H$3]) * [.$H$1]) + [.$H$1]" office:value-type="float" office:value="465700000000" calcext:value-type="float">
            <text:p>465,700,000,000</text:p>
          </table:table-cell>
          <table:table-cell table:formula="of:=[.C50]/[.C49]" office:value-type="float" office:value="1.04276757725034" calcext:value-type="float">
            <text:p>1.0428</text:p>
          </table:table-cell>
          <table:table-cell table:formula="of:=[.C50]+[.E49]" office:value-type="float" office:value="7727300000000" calcext:value-type="float">
            <text:p>7,727,300,000,00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H$1] + ([.A51]-1)^[.$H$4]*[.$H$1])" office:value-type="float" office:value="240200000000" calcext:value-type="float">
            <text:p>240,200,000,000</text:p>
          </table:table-cell>
          <table:table-cell table:formula="of:=FLOOR(([.$H$2] * ([.A51]-1)^2 + ([.A51]-1) * [.$H$3]) * [.$H$1]) + [.$H$1]" office:value-type="float" office:value="485200000000" calcext:value-type="float">
            <text:p>485,200,000,000</text:p>
          </table:table-cell>
          <table:table-cell table:formula="of:=[.C51]/[.C50]" office:value-type="float" office:value="1.04187245007516" calcext:value-type="float">
            <text:p>1.0419</text:p>
          </table:table-cell>
          <table:table-cell table:formula="of:=[.C51]+[.E50]" office:value-type="float" office:value="8212500000000" calcext:value-type="float">
            <text:p>8,212,500,000,00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[.$H$1] + ([.A52]-1)^[.$H$4]*[.$H$1])" office:value-type="float" office:value="250100000000" calcext:value-type="float">
            <text:p>250,100,000,000</text:p>
          </table:table-cell>
          <table:table-cell table:formula="of:=FLOOR(([.$H$2] * ([.A52]-1)^2 + ([.A52]-1) * [.$H$3]) * [.$H$1]) + [.$H$1]" office:value-type="float" office:value="505100000000" calcext:value-type="float">
            <text:p>505,100,000,000</text:p>
          </table:table-cell>
          <table:table-cell table:formula="of:=[.C52]/[.C51]" office:value-type="float" office:value="1.04101401483924" calcext:value-type="float">
            <text:p>1.0410</text:p>
          </table:table-cell>
          <table:table-cell table:formula="of:=[.C52]+[.E51]" office:value-type="float" office:value="8717600000000" calcext:value-type="float">
            <text:p>8,717,600,000,00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[.$H$1] + ([.A53]-1)^[.$H$4]*[.$H$1])" office:value-type="float" office:value="260200000000" calcext:value-type="float">
            <text:p>260,200,000,000</text:p>
          </table:table-cell>
          <table:table-cell table:formula="of:=FLOOR(([.$H$2] * ([.A53]-1)^2 + ([.A53]-1) * [.$H$3]) * [.$H$1]) + [.$H$1]" office:value-type="float" office:value="525400000000" calcext:value-type="float">
            <text:p>525,400,000,000</text:p>
          </table:table-cell>
          <table:table-cell table:formula="of:=[.C53]/[.C52]" office:value-type="float" office:value="1.04019006137399" calcext:value-type="float">
            <text:p>1.0402</text:p>
          </table:table-cell>
          <table:table-cell table:formula="of:=[.C53]+[.E52]" office:value-type="float" office:value="9243000000000" calcext:value-type="float">
            <text:p>9,243,000,000,00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[.$H$1] + ([.A54]-1)^[.$H$4]*[.$H$1])" office:value-type="float" office:value="270500000000" calcext:value-type="float">
            <text:p>270,500,000,000</text:p>
          </table:table-cell>
          <table:table-cell table:formula="of:=FLOOR(([.$H$2] * ([.A54]-1)^2 + ([.A54]-1) * [.$H$3]) * [.$H$1]) + [.$H$1]" office:value-type="float" office:value="546100000000" calcext:value-type="float">
            <text:p>546,100,000,000</text:p>
          </table:table-cell>
          <table:table-cell table:formula="of:=[.C54]/[.C53]" office:value-type="float" office:value="1.03939855348306" calcext:value-type="float">
            <text:p>1.0394</text:p>
          </table:table-cell>
          <table:table-cell table:formula="of:=[.C54]+[.E53]" office:value-type="float" office:value="9789100000000" calcext:value-type="float">
            <text:p>9,789,100,000,00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[.$H$1] + ([.A55]-1)^[.$H$4]*[.$H$1])" office:value-type="float" office:value="281000000000" calcext:value-type="float">
            <text:p>281,000,000,000</text:p>
          </table:table-cell>
          <table:table-cell table:formula="of:=FLOOR(([.$H$2] * ([.A55]-1)^2 + ([.A55]-1) * [.$H$3]) * [.$H$1]) + [.$H$1]" office:value-type="float" office:value="567200000000" calcext:value-type="float">
            <text:p>567,200,000,000</text:p>
          </table:table-cell>
          <table:table-cell table:formula="of:=[.C55]/[.C54]" office:value-type="float" office:value="1.03863761215895" calcext:value-type="float">
            <text:p>1.0386</text:p>
          </table:table-cell>
          <table:table-cell table:formula="of:=[.C55]+[.E54]" office:value-type="float" office:value="10356300000000" calcext:value-type="float">
            <text:p>10,356,300,000,00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[.$H$1] + ([.A56]-1)^[.$H$4]*[.$H$1])" office:value-type="float" office:value="291700000000" calcext:value-type="float">
            <text:p>291,700,000,000</text:p>
          </table:table-cell>
          <table:table-cell table:formula="of:=FLOOR(([.$H$2] * ([.A56]-1)^2 + ([.A56]-1) * [.$H$3]) * [.$H$1]) + [.$H$1]" office:value-type="float" office:value="588700000000" calcext:value-type="float">
            <text:p>588,700,000,000</text:p>
          </table:table-cell>
          <table:table-cell table:formula="of:=[.C56]/[.C55]" office:value-type="float" office:value="1.03790550070522" calcext:value-type="float">
            <text:p>1.0379</text:p>
          </table:table-cell>
          <table:table-cell table:formula="of:=[.C56]+[.E55]" office:value-type="float" office:value="10945000000000" calcext:value-type="float">
            <text:p>10,945,000,000,00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[.$H$1] + ([.A57]-1)^[.$H$4]*[.$H$1])" office:value-type="float" office:value="302600000000" calcext:value-type="float">
            <text:p>302,600,000,000</text:p>
          </table:table-cell>
          <table:table-cell table:formula="of:=FLOOR(([.$H$2] * ([.A57]-1)^2 + ([.A57]-1) * [.$H$3]) * [.$H$1]) + [.$H$1]" office:value-type="float" office:value="610600000000" calcext:value-type="float">
            <text:p>610,600,000,000</text:p>
          </table:table-cell>
          <table:table-cell table:formula="of:=[.C57]/[.C56]" office:value-type="float" office:value="1.0372006115169" calcext:value-type="float">
            <text:p>1.0372</text:p>
          </table:table-cell>
          <table:table-cell table:formula="of:=[.C57]+[.E56]" office:value-type="float" office:value="11555600000000" calcext:value-type="float">
            <text:p>11,555,600,000,00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[.$H$1] + ([.A58]-1)^[.$H$4]*[.$H$1])" office:value-type="float" office:value="313700000000" calcext:value-type="float">
            <text:p>313,700,000,000</text:p>
          </table:table-cell>
          <table:table-cell table:formula="of:=FLOOR(([.$H$2] * ([.A58]-1)^2 + ([.A58]-1) * [.$H$3]) * [.$H$1]) + [.$H$1]" office:value-type="float" office:value="632900000000" calcext:value-type="float">
            <text:p>632,900,000,000</text:p>
          </table:table-cell>
          <table:table-cell table:formula="of:=[.C58]/[.C57]" office:value-type="float" office:value="1.03652145430724" calcext:value-type="float">
            <text:p>1.0365</text:p>
          </table:table-cell>
          <table:table-cell table:formula="of:=[.C58]+[.E57]" office:value-type="float" office:value="12188500000000" calcext:value-type="float">
            <text:p>12,188,500,000,00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[.$H$1] + ([.A59]-1)^[.$H$4]*[.$H$1])" office:value-type="float" office:value="325000000000" calcext:value-type="float">
            <text:p>325,000,000,000</text:p>
          </table:table-cell>
          <table:table-cell table:formula="of:=FLOOR(([.$H$2] * ([.A59]-1)^2 + ([.A59]-1) * [.$H$3]) * [.$H$1]) + [.$H$1]" office:value-type="float" office:value="655600000000" calcext:value-type="float">
            <text:p>655,600,000,000</text:p>
          </table:table-cell>
          <table:table-cell table:formula="of:=[.C59]/[.C58]" office:value-type="float" office:value="1.03586664559962" calcext:value-type="float">
            <text:p>1.0359</text:p>
          </table:table-cell>
          <table:table-cell table:formula="of:=[.C59]+[.E58]" office:value-type="float" office:value="12844100000000" calcext:value-type="float">
            <text:p>12,844,100,000,00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[.$H$1] + ([.A60]-1)^[.$H$4]*[.$H$1])" office:value-type="float" office:value="336500000000" calcext:value-type="float">
            <text:p>336,500,000,000</text:p>
          </table:table-cell>
          <table:table-cell table:formula="of:=FLOOR(([.$H$2] * ([.A60]-1)^2 + ([.A60]-1) * [.$H$3]) * [.$H$1]) + [.$H$1]" office:value-type="float" office:value="678700000000" calcext:value-type="float">
            <text:p>678,700,000,000</text:p>
          </table:table-cell>
          <table:table-cell table:formula="of:=[.C60]/[.C59]" office:value-type="float" office:value="1.03523489932886" calcext:value-type="float">
            <text:p>1.0352</text:p>
          </table:table-cell>
          <table:table-cell table:formula="of:=[.C60]+[.E59]" office:value-type="float" office:value="13522800000000" calcext:value-type="float">
            <text:p>13,522,800,000,00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[.$H$1] + ([.A61]-1)^[.$H$4]*[.$H$1])" office:value-type="float" office:value="348200000000" calcext:value-type="float">
            <text:p>348,200,000,000</text:p>
          </table:table-cell>
          <table:table-cell table:formula="of:=FLOOR(([.$H$2] * ([.A61]-1)^2 + ([.A61]-1) * [.$H$3]) * [.$H$1]) + [.$H$1]" office:value-type="float" office:value="702200000000" calcext:value-type="float">
            <text:p>702,200,000,000</text:p>
          </table:table-cell>
          <table:table-cell table:formula="of:=[.C61]/[.C60]" office:value-type="float" office:value="1.03462501841756" calcext:value-type="float">
            <text:p>1.0346</text:p>
          </table:table-cell>
          <table:table-cell table:formula="of:=[.C61]+[.E60]" office:value-type="float" office:value="14225000000000" calcext:value-type="float">
            <text:p>14,225,000,000,00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[.$H$1] + ([.A62]-1)^[.$H$4]*[.$H$1])" office:value-type="float" office:value="360100000000" calcext:value-type="float">
            <text:p>360,100,000,000</text:p>
          </table:table-cell>
          <table:table-cell table:formula="of:=FLOOR(([.$H$2] * ([.A62]-1)^2 + ([.A62]-1) * [.$H$3]) * [.$H$1]) + [.$H$1]" office:value-type="float" office:value="726100000000" calcext:value-type="float">
            <text:p>726,100,000,000</text:p>
          </table:table-cell>
          <table:table-cell table:formula="of:=[.C62]/[.C61]" office:value-type="float" office:value="1.03403588721162" calcext:value-type="float">
            <text:p>1.0340</text:p>
          </table:table-cell>
          <table:table-cell table:formula="of:=[.C62]+[.E61]" office:value-type="float" office:value="14951100000000" calcext:value-type="float">
            <text:p>14,951,100,000,00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[.$H$1] + ([.A63]-1)^[.$H$4]*[.$H$1])" office:value-type="float" office:value="372200000000" calcext:value-type="float">
            <text:p>372,200,000,000</text:p>
          </table:table-cell>
          <table:table-cell table:formula="of:=FLOOR(([.$H$2] * ([.A63]-1)^2 + ([.A63]-1) * [.$H$3]) * [.$H$1]) + [.$H$1]" office:value-type="float" office:value="750400000000" calcext:value-type="float">
            <text:p>750,400,000,000</text:p>
          </table:table-cell>
          <table:table-cell table:formula="of:=[.C63]/[.C62]" office:value-type="float" office:value="1.03346646467429" calcext:value-type="float">
            <text:p>1.0335</text:p>
          </table:table-cell>
          <table:table-cell table:formula="of:=[.C63]+[.E62]" office:value-type="float" office:value="15701500000000" calcext:value-type="float">
            <text:p>15,701,500,000,00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[.$H$1] + ([.A64]-1)^[.$H$4]*[.$H$1])" office:value-type="float" office:value="384500000000" calcext:value-type="float">
            <text:p>384,500,000,000</text:p>
          </table:table-cell>
          <table:table-cell table:formula="of:=FLOOR(([.$H$2] * ([.A64]-1)^2 + ([.A64]-1) * [.$H$3]) * [.$H$1]) + [.$H$1]" office:value-type="float" office:value="775100000000" calcext:value-type="float">
            <text:p>775,100,000,000</text:p>
          </table:table-cell>
          <table:table-cell table:formula="of:=[.C64]/[.C63]" office:value-type="float" office:value="1.0329157782516" calcext:value-type="float">
            <text:p>1.0329</text:p>
          </table:table-cell>
          <table:table-cell table:formula="of:=[.C64]+[.E63]" office:value-type="float" office:value="16476600000000" calcext:value-type="float">
            <text:p>16,476,600,000,00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[.$H$1] + ([.A65]-1)^[.$H$4]*[.$H$1])" office:value-type="float" office:value="397000000000" calcext:value-type="float">
            <text:p>397,000,000,000</text:p>
          </table:table-cell>
          <table:table-cell table:formula="of:=FLOOR(([.$H$2] * ([.A65]-1)^2 + ([.A65]-1) * [.$H$3]) * [.$H$1]) + [.$H$1]" office:value-type="float" office:value="800200000000" calcext:value-type="float">
            <text:p>800,200,000,000</text:p>
          </table:table-cell>
          <table:table-cell table:formula="of:=[.C65]/[.C64]" office:value-type="float" office:value="1.03238291833312" calcext:value-type="float">
            <text:p>1.0324</text:p>
          </table:table-cell>
          <table:table-cell table:formula="of:=[.C65]+[.E64]" office:value-type="float" office:value="17276800000000" calcext:value-type="float">
            <text:p>17,276,800,000,00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[.$H$1] + ([.A66]-1)^[.$H$4]*[.$H$1])" office:value-type="float" office:value="409700000000" calcext:value-type="float">
            <text:p>409,700,000,000</text:p>
          </table:table-cell>
          <table:table-cell table:formula="of:=FLOOR(([.$H$2] * ([.A66]-1)^2 + ([.A66]-1) * [.$H$3]) * [.$H$1]) + [.$H$1]" office:value-type="float" office:value="825700000000" calcext:value-type="float">
            <text:p>825,700,000,000</text:p>
          </table:table-cell>
          <table:table-cell table:formula="of:=[.C66]/[.C65]" office:value-type="float" office:value="1.03186703324169" calcext:value-type="float">
            <text:p>1.0319</text:p>
          </table:table-cell>
          <table:table-cell table:formula="of:=[.C66]+[.E65]" office:value-type="float" office:value="18102500000000" calcext:value-type="float">
            <text:p>18,102,500,000,00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[.$H$1] + ([.A67]-1)^[.$H$4]*[.$H$1])" office:value-type="float" office:value="422600000000" calcext:value-type="float">
            <text:p>422,600,000,000</text:p>
          </table:table-cell>
          <table:table-cell table:formula="of:=FLOOR(([.$H$2] * ([.A67]-1)^2 + ([.A67]-1) * [.$H$3]) * [.$H$1]) + [.$H$1]" office:value-type="float" office:value="851600000000" calcext:value-type="float">
            <text:p>851,600,000,000</text:p>
          </table:table-cell>
          <table:table-cell table:formula="of:=[.C67]/[.C66]" office:value-type="float" office:value="1.0313673246942" calcext:value-type="float">
            <text:p>1.0314</text:p>
          </table:table-cell>
          <table:table-cell table:formula="of:=[.C67]+[.E66]" office:value-type="float" office:value="18954100000000" calcext:value-type="float">
            <text:p>18,954,100,000,00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[.$H$1] + ([.A68]-1)^[.$H$4]*[.$H$1])" office:value-type="float" office:value="435700000000" calcext:value-type="float">
            <text:p>435,700,000,000</text:p>
          </table:table-cell>
          <table:table-cell table:formula="of:=FLOOR(([.$H$2] * ([.A68]-1)^2 + ([.A68]-1) * [.$H$3]) * [.$H$1]) + [.$H$1]" office:value-type="float" office:value="877900000000" calcext:value-type="float">
            <text:p>877,900,000,000</text:p>
          </table:table-cell>
          <table:table-cell table:formula="of:=[.C68]/[.C67]" office:value-type="float" office:value="1.03088304368248" calcext:value-type="float">
            <text:p>1.0309</text:p>
          </table:table-cell>
          <table:table-cell table:formula="of:=[.C68]+[.E67]" office:value-type="float" office:value="19832000000000" calcext:value-type="float">
            <text:p>19,832,000,000,00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[.$H$1] + ([.A69]-1)^[.$H$4]*[.$H$1])" office:value-type="float" office:value="449000000000" calcext:value-type="float">
            <text:p>449,000,000,000</text:p>
          </table:table-cell>
          <table:table-cell table:formula="of:=FLOOR(([.$H$2] * ([.A69]-1)^2 + ([.A69]-1) * [.$H$3]) * [.$H$1]) + [.$H$1]" office:value-type="float" office:value="904600000000" calcext:value-type="float">
            <text:p>904,600,000,000</text:p>
          </table:table-cell>
          <table:table-cell table:formula="of:=[.C69]/[.C68]" office:value-type="float" office:value="1.0304134867297" calcext:value-type="float">
            <text:p>1.0304</text:p>
          </table:table-cell>
          <table:table-cell table:formula="of:=[.C69]+[.E68]" office:value-type="float" office:value="20736600000000" calcext:value-type="float">
            <text:p>20,736,600,000,00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[.$H$1] + ([.A70]-1)^[.$H$4]*[.$H$1])" office:value-type="float" office:value="462500000000" calcext:value-type="float">
            <text:p>462,500,000,000</text:p>
          </table:table-cell>
          <table:table-cell table:formula="of:=FLOOR(([.$H$2] * ([.A70]-1)^2 + ([.A70]-1) * [.$H$3]) * [.$H$1]) + [.$H$1]" office:value-type="float" office:value="931700000000" calcext:value-type="float">
            <text:p>931,700,000,000</text:p>
          </table:table-cell>
          <table:table-cell table:formula="of:=[.C70]/[.C69]" office:value-type="float" office:value="1.02995799248287" calcext:value-type="float">
            <text:p>1.0300</text:p>
          </table:table-cell>
          <table:table-cell table:formula="of:=[.C70]+[.E69]" office:value-type="float" office:value="21668300000000" calcext:value-type="float">
            <text:p>21,668,300,000,00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[.$H$1] + ([.A71]-1)^[.$H$4]*[.$H$1])" office:value-type="float" office:value="476200000000" calcext:value-type="float">
            <text:p>476,200,000,000</text:p>
          </table:table-cell>
          <table:table-cell table:formula="of:=FLOOR(([.$H$2] * ([.A71]-1)^2 + ([.A71]-1) * [.$H$3]) * [.$H$1]) + [.$H$1]" office:value-type="float" office:value="959200000000" calcext:value-type="float">
            <text:p>959,200,000,000</text:p>
          </table:table-cell>
          <table:table-cell table:formula="of:=[.C71]/[.C70]" office:value-type="float" office:value="1.02951593860685" calcext:value-type="float">
            <text:p>1.0295</text:p>
          </table:table-cell>
          <table:table-cell table:formula="of:=[.C71]+[.E70]" office:value-type="float" office:value="22627500000000" calcext:value-type="float">
            <text:p>22,627,500,000,00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[.$H$1] + ([.A72]-1)^[.$H$4]*[.$H$1])" office:value-type="float" office:value="490100000000" calcext:value-type="float">
            <text:p>490,100,000,000</text:p>
          </table:table-cell>
          <table:table-cell table:formula="of:=FLOOR(([.$H$2] * ([.A72]-1)^2 + ([.A72]-1) * [.$H$3]) * [.$H$1]) + [.$H$1]" office:value-type="float" office:value="987100000000" calcext:value-type="float">
            <text:p>987,100,000,000</text:p>
          </table:table-cell>
          <table:table-cell table:formula="of:=[.C72]/[.C71]" office:value-type="float" office:value="1.02908673894912" calcext:value-type="float">
            <text:p>1.0291</text:p>
          </table:table-cell>
          <table:table-cell table:formula="of:=[.C72]+[.E71]" office:value-type="float" office:value="23614600000000" calcext:value-type="float">
            <text:p>23,614,600,000,00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[.$H$1] + ([.A73]-1)^[.$H$4]*[.$H$1])" office:value-type="float" office:value="504200000000" calcext:value-type="float">
            <text:p>504,200,000,000</text:p>
          </table:table-cell>
          <table:table-cell table:formula="of:=FLOOR(([.$H$2] * ([.A73]-1)^2 + ([.A73]-1) * [.$H$3]) * [.$H$1]) + [.$H$1]" office:value-type="float" office:value="1015400000000" calcext:value-type="float">
            <text:p>1,015,400,000,000</text:p>
          </table:table-cell>
          <table:table-cell table:formula="of:=[.C73]/[.C72]" office:value-type="float" office:value="1.02866984094823" calcext:value-type="float">
            <text:p>1.0287</text:p>
          </table:table-cell>
          <table:table-cell table:formula="of:=[.C73]+[.E72]" office:value-type="float" office:value="24630000000000" calcext:value-type="float">
            <text:p>24,630,000,000,00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[.$H$1] + ([.A74]-1)^[.$H$4]*[.$H$1])" office:value-type="float" office:value="518500000000" calcext:value-type="float">
            <text:p>518,500,000,000</text:p>
          </table:table-cell>
          <table:table-cell table:formula="of:=FLOOR(([.$H$2] * ([.A74]-1)^2 + ([.A74]-1) * [.$H$3]) * [.$H$1]) + [.$H$1]" office:value-type="float" office:value="1044100000000" calcext:value-type="float">
            <text:p>1,044,100,000,000</text:p>
          </table:table-cell>
          <table:table-cell table:formula="of:=[.C74]/[.C73]" office:value-type="float" office:value="1.02826472326177" calcext:value-type="float">
            <text:p>1.0283</text:p>
          </table:table-cell>
          <table:table-cell table:formula="of:=[.C74]+[.E73]" office:value-type="float" office:value="25674100000000" calcext:value-type="float">
            <text:p>25,674,100,000,00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[.$H$1] + ([.A75]-1)^[.$H$4]*[.$H$1])" office:value-type="float" office:value="533000000000" calcext:value-type="float">
            <text:p>533,000,000,000</text:p>
          </table:table-cell>
          <table:table-cell table:formula="of:=FLOOR(([.$H$2] * ([.A75]-1)^2 + ([.A75]-1) * [.$H$3]) * [.$H$1]) + [.$H$1]" office:value-type="float" office:value="1073200000000" calcext:value-type="float">
            <text:p>1,073,200,000,000</text:p>
          </table:table-cell>
          <table:table-cell table:formula="of:=[.C75]/[.C74]" office:value-type="float" office:value="1.02787089359257" calcext:value-type="float">
            <text:p>1.0279</text:p>
          </table:table-cell>
          <table:table-cell table:formula="of:=[.C75]+[.E74]" office:value-type="float" office:value="26747300000000" calcext:value-type="float">
            <text:p>26,747,300,000,00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[.$H$1] + ([.A76]-1)^[.$H$4]*[.$H$1])" office:value-type="float" office:value="547700000000" calcext:value-type="float">
            <text:p>547,700,000,000</text:p>
          </table:table-cell>
          <table:table-cell table:formula="of:=FLOOR(([.$H$2] * ([.A76]-1)^2 + ([.A76]-1) * [.$H$3]) * [.$H$1]) + [.$H$1]" office:value-type="float" office:value="1102700000000" calcext:value-type="float">
            <text:p>1,102,700,000,000</text:p>
          </table:table-cell>
          <table:table-cell table:formula="of:=[.C76]/[.C75]" office:value-type="float" office:value="1.027487886694" calcext:value-type="float">
            <text:p>1.0275</text:p>
          </table:table-cell>
          <table:table-cell table:formula="of:=[.C76]+[.E75]" office:value-type="float" office:value="27850000000000" calcext:value-type="float">
            <text:p>27,850,000,000,00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[.$H$1] + ([.A77]-1)^[.$H$4]*[.$H$1])" office:value-type="float" office:value="562600000000" calcext:value-type="float">
            <text:p>562,600,000,000</text:p>
          </table:table-cell>
          <table:table-cell table:formula="of:=FLOOR(([.$H$2] * ([.A77]-1)^2 + ([.A77]-1) * [.$H$3]) * [.$H$1]) + [.$H$1]" office:value-type="float" office:value="1132600000000" calcext:value-type="float">
            <text:p>1,132,600,000,000</text:p>
          </table:table-cell>
          <table:table-cell table:formula="of:=[.C77]/[.C76]" office:value-type="float" office:value="1.02711526253741" calcext:value-type="float">
            <text:p>1.0271</text:p>
          </table:table-cell>
          <table:table-cell table:formula="of:=[.C77]+[.E76]" office:value-type="float" office:value="28982600000000" calcext:value-type="float">
            <text:p>28,982,600,000,00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[.$H$1] + ([.A78]-1)^[.$H$4]*[.$H$1])" office:value-type="float" office:value="577700000000" calcext:value-type="float">
            <text:p>577,700,000,000</text:p>
          </table:table-cell>
          <table:table-cell table:formula="of:=FLOOR(([.$H$2] * ([.A78]-1)^2 + ([.A78]-1) * [.$H$3]) * [.$H$1]) + [.$H$1]" office:value-type="float" office:value="1162900000000" calcext:value-type="float">
            <text:p>1,162,900,000,000</text:p>
          </table:table-cell>
          <table:table-cell table:formula="of:=[.C78]/[.C77]" office:value-type="float" office:value="1.02675260462652" calcext:value-type="float">
            <text:p>1.0268</text:p>
          </table:table-cell>
          <table:table-cell table:formula="of:=[.C78]+[.E77]" office:value-type="float" office:value="30145500000000" calcext:value-type="float">
            <text:p>30,145,500,000,00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[.$H$1] + ([.A79]-1)^[.$H$4]*[.$H$1])" office:value-type="float" office:value="593000000000" calcext:value-type="float">
            <text:p>593,000,000,000</text:p>
          </table:table-cell>
          <table:table-cell table:formula="of:=FLOOR(([.$H$2] * ([.A79]-1)^2 + ([.A79]-1) * [.$H$3]) * [.$H$1]) + [.$H$1]" office:value-type="float" office:value="1193600000000" calcext:value-type="float">
            <text:p>1,193,600,000,000</text:p>
          </table:table-cell>
          <table:table-cell table:formula="of:=[.C79]/[.C78]" office:value-type="float" office:value="1.02639951844527" calcext:value-type="float">
            <text:p>1.0264</text:p>
          </table:table-cell>
          <table:table-cell table:formula="of:=[.C79]+[.E78]" office:value-type="float" office:value="31339100000000" calcext:value-type="float">
            <text:p>31,339,100,000,00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[.$H$1] + ([.A80]-1)^[.$H$4]*[.$H$1])" office:value-type="float" office:value="608500000000" calcext:value-type="float">
            <text:p>608,500,000,000</text:p>
          </table:table-cell>
          <table:table-cell table:formula="of:=FLOOR(([.$H$2] * ([.A80]-1)^2 + ([.A80]-1) * [.$H$3]) * [.$H$1]) + [.$H$1]" office:value-type="float" office:value="1224700000000" calcext:value-type="float">
            <text:p>1,224,700,000,000</text:p>
          </table:table-cell>
          <table:table-cell table:formula="of:=[.C80]/[.C79]" office:value-type="float" office:value="1.02605563002681" calcext:value-type="float">
            <text:p>1.0261</text:p>
          </table:table-cell>
          <table:table-cell table:formula="of:=[.C80]+[.E79]" office:value-type="float" office:value="32563800000000" calcext:value-type="float">
            <text:p>32,563,800,000,00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[.$H$1] + ([.A81]-1)^[.$H$4]*[.$H$1])" office:value-type="float" office:value="624200000000" calcext:value-type="float">
            <text:p>624,200,000,000</text:p>
          </table:table-cell>
          <table:table-cell table:formula="of:=FLOOR(([.$H$2] * ([.A81]-1)^2 + ([.A81]-1) * [.$H$3]) * [.$H$1]) + [.$H$1]" office:value-type="float" office:value="1256200000000" calcext:value-type="float">
            <text:p>1,256,200,000,000</text:p>
          </table:table-cell>
          <table:table-cell table:formula="of:=[.C81]/[.C80]" office:value-type="float" office:value="1.02572058463297" calcext:value-type="float">
            <text:p>1.0257</text:p>
          </table:table-cell>
          <table:table-cell table:formula="of:=[.C81]+[.E80]" office:value-type="float" office:value="33820000000000" calcext:value-type="float">
            <text:p>33,820,000,000,00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[.$H$1] + ([.A82]-1)^[.$H$4]*[.$H$1])" office:value-type="float" office:value="640100000000" calcext:value-type="float">
            <text:p>640,100,000,000</text:p>
          </table:table-cell>
          <table:table-cell table:formula="of:=FLOOR(([.$H$2] * ([.A82]-1)^2 + ([.A82]-1) * [.$H$3]) * [.$H$1]) + [.$H$1]" office:value-type="float" office:value="1288100000000" calcext:value-type="float">
            <text:p>1,288,100,000,000</text:p>
          </table:table-cell>
          <table:table-cell table:formula="of:=[.C82]/[.C81]" office:value-type="float" office:value="1.02539404553415" calcext:value-type="float">
            <text:p>1.0254</text:p>
          </table:table-cell>
          <table:table-cell table:formula="of:=[.C82]+[.E81]" office:value-type="float" office:value="35108100000000" calcext:value-type="float">
            <text:p>35,108,100,000,00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[.$H$1] + ([.A83]-1)^[.$H$4]*[.$H$1])" office:value-type="float" office:value="656200000000" calcext:value-type="float">
            <text:p>656,200,000,000</text:p>
          </table:table-cell>
          <table:table-cell table:formula="of:=FLOOR(([.$H$2] * ([.A83]-1)^2 + ([.A83]-1) * [.$H$3]) * [.$H$1]) + [.$H$1]" office:value-type="float" office:value="1320400000000" calcext:value-type="float">
            <text:p>1,320,400,000,000</text:p>
          </table:table-cell>
          <table:table-cell table:formula="of:=[.C83]/[.C82]" office:value-type="float" office:value="1.02507569288099" calcext:value-type="float">
            <text:p>1.0251</text:p>
          </table:table-cell>
          <table:table-cell table:formula="of:=[.C83]+[.E82]" office:value-type="float" office:value="36428500000000" calcext:value-type="float">
            <text:p>36,428,500,000,00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[.$H$1] + ([.A84]-1)^[.$H$4]*[.$H$1])" office:value-type="float" office:value="672500000000" calcext:value-type="float">
            <text:p>672,500,000,000</text:p>
          </table:table-cell>
          <table:table-cell table:formula="of:=FLOOR(([.$H$2] * ([.A84]-1)^2 + ([.A84]-1) * [.$H$3]) * [.$H$1]) + [.$H$1]" office:value-type="float" office:value="1353100000000" calcext:value-type="float">
            <text:p>1,353,100,000,000</text:p>
          </table:table-cell>
          <table:table-cell table:formula="of:=[.C84]/[.C83]" office:value-type="float" office:value="1.0247652226598" calcext:value-type="float">
            <text:p>1.0248</text:p>
          </table:table-cell>
          <table:table-cell table:formula="of:=[.C84]+[.E83]" office:value-type="float" office:value="37781600000000" calcext:value-type="float">
            <text:p>37,781,600,000,00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[.$H$1] + ([.A85]-1)^[.$H$4]*[.$H$1])" office:value-type="float" office:value="689000000000" calcext:value-type="float">
            <text:p>689,000,000,000</text:p>
          </table:table-cell>
          <table:table-cell table:formula="of:=FLOOR(([.$H$2] * ([.A85]-1)^2 + ([.A85]-1) * [.$H$3]) * [.$H$1]) + [.$H$1]" office:value-type="float" office:value="1386200000000" calcext:value-type="float">
            <text:p>1,386,200,000,000</text:p>
          </table:table-cell>
          <table:table-cell table:formula="of:=[.C85]/[.C84]" office:value-type="float" office:value="1.02446234572463" calcext:value-type="float">
            <text:p>1.0245</text:p>
          </table:table-cell>
          <table:table-cell table:formula="of:=[.C85]+[.E84]" office:value-type="float" office:value="39167800000000" calcext:value-type="float">
            <text:p>39,167,800,000,00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[.$H$1] + ([.A86]-1)^[.$H$4]*[.$H$1])" office:value-type="float" office:value="705700000000" calcext:value-type="float">
            <text:p>705,700,000,000</text:p>
          </table:table-cell>
          <table:table-cell table:formula="of:=FLOOR(([.$H$2] * ([.A86]-1)^2 + ([.A86]-1) * [.$H$3]) * [.$H$1]) + [.$H$1]" office:value-type="float" office:value="1419700000000" calcext:value-type="float">
            <text:p>1,419,700,000,000</text:p>
          </table:table-cell>
          <table:table-cell table:formula="of:=[.C86]/[.C85]" office:value-type="float" office:value="1.02416678689944" calcext:value-type="float">
            <text:p>1.0242</text:p>
          </table:table-cell>
          <table:table-cell table:formula="of:=[.C86]+[.E85]" office:value-type="float" office:value="40587500000000" calcext:value-type="float">
            <text:p>40,587,500,000,00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[.$H$1] + ([.A87]-1)^[.$H$4]*[.$H$1])" office:value-type="float" office:value="722600000000" calcext:value-type="float">
            <text:p>722,600,000,000</text:p>
          </table:table-cell>
          <table:table-cell table:formula="of:=FLOOR(([.$H$2] * ([.A87]-1)^2 + ([.A87]-1) * [.$H$3]) * [.$H$1]) + [.$H$1]" office:value-type="float" office:value="1453600000000" calcext:value-type="float">
            <text:p>1,453,600,000,000</text:p>
          </table:table-cell>
          <table:table-cell table:formula="of:=[.C87]/[.C86]" office:value-type="float" office:value="1.02387828414454" calcext:value-type="float">
            <text:p>1.0239</text:p>
          </table:table-cell>
          <table:table-cell table:formula="of:=[.C87]+[.E86]" office:value-type="float" office:value="42041100000000" calcext:value-type="float">
            <text:p>42,041,100,000,00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[.$H$1] + ([.A88]-1)^[.$H$4]*[.$H$1])" office:value-type="float" office:value="739700000000" calcext:value-type="float">
            <text:p>739,700,000,000</text:p>
          </table:table-cell>
          <table:table-cell table:formula="of:=FLOOR(([.$H$2] * ([.A88]-1)^2 + ([.A88]-1) * [.$H$3]) * [.$H$1]) + [.$H$1]" office:value-type="float" office:value="1487900000000" calcext:value-type="float">
            <text:p>1,487,900,000,000</text:p>
          </table:table-cell>
          <table:table-cell table:formula="of:=[.C88]/[.C87]" office:value-type="float" office:value="1.02359658778206" calcext:value-type="float">
            <text:p>1.0236</text:p>
          </table:table-cell>
          <table:table-cell table:formula="of:=[.C88]+[.E87]" office:value-type="float" office:value="43529000000000" calcext:value-type="float">
            <text:p>43,529,000,000,00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[.$H$1] + ([.A89]-1)^[.$H$4]*[.$H$1])" office:value-type="float" office:value="757000000000" calcext:value-type="float">
            <text:p>757,000,000,000</text:p>
          </table:table-cell>
          <table:table-cell table:formula="of:=FLOOR(([.$H$2] * ([.A89]-1)^2 + ([.A89]-1) * [.$H$3]) * [.$H$1]) + [.$H$1]" office:value-type="float" office:value="1522600000000" calcext:value-type="float">
            <text:p>1,522,600,000,000</text:p>
          </table:table-cell>
          <table:table-cell table:formula="of:=[.C89]/[.C88]" office:value-type="float" office:value="1.02332145977552" calcext:value-type="float">
            <text:p>1.0233</text:p>
          </table:table-cell>
          <table:table-cell table:formula="of:=[.C89]+[.E88]" office:value-type="float" office:value="45051600000000" calcext:value-type="float">
            <text:p>45,051,600,000,00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[.$H$1] + ([.A90]-1)^[.$H$4]*[.$H$1])" office:value-type="float" office:value="774500000000" calcext:value-type="float">
            <text:p>774,500,000,000</text:p>
          </table:table-cell>
          <table:table-cell table:formula="of:=FLOOR(([.$H$2] * ([.A90]-1)^2 + ([.A90]-1) * [.$H$3]) * [.$H$1]) + [.$H$1]" office:value-type="float" office:value="1557700000000" calcext:value-type="float">
            <text:p>1,557,700,000,000</text:p>
          </table:table-cell>
          <table:table-cell table:formula="of:=[.C90]/[.C89]" office:value-type="float" office:value="1.02305267305924" calcext:value-type="float">
            <text:p>1.0231</text:p>
          </table:table-cell>
          <table:table-cell table:formula="of:=[.C90]+[.E89]" office:value-type="float" office:value="46609300000000" calcext:value-type="float">
            <text:p>46,609,300,000,00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[.$H$1] + ([.A91]-1)^[.$H$4]*[.$H$1])" office:value-type="float" office:value="792200000000" calcext:value-type="float">
            <text:p>792,200,000,000</text:p>
          </table:table-cell>
          <table:table-cell table:formula="of:=FLOOR(([.$H$2] * ([.A91]-1)^2 + ([.A91]-1) * [.$H$3]) * [.$H$1]) + [.$H$1]" office:value-type="float" office:value="1593200000000" calcext:value-type="float">
            <text:p>1,593,200,000,000</text:p>
          </table:table-cell>
          <table:table-cell table:formula="of:=[.C91]/[.C90]" office:value-type="float" office:value="1.02279001091353" calcext:value-type="float">
            <text:p>1.0228</text:p>
          </table:table-cell>
          <table:table-cell table:formula="of:=[.C91]+[.E90]" office:value-type="float" office:value="48202500000000" calcext:value-type="float">
            <text:p>48,202,500,000,00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[.$H$1] + ([.A92]-1)^[.$H$4]*[.$H$1])" office:value-type="float" office:value="810100000000" calcext:value-type="float">
            <text:p>810,100,000,000</text:p>
          </table:table-cell>
          <table:table-cell table:formula="of:=FLOOR(([.$H$2] * ([.A92]-1)^2 + ([.A92]-1) * [.$H$3]) * [.$H$1]) + [.$H$1]" office:value-type="float" office:value="1629100000000" calcext:value-type="float">
            <text:p>1,629,100,000,000</text:p>
          </table:table-cell>
          <table:table-cell table:formula="of:=[.C92]/[.C91]" office:value-type="float" office:value="1.02253326638212" calcext:value-type="float">
            <text:p>1.0225</text:p>
          </table:table-cell>
          <table:table-cell table:formula="of:=[.C92]+[.E91]" office:value-type="float" office:value="49831600000000" calcext:value-type="float">
            <text:p>49,831,600,000,00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[.$H$1] + ([.A93]-1)^[.$H$4]*[.$H$1])" office:value-type="float" office:value="828200000000" calcext:value-type="float">
            <text:p>828,200,000,000</text:p>
          </table:table-cell>
          <table:table-cell table:formula="of:=FLOOR(([.$H$2] * ([.A93]-1)^2 + ([.A93]-1) * [.$H$3]) * [.$H$1]) + [.$H$1]" office:value-type="float" office:value="1665400000000" calcext:value-type="float">
            <text:p>1,665,400,000,000</text:p>
          </table:table-cell>
          <table:table-cell table:formula="of:=[.C93]/[.C92]" office:value-type="float" office:value="1.02228224172856" calcext:value-type="float">
            <text:p>1.0223</text:p>
          </table:table-cell>
          <table:table-cell table:formula="of:=[.C93]+[.E92]" office:value-type="float" office:value="51497000000000" calcext:value-type="float">
            <text:p>51,497,000,000,00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[.$H$1] + ([.A94]-1)^[.$H$4]*[.$H$1])" office:value-type="float" office:value="846500000000" calcext:value-type="float">
            <text:p>846,500,000,000</text:p>
          </table:table-cell>
          <table:table-cell table:formula="of:=FLOOR(([.$H$2] * ([.A94]-1)^2 + ([.A94]-1) * [.$H$3]) * [.$H$1]) + [.$H$1]" office:value-type="float" office:value="1702100000000" calcext:value-type="float">
            <text:p>1,702,100,000,000</text:p>
          </table:table-cell>
          <table:table-cell table:formula="of:=[.C94]/[.C93]" office:value-type="float" office:value="1.02203674792843" calcext:value-type="float">
            <text:p>1.0220</text:p>
          </table:table-cell>
          <table:table-cell table:formula="of:=[.C94]+[.E93]" office:value-type="float" office:value="53199100000000" calcext:value-type="float">
            <text:p>53,199,100,000,00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[.$H$1] + ([.A95]-1)^[.$H$4]*[.$H$1])" office:value-type="float" office:value="865000000000" calcext:value-type="float">
            <text:p>865,000,000,000</text:p>
          </table:table-cell>
          <table:table-cell table:formula="of:=FLOOR(([.$H$2] * ([.A95]-1)^2 + ([.A95]-1) * [.$H$3]) * [.$H$1]) + [.$H$1]" office:value-type="float" office:value="1739200000000" calcext:value-type="float">
            <text:p>1,739,200,000,000</text:p>
          </table:table-cell>
          <table:table-cell table:formula="of:=[.C95]/[.C94]" office:value-type="float" office:value="1.02179660419482" calcext:value-type="float">
            <text:p>1.0218</text:p>
          </table:table-cell>
          <table:table-cell table:formula="of:=[.C95]+[.E94]" office:value-type="float" office:value="54938300000000" calcext:value-type="float">
            <text:p>54,938,300,000,00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[.$H$1] + ([.A96]-1)^[.$H$4]*[.$H$1])" office:value-type="float" office:value="883700000000" calcext:value-type="float">
            <text:p>883,700,000,000</text:p>
          </table:table-cell>
          <table:table-cell table:formula="of:=FLOOR(([.$H$2] * ([.A96]-1)^2 + ([.A96]-1) * [.$H$3]) * [.$H$1]) + [.$H$1]" office:value-type="float" office:value="1776700000000" calcext:value-type="float">
            <text:p>1,776,700,000,000</text:p>
          </table:table-cell>
          <table:table-cell table:formula="of:=[.C96]/[.C95]" office:value-type="float" office:value="1.0215616375345" calcext:value-type="float">
            <text:p>1.0216</text:p>
          </table:table-cell>
          <table:table-cell table:formula="of:=[.C96]+[.E95]" office:value-type="float" office:value="56715000000000" calcext:value-type="float">
            <text:p>56,715,000,000,00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[.$H$1] + ([.A97]-1)^[.$H$4]*[.$H$1])" office:value-type="float" office:value="902600000000" calcext:value-type="float">
            <text:p>902,600,000,000</text:p>
          </table:table-cell>
          <table:table-cell table:formula="of:=FLOOR(([.$H$2] * ([.A97]-1)^2 + ([.A97]-1) * [.$H$3]) * [.$H$1]) + [.$H$1]" office:value-type="float" office:value="1814600000000" calcext:value-type="float">
            <text:p>1,814,600,000,000</text:p>
          </table:table-cell>
          <table:table-cell table:formula="of:=[.C97]/[.C96]" office:value-type="float" office:value="1.02133168233241" calcext:value-type="float">
            <text:p>1.0213</text:p>
          </table:table-cell>
          <table:table-cell table:formula="of:=[.C97]+[.E96]" office:value-type="float" office:value="58529600000000" calcext:value-type="float">
            <text:p>58,529,600,000,00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[.$H$1] + ([.A98]-1)^[.$H$4]*[.$H$1])" office:value-type="float" office:value="921700000000" calcext:value-type="float">
            <text:p>921,700,000,000</text:p>
          </table:table-cell>
          <table:table-cell table:formula="of:=FLOOR(([.$H$2] * ([.A98]-1)^2 + ([.A98]-1) * [.$H$3]) * [.$H$1]) + [.$H$1]" office:value-type="float" office:value="1852900000000" calcext:value-type="float">
            <text:p>1,852,900,000,000</text:p>
          </table:table-cell>
          <table:table-cell table:formula="of:=[.C98]/[.C97]" office:value-type="float" office:value="1.02110657996253" calcext:value-type="float">
            <text:p>1.0211</text:p>
          </table:table-cell>
          <table:table-cell table:formula="of:=[.C98]+[.E97]" office:value-type="float" office:value="60382500000000" calcext:value-type="float">
            <text:p>60,382,500,000,00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[.$H$1] + ([.A99]-1)^[.$H$4]*[.$H$1])" office:value-type="float" office:value="941000000000" calcext:value-type="float">
            <text:p>941,000,000,000</text:p>
          </table:table-cell>
          <table:table-cell table:formula="of:=FLOOR(([.$H$2] * ([.A99]-1)^2 + ([.A99]-1) * [.$H$3]) * [.$H$1]) + [.$H$1]" office:value-type="float" office:value="1891600000000" calcext:value-type="float">
            <text:p>1,891,600,000,000</text:p>
          </table:table-cell>
          <table:table-cell table:formula="of:=[.C99]/[.C98]" office:value-type="float" office:value="1.02088617842301" calcext:value-type="float">
            <text:p>1.0209</text:p>
          </table:table-cell>
          <table:table-cell table:formula="of:=[.C99]+[.E98]" office:value-type="float" office:value="62274100000000" calcext:value-type="float">
            <text:p>62,274,100,000,00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[.$H$1] + ([.A100]-1)^[.$H$4]*[.$H$1])" office:value-type="float" office:value="960500000000" calcext:value-type="float">
            <text:p>960,500,000,000</text:p>
          </table:table-cell>
          <table:table-cell table:formula="of:=FLOOR(([.$H$2] * ([.A100]-1)^2 + ([.A100]-1) * [.$H$3]) * [.$H$1]) + [.$H$1]" office:value-type="float" office:value="1930700000000" calcext:value-type="float">
            <text:p>1,930,700,000,000</text:p>
          </table:table-cell>
          <table:table-cell table:formula="of:=[.C100]/[.C99]" office:value-type="float" office:value="1.02067033199408" calcext:value-type="float">
            <text:p>1.0207</text:p>
          </table:table-cell>
          <table:table-cell table:formula="of:=[.C100]+[.E99]" office:value-type="float" office:value="64204800000000" calcext:value-type="float">
            <text:p>64,204,800,000,00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$H$1] + ([.A101]-1)^[.$H$4]*[.$H$1])" office:value-type="float" office:value="980200000000" calcext:value-type="float">
            <text:p>980,200,000,000</text:p>
          </table:table-cell>
          <table:table-cell table:formula="of:=FLOOR(([.$H$2] * ([.A101]-1)^2 + ([.A101]-1) * [.$H$3]) * [.$H$1]) + [.$H$1]" office:value-type="float" office:value="1970200000000" calcext:value-type="float">
            <text:p>1,970,200,000,000</text:p>
          </table:table-cell>
          <table:table-cell table:formula="of:=[.C101]/[.C100]" office:value-type="float" office:value="1.02045890091677" calcext:value-type="float">
            <text:p>1.0205</text:p>
          </table:table-cell>
          <table:table-cell table:formula="of:=[.C101]+[.E100]" office:value-type="float" office:value="66175000000000" calcext:value-type="float">
            <text:p>66,175,000,000,0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[.$H$1] + ([.A102]-1)^[.$H$4]*[.$H$1])" office:value-type="float" office:value="1000100000000" calcext:value-type="float">
            <text:p>1,000,100,000,000</text:p>
          </table:table-cell>
          <table:table-cell table:formula="of:=FLOOR(([.$H$2] * ([.A102]-1)^2 + ([.A102]-1) * [.$H$3]) * [.$H$1]) + [.$H$1]" office:value-type="float" office:value="2010100000000" calcext:value-type="float">
            <text:p>2,010,100,000,000</text:p>
          </table:table-cell>
          <table:table-cell table:formula="of:=[.C102]/[.C101]" office:value-type="float" office:value="1.02025175109126" calcext:value-type="float">
            <text:p>1.0203</text:p>
          </table:table-cell>
          <table:table-cell table:formula="of:=[.C102]+[.E101]" office:value-type="float" office:value="68185100000000" calcext:value-type="float">
            <text:p>68,185,100,000,00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[.$H$1] + ([.A103]-1)^[.$H$4]*[.$H$1])" office:value-type="float" office:value="1020200000000" calcext:value-type="float">
            <text:p>1,020,200,000,000</text:p>
          </table:table-cell>
          <table:table-cell table:formula="of:=FLOOR(([.$H$2] * ([.A103]-1)^2 + ([.A103]-1) * [.$H$3]) * [.$H$1]) + [.$H$1]" office:value-type="float" office:value="2050400000000" calcext:value-type="float">
            <text:p>2,050,400,000,000</text:p>
          </table:table-cell>
          <table:table-cell table:formula="of:=[.C103]/[.C102]" office:value-type="float" office:value="1.02004875379334" calcext:value-type="float">
            <text:p>1.0200</text:p>
          </table:table-cell>
          <table:table-cell table:formula="of:=[.C103]+[.E102]" office:value-type="float" office:value="70235500000000" calcext:value-type="float">
            <text:p>70,235,500,000,00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[.$H$1] + ([.A104]-1)^[.$H$4]*[.$H$1])" office:value-type="float" office:value="1040500000000" calcext:value-type="float">
            <text:p>1,040,500,000,000</text:p>
          </table:table-cell>
          <table:table-cell table:formula="of:=FLOOR(([.$H$2] * ([.A104]-1)^2 + ([.A104]-1) * [.$H$3]) * [.$H$1]) + [.$H$1]" office:value-type="float" office:value="2091100000000" calcext:value-type="float">
            <text:p>2,091,100,000,000</text:p>
          </table:table-cell>
          <table:table-cell table:formula="of:=[.C104]/[.C103]" office:value-type="float" office:value="1.01984978540773" calcext:value-type="float">
            <text:p>1.0198</text:p>
          </table:table-cell>
          <table:table-cell table:formula="of:=[.C104]+[.E103]" office:value-type="float" office:value="72326600000000" calcext:value-type="float">
            <text:p>72,326,600,000,00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[.$H$1] + ([.A105]-1)^[.$H$4]*[.$H$1])" office:value-type="float" office:value="1061000000000" calcext:value-type="float">
            <text:p>1,061,000,000,000</text:p>
          </table:table-cell>
          <table:table-cell table:formula="of:=FLOOR(([.$H$2] * ([.A105]-1)^2 + ([.A105]-1) * [.$H$3]) * [.$H$1]) + [.$H$1]" office:value-type="float" office:value="2132200000000" calcext:value-type="float">
            <text:p>2,132,200,000,000</text:p>
          </table:table-cell>
          <table:table-cell table:formula="of:=[.C105]/[.C104]" office:value-type="float" office:value="1.01965472717708" calcext:value-type="float">
            <text:p>1.0197</text:p>
          </table:table-cell>
          <table:table-cell table:formula="of:=[.C105]+[.E104]" office:value-type="float" office:value="74458800000000" calcext:value-type="float">
            <text:p>74,458,800,000,00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[.$H$1] + ([.A106]-1)^[.$H$4]*[.$H$1])" office:value-type="float" office:value="1081700000000" calcext:value-type="float">
            <text:p>1,081,700,000,000</text:p>
          </table:table-cell>
          <table:table-cell table:formula="of:=FLOOR(([.$H$2] * ([.A106]-1)^2 + ([.A106]-1) * [.$H$3]) * [.$H$1]) + [.$H$1]" office:value-type="float" office:value="2173700000000" calcext:value-type="float">
            <text:p>2,173,700,000,000</text:p>
          </table:table-cell>
          <table:table-cell table:formula="of:=[.C106]/[.C105]" office:value-type="float" office:value="1.01946346496576" calcext:value-type="float">
            <text:p>1.0195</text:p>
          </table:table-cell>
          <table:table-cell table:formula="of:=[.C106]+[.E105]" office:value-type="float" office:value="76632500000000" calcext:value-type="float">
            <text:p>76,632,500,000,00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[.$H$1] + ([.A107]-1)^[.$H$4]*[.$H$1])" office:value-type="float" office:value="1102600000000" calcext:value-type="float">
            <text:p>1,102,600,000,000</text:p>
          </table:table-cell>
          <table:table-cell table:formula="of:=FLOOR(([.$H$2] * ([.A107]-1)^2 + ([.A107]-1) * [.$H$3]) * [.$H$1]) + [.$H$1]" office:value-type="float" office:value="2215600000000" calcext:value-type="float">
            <text:p>2,215,600,000,000</text:p>
          </table:table-cell>
          <table:table-cell table:formula="of:=[.C107]/[.C106]" office:value-type="float" office:value="1.01927588903713" calcext:value-type="float">
            <text:p>1.0193</text:p>
          </table:table-cell>
          <table:table-cell table:formula="of:=[.C107]+[.E106]" office:value-type="float" office:value="78848100000000" calcext:value-type="float">
            <text:p>78,848,100,000,00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[.$H$1] + ([.A108]-1)^[.$H$4]*[.$H$1])" office:value-type="float" office:value="1123700000000" calcext:value-type="float">
            <text:p>1,123,700,000,000</text:p>
          </table:table-cell>
          <table:table-cell table:formula="of:=FLOOR(([.$H$2] * ([.A108]-1)^2 + ([.A108]-1) * [.$H$3]) * [.$H$1]) + [.$H$1]" office:value-type="float" office:value="2257900000000" calcext:value-type="float">
            <text:p>2,257,900,000,000</text:p>
          </table:table-cell>
          <table:table-cell table:formula="of:=[.C108]/[.C107]" office:value-type="float" office:value="1.01909189384365" calcext:value-type="float">
            <text:p>1.0191</text:p>
          </table:table-cell>
          <table:table-cell table:formula="of:=[.C108]+[.E107]" office:value-type="float" office:value="81106000000000" calcext:value-type="float">
            <text:p>81,106,000,000,00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[.$H$1] + ([.A109]-1)^[.$H$4]*[.$H$1])" office:value-type="float" office:value="1145000000000" calcext:value-type="float">
            <text:p>1,145,000,000,000</text:p>
          </table:table-cell>
          <table:table-cell table:formula="of:=FLOOR(([.$H$2] * ([.A109]-1)^2 + ([.A109]-1) * [.$H$3]) * [.$H$1]) + [.$H$1]" office:value-type="float" office:value="2300600000000" calcext:value-type="float">
            <text:p>2,300,600,000,000</text:p>
          </table:table-cell>
          <table:table-cell table:formula="of:=[.C109]/[.C108]" office:value-type="float" office:value="1.01891137782896" calcext:value-type="float">
            <text:p>1.0189</text:p>
          </table:table-cell>
          <table:table-cell table:formula="of:=[.C109]+[.E108]" office:value-type="float" office:value="83406600000000" calcext:value-type="float">
            <text:p>83,406,600,000,00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[.$H$1] + ([.A110]-1)^[.$H$4]*[.$H$1])" office:value-type="float" office:value="1166500000000" calcext:value-type="float">
            <text:p>1,166,500,000,000</text:p>
          </table:table-cell>
          <table:table-cell table:formula="of:=FLOOR(([.$H$2] * ([.A110]-1)^2 + ([.A110]-1) * [.$H$3]) * [.$H$1]) + [.$H$1]" office:value-type="float" office:value="2343700000000" calcext:value-type="float">
            <text:p>2,343,700,000,000</text:p>
          </table:table-cell>
          <table:table-cell table:formula="of:=[.C110]/[.C109]" office:value-type="float" office:value="1.01873424324089" calcext:value-type="float">
            <text:p>1.0187</text:p>
          </table:table-cell>
          <table:table-cell table:formula="of:=[.C110]+[.E109]" office:value-type="float" office:value="85750300000000" calcext:value-type="float">
            <text:p>85,750,300,000,00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[.$H$1] + ([.A111]-1)^[.$H$4]*[.$H$1])" office:value-type="float" office:value="1188200000000" calcext:value-type="float">
            <text:p>1,188,200,000,000</text:p>
          </table:table-cell>
          <table:table-cell table:formula="of:=FLOOR(([.$H$2] * ([.A111]-1)^2 + ([.A111]-1) * [.$H$3]) * [.$H$1]) + [.$H$1]" office:value-type="float" office:value="2387200000000" calcext:value-type="float">
            <text:p>2,387,200,000,000</text:p>
          </table:table-cell>
          <table:table-cell table:formula="of:=[.C111]/[.C110]" office:value-type="float" office:value="1.01856039595511" calcext:value-type="float">
            <text:p>1.0186</text:p>
          </table:table-cell>
          <table:table-cell table:formula="of:=[.C111]+[.E110]" office:value-type="float" office:value="88137500000000" calcext:value-type="float">
            <text:p>88,137,500,000,00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[.$H$1] + ([.A112]-1)^[.$H$4]*[.$H$1])" office:value-type="float" office:value="1210100000000" calcext:value-type="float">
            <text:p>1,210,100,000,000</text:p>
          </table:table-cell>
          <table:table-cell table:formula="of:=FLOOR(([.$H$2] * ([.A112]-1)^2 + ([.A112]-1) * [.$H$3]) * [.$H$1]) + [.$H$1]" office:value-type="float" office:value="2431100000000" calcext:value-type="float">
            <text:p>2,431,100,000,000</text:p>
          </table:table-cell>
          <table:table-cell table:formula="of:=[.C112]/[.C111]" office:value-type="float" office:value="1.01838974530831" calcext:value-type="float">
            <text:p>1.0184</text:p>
          </table:table-cell>
          <table:table-cell table:formula="of:=[.C112]+[.E111]" office:value-type="float" office:value="90568600000000" calcext:value-type="float">
            <text:p>90,568,600,000,00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[.$H$1] + ([.A113]-1)^[.$H$4]*[.$H$1])" office:value-type="float" office:value="1232200000000" calcext:value-type="float">
            <text:p>1,232,200,000,000</text:p>
          </table:table-cell>
          <table:table-cell table:formula="of:=FLOOR(([.$H$2] * ([.A113]-1)^2 + ([.A113]-1) * [.$H$3]) * [.$H$1]) + [.$H$1]" office:value-type="float" office:value="2475400000000" calcext:value-type="float">
            <text:p>2,475,400,000,000</text:p>
          </table:table-cell>
          <table:table-cell table:formula="of:=[.C113]/[.C112]" office:value-type="float" office:value="1.0182222039406" calcext:value-type="float">
            <text:p>1.0182</text:p>
          </table:table-cell>
          <table:table-cell table:formula="of:=[.C113]+[.E112]" office:value-type="float" office:value="93044000000000" calcext:value-type="float">
            <text:p>93,044,000,000,00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[.$H$1] + ([.A114]-1)^[.$H$4]*[.$H$1])" office:value-type="float" office:value="1254500000000" calcext:value-type="float">
            <text:p>1,254,500,000,000</text:p>
          </table:table-cell>
          <table:table-cell table:formula="of:=FLOOR(([.$H$2] * ([.A114]-1)^2 + ([.A114]-1) * [.$H$3]) * [.$H$1]) + [.$H$1]" office:value-type="float" office:value="2520100000000" calcext:value-type="float">
            <text:p>2,520,100,000,000</text:p>
          </table:table-cell>
          <table:table-cell table:formula="of:=[.C114]/[.C113]" office:value-type="float" office:value="1.01805768764644" calcext:value-type="float">
            <text:p>1.0181</text:p>
          </table:table-cell>
          <table:table-cell table:formula="of:=[.C114]+[.E113]" office:value-type="float" office:value="95564100000000" calcext:value-type="float">
            <text:p>95,564,100,000,00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[.$H$1] + ([.A115]-1)^[.$H$4]*[.$H$1])" office:value-type="float" office:value="1277000000000" calcext:value-type="float">
            <text:p>1,277,000,000,000</text:p>
          </table:table-cell>
          <table:table-cell table:formula="of:=FLOOR(([.$H$2] * ([.A115]-1)^2 + ([.A115]-1) * [.$H$3]) * [.$H$1]) + [.$H$1]" office:value-type="float" office:value="2565200000000" calcext:value-type="float">
            <text:p>2,565,200,000,000</text:p>
          </table:table-cell>
          <table:table-cell table:formula="of:=[.C115]/[.C114]" office:value-type="float" office:value="1.01789611523352" calcext:value-type="float">
            <text:p>1.0179</text:p>
          </table:table-cell>
          <table:table-cell table:formula="of:=[.C115]+[.E114]" office:value-type="float" office:value="98129300000000" calcext:value-type="float">
            <text:p>98,129,300,000,00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[.$H$1] + ([.A116]-1)^[.$H$4]*[.$H$1])" office:value-type="float" office:value="1299700000000" calcext:value-type="float">
            <text:p>1,299,700,000,000</text:p>
          </table:table-cell>
          <table:table-cell table:formula="of:=FLOOR(([.$H$2] * ([.A116]-1)^2 + ([.A116]-1) * [.$H$3]) * [.$H$1]) + [.$H$1]" office:value-type="float" office:value="2610700000000" calcext:value-type="float">
            <text:p>2,610,700,000,000</text:p>
          </table:table-cell>
          <table:table-cell table:formula="of:=[.C116]/[.C115]" office:value-type="float" office:value="1.01773740838921" calcext:value-type="float">
            <text:p>1.0177</text:p>
          </table:table-cell>
          <table:table-cell table:formula="of:=[.C116]+[.E115]" office:value-type="float" office:value="100740000000000" calcext:value-type="float">
            <text:p>100,740,000,000,00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[.$H$1] + ([.A117]-1)^[.$H$4]*[.$H$1])" office:value-type="float" office:value="1322600000000" calcext:value-type="float">
            <text:p>1,322,600,000,000</text:p>
          </table:table-cell>
          <table:table-cell table:formula="of:=FLOOR(([.$H$2] * ([.A117]-1)^2 + ([.A117]-1) * [.$H$3]) * [.$H$1]) + [.$H$1]" office:value-type="float" office:value="2656600000000" calcext:value-type="float">
            <text:p>2,656,600,000,000</text:p>
          </table:table-cell>
          <table:table-cell table:formula="of:=[.C117]/[.C116]" office:value-type="float" office:value="1.01758149155399" calcext:value-type="float">
            <text:p>1.0176</text:p>
          </table:table-cell>
          <table:table-cell table:formula="of:=[.C117]+[.E116]" office:value-type="float" office:value="103396600000000" calcext:value-type="float">
            <text:p>103,396,600,000,00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[.$H$1] + ([.A118]-1)^[.$H$4]*[.$H$1])" office:value-type="float" office:value="1345700000000" calcext:value-type="float">
            <text:p>1,345,700,000,000</text:p>
          </table:table-cell>
          <table:table-cell table:formula="of:=FLOOR(([.$H$2] * ([.A118]-1)^2 + ([.A118]-1) * [.$H$3]) * [.$H$1]) + [.$H$1]" office:value-type="float" office:value="2702900000000" calcext:value-type="float">
            <text:p>2,702,900,000,000</text:p>
          </table:table-cell>
          <table:table-cell table:formula="of:=[.C118]/[.C117]" office:value-type="float" office:value="1.01742829180155" calcext:value-type="float">
            <text:p>1.0174</text:p>
          </table:table-cell>
          <table:table-cell table:formula="of:=[.C118]+[.E117]" office:value-type="float" office:value="106099500000000" calcext:value-type="float">
            <text:p>106,099,500,000,00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[.$H$1] + ([.A119]-1)^[.$H$4]*[.$H$1])" office:value-type="float" office:value="1369000000000" calcext:value-type="float">
            <text:p>1,369,000,000,000</text:p>
          </table:table-cell>
          <table:table-cell table:formula="of:=FLOOR(([.$H$2] * ([.A119]-1)^2 + ([.A119]-1) * [.$H$3]) * [.$H$1]) + [.$H$1]" office:value-type="float" office:value="2749600000000" calcext:value-type="float">
            <text:p>2,749,600,000,000</text:p>
          </table:table-cell>
          <table:table-cell table:formula="of:=[.C119]/[.C118]" office:value-type="float" office:value="1.01727773872507" calcext:value-type="float">
            <text:p>1.0173</text:p>
          </table:table-cell>
          <table:table-cell table:formula="of:=[.C119]+[.E118]" office:value-type="float" office:value="108849100000000" calcext:value-type="float">
            <text:p>108,849,100,000,00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[.$H$1] + ([.A120]-1)^[.$H$4]*[.$H$1])" office:value-type="float" office:value="1392500000000" calcext:value-type="float">
            <text:p>1,392,500,000,000</text:p>
          </table:table-cell>
          <table:table-cell table:formula="of:=FLOOR(([.$H$2] * ([.A120]-1)^2 + ([.A120]-1) * [.$H$3]) * [.$H$1]) + [.$H$1]" office:value-type="float" office:value="2796700000000" calcext:value-type="float">
            <text:p>2,796,700,000,000</text:p>
          </table:table-cell>
          <table:table-cell table:formula="of:=[.C120]/[.C119]" office:value-type="float" office:value="1.01712976432936" calcext:value-type="float">
            <text:p>1.0171</text:p>
          </table:table-cell>
          <table:table-cell table:formula="of:=[.C120]+[.E119]" office:value-type="float" office:value="111645800000000" calcext:value-type="float">
            <text:p>111,645,800,000,00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[.$H$1] + ([.A121]-1)^[.$H$4]*[.$H$1])" office:value-type="float" office:value="1416200000000" calcext:value-type="float">
            <text:p>1,416,200,000,000</text:p>
          </table:table-cell>
          <table:table-cell table:formula="of:=FLOOR(([.$H$2] * ([.A121]-1)^2 + ([.A121]-1) * [.$H$3]) * [.$H$1]) + [.$H$1]" office:value-type="float" office:value="2844200000000" calcext:value-type="float">
            <text:p>2,844,200,000,000</text:p>
          </table:table-cell>
          <table:table-cell table:formula="of:=[.C121]/[.C120]" office:value-type="float" office:value="1.01698430292845" calcext:value-type="float">
            <text:p>1.0170</text:p>
          </table:table-cell>
          <table:table-cell table:formula="of:=[.C121]+[.E120]" office:value-type="float" office:value="114490000000000" calcext:value-type="float">
            <text:p>114,490,000,000,00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[.$H$1] + ([.A122]-1)^[.$H$4]*[.$H$1])" office:value-type="float" office:value="1440100000000" calcext:value-type="float">
            <text:p>1,440,100,000,000</text:p>
          </table:table-cell>
          <table:table-cell table:formula="of:=FLOOR(([.$H$2] * ([.A122]-1)^2 + ([.A122]-1) * [.$H$3]) * [.$H$1]) + [.$H$1]" office:value-type="float" office:value="2892100000000" calcext:value-type="float">
            <text:p>2,892,100,000,000</text:p>
          </table:table-cell>
          <table:table-cell table:formula="of:=[.C122]/[.C121]" office:value-type="float" office:value="1.01684129104845" calcext:value-type="float">
            <text:p>1.0168</text:p>
          </table:table-cell>
          <table:table-cell table:formula="of:=[.C122]+[.E121]" office:value-type="float" office:value="117382100000000" calcext:value-type="float">
            <text:p>117,382,100,000,00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[.$H$1] + ([.A123]-1)^[.$H$4]*[.$H$1])" office:value-type="float" office:value="1464200000000" calcext:value-type="float">
            <text:p>1,464,200,000,000</text:p>
          </table:table-cell>
          <table:table-cell table:formula="of:=FLOOR(([.$H$2] * ([.A123]-1)^2 + ([.A123]-1) * [.$H$3]) * [.$H$1]) + [.$H$1]" office:value-type="float" office:value="2940400000000" calcext:value-type="float">
            <text:p>2,940,400,000,000</text:p>
          </table:table-cell>
          <table:table-cell table:formula="of:=[.C123]/[.C122]" office:value-type="float" office:value="1.01670066733515" calcext:value-type="float">
            <text:p>1.0167</text:p>
          </table:table-cell>
          <table:table-cell table:formula="of:=[.C123]+[.E122]" office:value-type="float" office:value="120322500000000" calcext:value-type="float">
            <text:p>120,322,500,000,00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[.$H$1] + ([.A124]-1)^[.$H$4]*[.$H$1])" office:value-type="float" office:value="1488500000000" calcext:value-type="float">
            <text:p>1,488,500,000,000</text:p>
          </table:table-cell>
          <table:table-cell table:formula="of:=FLOOR(([.$H$2] * ([.A124]-1)^2 + ([.A124]-1) * [.$H$3]) * [.$H$1]) + [.$H$1]" office:value-type="float" office:value="2989100000000" calcext:value-type="float">
            <text:p>2,989,100,000,000</text:p>
          </table:table-cell>
          <table:table-cell table:formula="of:=[.C124]/[.C123]" office:value-type="float" office:value="1.01656237246633" calcext:value-type="float">
            <text:p>1.0166</text:p>
          </table:table-cell>
          <table:table-cell table:formula="of:=[.C124]+[.E123]" office:value-type="float" office:value="123311600000000" calcext:value-type="float">
            <text:p>123,311,600,000,00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[.$H$1] + ([.A125]-1)^[.$H$4]*[.$H$1])" office:value-type="float" office:value="1513000000000" calcext:value-type="float">
            <text:p>1,513,000,000,000</text:p>
          </table:table-cell>
          <table:table-cell table:formula="of:=FLOOR(([.$H$2] * ([.A125]-1)^2 + ([.A125]-1) * [.$H$3]) * [.$H$1]) + [.$H$1]" office:value-type="float" office:value="3038200000000" calcext:value-type="float">
            <text:p>3,038,200,000,000</text:p>
          </table:table-cell>
          <table:table-cell table:formula="of:=[.C125]/[.C124]" office:value-type="float" office:value="1.01642634906828" calcext:value-type="float">
            <text:p>1.0164</text:p>
          </table:table-cell>
          <table:table-cell table:formula="of:=[.C125]+[.E124]" office:value-type="float" office:value="126349800000000" calcext:value-type="float">
            <text:p>126,349,800,000,00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[.$H$1] + ([.A126]-1)^[.$H$4]*[.$H$1])" office:value-type="float" office:value="1537700000000" calcext:value-type="float">
            <text:p>1,537,700,000,000</text:p>
          </table:table-cell>
          <table:table-cell table:formula="of:=FLOOR(([.$H$2] * ([.A126]-1)^2 + ([.A126]-1) * [.$H$3]) * [.$H$1]) + [.$H$1]" office:value-type="float" office:value="3087700000000" calcext:value-type="float">
            <text:p>3,087,700,000,000</text:p>
          </table:table-cell>
          <table:table-cell table:formula="of:=[.C126]/[.C125]" office:value-type="float" office:value="1.0162925416365" calcext:value-type="float">
            <text:p>1.0163</text:p>
          </table:table-cell>
          <table:table-cell table:formula="of:=[.C126]+[.E125]" office:value-type="float" office:value="129437500000000" calcext:value-type="float">
            <text:p>129,437,500,000,00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[.$H$1] + ([.A127]-1)^[.$H$4]*[.$H$1])" office:value-type="float" office:value="1562600000000" calcext:value-type="float">
            <text:p>1,562,600,000,000</text:p>
          </table:table-cell>
          <table:table-cell table:formula="of:=FLOOR(([.$H$2] * ([.A127]-1)^2 + ([.A127]-1) * [.$H$3]) * [.$H$1]) + [.$H$1]" office:value-type="float" office:value="3137600000000" calcext:value-type="float">
            <text:p>3,137,600,000,000</text:p>
          </table:table-cell>
          <table:table-cell table:formula="of:=[.C127]/[.C126]" office:value-type="float" office:value="1.01616089646015" calcext:value-type="float">
            <text:p>1.0162</text:p>
          </table:table-cell>
          <table:table-cell table:formula="of:=[.C127]+[.E126]" office:value-type="float" office:value="132575100000000" calcext:value-type="float">
            <text:p>132,575,100,000,00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[.$H$1] + ([.A128]-1)^[.$H$4]*[.$H$1])" office:value-type="float" office:value="1587700000000" calcext:value-type="float">
            <text:p>1,587,700,000,000</text:p>
          </table:table-cell>
          <table:table-cell table:formula="of:=FLOOR(([.$H$2] * ([.A128]-1)^2 + ([.A128]-1) * [.$H$3]) * [.$H$1]) + [.$H$1]" office:value-type="float" office:value="3187900000000" calcext:value-type="float">
            <text:p>3,187,900,000,000</text:p>
          </table:table-cell>
          <table:table-cell table:formula="of:=[.C128]/[.C127]" office:value-type="float" office:value="1.01603136155023" calcext:value-type="float">
            <text:p>1.0160</text:p>
          </table:table-cell>
          <table:table-cell table:formula="of:=[.C128]+[.E127]" office:value-type="float" office:value="135763000000000" calcext:value-type="float">
            <text:p>135,763,000,000,00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[.$H$1] + ([.A129]-1)^[.$H$4]*[.$H$1])" office:value-type="float" office:value="1613000000000" calcext:value-type="float">
            <text:p>1,613,000,000,000</text:p>
          </table:table-cell>
          <table:table-cell table:formula="of:=FLOOR(([.$H$2] * ([.A129]-1)^2 + ([.A129]-1) * [.$H$3]) * [.$H$1]) + [.$H$1]" office:value-type="float" office:value="3238600000000" calcext:value-type="float">
            <text:p>3,238,600,000,000</text:p>
          </table:table-cell>
          <table:table-cell table:formula="of:=[.C129]/[.C128]" office:value-type="float" office:value="1.0159038865711" calcext:value-type="float">
            <text:p>1.0159</text:p>
          </table:table-cell>
          <table:table-cell table:formula="of:=[.C129]+[.E128]" office:value-type="float" office:value="139001600000000" calcext:value-type="float">
            <text:p>139,001,600,000,00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[.$H$1] + ([.A130]-1)^[.$H$4]*[.$H$1])" office:value-type="float" office:value="1638500000000" calcext:value-type="float">
            <text:p>1,638,500,000,000</text:p>
          </table:table-cell>
          <table:table-cell table:formula="of:=FLOOR(([.$H$2] * ([.A130]-1)^2 + ([.A130]-1) * [.$H$3]) * [.$H$1]) + [.$H$1]" office:value-type="float" office:value="3289700000000" calcext:value-type="float">
            <text:p>3,289,700,000,000</text:p>
          </table:table-cell>
          <table:table-cell table:formula="of:=[.C130]/[.C129]" office:value-type="float" office:value="1.01577842277527" calcext:value-type="float">
            <text:p>1.0158</text:p>
          </table:table-cell>
          <table:table-cell table:formula="of:=[.C130]+[.E129]" office:value-type="float" office:value="142291300000000" calcext:value-type="float">
            <text:p>142,291,300,000,00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[.$H$1] + ([.A131]-1)^[.$H$4]*[.$H$1])" office:value-type="float" office:value="1664200000000" calcext:value-type="float">
            <text:p>1,664,200,000,000</text:p>
          </table:table-cell>
          <table:table-cell table:formula="of:=FLOOR(([.$H$2] * ([.A131]-1)^2 + ([.A131]-1) * [.$H$3]) * [.$H$1]) + [.$H$1]" office:value-type="float" office:value="3341200000000" calcext:value-type="float">
            <text:p>3,341,200,000,000</text:p>
          </table:table-cell>
          <table:table-cell table:formula="of:=[.C131]/[.C130]" office:value-type="float" office:value="1.0156549229413" calcext:value-type="float">
            <text:p>1.0157</text:p>
          </table:table-cell>
          <table:table-cell table:formula="of:=[.C131]+[.E130]" office:value-type="float" office:value="145632500000000" calcext:value-type="float">
            <text:p>145,632,500,000,00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[.$H$1] + ([.A132]-1)^[.$H$4]*[.$H$1])" office:value-type="float" office:value="1690100000000" calcext:value-type="float">
            <text:p>1,690,100,000,000</text:p>
          </table:table-cell>
          <table:table-cell table:formula="of:=FLOOR(([.$H$2] * ([.A132]-1)^2 + ([.A132]-1) * [.$H$3]) * [.$H$1]) + [.$H$1]" office:value-type="float" office:value="3393100000000" calcext:value-type="float">
            <text:p>3,393,100,000,000</text:p>
          </table:table-cell>
          <table:table-cell table:formula="of:=[.C132]/[.C131]" office:value-type="float" office:value="1.0155333413145" calcext:value-type="float">
            <text:p>1.0155</text:p>
          </table:table-cell>
          <table:table-cell table:formula="of:=[.C132]+[.E131]" office:value-type="float" office:value="149025600000000" calcext:value-type="float">
            <text:p>149,025,600,000,00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[.$H$1] + ([.A133]-1)^[.$H$4]*[.$H$1])" office:value-type="float" office:value="1716200000000" calcext:value-type="float">
            <text:p>1,716,200,000,000</text:p>
          </table:table-cell>
          <table:table-cell table:formula="of:=FLOOR(([.$H$2] * ([.A133]-1)^2 + ([.A133]-1) * [.$H$3]) * [.$H$1]) + [.$H$1]" office:value-type="float" office:value="3445400000000" calcext:value-type="float">
            <text:p>3,445,400,000,000</text:p>
          </table:table-cell>
          <table:table-cell table:formula="of:=[.C133]/[.C132]" office:value-type="float" office:value="1.01541363355044" calcext:value-type="float">
            <text:p>1.0154</text:p>
          </table:table-cell>
          <table:table-cell table:formula="of:=[.C133]+[.E132]" office:value-type="float" office:value="152471000000000" calcext:value-type="float">
            <text:p>152,471,000,000,00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[.$H$1] + ([.A134]-1)^[.$H$4]*[.$H$1])" office:value-type="float" office:value="1742500000000" calcext:value-type="float">
            <text:p>1,742,500,000,000</text:p>
          </table:table-cell>
          <table:table-cell table:formula="of:=FLOOR(([.$H$2] * ([.A134]-1)^2 + ([.A134]-1) * [.$H$3]) * [.$H$1]) + [.$H$1]" office:value-type="float" office:value="3498100000000" calcext:value-type="float">
            <text:p>3,498,100,000,000</text:p>
          </table:table-cell>
          <table:table-cell table:formula="of:=[.C134]/[.C133]" office:value-type="float" office:value="1.01529575666106" calcext:value-type="float">
            <text:p>1.0153</text:p>
          </table:table-cell>
          <table:table-cell table:formula="of:=[.C134]+[.E133]" office:value-type="float" office:value="155969100000000" calcext:value-type="float">
            <text:p>155,969,100,000,00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[.$H$1] + ([.A135]-1)^[.$H$4]*[.$H$1])" office:value-type="float" office:value="1769000000000" calcext:value-type="float">
            <text:p>1,769,000,000,000</text:p>
          </table:table-cell>
          <table:table-cell table:formula="of:=FLOOR(([.$H$2] * ([.A135]-1)^2 + ([.A135]-1) * [.$H$3]) * [.$H$1]) + [.$H$1]" office:value-type="float" office:value="3551200000000" calcext:value-type="float">
            <text:p>3,551,200,000,000</text:p>
          </table:table-cell>
          <table:table-cell table:formula="of:=[.C135]/[.C134]" office:value-type="float" office:value="1.01517966896315" calcext:value-type="float">
            <text:p>1.0152</text:p>
          </table:table-cell>
          <table:table-cell table:formula="of:=[.C135]+[.E134]" office:value-type="float" office:value="159520300000000" calcext:value-type="float">
            <text:p>159,520,300,000,00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[.$H$1] + ([.A136]-1)^[.$H$4]*[.$H$1])" office:value-type="float" office:value="1795700000000" calcext:value-type="float">
            <text:p>1,795,700,000,000</text:p>
          </table:table-cell>
          <table:table-cell table:formula="of:=FLOOR(([.$H$2] * ([.A136]-1)^2 + ([.A136]-1) * [.$H$3]) * [.$H$1]) + [.$H$1]" office:value-type="float" office:value="3604700000000" calcext:value-type="float">
            <text:p>3,604,700,000,000</text:p>
          </table:table-cell>
          <table:table-cell table:formula="of:=[.C136]/[.C135]" office:value-type="float" office:value="1.01506533002929" calcext:value-type="float">
            <text:p>1.0151</text:p>
          </table:table-cell>
          <table:table-cell table:formula="of:=[.C136]+[.E135]" office:value-type="float" office:value="163125000000000" calcext:value-type="float">
            <text:p>163,125,000,000,00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[.$H$1] + ([.A137]-1)^[.$H$4]*[.$H$1])" office:value-type="float" office:value="1822600000000" calcext:value-type="float">
            <text:p>1,822,600,000,000</text:p>
          </table:table-cell>
          <table:table-cell table:formula="of:=FLOOR(([.$H$2] * ([.A137]-1)^2 + ([.A137]-1) * [.$H$3]) * [.$H$1]) + [.$H$1]" office:value-type="float" office:value="3658600000000" calcext:value-type="float">
            <text:p>3,658,600,000,000</text:p>
          </table:table-cell>
          <table:table-cell table:formula="of:=[.C137]/[.C136]" office:value-type="float" office:value="1.01495270064083" calcext:value-type="float">
            <text:p>1.0150</text:p>
          </table:table-cell>
          <table:table-cell table:formula="of:=[.C137]+[.E136]" office:value-type="float" office:value="166783600000000" calcext:value-type="float">
            <text:p>166,783,600,000,00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[.$H$1] + ([.A138]-1)^[.$H$4]*[.$H$1])" office:value-type="float" office:value="1849700000000" calcext:value-type="float">
            <text:p>1,849,700,000,000</text:p>
          </table:table-cell>
          <table:table-cell table:formula="of:=FLOOR(([.$H$2] * ([.A138]-1)^2 + ([.A138]-1) * [.$H$3]) * [.$H$1]) + [.$H$1]" office:value-type="float" office:value="3712900000000" calcext:value-type="float">
            <text:p>3,712,900,000,000</text:p>
          </table:table-cell>
          <table:table-cell table:formula="of:=[.C138]/[.C137]" office:value-type="float" office:value="1.01484174274313" calcext:value-type="float">
            <text:p>1.0148</text:p>
          </table:table-cell>
          <table:table-cell table:formula="of:=[.C138]+[.E137]" office:value-type="float" office:value="170496500000000" calcext:value-type="float">
            <text:p>170,496,500,000,00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[.$H$1] + ([.A139]-1)^[.$H$4]*[.$H$1])" office:value-type="float" office:value="1877000000000" calcext:value-type="float">
            <text:p>1,877,000,000,000</text:p>
          </table:table-cell>
          <table:table-cell table:formula="of:=FLOOR(([.$H$2] * ([.A139]-1)^2 + ([.A139]-1) * [.$H$3]) * [.$H$1]) + [.$H$1]" office:value-type="float" office:value="3767600000000" calcext:value-type="float">
            <text:p>3,767,600,000,000</text:p>
          </table:table-cell>
          <table:table-cell table:formula="of:=[.C139]/[.C138]" office:value-type="float" office:value="1.01473241940262" calcext:value-type="float">
            <text:p>1.0147</text:p>
          </table:table-cell>
          <table:table-cell table:formula="of:=[.C139]+[.E138]" office:value-type="float" office:value="174264100000000" calcext:value-type="float">
            <text:p>174,264,100,000,00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[.$H$1] + ([.A140]-1)^[.$H$4]*[.$H$1])" office:value-type="float" office:value="1904500000000" calcext:value-type="float">
            <text:p>1,904,500,000,000</text:p>
          </table:table-cell>
          <table:table-cell table:formula="of:=FLOOR(([.$H$2] * ([.A140]-1)^2 + ([.A140]-1) * [.$H$3]) * [.$H$1]) + [.$H$1]" office:value-type="float" office:value="3822700000000" calcext:value-type="float">
            <text:p>3,822,700,000,000</text:p>
          </table:table-cell>
          <table:table-cell table:formula="of:=[.C140]/[.C139]" office:value-type="float" office:value="1.0146246947659" calcext:value-type="float">
            <text:p>1.0146</text:p>
          </table:table-cell>
          <table:table-cell table:formula="of:=[.C140]+[.E139]" office:value-type="float" office:value="178086800000000" calcext:value-type="float">
            <text:p>178,086,800,000,00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[.$H$1] + ([.A141]-1)^[.$H$4]*[.$H$1])" office:value-type="float" office:value="1932200000000" calcext:value-type="float">
            <text:p>1,932,200,000,000</text:p>
          </table:table-cell>
          <table:table-cell table:formula="of:=FLOOR(([.$H$2] * ([.A141]-1)^2 + ([.A141]-1) * [.$H$3]) * [.$H$1]) + [.$H$1]" office:value-type="float" office:value="3878200000000" calcext:value-type="float">
            <text:p>3,878,200,000,000</text:p>
          </table:table-cell>
          <table:table-cell table:formula="of:=[.C141]/[.C140]" office:value-type="float" office:value="1.01451853402046" calcext:value-type="float">
            <text:p>1.0145</text:p>
          </table:table-cell>
          <table:table-cell table:formula="of:=[.C141]+[.E140]" office:value-type="float" office:value="181965000000000" calcext:value-type="float">
            <text:p>181,965,000,000,00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[.$H$1] + ([.A142]-1)^[.$H$4]*[.$H$1])" office:value-type="float" office:value="1960100000000" calcext:value-type="float">
            <text:p>1,960,100,000,000</text:p>
          </table:table-cell>
          <table:table-cell table:formula="of:=FLOOR(([.$H$2] * ([.A142]-1)^2 + ([.A142]-1) * [.$H$3]) * [.$H$1]) + [.$H$1]" office:value-type="float" office:value="3934100000000" calcext:value-type="float">
            <text:p>3,934,100,000,000</text:p>
          </table:table-cell>
          <table:table-cell table:formula="of:=[.C142]/[.C141]" office:value-type="float" office:value="1.01441390335723" calcext:value-type="float">
            <text:p>1.0144</text:p>
          </table:table-cell>
          <table:table-cell table:formula="of:=[.C142]+[.E141]" office:value-type="float" office:value="185899100000000" calcext:value-type="float">
            <text:p>185,899,100,000,00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[.$H$1] + ([.A143]-1)^[.$H$4]*[.$H$1])" office:value-type="float" office:value="1988200000000" calcext:value-type="float">
            <text:p>1,988,200,000,000</text:p>
          </table:table-cell>
          <table:table-cell table:formula="of:=FLOOR(([.$H$2] * ([.A143]-1)^2 + ([.A143]-1) * [.$H$3]) * [.$H$1]) + [.$H$1]" office:value-type="float" office:value="3990400000000" calcext:value-type="float">
            <text:p>3,990,400,000,000</text:p>
          </table:table-cell>
          <table:table-cell table:formula="of:=[.C143]/[.C142]" office:value-type="float" office:value="1.01431076993467" calcext:value-type="float">
            <text:p>1.0143</text:p>
          </table:table-cell>
          <table:table-cell table:formula="of:=[.C143]+[.E142]" office:value-type="float" office:value="189889500000000" calcext:value-type="float">
            <text:p>189,889,500,000,00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[.$H$1] + ([.A144]-1)^[.$H$4]*[.$H$1])" office:value-type="float" office:value="2016500000000" calcext:value-type="float">
            <text:p>2,016,500,000,000</text:p>
          </table:table-cell>
          <table:table-cell table:formula="of:=FLOOR(([.$H$2] * ([.A144]-1)^2 + ([.A144]-1) * [.$H$3]) * [.$H$1]) + [.$H$1]" office:value-type="float" office:value="4047100000000" calcext:value-type="float">
            <text:p>4,047,100,000,000</text:p>
          </table:table-cell>
          <table:table-cell table:formula="of:=[.C144]/[.C143]" office:value-type="float" office:value="1.01420910184443" calcext:value-type="float">
            <text:p>1.0142</text:p>
          </table:table-cell>
          <table:table-cell table:formula="of:=[.C144]+[.E143]" office:value-type="float" office:value="193936600000000" calcext:value-type="float">
            <text:p>193,936,600,000,00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[.$H$1] + ([.A145]-1)^[.$H$4]*[.$H$1])" office:value-type="float" office:value="2045000000000" calcext:value-type="float">
            <text:p>2,045,000,000,000</text:p>
          </table:table-cell>
          <table:table-cell table:formula="of:=FLOOR(([.$H$2] * ([.A145]-1)^2 + ([.A145]-1) * [.$H$3]) * [.$H$1]) + [.$H$1]" office:value-type="float" office:value="4104200000000" calcext:value-type="float">
            <text:p>4,104,200,000,000</text:p>
          </table:table-cell>
          <table:table-cell table:formula="of:=[.C145]/[.C144]" office:value-type="float" office:value="1.01410886807838" calcext:value-type="float">
            <text:p>1.0141</text:p>
          </table:table-cell>
          <table:table-cell table:formula="of:=[.C145]+[.E144]" office:value-type="float" office:value="198040800000000" calcext:value-type="float">
            <text:p>198,040,800,000,00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[.$H$1] + ([.A146]-1)^[.$H$4]*[.$H$1])" office:value-type="float" office:value="2073700000000" calcext:value-type="float">
            <text:p>2,073,700,000,000</text:p>
          </table:table-cell>
          <table:table-cell table:formula="of:=FLOOR(([.$H$2] * ([.A146]-1)^2 + ([.A146]-1) * [.$H$3]) * [.$H$1]) + [.$H$1]" office:value-type="float" office:value="4161700000000" calcext:value-type="float">
            <text:p>4,161,700,000,000</text:p>
          </table:table-cell>
          <table:table-cell table:formula="of:=[.C146]/[.C145]" office:value-type="float" office:value="1.01401003849715" calcext:value-type="float">
            <text:p>1.0140</text:p>
          </table:table-cell>
          <table:table-cell table:formula="of:=[.C146]+[.E145]" office:value-type="float" office:value="202202500000000" calcext:value-type="float">
            <text:p>202,202,500,000,00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[.$H$1] + ([.A147]-1)^[.$H$4]*[.$H$1])" office:value-type="float" office:value="2102600000000" calcext:value-type="float">
            <text:p>2,102,600,000,000</text:p>
          </table:table-cell>
          <table:table-cell table:formula="of:=FLOOR(([.$H$2] * ([.A147]-1)^2 + ([.A147]-1) * [.$H$3]) * [.$H$1]) + [.$H$1]" office:value-type="float" office:value="4219600000000" calcext:value-type="float">
            <text:p>4,219,600,000,000</text:p>
          </table:table-cell>
          <table:table-cell table:formula="of:=[.C147]/[.C146]" office:value-type="float" office:value="1.01391258379989" calcext:value-type="float">
            <text:p>1.0139</text:p>
          </table:table-cell>
          <table:table-cell table:formula="of:=[.C147]+[.E146]" office:value-type="float" office:value="206422100000000" calcext:value-type="float">
            <text:p>206,422,100,000,00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[.$H$1] + ([.A148]-1)^[.$H$4]*[.$H$1])" office:value-type="float" office:value="2131700000000" calcext:value-type="float">
            <text:p>2,131,700,000,000</text:p>
          </table:table-cell>
          <table:table-cell table:formula="of:=FLOOR(([.$H$2] * ([.A148]-1)^2 + ([.A148]-1) * [.$H$3]) * [.$H$1]) + [.$H$1]" office:value-type="float" office:value="4277900000000" calcext:value-type="float">
            <text:p>4,277,900,000,000</text:p>
          </table:table-cell>
          <table:table-cell table:formula="of:=[.C148]/[.C147]" office:value-type="float" office:value="1.01381647549531" calcext:value-type="float">
            <text:p>1.0138</text:p>
          </table:table-cell>
          <table:table-cell table:formula="of:=[.C148]+[.E147]" office:value-type="float" office:value="210700000000000" calcext:value-type="float">
            <text:p>210,700,000,000,00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[.$H$1] + ([.A149]-1)^[.$H$4]*[.$H$1])" office:value-type="float" office:value="2161000000000" calcext:value-type="float">
            <text:p>2,161,000,000,000</text:p>
          </table:table-cell>
          <table:table-cell table:formula="of:=FLOOR(([.$H$2] * ([.A149]-1)^2 + ([.A149]-1) * [.$H$3]) * [.$H$1]) + [.$H$1]" office:value-type="float" office:value="4336600000000" calcext:value-type="float">
            <text:p>4,336,600,000,000</text:p>
          </table:table-cell>
          <table:table-cell table:formula="of:=[.C149]/[.C148]" office:value-type="float" office:value="1.01372168587391" calcext:value-type="float">
            <text:p>1.0137</text:p>
          </table:table-cell>
          <table:table-cell table:formula="of:=[.C149]+[.E148]" office:value-type="float" office:value="215036600000000" calcext:value-type="float">
            <text:p>215,036,600,000,00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[.$H$1] + ([.A150]-1)^[.$H$4]*[.$H$1])" office:value-type="float" office:value="2190500000000" calcext:value-type="float">
            <text:p>2,190,500,000,000</text:p>
          </table:table-cell>
          <table:table-cell table:formula="of:=FLOOR(([.$H$2] * ([.A150]-1)^2 + ([.A150]-1) * [.$H$3]) * [.$H$1]) + [.$H$1]" office:value-type="float" office:value="4395700000000" calcext:value-type="float">
            <text:p>4,395,700,000,000</text:p>
          </table:table-cell>
          <table:table-cell table:formula="of:=[.C150]/[.C149]" office:value-type="float" office:value="1.01362818798137" calcext:value-type="float">
            <text:p>1.0136</text:p>
          </table:table-cell>
          <table:table-cell table:formula="of:=[.C150]+[.E149]" office:value-type="float" office:value="219432300000000" calcext:value-type="float">
            <text:p>219,432,300,000,00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[.$H$1] + ([.A151]-1)^[.$H$4]*[.$H$1])" office:value-type="float" office:value="2220200000000" calcext:value-type="float">
            <text:p>2,220,200,000,000</text:p>
          </table:table-cell>
          <table:table-cell table:formula="of:=FLOOR(([.$H$2] * ([.A151]-1)^2 + ([.A151]-1) * [.$H$3]) * [.$H$1]) + [.$H$1]" office:value-type="float" office:value="4455200000000" calcext:value-type="float">
            <text:p>4,455,200,000,000</text:p>
          </table:table-cell>
          <table:table-cell table:formula="of:=[.C151]/[.C150]" office:value-type="float" office:value="1.01353595559297" calcext:value-type="float">
            <text:p>1.0135</text:p>
          </table:table-cell>
          <table:table-cell table:formula="of:=[.C151]+[.E150]" office:value-type="float" office:value="223887500000000" calcext:value-type="float">
            <text:p>223,887,500,000,00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[.$H$1] + ([.A152]-1)^[.$H$4]*[.$H$1])" office:value-type="float" office:value="2250100000000" calcext:value-type="float">
            <text:p>2,250,100,000,000</text:p>
          </table:table-cell>
          <table:table-cell table:formula="of:=FLOOR(([.$H$2] * ([.A152]-1)^2 + ([.A152]-1) * [.$H$3]) * [.$H$1]) + [.$H$1]" office:value-type="float" office:value="4515100000000" calcext:value-type="float">
            <text:p>4,515,100,000,000</text:p>
          </table:table-cell>
          <table:table-cell table:formula="of:=[.C152]/[.C151]" office:value-type="float" office:value="1.01344496318908" calcext:value-type="float">
            <text:p>1.0134</text:p>
          </table:table-cell>
          <table:table-cell table:formula="of:=[.C152]+[.E151]" office:value-type="float" office:value="228402600000000" calcext:value-type="float">
            <text:p>228,402,600,000,00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[.$H$1] + ([.A153]-1)^[.$H$4]*[.$H$1])" office:value-type="float" office:value="2280200000000" calcext:value-type="float">
            <text:p>2,280,200,000,000</text:p>
          </table:table-cell>
          <table:table-cell table:formula="of:=FLOOR(([.$H$2] * ([.A153]-1)^2 + ([.A153]-1) * [.$H$3]) * [.$H$1]) + [.$H$1]" office:value-type="float" office:value="4575400000000" calcext:value-type="float">
            <text:p>4,575,400,000,000</text:p>
          </table:table-cell>
          <table:table-cell table:formula="of:=[.C153]/[.C152]" office:value-type="float" office:value="1.01335518593165" calcext:value-type="float">
            <text:p>1.0134</text:p>
          </table:table-cell>
          <table:table-cell table:formula="of:=[.C153]+[.E152]" office:value-type="float" office:value="232978000000000" calcext:value-type="float">
            <text:p>232,978,000,000,00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[.$H$1] + ([.A154]-1)^[.$H$4]*[.$H$1])" office:value-type="float" office:value="2310500000000" calcext:value-type="float">
            <text:p>2,310,500,000,000</text:p>
          </table:table-cell>
          <table:table-cell table:formula="of:=FLOOR(([.$H$2] * ([.A154]-1)^2 + ([.A154]-1) * [.$H$3]) * [.$H$1]) + [.$H$1]" office:value-type="float" office:value="4636100000000" calcext:value-type="float">
            <text:p>4,636,100,000,000</text:p>
          </table:table-cell>
          <table:table-cell table:formula="of:=[.C154]/[.C153]" office:value-type="float" office:value="1.01326659964156" calcext:value-type="float">
            <text:p>1.0133</text:p>
          </table:table-cell>
          <table:table-cell table:formula="of:=[.C154]+[.E153]" office:value-type="float" office:value="237614100000000" calcext:value-type="float">
            <text:p>237,614,100,000,00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[.$H$1] + ([.A155]-1)^[.$H$4]*[.$H$1])" office:value-type="float" office:value="2341000000000" calcext:value-type="float">
            <text:p>2,341,000,000,000</text:p>
          </table:table-cell>
          <table:table-cell table:formula="of:=FLOOR(([.$H$2] * ([.A155]-1)^2 + ([.A155]-1) * [.$H$3]) * [.$H$1]) + [.$H$1]" office:value-type="float" office:value="4697200000000" calcext:value-type="float">
            <text:p>4,697,200,000,000</text:p>
          </table:table-cell>
          <table:table-cell table:formula="of:=[.C155]/[.C154]" office:value-type="float" office:value="1.01317918077695" calcext:value-type="float">
            <text:p>1.0132</text:p>
          </table:table-cell>
          <table:table-cell table:formula="of:=[.C155]+[.E154]" office:value-type="float" office:value="242311300000000" calcext:value-type="float">
            <text:p>242,311,300,000,00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[.$H$1] + ([.A156]-1)^[.$H$4]*[.$H$1])" office:value-type="float" office:value="2371700000000" calcext:value-type="float">
            <text:p>2,371,700,000,000</text:p>
          </table:table-cell>
          <table:table-cell table:formula="of:=FLOOR(([.$H$2] * ([.A156]-1)^2 + ([.A156]-1) * [.$H$3]) * [.$H$1]) + [.$H$1]" office:value-type="float" office:value="4758700000000" calcext:value-type="float">
            <text:p>4,758,700,000,000</text:p>
          </table:table-cell>
          <table:table-cell table:formula="of:=[.C156]/[.C155]" office:value-type="float" office:value="1.01309290641233" calcext:value-type="float">
            <text:p>1.0131</text:p>
          </table:table-cell>
          <table:table-cell table:formula="of:=[.C156]+[.E155]" office:value-type="float" office:value="247070000000000" calcext:value-type="float">
            <text:p>247,070,000,000,00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[.$H$1] + ([.A157]-1)^[.$H$4]*[.$H$1])" office:value-type="float" office:value="2402600000000" calcext:value-type="float">
            <text:p>2,402,600,000,000</text:p>
          </table:table-cell>
          <table:table-cell table:formula="of:=FLOOR(([.$H$2] * ([.A157]-1)^2 + ([.A157]-1) * [.$H$3]) * [.$H$1]) + [.$H$1]" office:value-type="float" office:value="4820600000000" calcext:value-type="float">
            <text:p>4,820,600,000,000</text:p>
          </table:table-cell>
          <table:table-cell table:formula="of:=[.C157]/[.C156]" office:value-type="float" office:value="1.01300775421859" calcext:value-type="float">
            <text:p>1.0130</text:p>
          </table:table-cell>
          <table:table-cell table:formula="of:=[.C157]+[.E156]" office:value-type="float" office:value="251890600000000" calcext:value-type="float">
            <text:p>251,890,600,000,00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[.$H$1] + ([.A158]-1)^[.$H$4]*[.$H$1])" office:value-type="float" office:value="2433700000000" calcext:value-type="float">
            <text:p>2,433,700,000,000</text:p>
          </table:table-cell>
          <table:table-cell table:formula="of:=FLOOR(([.$H$2] * ([.A158]-1)^2 + ([.A158]-1) * [.$H$3]) * [.$H$1]) + [.$H$1]" office:value-type="float" office:value="4882900000000" calcext:value-type="float">
            <text:p>4,882,900,000,000</text:p>
          </table:table-cell>
          <table:table-cell table:formula="of:=[.C158]/[.C157]" office:value-type="float" office:value="1.01292370244368" calcext:value-type="float">
            <text:p>1.0129</text:p>
          </table:table-cell>
          <table:table-cell table:formula="of:=[.C158]+[.E157]" office:value-type="float" office:value="256773500000000" calcext:value-type="float">
            <text:p>256,773,500,000,00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[.$H$1] + ([.A159]-1)^[.$H$4]*[.$H$1])" office:value-type="float" office:value="2465000000000" calcext:value-type="float">
            <text:p>2,465,000,000,000</text:p>
          </table:table-cell>
          <table:table-cell table:formula="of:=FLOOR(([.$H$2] * ([.A159]-1)^2 + ([.A159]-1) * [.$H$3]) * [.$H$1]) + [.$H$1]" office:value-type="float" office:value="4945600000000" calcext:value-type="float">
            <text:p>4,945,600,000,000</text:p>
          </table:table-cell>
          <table:table-cell table:formula="of:=[.C159]/[.C158]" office:value-type="float" office:value="1.01284072989412" calcext:value-type="float">
            <text:p>1.0128</text:p>
          </table:table-cell>
          <table:table-cell table:formula="of:=[.C159]+[.E158]" office:value-type="float" office:value="261719100000000" calcext:value-type="float">
            <text:p>261,719,100,000,00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[.$H$1] + ([.A160]-1)^[.$H$4]*[.$H$1])" office:value-type="float" office:value="2496500000000" calcext:value-type="float">
            <text:p>2,496,500,000,000</text:p>
          </table:table-cell>
          <table:table-cell table:formula="of:=FLOOR(([.$H$2] * ([.A160]-1)^2 + ([.A160]-1) * [.$H$3]) * [.$H$1]) + [.$H$1]" office:value-type="float" office:value="5008700000000" calcext:value-type="float">
            <text:p>5,008,700,000,000</text:p>
          </table:table-cell>
          <table:table-cell table:formula="of:=[.C160]/[.C159]" office:value-type="float" office:value="1.01275881591718" calcext:value-type="float">
            <text:p>1.0128</text:p>
          </table:table-cell>
          <table:table-cell table:formula="of:=[.C160]+[.E159]" office:value-type="float" office:value="266727800000000" calcext:value-type="float">
            <text:p>266,727,800,000,00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[.$H$1] + ([.A161]-1)^[.$H$4]*[.$H$1])" office:value-type="float" office:value="2528200000000" calcext:value-type="float">
            <text:p>2,528,200,000,000</text:p>
          </table:table-cell>
          <table:table-cell table:formula="of:=FLOOR(([.$H$2] * ([.A161]-1)^2 + ([.A161]-1) * [.$H$3]) * [.$H$1]) + [.$H$1]" office:value-type="float" office:value="5072200000000" calcext:value-type="float">
            <text:p>5,072,200,000,000</text:p>
          </table:table-cell>
          <table:table-cell table:formula="of:=[.C161]/[.C160]" office:value-type="float" office:value="1.01267794038373" calcext:value-type="float">
            <text:p>1.0127</text:p>
          </table:table-cell>
          <table:table-cell table:formula="of:=[.C161]+[.E160]" office:value-type="float" office:value="271800000000000" calcext:value-type="float">
            <text:p>271,800,000,000,00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[.$H$1] + ([.A162]-1)^[.$H$4]*[.$H$1])" office:value-type="float" office:value="2560100000000" calcext:value-type="float">
            <text:p>2,560,100,000,000</text:p>
          </table:table-cell>
          <table:table-cell table:formula="of:=FLOOR(([.$H$2] * ([.A162]-1)^2 + ([.A162]-1) * [.$H$3]) * [.$H$1]) + [.$H$1]" office:value-type="float" office:value="5136100000000" calcext:value-type="float">
            <text:p>5,136,100,000,000</text:p>
          </table:table-cell>
          <table:table-cell table:formula="of:=[.C162]/[.C161]" office:value-type="float" office:value="1.01259808367178" calcext:value-type="float">
            <text:p>1.0126</text:p>
          </table:table-cell>
          <table:table-cell table:formula="of:=[.C162]+[.E161]" office:value-type="float" office:value="276936100000000" calcext:value-type="float">
            <text:p>276,936,100,000,00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[.$H$1] + ([.A163]-1)^[.$H$4]*[.$H$1])" office:value-type="float" office:value="2592200000000" calcext:value-type="float">
            <text:p>2,592,200,000,000</text:p>
          </table:table-cell>
          <table:table-cell table:formula="of:=FLOOR(([.$H$2] * ([.A163]-1)^2 + ([.A163]-1) * [.$H$3]) * [.$H$1]) + [.$H$1]" office:value-type="float" office:value="5200400000000" calcext:value-type="float">
            <text:p>5,200,400,000,000</text:p>
          </table:table-cell>
          <table:table-cell table:formula="of:=[.C163]/[.C162]" office:value-type="float" office:value="1.01251922665057" calcext:value-type="float">
            <text:p>1.0125</text:p>
          </table:table-cell>
          <table:table-cell table:formula="of:=[.C163]+[.E162]" office:value-type="float" office:value="282136500000000" calcext:value-type="float">
            <text:p>282,136,500,000,00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[.$H$1] + ([.A164]-1)^[.$H$4]*[.$H$1])" office:value-type="float" office:value="2624500000000" calcext:value-type="float">
            <text:p>2,624,500,000,000</text:p>
          </table:table-cell>
          <table:table-cell table:formula="of:=FLOOR(([.$H$2] * ([.A164]-1)^2 + ([.A164]-1) * [.$H$3]) * [.$H$1]) + [.$H$1]" office:value-type="float" office:value="5265100000000" calcext:value-type="float">
            <text:p>5,265,100,000,000</text:p>
          </table:table-cell>
          <table:table-cell table:formula="of:=[.C164]/[.C163]" office:value-type="float" office:value="1.01244135066533" calcext:value-type="float">
            <text:p>1.0124</text:p>
          </table:table-cell>
          <table:table-cell table:formula="of:=[.C164]+[.E163]" office:value-type="float" office:value="287401600000000" calcext:value-type="float">
            <text:p>287,401,600,000,00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[.$H$1] + ([.A165]-1)^[.$H$4]*[.$H$1])" office:value-type="float" office:value="2657000000000" calcext:value-type="float">
            <text:p>2,657,000,000,000</text:p>
          </table:table-cell>
          <table:table-cell table:formula="of:=FLOOR(([.$H$2] * ([.A165]-1)^2 + ([.A165]-1) * [.$H$3]) * [.$H$1]) + [.$H$1]" office:value-type="float" office:value="5330200000000" calcext:value-type="float">
            <text:p>5,330,200,000,000</text:p>
          </table:table-cell>
          <table:table-cell table:formula="of:=[.C165]/[.C164]" office:value-type="float" office:value="1.01236443752255" calcext:value-type="float">
            <text:p>1.0124</text:p>
          </table:table-cell>
          <table:table-cell table:formula="of:=[.C165]+[.E164]" office:value-type="float" office:value="292731800000000" calcext:value-type="float">
            <text:p>292,731,800,000,00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[.$H$1] + ([.A166]-1)^[.$H$4]*[.$H$1])" office:value-type="float" office:value="2689700000000" calcext:value-type="float">
            <text:p>2,689,700,000,000</text:p>
          </table:table-cell>
          <table:table-cell table:formula="of:=FLOOR(([.$H$2] * ([.A166]-1)^2 + ([.A166]-1) * [.$H$3]) * [.$H$1]) + [.$H$1]" office:value-type="float" office:value="5395700000000" calcext:value-type="float">
            <text:p>5,395,700,000,000</text:p>
          </table:table-cell>
          <table:table-cell table:formula="of:=[.C166]/[.C165]" office:value-type="float" office:value="1.01228846947582" calcext:value-type="float">
            <text:p>1.0123</text:p>
          </table:table-cell>
          <table:table-cell table:formula="of:=[.C166]+[.E165]" office:value-type="float" office:value="298127500000000" calcext:value-type="float">
            <text:p>298,127,500,000,00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[.$H$1] + ([.A167]-1)^[.$H$4]*[.$H$1])" office:value-type="float" office:value="2722600000000" calcext:value-type="float">
            <text:p>2,722,600,000,000</text:p>
          </table:table-cell>
          <table:table-cell table:formula="of:=FLOOR(([.$H$2] * ([.A167]-1)^2 + ([.A167]-1) * [.$H$3]) * [.$H$1]) + [.$H$1]" office:value-type="float" office:value="5461600000000" calcext:value-type="float">
            <text:p>5,461,600,000,000</text:p>
          </table:table-cell>
          <table:table-cell table:formula="of:=[.C167]/[.C166]" office:value-type="float" office:value="1.01221342921215" calcext:value-type="float">
            <text:p>1.0122</text:p>
          </table:table-cell>
          <table:table-cell table:formula="of:=[.C167]+[.E166]" office:value-type="float" office:value="303589100000000" calcext:value-type="float">
            <text:p>303,589,100,000,00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[.$H$1] + ([.A168]-1)^[.$H$4]*[.$H$1])" office:value-type="float" office:value="2755700000000" calcext:value-type="float">
            <text:p>2,755,700,000,000</text:p>
          </table:table-cell>
          <table:table-cell table:formula="of:=FLOOR(([.$H$2] * ([.A168]-1)^2 + ([.A168]-1) * [.$H$3]) * [.$H$1]) + [.$H$1]" office:value-type="float" office:value="5527900000000" calcext:value-type="float">
            <text:p>5,527,900,000,000</text:p>
          </table:table-cell>
          <table:table-cell table:formula="of:=[.C168]/[.C167]" office:value-type="float" office:value="1.01213929983888" calcext:value-type="float">
            <text:p>1.0121</text:p>
          </table:table-cell>
          <table:table-cell table:formula="of:=[.C168]+[.E167]" office:value-type="float" office:value="309117000000000" calcext:value-type="float">
            <text:p>309,117,000,000,00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[.$H$1] + ([.A169]-1)^[.$H$4]*[.$H$1])" office:value-type="float" office:value="2789000000000" calcext:value-type="float">
            <text:p>2,789,000,000,000</text:p>
          </table:table-cell>
          <table:table-cell table:formula="of:=FLOOR(([.$H$2] * ([.A169]-1)^2 + ([.A169]-1) * [.$H$3]) * [.$H$1]) + [.$H$1]" office:value-type="float" office:value="5594600000000" calcext:value-type="float">
            <text:p>5,594,600,000,000</text:p>
          </table:table-cell>
          <table:table-cell table:formula="of:=[.C169]/[.C168]" office:value-type="float" office:value="1.01206606487093" calcext:value-type="float">
            <text:p>1.0121</text:p>
          </table:table-cell>
          <table:table-cell table:formula="of:=[.C169]+[.E168]" office:value-type="float" office:value="314711600000000" calcext:value-type="float">
            <text:p>314,711,600,000,00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[.$H$1] + ([.A170]-1)^[.$H$4]*[.$H$1])" office:value-type="float" office:value="2822500000000" calcext:value-type="float">
            <text:p>2,822,500,000,000</text:p>
          </table:table-cell>
          <table:table-cell table:formula="of:=FLOOR(([.$H$2] * ([.A170]-1)^2 + ([.A170]-1) * [.$H$3]) * [.$H$1]) + [.$H$1]" office:value-type="float" office:value="5661700000000" calcext:value-type="float">
            <text:p>5,661,700,000,000</text:p>
          </table:table-cell>
          <table:table-cell table:formula="of:=[.C170]/[.C169]" office:value-type="float" office:value="1.01199370821864" calcext:value-type="float">
            <text:p>1.0120</text:p>
          </table:table-cell>
          <table:table-cell table:formula="of:=[.C170]+[.E169]" office:value-type="float" office:value="320373300000000" calcext:value-type="float">
            <text:p>320,373,300,000,00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[.$H$1] + ([.A171]-1)^[.$H$4]*[.$H$1])" office:value-type="float" office:value="2856200000000" calcext:value-type="float">
            <text:p>2,856,200,000,000</text:p>
          </table:table-cell>
          <table:table-cell table:formula="of:=FLOOR(([.$H$2] * ([.A171]-1)^2 + ([.A171]-1) * [.$H$3]) * [.$H$1]) + [.$H$1]" office:value-type="float" office:value="5729200000000" calcext:value-type="float">
            <text:p>5,729,200,000,000</text:p>
          </table:table-cell>
          <table:table-cell table:formula="of:=[.C171]/[.C170]" office:value-type="float" office:value="1.01192221417595" calcext:value-type="float">
            <text:p>1.0119</text:p>
          </table:table-cell>
          <table:table-cell table:formula="of:=[.C171]+[.E170]" office:value-type="float" office:value="326102500000000" calcext:value-type="float">
            <text:p>326,102,500,000,00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[.$H$1] + ([.A172]-1)^[.$H$4]*[.$H$1])" office:value-type="float" office:value="2890100000000" calcext:value-type="float">
            <text:p>2,890,100,000,000</text:p>
          </table:table-cell>
          <table:table-cell table:formula="of:=FLOOR(([.$H$2] * ([.A172]-1)^2 + ([.A172]-1) * [.$H$3]) * [.$H$1]) + [.$H$1]" office:value-type="float" office:value="5797100000000" calcext:value-type="float">
            <text:p>5,797,100,000,000</text:p>
          </table:table-cell>
          <table:table-cell table:formula="of:=[.C172]/[.C171]" office:value-type="float" office:value="1.01185156740906" calcext:value-type="float">
            <text:p>1.0119</text:p>
          </table:table-cell>
          <table:table-cell table:formula="of:=[.C172]+[.E171]" office:value-type="float" office:value="331899600000000" calcext:value-type="float">
            <text:p>331,899,600,000,00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[.$H$1] + ([.A173]-1)^[.$H$4]*[.$H$1])" office:value-type="float" office:value="2924200000000" calcext:value-type="float">
            <text:p>2,924,200,000,000</text:p>
          </table:table-cell>
          <table:table-cell table:formula="of:=FLOOR(([.$H$2] * ([.A173]-1)^2 + ([.A173]-1) * [.$H$3]) * [.$H$1]) + [.$H$1]" office:value-type="float" office:value="5865400000000" calcext:value-type="float">
            <text:p>5,865,400,000,000</text:p>
          </table:table-cell>
          <table:table-cell table:formula="of:=[.C173]/[.C172]" office:value-type="float" office:value="1.01178175294544" calcext:value-type="float">
            <text:p>1.0118</text:p>
          </table:table-cell>
          <table:table-cell table:formula="of:=[.C173]+[.E172]" office:value-type="float" office:value="337765000000000" calcext:value-type="float">
            <text:p>337,765,000,000,00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[.$H$1] + ([.A174]-1)^[.$H$4]*[.$H$1])" office:value-type="float" office:value="2958500000000" calcext:value-type="float">
            <text:p>2,958,500,000,000</text:p>
          </table:table-cell>
          <table:table-cell table:formula="of:=FLOOR(([.$H$2] * ([.A174]-1)^2 + ([.A174]-1) * [.$H$3]) * [.$H$1]) + [.$H$1]" office:value-type="float" office:value="5934100000000" calcext:value-type="float">
            <text:p>5,934,100,000,000</text:p>
          </table:table-cell>
          <table:table-cell table:formula="of:=[.C174]/[.C173]" office:value-type="float" office:value="1.01171275616326" calcext:value-type="float">
            <text:p>1.0117</text:p>
          </table:table-cell>
          <table:table-cell table:formula="of:=[.C174]+[.E173]" office:value-type="float" office:value="343699100000000" calcext:value-type="float">
            <text:p>343,699,100,000,00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[.$H$1] + ([.A175]-1)^[.$H$4]*[.$H$1])" office:value-type="float" office:value="2993000000000" calcext:value-type="float">
            <text:p>2,993,000,000,000</text:p>
          </table:table-cell>
          <table:table-cell table:formula="of:=FLOOR(([.$H$2] * ([.A175]-1)^2 + ([.A175]-1) * [.$H$3]) * [.$H$1]) + [.$H$1]" office:value-type="float" office:value="6003200000000" calcext:value-type="float">
            <text:p>6,003,200,000,000</text:p>
          </table:table-cell>
          <table:table-cell table:formula="of:=[.C175]/[.C174]" office:value-type="float" office:value="1.01164456278121" calcext:value-type="float">
            <text:p>1.0116</text:p>
          </table:table-cell>
          <table:table-cell table:formula="of:=[.C175]+[.E174]" office:value-type="float" office:value="349702300000000" calcext:value-type="float">
            <text:p>349,702,300,000,00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[.$H$1] + ([.A176]-1)^[.$H$4]*[.$H$1])" office:value-type="float" office:value="3027700000000" calcext:value-type="float">
            <text:p>3,027,700,000,000</text:p>
          </table:table-cell>
          <table:table-cell table:formula="of:=FLOOR(([.$H$2] * ([.A176]-1)^2 + ([.A176]-1) * [.$H$3]) * [.$H$1]) + [.$H$1]" office:value-type="float" office:value="6072700000000" calcext:value-type="float">
            <text:p>6,072,700,000,000</text:p>
          </table:table-cell>
          <table:table-cell table:formula="of:=[.C176]/[.C175]" office:value-type="float" office:value="1.01157715884861" calcext:value-type="float">
            <text:p>1.0116</text:p>
          </table:table-cell>
          <table:table-cell table:formula="of:=[.C176]+[.E175]" office:value-type="float" office:value="355775000000000" calcext:value-type="float">
            <text:p>355,775,000,000,00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[.$H$1] + ([.A177]-1)^[.$H$4]*[.$H$1])" office:value-type="float" office:value="3062600000000" calcext:value-type="float">
            <text:p>3,062,600,000,000</text:p>
          </table:table-cell>
          <table:table-cell table:formula="of:=FLOOR(([.$H$2] * ([.A177]-1)^2 + ([.A177]-1) * [.$H$3]) * [.$H$1]) + [.$H$1]" office:value-type="float" office:value="6142600000000" calcext:value-type="float">
            <text:p>6,142,600,000,000</text:p>
          </table:table-cell>
          <table:table-cell table:formula="of:=[.C177]/[.C176]" office:value-type="float" office:value="1.01151053073592" calcext:value-type="float">
            <text:p>1.0115</text:p>
          </table:table-cell>
          <table:table-cell table:formula="of:=[.C177]+[.E176]" office:value-type="float" office:value="361917600000000" calcext:value-type="float">
            <text:p>361,917,600,000,00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[.$H$1] + ([.A178]-1)^[.$H$4]*[.$H$1])" office:value-type="float" office:value="3097700000000" calcext:value-type="float">
            <text:p>3,097,700,000,000</text:p>
          </table:table-cell>
          <table:table-cell table:formula="of:=FLOOR(([.$H$2] * ([.A178]-1)^2 + ([.A178]-1) * [.$H$3]) * [.$H$1]) + [.$H$1]" office:value-type="float" office:value="6212900000000" calcext:value-type="float">
            <text:p>6,212,900,000,000</text:p>
          </table:table-cell>
          <table:table-cell table:formula="of:=[.C178]/[.C177]" office:value-type="float" office:value="1.01144466512552" calcext:value-type="float">
            <text:p>1.0114</text:p>
          </table:table-cell>
          <table:table-cell table:formula="of:=[.C178]+[.E177]" office:value-type="float" office:value="368130500000000" calcext:value-type="float">
            <text:p>368,130,500,000,00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[.$H$1] + ([.A179]-1)^[.$H$4]*[.$H$1])" office:value-type="float" office:value="3133000000000" calcext:value-type="float">
            <text:p>3,133,000,000,000</text:p>
          </table:table-cell>
          <table:table-cell table:formula="of:=FLOOR(([.$H$2] * ([.A179]-1)^2 + ([.A179]-1) * [.$H$3]) * [.$H$1]) + [.$H$1]" office:value-type="float" office:value="6283600000000" calcext:value-type="float">
            <text:p>6,283,600,000,000</text:p>
          </table:table-cell>
          <table:table-cell table:formula="of:=[.C179]/[.C178]" office:value-type="float" office:value="1.01137954900288" calcext:value-type="float">
            <text:p>1.0114</text:p>
          </table:table-cell>
          <table:table-cell table:formula="of:=[.C179]+[.E178]" office:value-type="float" office:value="374414100000000" calcext:value-type="float">
            <text:p>374,414,100,000,00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[.$H$1] + ([.A180]-1)^[.$H$4]*[.$H$1])" office:value-type="float" office:value="3168500000000" calcext:value-type="float">
            <text:p>3,168,500,000,000</text:p>
          </table:table-cell>
          <table:table-cell table:formula="of:=FLOOR(([.$H$2] * ([.A180]-1)^2 + ([.A180]-1) * [.$H$3]) * [.$H$1]) + [.$H$1]" office:value-type="float" office:value="6354700000000" calcext:value-type="float">
            <text:p>6,354,700,000,000</text:p>
          </table:table-cell>
          <table:table-cell table:formula="of:=[.C180]/[.C179]" office:value-type="float" office:value="1.01131516964797" calcext:value-type="float">
            <text:p>1.0113</text:p>
          </table:table-cell>
          <table:table-cell table:formula="of:=[.C180]+[.E179]" office:value-type="float" office:value="380768800000000" calcext:value-type="float">
            <text:p>380,768,800,000,00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[.$H$1] + ([.A181]-1)^[.$H$4]*[.$H$1])" office:value-type="float" office:value="3204200000000" calcext:value-type="float">
            <text:p>3,204,200,000,000</text:p>
          </table:table-cell>
          <table:table-cell table:formula="of:=FLOOR(([.$H$2] * ([.A181]-1)^2 + ([.A181]-1) * [.$H$3]) * [.$H$1]) + [.$H$1]" office:value-type="float" office:value="6426200000000" calcext:value-type="float">
            <text:p>6,426,200,000,000</text:p>
          </table:table-cell>
          <table:table-cell table:formula="of:=[.C181]/[.C180]" office:value-type="float" office:value="1.01125151462697" calcext:value-type="float">
            <text:p>1.0113</text:p>
          </table:table-cell>
          <table:table-cell table:formula="of:=[.C181]+[.E180]" office:value-type="float" office:value="387195000000000" calcext:value-type="float">
            <text:p>387,195,000,000,00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[.$H$1] + ([.A182]-1)^[.$H$4]*[.$H$1])" office:value-type="float" office:value="3240100000000" calcext:value-type="float">
            <text:p>3,240,100,000,000</text:p>
          </table:table-cell>
          <table:table-cell table:formula="of:=FLOOR(([.$H$2] * ([.A182]-1)^2 + ([.A182]-1) * [.$H$3]) * [.$H$1]) + [.$H$1]" office:value-type="float" office:value="6498100000000" calcext:value-type="float">
            <text:p>6,498,100,000,000</text:p>
          </table:table-cell>
          <table:table-cell table:formula="of:=[.C182]/[.C181]" office:value-type="float" office:value="1.01118857178426" calcext:value-type="float">
            <text:p>1.0112</text:p>
          </table:table-cell>
          <table:table-cell table:formula="of:=[.C182]+[.E181]" office:value-type="float" office:value="393693100000000" calcext:value-type="float">
            <text:p>393,693,100,000,00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[.$H$1] + ([.A183]-1)^[.$H$4]*[.$H$1])" office:value-type="float" office:value="3276200000000" calcext:value-type="float">
            <text:p>3,276,200,000,000</text:p>
          </table:table-cell>
          <table:table-cell table:formula="of:=FLOOR(([.$H$2] * ([.A183]-1)^2 + ([.A183]-1) * [.$H$3]) * [.$H$1]) + [.$H$1]" office:value-type="float" office:value="6570400000000" calcext:value-type="float">
            <text:p>6,570,400,000,000</text:p>
          </table:table-cell>
          <table:table-cell table:formula="of:=[.C183]/[.C182]" office:value-type="float" office:value="1.0111263292347" calcext:value-type="float">
            <text:p>1.0111</text:p>
          </table:table-cell>
          <table:table-cell table:formula="of:=[.C183]+[.E182]" office:value-type="float" office:value="400263500000000" calcext:value-type="float">
            <text:p>400,263,500,000,00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[.$H$1] + ([.A184]-1)^[.$H$4]*[.$H$1])" office:value-type="float" office:value="3312500000000" calcext:value-type="float">
            <text:p>3,312,500,000,000</text:p>
          </table:table-cell>
          <table:table-cell table:formula="of:=FLOOR(([.$H$2] * ([.A184]-1)^2 + ([.A184]-1) * [.$H$3]) * [.$H$1]) + [.$H$1]" office:value-type="float" office:value="6643100000000" calcext:value-type="float">
            <text:p>6,643,100,000,000</text:p>
          </table:table-cell>
          <table:table-cell table:formula="of:=[.C184]/[.C183]" office:value-type="float" office:value="1.01106477535614" calcext:value-type="float">
            <text:p>1.0111</text:p>
          </table:table-cell>
          <table:table-cell table:formula="of:=[.C184]+[.E183]" office:value-type="float" office:value="406906600000000" calcext:value-type="float">
            <text:p>406,906,600,000,00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[.$H$1] + ([.A185]-1)^[.$H$4]*[.$H$1])" office:value-type="float" office:value="3349000000000" calcext:value-type="float">
            <text:p>3,349,000,000,000</text:p>
          </table:table-cell>
          <table:table-cell table:formula="of:=FLOOR(([.$H$2] * ([.A185]-1)^2 + ([.A185]-1) * [.$H$3]) * [.$H$1]) + [.$H$1]" office:value-type="float" office:value="6716200000000" calcext:value-type="float">
            <text:p>6,716,200,000,000</text:p>
          </table:table-cell>
          <table:table-cell table:formula="of:=[.C185]/[.C184]" office:value-type="float" office:value="1.0110038987822" calcext:value-type="float">
            <text:p>1.0110</text:p>
          </table:table-cell>
          <table:table-cell table:formula="of:=[.C185]+[.E184]" office:value-type="float" office:value="413622800000000" calcext:value-type="float">
            <text:p>413,622,800,000,00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[.$H$1] + ([.A186]-1)^[.$H$4]*[.$H$1])" office:value-type="float" office:value="3385700000000" calcext:value-type="float">
            <text:p>3,385,700,000,000</text:p>
          </table:table-cell>
          <table:table-cell table:formula="of:=FLOOR(([.$H$2] * ([.A186]-1)^2 + ([.A186]-1) * [.$H$3]) * [.$H$1]) + [.$H$1]" office:value-type="float" office:value="6789700000000" calcext:value-type="float">
            <text:p>6,789,700,000,000</text:p>
          </table:table-cell>
          <table:table-cell table:formula="of:=[.C186]/[.C185]" office:value-type="float" office:value="1.01094368839522" calcext:value-type="float">
            <text:p>1.0109</text:p>
          </table:table-cell>
          <table:table-cell table:formula="of:=[.C186]+[.E185]" office:value-type="float" office:value="420412500000000" calcext:value-type="float">
            <text:p>420,412,500,000,00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[.$H$1] + ([.A187]-1)^[.$H$4]*[.$H$1])" office:value-type="float" office:value="3422600000000" calcext:value-type="float">
            <text:p>3,422,600,000,000</text:p>
          </table:table-cell>
          <table:table-cell table:formula="of:=FLOOR(([.$H$2] * ([.A187]-1)^2 + ([.A187]-1) * [.$H$3]) * [.$H$1]) + [.$H$1]" office:value-type="float" office:value="6863600000000" calcext:value-type="float">
            <text:p>6,863,600,000,000</text:p>
          </table:table-cell>
          <table:table-cell table:formula="of:=[.C187]/[.C186]" office:value-type="float" office:value="1.01088413331959" calcext:value-type="float">
            <text:p>1.0109</text:p>
          </table:table-cell>
          <table:table-cell table:formula="of:=[.C187]+[.E186]" office:value-type="float" office:value="427276100000000" calcext:value-type="float">
            <text:p>427,276,100,000,00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[.$H$1] + ([.A188]-1)^[.$H$4]*[.$H$1])" office:value-type="float" office:value="3459700000000" calcext:value-type="float">
            <text:p>3,459,700,000,000</text:p>
          </table:table-cell>
          <table:table-cell table:formula="of:=FLOOR(([.$H$2] * ([.A188]-1)^2 + ([.A188]-1) * [.$H$3]) * [.$H$1]) + [.$H$1]" office:value-type="float" office:value="6937900000000" calcext:value-type="float">
            <text:p>6,937,900,000,000</text:p>
          </table:table-cell>
          <table:table-cell table:formula="of:=[.C188]/[.C187]" office:value-type="float" office:value="1.01082522291509" calcext:value-type="float">
            <text:p>1.0108</text:p>
          </table:table-cell>
          <table:table-cell table:formula="of:=[.C188]+[.E187]" office:value-type="float" office:value="434214000000000" calcext:value-type="float">
            <text:p>434,214,000,000,00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[.$H$1] + ([.A189]-1)^[.$H$4]*[.$H$1])" office:value-type="float" office:value="3497000000000" calcext:value-type="float">
            <text:p>3,497,000,000,000</text:p>
          </table:table-cell>
          <table:table-cell table:formula="of:=FLOOR(([.$H$2] * ([.A189]-1)^2 + ([.A189]-1) * [.$H$3]) * [.$H$1]) + [.$H$1]" office:value-type="float" office:value="7012600000000" calcext:value-type="float">
            <text:p>7,012,600,000,000</text:p>
          </table:table-cell>
          <table:table-cell table:formula="of:=[.C189]/[.C188]" office:value-type="float" office:value="1.01076694677064" calcext:value-type="float">
            <text:p>1.0108</text:p>
          </table:table-cell>
          <table:table-cell table:formula="of:=[.C189]+[.E188]" office:value-type="float" office:value="441226600000000" calcext:value-type="float">
            <text:p>441,226,600,000,00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[.$H$1] + ([.A190]-1)^[.$H$4]*[.$H$1])" office:value-type="float" office:value="3534500000000" calcext:value-type="float">
            <text:p>3,534,500,000,000</text:p>
          </table:table-cell>
          <table:table-cell table:formula="of:=FLOOR(([.$H$2] * ([.A190]-1)^2 + ([.A190]-1) * [.$H$3]) * [.$H$1]) + [.$H$1]" office:value-type="float" office:value="7087700000000" calcext:value-type="float">
            <text:p>7,087,700,000,000</text:p>
          </table:table-cell>
          <table:table-cell table:formula="of:=[.C190]/[.C189]" office:value-type="float" office:value="1.01070929469811" calcext:value-type="float">
            <text:p>1.0107</text:p>
          </table:table-cell>
          <table:table-cell table:formula="of:=[.C190]+[.E189]" office:value-type="float" office:value="448314300000000" calcext:value-type="float">
            <text:p>448,314,300,000,00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[.$H$1] + ([.A191]-1)^[.$H$4]*[.$H$1])" office:value-type="float" office:value="3572200000000" calcext:value-type="float">
            <text:p>3,572,200,000,000</text:p>
          </table:table-cell>
          <table:table-cell table:formula="of:=FLOOR(([.$H$2] * ([.A191]-1)^2 + ([.A191]-1) * [.$H$3]) * [.$H$1]) + [.$H$1]" office:value-type="float" office:value="7163200000000" calcext:value-type="float">
            <text:p>7,163,200,000,000</text:p>
          </table:table-cell>
          <table:table-cell table:formula="of:=[.C191]/[.C190]" office:value-type="float" office:value="1.01065225672644" calcext:value-type="float">
            <text:p>1.0107</text:p>
          </table:table-cell>
          <table:table-cell table:formula="of:=[.C191]+[.E190]" office:value-type="float" office:value="455477500000000" calcext:value-type="float">
            <text:p>455,477,500,000,00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[.$H$1] + ([.A192]-1)^[.$H$4]*[.$H$1])" office:value-type="float" office:value="3610100000000" calcext:value-type="float">
            <text:p>3,610,100,000,000</text:p>
          </table:table-cell>
          <table:table-cell table:formula="of:=FLOOR(([.$H$2] * ([.A192]-1)^2 + ([.A192]-1) * [.$H$3]) * [.$H$1]) + [.$H$1]" office:value-type="float" office:value="7239100000000" calcext:value-type="float">
            <text:p>7,239,100,000,000</text:p>
          </table:table-cell>
          <table:table-cell table:formula="of:=[.C192]/[.C191]" office:value-type="float" office:value="1.01059582309582" calcext:value-type="float">
            <text:p>1.0106</text:p>
          </table:table-cell>
          <table:table-cell table:formula="of:=[.C192]+[.E191]" office:value-type="float" office:value="462716600000000" calcext:value-type="float">
            <text:p>462,716,600,000,00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[.$H$1] + ([.A193]-1)^[.$H$4]*[.$H$1])" office:value-type="float" office:value="3648200000000" calcext:value-type="float">
            <text:p>3,648,200,000,000</text:p>
          </table:table-cell>
          <table:table-cell table:formula="of:=FLOOR(([.$H$2] * ([.A193]-1)^2 + ([.A193]-1) * [.$H$3]) * [.$H$1]) + [.$H$1]" office:value-type="float" office:value="7315400000000" calcext:value-type="float">
            <text:p>7,315,400,000,000</text:p>
          </table:table-cell>
          <table:table-cell table:formula="of:=[.C193]/[.C192]" office:value-type="float" office:value="1.01053998425219" calcext:value-type="float">
            <text:p>1.0105</text:p>
          </table:table-cell>
          <table:table-cell table:formula="of:=[.C193]+[.E192]" office:value-type="float" office:value="470032000000000" calcext:value-type="float">
            <text:p>470,032,000,000,00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[.$H$1] + ([.A194]-1)^[.$H$4]*[.$H$1])" office:value-type="float" office:value="3686500000000" calcext:value-type="float">
            <text:p>3,686,500,000,000</text:p>
          </table:table-cell>
          <table:table-cell table:formula="of:=FLOOR(([.$H$2] * ([.A194]-1)^2 + ([.A194]-1) * [.$H$3]) * [.$H$1]) + [.$H$1]" office:value-type="float" office:value="7392100000000" calcext:value-type="float">
            <text:p>7,392,100,000,000</text:p>
          </table:table-cell>
          <table:table-cell table:formula="of:=[.C194]/[.C193]" office:value-type="float" office:value="1.01048473084179" calcext:value-type="float">
            <text:p>1.0105</text:p>
          </table:table-cell>
          <table:table-cell table:formula="of:=[.C194]+[.E193]" office:value-type="float" office:value="477424100000000" calcext:value-type="float">
            <text:p>477,424,100,000,00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[.$H$1] + ([.A195]-1)^[.$H$4]*[.$H$1])" office:value-type="float" office:value="3725000000000" calcext:value-type="float">
            <text:p>3,725,000,000,000</text:p>
          </table:table-cell>
          <table:table-cell table:formula="of:=FLOOR(([.$H$2] * ([.A195]-1)^2 + ([.A195]-1) * [.$H$3]) * [.$H$1]) + [.$H$1]" office:value-type="float" office:value="7469200000000" calcext:value-type="float">
            <text:p>7,469,200,000,000</text:p>
          </table:table-cell>
          <table:table-cell table:formula="of:=[.C195]/[.C194]" office:value-type="float" office:value="1.01043005370598" calcext:value-type="float">
            <text:p>1.0104</text:p>
          </table:table-cell>
          <table:table-cell table:formula="of:=[.C195]+[.E194]" office:value-type="float" office:value="484893300000000" calcext:value-type="float">
            <text:p>484,893,300,000,00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[.$H$1] + ([.A196]-1)^[.$H$4]*[.$H$1])" office:value-type="float" office:value="3763700000000" calcext:value-type="float">
            <text:p>3,763,700,000,000</text:p>
          </table:table-cell>
          <table:table-cell table:formula="of:=FLOOR(([.$H$2] * ([.A196]-1)^2 + ([.A196]-1) * [.$H$3]) * [.$H$1]) + [.$H$1]" office:value-type="float" office:value="7546700000000" calcext:value-type="float">
            <text:p>7,546,700,000,000</text:p>
          </table:table-cell>
          <table:table-cell table:formula="of:=[.C196]/[.C195]" office:value-type="float" office:value="1.01037594387618" calcext:value-type="float">
            <text:p>1.0104</text:p>
          </table:table-cell>
          <table:table-cell table:formula="of:=[.C196]+[.E195]" office:value-type="float" office:value="492440000000000" calcext:value-type="float">
            <text:p>492,440,000,000,00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[.$H$1] + ([.A197]-1)^[.$H$4]*[.$H$1])" office:value-type="float" office:value="3802600000000" calcext:value-type="float">
            <text:p>3,802,600,000,000</text:p>
          </table:table-cell>
          <table:table-cell table:formula="of:=FLOOR(([.$H$2] * ([.A197]-1)^2 + ([.A197]-1) * [.$H$3]) * [.$H$1]) + [.$H$1]" office:value-type="float" office:value="7624600000000" calcext:value-type="float">
            <text:p>7,624,600,000,000</text:p>
          </table:table-cell>
          <table:table-cell table:formula="of:=[.C197]/[.C196]" office:value-type="float" office:value="1.01032239256894" calcext:value-type="float">
            <text:p>1.0103</text:p>
          </table:table-cell>
          <table:table-cell table:formula="of:=[.C197]+[.E196]" office:value-type="float" office:value="500064600000000" calcext:value-type="float">
            <text:p>500,064,600,000,00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[.$H$1] + ([.A198]-1)^[.$H$4]*[.$H$1])" office:value-type="float" office:value="3841700000000" calcext:value-type="float">
            <text:p>3,841,700,000,000</text:p>
          </table:table-cell>
          <table:table-cell table:formula="of:=FLOOR(([.$H$2] * ([.A198]-1)^2 + ([.A198]-1) * [.$H$3]) * [.$H$1]) + [.$H$1]" office:value-type="float" office:value="7702900000000" calcext:value-type="float">
            <text:p>7,702,900,000,000</text:p>
          </table:table-cell>
          <table:table-cell table:formula="of:=[.C198]/[.C197]" office:value-type="float" office:value="1.01026939118118" calcext:value-type="float">
            <text:p>1.0103</text:p>
          </table:table-cell>
          <table:table-cell table:formula="of:=[.C198]+[.E197]" office:value-type="float" office:value="507767500000000" calcext:value-type="float">
            <text:p>507,767,500,000,00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[.$H$1] + ([.A199]-1)^[.$H$4]*[.$H$1])" office:value-type="float" office:value="3881000000000" calcext:value-type="float">
            <text:p>3,881,000,000,000</text:p>
          </table:table-cell>
          <table:table-cell table:formula="of:=FLOOR(([.$H$2] * ([.A199]-1)^2 + ([.A199]-1) * [.$H$3]) * [.$H$1]) + [.$H$1]" office:value-type="float" office:value="7781600000000" calcext:value-type="float">
            <text:p>7,781,600,000,000</text:p>
          </table:table-cell>
          <table:table-cell table:formula="of:=[.C199]/[.C198]" office:value-type="float" office:value="1.01021693128562" calcext:value-type="float">
            <text:p>1.0102</text:p>
          </table:table-cell>
          <table:table-cell table:formula="of:=[.C199]+[.E198]" office:value-type="float" office:value="515549100000000" calcext:value-type="float">
            <text:p>515,549,100,000,00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[.$H$1] + ([.A200]-1)^[.$H$4]*[.$H$1])" office:value-type="float" office:value="3920500000000" calcext:value-type="float">
            <text:p>3,920,500,000,000</text:p>
          </table:table-cell>
          <table:table-cell table:formula="of:=FLOOR(([.$H$2] * ([.A200]-1)^2 + ([.A200]-1) * [.$H$3]) * [.$H$1]) + [.$H$1]" office:value-type="float" office:value="7860700000000" calcext:value-type="float">
            <text:p>7,860,700,000,000</text:p>
          </table:table-cell>
          <table:table-cell table:formula="of:=[.C200]/[.C199]" office:value-type="float" office:value="1.0101650046263" calcext:value-type="float">
            <text:p>1.0102</text:p>
          </table:table-cell>
          <table:table-cell table:formula="of:=[.C200]+[.E199]" office:value-type="float" office:value="523409800000000" calcext:value-type="float">
            <text:p>523,409,800,000,0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$H$1] + ([.A201]-1)^[.$H$4]*[.$H$1])" office:value-type="float" office:value="3960200000000" calcext:value-type="float">
            <text:p>3,960,200,000,000</text:p>
          </table:table-cell>
          <table:table-cell table:formula="of:=FLOOR(([.$H$2] * ([.A201]-1)^2 + ([.A201]-1) * [.$H$3]) * [.$H$1]) + [.$H$1]" office:value-type="float" office:value="7940200000000" calcext:value-type="float">
            <text:p>7,940,200,000,000</text:p>
          </table:table-cell>
          <table:table-cell table:formula="of:=[.C201]/[.C200]" office:value-type="float" office:value="1.01011360311423" calcext:value-type="float">
            <text:p>1.0101</text:p>
          </table:table-cell>
          <table:table-cell table:formula="of:=[.C201]+[.E200]" office:value-type="float" office:value="531350000000000" calcext:value-type="float">
            <text:p>531,350,000,000,0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[.$H$1] + ([.A202]-1)^[.$H$4]*[.$H$1])" office:value-type="float" office:value="4000100000000" calcext:value-type="float">
            <text:p>4,000,100,000,000</text:p>
          </table:table-cell>
          <table:table-cell table:formula="of:=FLOOR(([.$H$2] * ([.A202]-1)^2 + ([.A202]-1) * [.$H$3]) * [.$H$1]) + [.$H$1]" office:value-type="float" office:value="8020100000000" calcext:value-type="float">
            <text:p>8,020,100,000,000</text:p>
          </table:table-cell>
          <table:table-cell table:formula="of:=[.C202]/[.C201]" office:value-type="float" office:value="1.0100627188232" calcext:value-type="float">
            <text:p>1.0101</text:p>
          </table:table-cell>
          <table:table-cell table:formula="of:=[.C202]+[.E201]" office:value-type="float" office:value="539370100000000" calcext:value-type="float">
            <text:p>539,370,100,000,00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[.$H$1] + ([.A203]-1)^[.$H$4]*[.$H$1])" office:value-type="float" office:value="4040200000000" calcext:value-type="float">
            <text:p>4,040,200,000,000</text:p>
          </table:table-cell>
          <table:table-cell table:formula="of:=FLOOR(([.$H$2] * ([.A203]-1)^2 + ([.A203]-1) * [.$H$3]) * [.$H$1]) + [.$H$1]" office:value-type="float" office:value="8100400000000" calcext:value-type="float">
            <text:p>8,100,400,000,000</text:p>
          </table:table-cell>
          <table:table-cell table:formula="of:=[.C203]/[.C202]" office:value-type="float" office:value="1.01001234398574" calcext:value-type="float">
            <text:p>1.0100</text:p>
          </table:table-cell>
          <table:table-cell table:formula="of:=[.C203]+[.E202]" office:value-type="float" office:value="547470500000000" calcext:value-type="float">
            <text:p>547,470,500,000,00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[.$H$1] + ([.A204]-1)^[.$H$4]*[.$H$1])" office:value-type="float" office:value="4080500000000" calcext:value-type="float">
            <text:p>4,080,500,000,000</text:p>
          </table:table-cell>
          <table:table-cell table:formula="of:=FLOOR(([.$H$2] * ([.A204]-1)^2 + ([.A204]-1) * [.$H$3]) * [.$H$1]) + [.$H$1]" office:value-type="float" office:value="8181100000000" calcext:value-type="float">
            <text:p>8,181,100,000,000</text:p>
          </table:table-cell>
          <table:table-cell table:formula="of:=[.C204]/[.C203]" office:value-type="float" office:value="1.00996247098909" calcext:value-type="float">
            <text:p>1.0100</text:p>
          </table:table-cell>
          <table:table-cell table:formula="of:=[.C204]+[.E203]" office:value-type="float" office:value="555651600000000" calcext:value-type="float">
            <text:p>555,651,600,000,00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[.$H$1] + ([.A205]-1)^[.$H$4]*[.$H$1])" office:value-type="float" office:value="4121000000000" calcext:value-type="float">
            <text:p>4,121,000,000,000</text:p>
          </table:table-cell>
          <table:table-cell table:formula="of:=FLOOR(([.$H$2] * ([.A205]-1)^2 + ([.A205]-1) * [.$H$3]) * [.$H$1]) + [.$H$1]" office:value-type="float" office:value="8262200000000" calcext:value-type="float">
            <text:p>8,262,200,000,000</text:p>
          </table:table-cell>
          <table:table-cell table:formula="of:=[.C205]/[.C204]" office:value-type="float" office:value="1.00991309237144" calcext:value-type="float">
            <text:p>1.0099</text:p>
          </table:table-cell>
          <table:table-cell table:formula="of:=[.C205]+[.E204]" office:value-type="float" office:value="563913800000000" calcext:value-type="float">
            <text:p>563,913,800,000,00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[.$H$1] + ([.A206]-1)^[.$H$4]*[.$H$1])" office:value-type="float" office:value="4161700000000" calcext:value-type="float">
            <text:p>4,161,700,000,000</text:p>
          </table:table-cell>
          <table:table-cell table:formula="of:=FLOOR(([.$H$2] * ([.A206]-1)^2 + ([.A206]-1) * [.$H$3]) * [.$H$1]) + [.$H$1]" office:value-type="float" office:value="8343700000000" calcext:value-type="float">
            <text:p>8,343,700,000,000</text:p>
          </table:table-cell>
          <table:table-cell table:formula="of:=[.C206]/[.C205]" office:value-type="float" office:value="1.00986420081818" calcext:value-type="float">
            <text:p>1.0099</text:p>
          </table:table-cell>
          <table:table-cell table:formula="of:=[.C206]+[.E205]" office:value-type="float" office:value="572257500000000" calcext:value-type="float">
            <text:p>572,257,500,000,00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[.$H$1] + ([.A207]-1)^[.$H$4]*[.$H$1])" office:value-type="float" office:value="4202600000000" calcext:value-type="float">
            <text:p>4,202,600,000,000</text:p>
          </table:table-cell>
          <table:table-cell table:formula="of:=FLOOR(([.$H$2] * ([.A207]-1)^2 + ([.A207]-1) * [.$H$3]) * [.$H$1]) + [.$H$1]" office:value-type="float" office:value="8425600000000" calcext:value-type="float">
            <text:p>8,425,600,000,000</text:p>
          </table:table-cell>
          <table:table-cell table:formula="of:=[.C207]/[.C206]" office:value-type="float" office:value="1.00981578915829" calcext:value-type="float">
            <text:p>1.0098</text:p>
          </table:table-cell>
          <table:table-cell table:formula="of:=[.C207]+[.E206]" office:value-type="float" office:value="580683100000000" calcext:value-type="float">
            <text:p>580,683,100,000,00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[.$H$1] + ([.A208]-1)^[.$H$4]*[.$H$1])" office:value-type="float" office:value="4243700000000" calcext:value-type="float">
            <text:p>4,243,700,000,000</text:p>
          </table:table-cell>
          <table:table-cell table:formula="of:=FLOOR(([.$H$2] * ([.A208]-1)^2 + ([.A208]-1) * [.$H$3]) * [.$H$1]) + [.$H$1]" office:value-type="float" office:value="8507900000000" calcext:value-type="float">
            <text:p>8,507,900,000,000</text:p>
          </table:table-cell>
          <table:table-cell table:formula="of:=[.C208]/[.C207]" office:value-type="float" office:value="1.00976785036081" calcext:value-type="float">
            <text:p>1.0098</text:p>
          </table:table-cell>
          <table:table-cell table:formula="of:=[.C208]+[.E207]" office:value-type="float" office:value="589191000000000" calcext:value-type="float">
            <text:p>589,191,000,000,00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[.$H$1] + ([.A209]-1)^[.$H$4]*[.$H$1])" office:value-type="float" office:value="4285000000000" calcext:value-type="float">
            <text:p>4,285,000,000,000</text:p>
          </table:table-cell>
          <table:table-cell table:formula="of:=FLOOR(([.$H$2] * ([.A209]-1)^2 + ([.A209]-1) * [.$H$3]) * [.$H$1]) + [.$H$1]" office:value-type="float" office:value="8590600000000" calcext:value-type="float">
            <text:p>8,590,600,000,000</text:p>
          </table:table-cell>
          <table:table-cell table:formula="of:=[.C209]/[.C208]" office:value-type="float" office:value="1.00972037753147" calcext:value-type="float">
            <text:p>1.0097</text:p>
          </table:table-cell>
          <table:table-cell table:formula="of:=[.C209]+[.E208]" office:value-type="float" office:value="597781600000000" calcext:value-type="float">
            <text:p>597,781,600,000,00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[.$H$1] + ([.A210]-1)^[.$H$4]*[.$H$1])" office:value-type="float" office:value="4326500000000" calcext:value-type="float">
            <text:p>4,326,500,000,000</text:p>
          </table:table-cell>
          <table:table-cell table:formula="of:=FLOOR(([.$H$2] * ([.A210]-1)^2 + ([.A210]-1) * [.$H$3]) * [.$H$1]) + [.$H$1]" office:value-type="float" office:value="8673700000000" calcext:value-type="float">
            <text:p>8,673,700,000,000</text:p>
          </table:table-cell>
          <table:table-cell table:formula="of:=[.C210]/[.C209]" office:value-type="float" office:value="1.00967336390939" calcext:value-type="float">
            <text:p>1.0097</text:p>
          </table:table-cell>
          <table:table-cell table:formula="of:=[.C210]+[.E209]" office:value-type="float" office:value="606455300000000" calcext:value-type="float">
            <text:p>606,455,300,000,00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[.$H$1] + ([.A211]-1)^[.$H$4]*[.$H$1])" office:value-type="float" office:value="4368200000000" calcext:value-type="float">
            <text:p>4,368,200,000,000</text:p>
          </table:table-cell>
          <table:table-cell table:formula="of:=FLOOR(([.$H$2] * ([.A211]-1)^2 + ([.A211]-1) * [.$H$3]) * [.$H$1]) + [.$H$1]" office:value-type="float" office:value="8757200000000" calcext:value-type="float">
            <text:p>8,757,200,000,000</text:p>
          </table:table-cell>
          <table:table-cell table:formula="of:=[.C211]/[.C210]" office:value-type="float" office:value="1.00962680286383" calcext:value-type="float">
            <text:p>1.0096</text:p>
          </table:table-cell>
          <table:table-cell table:formula="of:=[.C211]+[.E210]" office:value-type="float" office:value="615212500000000" calcext:value-type="float">
            <text:p>615,212,500,000,00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[.$H$1] + ([.A212]-1)^[.$H$4]*[.$H$1])" office:value-type="float" office:value="4410100000000" calcext:value-type="float">
            <text:p>4,410,100,000,000</text:p>
          </table:table-cell>
          <table:table-cell table:formula="of:=FLOOR(([.$H$2] * ([.A212]-1)^2 + ([.A212]-1) * [.$H$3]) * [.$H$1]) + [.$H$1]" office:value-type="float" office:value="8841100000000" calcext:value-type="float">
            <text:p>8,841,100,000,000</text:p>
          </table:table-cell>
          <table:table-cell table:formula="of:=[.C212]/[.C211]" office:value-type="float" office:value="1.00958068789111" calcext:value-type="float">
            <text:p>1.0096</text:p>
          </table:table-cell>
          <table:table-cell table:formula="of:=[.C212]+[.E211]" office:value-type="float" office:value="624053600000000" calcext:value-type="float">
            <text:p>624,053,600,000,00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[.$H$1] + ([.A213]-1)^[.$H$4]*[.$H$1])" office:value-type="float" office:value="4452200000000" calcext:value-type="float">
            <text:p>4,452,200,000,000</text:p>
          </table:table-cell>
          <table:table-cell table:formula="of:=FLOOR(([.$H$2] * ([.A213]-1)^2 + ([.A213]-1) * [.$H$3]) * [.$H$1]) + [.$H$1]" office:value-type="float" office:value="8925400000000" calcext:value-type="float">
            <text:p>8,925,400,000,000</text:p>
          </table:table-cell>
          <table:table-cell table:formula="of:=[.C213]/[.C212]" office:value-type="float" office:value="1.00953501261155" calcext:value-type="float">
            <text:p>1.0095</text:p>
          </table:table-cell>
          <table:table-cell table:formula="of:=[.C213]+[.E212]" office:value-type="float" office:value="632979000000000" calcext:value-type="float">
            <text:p>632,979,000,000,00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[.$H$1] + ([.A214]-1)^[.$H$4]*[.$H$1])" office:value-type="float" office:value="4494500000000" calcext:value-type="float">
            <text:p>4,494,500,000,000</text:p>
          </table:table-cell>
          <table:table-cell table:formula="of:=FLOOR(([.$H$2] * ([.A214]-1)^2 + ([.A214]-1) * [.$H$3]) * [.$H$1]) + [.$H$1]" office:value-type="float" office:value="9010100000000" calcext:value-type="float">
            <text:p>9,010,100,000,000</text:p>
          </table:table-cell>
          <table:table-cell table:formula="of:=[.C214]/[.C213]" office:value-type="float" office:value="1.00948977076658" calcext:value-type="float">
            <text:p>1.0095</text:p>
          </table:table-cell>
          <table:table-cell table:formula="of:=[.C214]+[.E213]" office:value-type="float" office:value="641989100000000" calcext:value-type="float">
            <text:p>641,989,100,000,00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[.$H$1] + ([.A215]-1)^[.$H$4]*[.$H$1])" office:value-type="float" office:value="4537000000000" calcext:value-type="float">
            <text:p>4,537,000,000,000</text:p>
          </table:table-cell>
          <table:table-cell table:formula="of:=FLOOR(([.$H$2] * ([.A215]-1)^2 + ([.A215]-1) * [.$H$3]) * [.$H$1]) + [.$H$1]" office:value-type="float" office:value="9095200000000" calcext:value-type="float">
            <text:p>9,095,200,000,000</text:p>
          </table:table-cell>
          <table:table-cell table:formula="of:=[.C215]/[.C214]" office:value-type="float" office:value="1.0094449562158" calcext:value-type="float">
            <text:p>1.0094</text:p>
          </table:table-cell>
          <table:table-cell table:formula="of:=[.C215]+[.E214]" office:value-type="float" office:value="651084300000000" calcext:value-type="float">
            <text:p>651,084,300,000,00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[.$H$1] + ([.A216]-1)^[.$H$4]*[.$H$1])" office:value-type="float" office:value="4579700000000" calcext:value-type="float">
            <text:p>4,579,700,000,000</text:p>
          </table:table-cell>
          <table:table-cell table:formula="of:=FLOOR(([.$H$2] * ([.A216]-1)^2 + ([.A216]-1) * [.$H$3]) * [.$H$1]) + [.$H$1]" office:value-type="float" office:value="9180700000000" calcext:value-type="float">
            <text:p>9,180,700,000,000</text:p>
          </table:table-cell>
          <table:table-cell table:formula="of:=[.C216]/[.C215]" office:value-type="float" office:value="1.0094005629343" calcext:value-type="float">
            <text:p>1.0094</text:p>
          </table:table-cell>
          <table:table-cell table:formula="of:=[.C216]+[.E215]" office:value-type="float" office:value="660265000000000" calcext:value-type="float">
            <text:p>660,265,000,000,00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[.$H$1] + ([.A217]-1)^[.$H$4]*[.$H$1])" office:value-type="float" office:value="4622600000000" calcext:value-type="float">
            <text:p>4,622,600,000,000</text:p>
          </table:table-cell>
          <table:table-cell table:formula="of:=FLOOR(([.$H$2] * ([.A217]-1)^2 + ([.A217]-1) * [.$H$3]) * [.$H$1]) + [.$H$1]" office:value-type="float" office:value="9266600000000" calcext:value-type="float">
            <text:p>9,266,600,000,000</text:p>
          </table:table-cell>
          <table:table-cell table:formula="of:=[.C217]/[.C216]" office:value-type="float" office:value="1.00935658500986" calcext:value-type="float">
            <text:p>1.0094</text:p>
          </table:table-cell>
          <table:table-cell table:formula="of:=[.C217]+[.E216]" office:value-type="float" office:value="669531600000000" calcext:value-type="float">
            <text:p>669,531,600,000,00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[.$H$1] + ([.A218]-1)^[.$H$4]*[.$H$1])" office:value-type="float" office:value="4665700000000" calcext:value-type="float">
            <text:p>4,665,700,000,000</text:p>
          </table:table-cell>
          <table:table-cell table:formula="of:=FLOOR(([.$H$2] * ([.A218]-1)^2 + ([.A218]-1) * [.$H$3]) * [.$H$1]) + [.$H$1]" office:value-type="float" office:value="9352900000000" calcext:value-type="float">
            <text:p>9,352,900,000,000</text:p>
          </table:table-cell>
          <table:table-cell table:formula="of:=[.C218]/[.C217]" office:value-type="float" office:value="1.00931301664041" calcext:value-type="float">
            <text:p>1.0093</text:p>
          </table:table-cell>
          <table:table-cell table:formula="of:=[.C218]+[.E217]" office:value-type="float" office:value="678884500000000" calcext:value-type="float">
            <text:p>678,884,500,000,00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[.$H$1] + ([.A219]-1)^[.$H$4]*[.$H$1])" office:value-type="float" office:value="4709000000000" calcext:value-type="float">
            <text:p>4,709,000,000,000</text:p>
          </table:table-cell>
          <table:table-cell table:formula="of:=FLOOR(([.$H$2] * ([.A219]-1)^2 + ([.A219]-1) * [.$H$3]) * [.$H$1]) + [.$H$1]" office:value-type="float" office:value="9439600000000" calcext:value-type="float">
            <text:p>9,439,600,000,000</text:p>
          </table:table-cell>
          <table:table-cell table:formula="of:=[.C219]/[.C218]" office:value-type="float" office:value="1.00926985213142" calcext:value-type="float">
            <text:p>1.0093</text:p>
          </table:table-cell>
          <table:table-cell table:formula="of:=[.C219]+[.E218]" office:value-type="float" office:value="688324100000000" calcext:value-type="float">
            <text:p>688,324,100,000,00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[.$H$1] + ([.A220]-1)^[.$H$4]*[.$H$1])" office:value-type="float" office:value="4752500000000" calcext:value-type="float">
            <text:p>4,752,500,000,000</text:p>
          </table:table-cell>
          <table:table-cell table:formula="of:=FLOOR(([.$H$2] * ([.A220]-1)^2 + ([.A220]-1) * [.$H$3]) * [.$H$1]) + [.$H$1]" office:value-type="float" office:value="9526700000000" calcext:value-type="float">
            <text:p>9,526,700,000,000</text:p>
          </table:table-cell>
          <table:table-cell table:formula="of:=[.C220]/[.C219]" office:value-type="float" office:value="1.00922708589347" calcext:value-type="float">
            <text:p>1.0092</text:p>
          </table:table-cell>
          <table:table-cell table:formula="of:=[.C220]+[.E219]" office:value-type="float" office:value="697850800000000" calcext:value-type="float">
            <text:p>697,850,800,000,00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[.$H$1] + ([.A221]-1)^[.$H$4]*[.$H$1])" office:value-type="float" office:value="4796200000000" calcext:value-type="float">
            <text:p>4,796,200,000,000</text:p>
          </table:table-cell>
          <table:table-cell table:formula="of:=FLOOR(([.$H$2] * ([.A221]-1)^2 + ([.A221]-1) * [.$H$3]) * [.$H$1]) + [.$H$1]" office:value-type="float" office:value="9614200000000" calcext:value-type="float">
            <text:p>9,614,200,000,000</text:p>
          </table:table-cell>
          <table:table-cell table:formula="of:=[.C221]/[.C220]" office:value-type="float" office:value="1.00918471243977" calcext:value-type="float">
            <text:p>1.0092</text:p>
          </table:table-cell>
          <table:table-cell table:formula="of:=[.C221]+[.E220]" office:value-type="float" office:value="707465000000000" calcext:value-type="float">
            <text:p>707,465,000,000,00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[.$H$1] + ([.A222]-1)^[.$H$4]*[.$H$1])" office:value-type="float" office:value="4840100000000" calcext:value-type="float">
            <text:p>4,840,100,000,000</text:p>
          </table:table-cell>
          <table:table-cell table:formula="of:=FLOOR(([.$H$2] * ([.A222]-1)^2 + ([.A222]-1) * [.$H$3]) * [.$H$1]) + [.$H$1]" office:value-type="float" office:value="9702100000000" calcext:value-type="float">
            <text:p>9,702,100,000,000</text:p>
          </table:table-cell>
          <table:table-cell table:formula="of:=[.C222]/[.C221]" office:value-type="float" office:value="1.00914272638389" calcext:value-type="float">
            <text:p>1.0091</text:p>
          </table:table-cell>
          <table:table-cell table:formula="of:=[.C222]+[.E221]" office:value-type="float" office:value="717167100000000" calcext:value-type="float">
            <text:p>717,167,100,000,00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[.$H$1] + ([.A223]-1)^[.$H$4]*[.$H$1])" office:value-type="float" office:value="4884200000000" calcext:value-type="float">
            <text:p>4,884,200,000,000</text:p>
          </table:table-cell>
          <table:table-cell table:formula="of:=FLOOR(([.$H$2] * ([.A223]-1)^2 + ([.A223]-1) * [.$H$3]) * [.$H$1]) + [.$H$1]" office:value-type="float" office:value="9790400000000" calcext:value-type="float">
            <text:p>9,790,400,000,000</text:p>
          </table:table-cell>
          <table:table-cell table:formula="of:=[.C223]/[.C222]" office:value-type="float" office:value="1.00910112243741" calcext:value-type="float">
            <text:p>1.0091</text:p>
          </table:table-cell>
          <table:table-cell table:formula="of:=[.C223]+[.E222]" office:value-type="float" office:value="726957500000000" calcext:value-type="float">
            <text:p>726,957,500,000,00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[.$H$1] + ([.A224]-1)^[.$H$4]*[.$H$1])" office:value-type="float" office:value="4928500000000" calcext:value-type="float">
            <text:p>4,928,500,000,000</text:p>
          </table:table-cell>
          <table:table-cell table:formula="of:=FLOOR(([.$H$2] * ([.A224]-1)^2 + ([.A224]-1) * [.$H$3]) * [.$H$1]) + [.$H$1]" office:value-type="float" office:value="9879100000000" calcext:value-type="float">
            <text:p>9,879,100,000,000</text:p>
          </table:table-cell>
          <table:table-cell table:formula="of:=[.C224]/[.C223]" office:value-type="float" office:value="1.00905989540775" calcext:value-type="float">
            <text:p>1.0091</text:p>
          </table:table-cell>
          <table:table-cell table:formula="of:=[.C224]+[.E223]" office:value-type="float" office:value="736836600000000" calcext:value-type="float">
            <text:p>736,836,600,000,00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[.$H$1] + ([.A225]-1)^[.$H$4]*[.$H$1])" office:value-type="float" office:value="4973000000000" calcext:value-type="float">
            <text:p>4,973,000,000,000</text:p>
          </table:table-cell>
          <table:table-cell table:formula="of:=FLOOR(([.$H$2] * ([.A225]-1)^2 + ([.A225]-1) * [.$H$3]) * [.$H$1]) + [.$H$1]" office:value-type="float" office:value="9968200000000" calcext:value-type="float">
            <text:p>9,968,200,000,000</text:p>
          </table:table-cell>
          <table:table-cell table:formula="of:=[.C225]/[.C224]" office:value-type="float" office:value="1.00901904019597" calcext:value-type="float">
            <text:p>1.0090</text:p>
          </table:table-cell>
          <table:table-cell table:formula="of:=[.C225]+[.E224]" office:value-type="float" office:value="746804800000000" calcext:value-type="float">
            <text:p>746,804,800,000,00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[.$H$1] + ([.A226]-1)^[.$H$4]*[.$H$1])" office:value-type="float" office:value="5017700000000" calcext:value-type="float">
            <text:p>5,017,700,000,000</text:p>
          </table:table-cell>
          <table:table-cell table:formula="of:=FLOOR(([.$H$2] * ([.A226]-1)^2 + ([.A226]-1) * [.$H$3]) * [.$H$1]) + [.$H$1]" office:value-type="float" office:value="10057700000000" calcext:value-type="float">
            <text:p>10,057,700,000,000</text:p>
          </table:table-cell>
          <table:table-cell table:formula="of:=[.C226]/[.C225]" office:value-type="float" office:value="1.00897855179471" calcext:value-type="float">
            <text:p>1.0090</text:p>
          </table:table-cell>
          <table:table-cell table:formula="of:=[.C226]+[.E225]" office:value-type="float" office:value="756862500000000" calcext:value-type="float">
            <text:p>756,862,500,000,00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[.$H$1] + ([.A227]-1)^[.$H$4]*[.$H$1])" office:value-type="float" office:value="5062600000000" calcext:value-type="float">
            <text:p>5,062,600,000,000</text:p>
          </table:table-cell>
          <table:table-cell table:formula="of:=FLOOR(([.$H$2] * ([.A227]-1)^2 + ([.A227]-1) * [.$H$3]) * [.$H$1]) + [.$H$1]" office:value-type="float" office:value="10147600000000" calcext:value-type="float">
            <text:p>10,147,600,000,000</text:p>
          </table:table-cell>
          <table:table-cell table:formula="of:=[.C227]/[.C226]" office:value-type="float" office:value="1.0089384252861" calcext:value-type="float">
            <text:p>1.0089</text:p>
          </table:table-cell>
          <table:table-cell table:formula="of:=[.C227]+[.E226]" office:value-type="float" office:value="767010100000000" calcext:value-type="float">
            <text:p>767,010,100,000,00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[.$H$1] + ([.A228]-1)^[.$H$4]*[.$H$1])" office:value-type="float" office:value="5107700000000" calcext:value-type="float">
            <text:p>5,107,700,000,000</text:p>
          </table:table-cell>
          <table:table-cell table:formula="of:=FLOOR(([.$H$2] * ([.A228]-1)^2 + ([.A228]-1) * [.$H$3]) * [.$H$1]) + [.$H$1]" office:value-type="float" office:value="10237900000000" calcext:value-type="float">
            <text:p>10,237,900,000,000</text:p>
          </table:table-cell>
          <table:table-cell table:formula="of:=[.C228]/[.C227]" office:value-type="float" office:value="1.0088986558398" calcext:value-type="float">
            <text:p>1.0089</text:p>
          </table:table-cell>
          <table:table-cell table:formula="of:=[.C228]+[.E227]" office:value-type="float" office:value="777248000000000" calcext:value-type="float">
            <text:p>777,248,000,000,00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[.$H$1] + ([.A229]-1)^[.$H$4]*[.$H$1])" office:value-type="float" office:value="5153000000000" calcext:value-type="float">
            <text:p>5,153,000,000,000</text:p>
          </table:table-cell>
          <table:table-cell table:formula="of:=FLOOR(([.$H$2] * ([.A229]-1)^2 + ([.A229]-1) * [.$H$3]) * [.$H$1]) + [.$H$1]" office:value-type="float" office:value="10328600000000" calcext:value-type="float">
            <text:p>10,328,600,000,000</text:p>
          </table:table-cell>
          <table:table-cell table:formula="of:=[.C229]/[.C228]" office:value-type="float" office:value="1.00885923871106" calcext:value-type="float">
            <text:p>1.0089</text:p>
          </table:table-cell>
          <table:table-cell table:formula="of:=[.C229]+[.E228]" office:value-type="float" office:value="787576600000000" calcext:value-type="float">
            <text:p>787,576,600,000,00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[.$H$1] + ([.A230]-1)^[.$H$4]*[.$H$1])" office:value-type="float" office:value="5198500000000" calcext:value-type="float">
            <text:p>5,198,500,000,000</text:p>
          </table:table-cell>
          <table:table-cell table:formula="of:=FLOOR(([.$H$2] * ([.A230]-1)^2 + ([.A230]-1) * [.$H$3]) * [.$H$1]) + [.$H$1]" office:value-type="float" office:value="10419700000000" calcext:value-type="float">
            <text:p>10,419,700,000,000</text:p>
          </table:table-cell>
          <table:table-cell table:formula="of:=[.C230]/[.C229]" office:value-type="float" office:value="1.00882016923881" calcext:value-type="float">
            <text:p>1.0088</text:p>
          </table:table-cell>
          <table:table-cell table:formula="of:=[.C230]+[.E229]" office:value-type="float" office:value="797996300000000" calcext:value-type="float">
            <text:p>797,996,300,000,00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[.$H$1] + ([.A231]-1)^[.$H$4]*[.$H$1])" office:value-type="float" office:value="5244200000000" calcext:value-type="float">
            <text:p>5,244,200,000,000</text:p>
          </table:table-cell>
          <table:table-cell table:formula="of:=FLOOR(([.$H$2] * ([.A231]-1)^2 + ([.A231]-1) * [.$H$3]) * [.$H$1]) + [.$H$1]" office:value-type="float" office:value="10511200000000" calcext:value-type="float">
            <text:p>10,511,200,000,000</text:p>
          </table:table-cell>
          <table:table-cell table:formula="of:=[.C231]/[.C230]" office:value-type="float" office:value="1.00878144284384" calcext:value-type="float">
            <text:p>1.0088</text:p>
          </table:table-cell>
          <table:table-cell table:formula="of:=[.C231]+[.E230]" office:value-type="float" office:value="808507500000000" calcext:value-type="float">
            <text:p>808,507,500,000,00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[.$H$1] + ([.A232]-1)^[.$H$4]*[.$H$1])" office:value-type="float" office:value="5290100000000" calcext:value-type="float">
            <text:p>5,290,100,000,000</text:p>
          </table:table-cell>
          <table:table-cell table:formula="of:=FLOOR(([.$H$2] * ([.A232]-1)^2 + ([.A232]-1) * [.$H$3]) * [.$H$1]) + [.$H$1]" office:value-type="float" office:value="10603100000000" calcext:value-type="float">
            <text:p>10,603,100,000,000</text:p>
          </table:table-cell>
          <table:table-cell table:formula="of:=[.C232]/[.C231]" office:value-type="float" office:value="1.00874305502702" calcext:value-type="float">
            <text:p>1.0087</text:p>
          </table:table-cell>
          <table:table-cell table:formula="of:=[.C232]+[.E231]" office:value-type="float" office:value="819110600000000" calcext:value-type="float">
            <text:p>819,110,600,000,00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[.$H$1] + ([.A233]-1)^[.$H$4]*[.$H$1])" office:value-type="float" office:value="5336200000000" calcext:value-type="float">
            <text:p>5,336,200,000,000</text:p>
          </table:table-cell>
          <table:table-cell table:formula="of:=FLOOR(([.$H$2] * ([.A233]-1)^2 + ([.A233]-1) * [.$H$3]) * [.$H$1]) + [.$H$1]" office:value-type="float" office:value="10695400000000" calcext:value-type="float">
            <text:p>10,695,400,000,000</text:p>
          </table:table-cell>
          <table:table-cell table:formula="of:=[.C233]/[.C232]" office:value-type="float" office:value="1.00870500136752" calcext:value-type="float">
            <text:p>1.0087</text:p>
          </table:table-cell>
          <table:table-cell table:formula="of:=[.C233]+[.E232]" office:value-type="float" office:value="829806000000000" calcext:value-type="float">
            <text:p>829,806,000,000,00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[.$H$1] + ([.A234]-1)^[.$H$4]*[.$H$1])" office:value-type="float" office:value="5382500000000" calcext:value-type="float">
            <text:p>5,382,500,000,000</text:p>
          </table:table-cell>
          <table:table-cell table:formula="of:=FLOOR(([.$H$2] * ([.A234]-1)^2 + ([.A234]-1) * [.$H$3]) * [.$H$1]) + [.$H$1]" office:value-type="float" office:value="10788100000000" calcext:value-type="float">
            <text:p>10,788,100,000,000</text:p>
          </table:table-cell>
          <table:table-cell table:formula="of:=[.C234]/[.C233]" office:value-type="float" office:value="1.00866727752118" calcext:value-type="float">
            <text:p>1.0087</text:p>
          </table:table-cell>
          <table:table-cell table:formula="of:=[.C234]+[.E233]" office:value-type="float" office:value="840594100000000" calcext:value-type="float">
            <text:p>840,594,100,000,00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[.$H$1] + ([.A235]-1)^[.$H$4]*[.$H$1])" office:value-type="float" office:value="5429000000000" calcext:value-type="float">
            <text:p>5,429,000,000,000</text:p>
          </table:table-cell>
          <table:table-cell table:formula="of:=FLOOR(([.$H$2] * ([.A235]-1)^2 + ([.A235]-1) * [.$H$3]) * [.$H$1]) + [.$H$1]" office:value-type="float" office:value="10881200000000" calcext:value-type="float">
            <text:p>10,881,200,000,000</text:p>
          </table:table-cell>
          <table:table-cell table:formula="of:=[.C235]/[.C234]" office:value-type="float" office:value="1.00862987921877" calcext:value-type="float">
            <text:p>1.0086</text:p>
          </table:table-cell>
          <table:table-cell table:formula="of:=[.C235]+[.E234]" office:value-type="float" office:value="851475300000000" calcext:value-type="float">
            <text:p>851,475,300,000,00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[.$H$1] + ([.A236]-1)^[.$H$4]*[.$H$1])" office:value-type="float" office:value="5475700000000" calcext:value-type="float">
            <text:p>5,475,700,000,000</text:p>
          </table:table-cell>
          <table:table-cell table:formula="of:=FLOOR(([.$H$2] * ([.A236]-1)^2 + ([.A236]-1) * [.$H$3]) * [.$H$1]) + [.$H$1]" office:value-type="float" office:value="10974700000000" calcext:value-type="float">
            <text:p>10,974,700,000,000</text:p>
          </table:table-cell>
          <table:table-cell table:formula="of:=[.C236]/[.C235]" office:value-type="float" office:value="1.00859280226446" calcext:value-type="float">
            <text:p>1.0086</text:p>
          </table:table-cell>
          <table:table-cell table:formula="of:=[.C236]+[.E235]" office:value-type="float" office:value="862450000000000" calcext:value-type="float">
            <text:p>862,450,000,000,00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[.$H$1] + ([.A237]-1)^[.$H$4]*[.$H$1])" office:value-type="float" office:value="5522600000000" calcext:value-type="float">
            <text:p>5,522,600,000,000</text:p>
          </table:table-cell>
          <table:table-cell table:formula="of:=FLOOR(([.$H$2] * ([.A237]-1)^2 + ([.A237]-1) * [.$H$3]) * [.$H$1]) + [.$H$1]" office:value-type="float" office:value="11068600000000" calcext:value-type="float">
            <text:p>11,068,600,000,000</text:p>
          </table:table-cell>
          <table:table-cell table:formula="of:=[.C237]/[.C236]" office:value-type="float" office:value="1.00855604253419" calcext:value-type="float">
            <text:p>1.0086</text:p>
          </table:table-cell>
          <table:table-cell table:formula="of:=[.C237]+[.E236]" office:value-type="float" office:value="873518600000000" calcext:value-type="float">
            <text:p>873,518,600,000,00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[.$H$1] + ([.A238]-1)^[.$H$4]*[.$H$1])" office:value-type="float" office:value="5569700000000" calcext:value-type="float">
            <text:p>5,569,700,000,000</text:p>
          </table:table-cell>
          <table:table-cell table:formula="of:=FLOOR(([.$H$2] * ([.A238]-1)^2 + ([.A238]-1) * [.$H$3]) * [.$H$1]) + [.$H$1]" office:value-type="float" office:value="11162900000000" calcext:value-type="float">
            <text:p>11,162,900,000,000</text:p>
          </table:table-cell>
          <table:table-cell table:formula="of:=[.C238]/[.C237]" office:value-type="float" office:value="1.0085195959742" calcext:value-type="float">
            <text:p>1.0085</text:p>
          </table:table-cell>
          <table:table-cell table:formula="of:=[.C238]+[.E237]" office:value-type="float" office:value="884681500000000" calcext:value-type="float">
            <text:p>884,681,500,000,00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[.$H$1] + ([.A239]-1)^[.$H$4]*[.$H$1])" office:value-type="float" office:value="5617000000000" calcext:value-type="float">
            <text:p>5,617,000,000,000</text:p>
          </table:table-cell>
          <table:table-cell table:formula="of:=FLOOR(([.$H$2] * ([.A239]-1)^2 + ([.A239]-1) * [.$H$3]) * [.$H$1]) + [.$H$1]" office:value-type="float" office:value="11257600000000" calcext:value-type="float">
            <text:p>11,257,600,000,000</text:p>
          </table:table-cell>
          <table:table-cell table:formula="of:=[.C239]/[.C238]" office:value-type="float" office:value="1.00848345859947" calcext:value-type="float">
            <text:p>1.0085</text:p>
          </table:table-cell>
          <table:table-cell table:formula="of:=[.C239]+[.E238]" office:value-type="float" office:value="895939100000000" calcext:value-type="float">
            <text:p>895,939,100,000,00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[.$H$1] + ([.A240]-1)^[.$H$4]*[.$H$1])" office:value-type="float" office:value="5664500000000" calcext:value-type="float">
            <text:p>5,664,500,000,000</text:p>
          </table:table-cell>
          <table:table-cell table:formula="of:=FLOOR(([.$H$2] * ([.A240]-1)^2 + ([.A240]-1) * [.$H$3]) * [.$H$1]) + [.$H$1]" office:value-type="float" office:value="11352700000000" calcext:value-type="float">
            <text:p>11,352,700,000,000</text:p>
          </table:table-cell>
          <table:table-cell table:formula="of:=[.C240]/[.C239]" office:value-type="float" office:value="1.00844762649233" calcext:value-type="float">
            <text:p>1.0084</text:p>
          </table:table-cell>
          <table:table-cell table:formula="of:=[.C240]+[.E239]" office:value-type="float" office:value="907291800000000" calcext:value-type="float">
            <text:p>907,291,800,000,00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[.$H$1] + ([.A241]-1)^[.$H$4]*[.$H$1])" office:value-type="float" office:value="5712200000000" calcext:value-type="float">
            <text:p>5,712,200,000,000</text:p>
          </table:table-cell>
          <table:table-cell table:formula="of:=FLOOR(([.$H$2] * ([.A241]-1)^2 + ([.A241]-1) * [.$H$3]) * [.$H$1]) + [.$H$1]" office:value-type="float" office:value="11448200000000" calcext:value-type="float">
            <text:p>11,448,200,000,000</text:p>
          </table:table-cell>
          <table:table-cell table:formula="of:=[.C241]/[.C240]" office:value-type="float" office:value="1.008412095801" calcext:value-type="float">
            <text:p>1.0084</text:p>
          </table:table-cell>
          <table:table-cell table:formula="of:=[.C241]+[.E240]" office:value-type="float" office:value="918740000000000" calcext:value-type="float">
            <text:p>918,740,000,000,00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[.$H$1] + ([.A242]-1)^[.$H$4]*[.$H$1])" office:value-type="float" office:value="5760100000000" calcext:value-type="float">
            <text:p>5,760,100,000,000</text:p>
          </table:table-cell>
          <table:table-cell table:formula="of:=FLOOR(([.$H$2] * ([.A242]-1)^2 + ([.A242]-1) * [.$H$3]) * [.$H$1]) + [.$H$1]" office:value-type="float" office:value="11544100000000" calcext:value-type="float">
            <text:p>11,544,100,000,000</text:p>
          </table:table-cell>
          <table:table-cell table:formula="of:=[.C242]/[.C241]" office:value-type="float" office:value="1.00837686273825" calcext:value-type="float">
            <text:p>1.0084</text:p>
          </table:table-cell>
          <table:table-cell table:formula="of:=[.C242]+[.E241]" office:value-type="float" office:value="930284100000000" calcext:value-type="float">
            <text:p>930,284,100,000,00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[.$H$1] + ([.A243]-1)^[.$H$4]*[.$H$1])" office:value-type="float" office:value="5808200000000" calcext:value-type="float">
            <text:p>5,808,200,000,000</text:p>
          </table:table-cell>
          <table:table-cell table:formula="of:=FLOOR(([.$H$2] * ([.A243]-1)^2 + ([.A243]-1) * [.$H$3]) * [.$H$1]) + [.$H$1]" office:value-type="float" office:value="11640400000000" calcext:value-type="float">
            <text:p>11,640,400,000,000</text:p>
          </table:table-cell>
          <table:table-cell table:formula="of:=[.C243]/[.C242]" office:value-type="float" office:value="1.00834192358001" calcext:value-type="float">
            <text:p>1.0083</text:p>
          </table:table-cell>
          <table:table-cell table:formula="of:=[.C243]+[.E242]" office:value-type="float" office:value="941924500000000" calcext:value-type="float">
            <text:p>941,924,500,000,00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[.$H$1] + ([.A244]-1)^[.$H$4]*[.$H$1])" office:value-type="float" office:value="5856500000000" calcext:value-type="float">
            <text:p>5,856,500,000,000</text:p>
          </table:table-cell>
          <table:table-cell table:formula="of:=FLOOR(([.$H$2] * ([.A244]-1)^2 + ([.A244]-1) * [.$H$3]) * [.$H$1]) + [.$H$1]" office:value-type="float" office:value="11737100000000" calcext:value-type="float">
            <text:p>11,737,100,000,000</text:p>
          </table:table-cell>
          <table:table-cell table:formula="of:=[.C244]/[.C243]" office:value-type="float" office:value="1.0083072746641" calcext:value-type="float">
            <text:p>1.0083</text:p>
          </table:table-cell>
          <table:table-cell table:formula="of:=[.C244]+[.E243]" office:value-type="float" office:value="953661600000000" calcext:value-type="float">
            <text:p>953,661,600,000,00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[.$H$1] + ([.A245]-1)^[.$H$4]*[.$H$1])" office:value-type="float" office:value="5905000000000" calcext:value-type="float">
            <text:p>5,905,000,000,000</text:p>
          </table:table-cell>
          <table:table-cell table:formula="of:=FLOOR(([.$H$2] * ([.A245]-1)^2 + ([.A245]-1) * [.$H$3]) * [.$H$1]) + [.$H$1]" office:value-type="float" office:value="11834200000000" calcext:value-type="float">
            <text:p>11,834,200,000,000</text:p>
          </table:table-cell>
          <table:table-cell table:formula="of:=[.C245]/[.C244]" office:value-type="float" office:value="1.00827291238892" calcext:value-type="float">
            <text:p>1.0083</text:p>
          </table:table-cell>
          <table:table-cell table:formula="of:=[.C245]+[.E244]" office:value-type="float" office:value="965495800000000" calcext:value-type="float">
            <text:p>965,495,800,000,00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[.$H$1] + ([.A246]-1)^[.$H$4]*[.$H$1])" office:value-type="float" office:value="5953700000000" calcext:value-type="float">
            <text:p>5,953,700,000,000</text:p>
          </table:table-cell>
          <table:table-cell table:formula="of:=FLOOR(([.$H$2] * ([.A246]-1)^2 + ([.A246]-1) * [.$H$3]) * [.$H$1]) + [.$H$1]" office:value-type="float" office:value="11931700000000" calcext:value-type="float">
            <text:p>11,931,700,000,000</text:p>
          </table:table-cell>
          <table:table-cell table:formula="of:=[.C246]/[.C245]" office:value-type="float" office:value="1.00823883321222" calcext:value-type="float">
            <text:p>1.0082</text:p>
          </table:table-cell>
          <table:table-cell table:formula="of:=[.C246]+[.E245]" office:value-type="float" office:value="977427500000000" calcext:value-type="float">
            <text:p>977,427,500,000,00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[.$H$1] + ([.A247]-1)^[.$H$4]*[.$H$1])" office:value-type="float" office:value="6002600000000" calcext:value-type="float">
            <text:p>6,002,600,000,000</text:p>
          </table:table-cell>
          <table:table-cell table:formula="of:=FLOOR(([.$H$2] * ([.A247]-1)^2 + ([.A247]-1) * [.$H$3]) * [.$H$1]) + [.$H$1]" office:value-type="float" office:value="12029600000000" calcext:value-type="float">
            <text:p>12,029,600,000,000</text:p>
          </table:table-cell>
          <table:table-cell table:formula="of:=[.C247]/[.C246]" office:value-type="float" office:value="1.00820503364986" calcext:value-type="float">
            <text:p>1.0082</text:p>
          </table:table-cell>
          <table:table-cell table:formula="of:=[.C247]+[.E246]" office:value-type="float" office:value="989457100000000" calcext:value-type="float">
            <text:p>989,457,100,000,00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[.$H$1] + ([.A248]-1)^[.$H$4]*[.$H$1])" office:value-type="float" office:value="6051700000000" calcext:value-type="float">
            <text:p>6,051,700,000,000</text:p>
          </table:table-cell>
          <table:table-cell table:formula="of:=FLOOR(([.$H$2] * ([.A248]-1)^2 + ([.A248]-1) * [.$H$3]) * [.$H$1]) + [.$H$1]" office:value-type="float" office:value="12127900000000" calcext:value-type="float">
            <text:p>12,127,900,000,000</text:p>
          </table:table-cell>
          <table:table-cell table:formula="of:=[.C248]/[.C247]" office:value-type="float" office:value="1.00817151027466" calcext:value-type="float">
            <text:p>1.0082</text:p>
          </table:table-cell>
          <table:table-cell table:formula="of:=[.C248]+[.E247]" office:value-type="float" office:value="1001585000000000" calcext:value-type="float">
            <text:p>1,001,585,000,000,00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[.$H$1] + ([.A249]-1)^[.$H$4]*[.$H$1])" office:value-type="float" office:value="6101000000000" calcext:value-type="float">
            <text:p>6,101,000,000,000</text:p>
          </table:table-cell>
          <table:table-cell table:formula="of:=FLOOR(([.$H$2] * ([.A249]-1)^2 + ([.A249]-1) * [.$H$3]) * [.$H$1]) + [.$H$1]" office:value-type="float" office:value="12226600000000" calcext:value-type="float">
            <text:p>12,226,600,000,000</text:p>
          </table:table-cell>
          <table:table-cell table:formula="of:=[.C249]/[.C248]" office:value-type="float" office:value="1.0081382597152" calcext:value-type="float">
            <text:p>1.0081</text:p>
          </table:table-cell>
          <table:table-cell table:formula="of:=[.C249]+[.E248]" office:value-type="float" office:value="1013811600000000" calcext:value-type="float">
            <text:p>1,013,811,600,000,00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[.$H$1] + ([.A250]-1)^[.$H$4]*[.$H$1])" office:value-type="float" office:value="6150500000000" calcext:value-type="float">
            <text:p>6,150,500,000,000</text:p>
          </table:table-cell>
          <table:table-cell table:formula="of:=FLOOR(([.$H$2] * ([.A250]-1)^2 + ([.A250]-1) * [.$H$3]) * [.$H$1]) + [.$H$1]" office:value-type="float" office:value="12325700000000" calcext:value-type="float">
            <text:p>12,325,700,000,000</text:p>
          </table:table-cell>
          <table:table-cell table:formula="of:=[.C250]/[.C249]" office:value-type="float" office:value="1.00810527865474" calcext:value-type="float">
            <text:p>1.0081</text:p>
          </table:table-cell>
          <table:table-cell table:formula="of:=[.C250]+[.E249]" office:value-type="float" office:value="1026137300000000" calcext:value-type="float">
            <text:p>1,026,137,300,000,00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[.$H$1] + ([.A251]-1)^[.$H$4]*[.$H$1])" office:value-type="float" office:value="6200200000000" calcext:value-type="float">
            <text:p>6,200,200,000,000</text:p>
          </table:table-cell>
          <table:table-cell table:formula="of:=FLOOR(([.$H$2] * ([.A251]-1)^2 + ([.A251]-1) * [.$H$3]) * [.$H$1]) + [.$H$1]" office:value-type="float" office:value="12425200000000" calcext:value-type="float">
            <text:p>12,425,200,000,000</text:p>
          </table:table-cell>
          <table:table-cell table:formula="of:=[.C251]/[.C250]" office:value-type="float" office:value="1.00807256383005" calcext:value-type="float">
            <text:p>1.0081</text:p>
          </table:table-cell>
          <table:table-cell table:formula="of:=[.C251]+[.E250]" office:value-type="float" office:value="1038562500000000" calcext:value-type="float">
            <text:p>1,038,562,500,000,00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[.$H$1] + ([.A252]-1)^[.$H$4]*[.$H$1])" office:value-type="float" office:value="6250100000000" calcext:value-type="float">
            <text:p>6,250,100,000,000</text:p>
          </table:table-cell>
          <table:table-cell table:formula="of:=FLOOR(([.$H$2] * ([.A252]-1)^2 + ([.A252]-1) * [.$H$3]) * [.$H$1]) + [.$H$1]" office:value-type="float" office:value="12525100000000" calcext:value-type="float">
            <text:p>12,525,100,000,000</text:p>
          </table:table-cell>
          <table:table-cell table:formula="of:=[.C252]/[.C251]" office:value-type="float" office:value="1.00804011203039" calcext:value-type="float">
            <text:p>1.0080</text:p>
          </table:table-cell>
          <table:table-cell table:formula="of:=[.C252]+[.E251]" office:value-type="float" office:value="1051087600000000" calcext:value-type="float">
            <text:p>1,051,087,600,000,00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[.$H$1] + ([.A253]-1)^[.$H$4]*[.$H$1])" office:value-type="float" office:value="6300200000000" calcext:value-type="float">
            <text:p>6,300,200,000,000</text:p>
          </table:table-cell>
          <table:table-cell table:formula="of:=FLOOR(([.$H$2] * ([.A253]-1)^2 + ([.A253]-1) * [.$H$3]) * [.$H$1]) + [.$H$1]" office:value-type="float" office:value="12625400000000" calcext:value-type="float">
            <text:p>12,625,400,000,000</text:p>
          </table:table-cell>
          <table:table-cell table:formula="of:=[.C253]/[.C252]" office:value-type="float" office:value="1.00800792009645" calcext:value-type="float">
            <text:p>1.0080</text:p>
          </table:table-cell>
          <table:table-cell table:formula="of:=[.C253]+[.E252]" office:value-type="float" office:value="1063713000000000" calcext:value-type="float">
            <text:p>1,063,713,000,000,00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[.$H$1] + ([.A254]-1)^[.$H$4]*[.$H$1])" office:value-type="float" office:value="6350500000000" calcext:value-type="float">
            <text:p>6,350,500,000,000</text:p>
          </table:table-cell>
          <table:table-cell table:formula="of:=FLOOR(([.$H$2] * ([.A254]-1)^2 + ([.A254]-1) * [.$H$3]) * [.$H$1]) + [.$H$1]" office:value-type="float" office:value="12726100000000" calcext:value-type="float">
            <text:p>12,726,100,000,000</text:p>
          </table:table-cell>
          <table:table-cell table:formula="of:=[.C254]/[.C253]" office:value-type="float" office:value="1.00797598491929" calcext:value-type="float">
            <text:p>1.0080</text:p>
          </table:table-cell>
          <table:table-cell table:formula="of:=[.C254]+[.E253]" office:value-type="float" office:value="1076439100000000" calcext:value-type="float">
            <text:p>1,076,439,100,000,00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[.$H$1] + ([.A255]-1)^[.$H$4]*[.$H$1])" office:value-type="float" office:value="6401000000000" calcext:value-type="float">
            <text:p>6,401,000,000,000</text:p>
          </table:table-cell>
          <table:table-cell table:formula="of:=FLOOR(([.$H$2] * ([.A255]-1)^2 + ([.A255]-1) * [.$H$3]) * [.$H$1]) + [.$H$1]" office:value-type="float" office:value="12827200000000" calcext:value-type="float">
            <text:p>12,827,200,000,000</text:p>
          </table:table-cell>
          <table:table-cell table:formula="of:=[.C255]/[.C254]" office:value-type="float" office:value="1.00794430343939" calcext:value-type="float">
            <text:p>1.0079</text:p>
          </table:table-cell>
          <table:table-cell table:formula="of:=[.C255]+[.E254]" office:value-type="float" office:value="1089266300000000" calcext:value-type="float">
            <text:p>1,089,266,300,000,00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[.$H$1] + ([.A256]-1)^[.$H$4]*[.$H$1])" office:value-type="float" office:value="6451700000000" calcext:value-type="float">
            <text:p>6,451,700,000,000</text:p>
          </table:table-cell>
          <table:table-cell table:formula="of:=FLOOR(([.$H$2] * ([.A256]-1)^2 + ([.A256]-1) * [.$H$3]) * [.$H$1]) + [.$H$1]" office:value-type="float" office:value="12928700000000" calcext:value-type="float">
            <text:p>12,928,700,000,000</text:p>
          </table:table-cell>
          <table:table-cell table:formula="of:=[.C256]/[.C255]" office:value-type="float" office:value="1.00791287264563" calcext:value-type="float">
            <text:p>1.0079</text:p>
          </table:table-cell>
          <table:table-cell table:formula="of:=[.C256]+[.E255]" office:value-type="float" office:value="1102195000000000" calcext:value-type="float">
            <text:p>1,102,195,000,000,000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[.$H$1] + ([.A257]-1)^[.$H$4]*[.$H$1])" office:value-type="float" office:value="6502600000000" calcext:value-type="float">
            <text:p>6,502,600,000,000</text:p>
          </table:table-cell>
          <table:table-cell table:formula="of:=FLOOR(([.$H$2] * ([.A257]-1)^2 + ([.A257]-1) * [.$H$3]) * [.$H$1]) + [.$H$1]" office:value-type="float" office:value="13030600000000" calcext:value-type="float">
            <text:p>13,030,600,000,000</text:p>
          </table:table-cell>
          <table:table-cell table:formula="of:=[.C257]/[.C256]" office:value-type="float" office:value="1.00788168957436" calcext:value-type="float">
            <text:p>1.0079</text:p>
          </table:table-cell>
          <table:table-cell table:formula="of:=[.C257]+[.E256]" office:value-type="float" office:value="1115225600000000" calcext:value-type="float">
            <text:p>1,115,225,600,000,00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[.$H$1] + ([.A258]-1)^[.$H$4]*[.$H$1])" office:value-type="float" office:value="6553700000000" calcext:value-type="float">
            <text:p>6,553,700,000,000</text:p>
          </table:table-cell>
          <table:table-cell table:formula="of:=FLOOR(([.$H$2] * ([.A258]-1)^2 + ([.A258]-1) * [.$H$3]) * [.$H$1]) + [.$H$1]" office:value-type="float" office:value="13132900000000" calcext:value-type="float">
            <text:p>13,132,900,000,000</text:p>
          </table:table-cell>
          <table:table-cell table:formula="of:=[.C258]/[.C257]" office:value-type="float" office:value="1.00785075130846" calcext:value-type="float">
            <text:p>1.0079</text:p>
          </table:table-cell>
          <table:table-cell table:formula="of:=[.C258]+[.E257]" office:value-type="float" office:value="1128358500000000" calcext:value-type="float">
            <text:p>1,128,358,500,000,00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[.$H$1] + ([.A259]-1)^[.$H$4]*[.$H$1])" office:value-type="float" office:value="6605000000000" calcext:value-type="float">
            <text:p>6,605,000,000,000</text:p>
          </table:table-cell>
          <table:table-cell table:formula="of:=FLOOR(([.$H$2] * ([.A259]-1)^2 + ([.A259]-1) * [.$H$3]) * [.$H$1]) + [.$H$1]" office:value-type="float" office:value="13235600000000" calcext:value-type="float">
            <text:p>13,235,600,000,000</text:p>
          </table:table-cell>
          <table:table-cell table:formula="of:=[.C259]/[.C258]" office:value-type="float" office:value="1.00782005497643" calcext:value-type="float">
            <text:p>1.0078</text:p>
          </table:table-cell>
          <table:table-cell table:formula="of:=[.C259]+[.E258]" office:value-type="float" office:value="1141594100000000" calcext:value-type="float">
            <text:p>1,141,594,100,000,00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[.$H$1] + ([.A260]-1)^[.$H$4]*[.$H$1])" office:value-type="float" office:value="6656500000000" calcext:value-type="float">
            <text:p>6,656,500,000,000</text:p>
          </table:table-cell>
          <table:table-cell table:formula="of:=FLOOR(([.$H$2] * ([.A260]-1)^2 + ([.A260]-1) * [.$H$3]) * [.$H$1]) + [.$H$1]" office:value-type="float" office:value="13338700000000" calcext:value-type="float">
            <text:p>13,338,700,000,000</text:p>
          </table:table-cell>
          <table:table-cell table:formula="of:=[.C260]/[.C259]" office:value-type="float" office:value="1.00778959775152" calcext:value-type="float">
            <text:p>1.0078</text:p>
          </table:table-cell>
          <table:table-cell table:formula="of:=[.C260]+[.E259]" office:value-type="float" office:value="1154932800000000" calcext:value-type="float">
            <text:p>1,154,932,800,000,00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[.$H$1] + ([.A261]-1)^[.$H$4]*[.$H$1])" office:value-type="float" office:value="6708200000000" calcext:value-type="float">
            <text:p>6,708,200,000,000</text:p>
          </table:table-cell>
          <table:table-cell table:formula="of:=FLOOR(([.$H$2] * ([.A261]-1)^2 + ([.A261]-1) * [.$H$3]) * [.$H$1]) + [.$H$1]" office:value-type="float" office:value="13442200000000" calcext:value-type="float">
            <text:p>13,442,200,000,000</text:p>
          </table:table-cell>
          <table:table-cell table:formula="of:=[.C261]/[.C260]" office:value-type="float" office:value="1.00775937685082" calcext:value-type="float">
            <text:p>1.0078</text:p>
          </table:table-cell>
          <table:table-cell table:formula="of:=[.C261]+[.E260]" office:value-type="float" office:value="1168375000000000" calcext:value-type="float">
            <text:p>1,168,375,000,000,00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[.$H$1] + ([.A262]-1)^[.$H$4]*[.$H$1])" office:value-type="float" office:value="6760100000000" calcext:value-type="float">
            <text:p>6,760,100,000,000</text:p>
          </table:table-cell>
          <table:table-cell table:formula="of:=FLOOR(([.$H$2] * ([.A262]-1)^2 + ([.A262]-1) * [.$H$3]) * [.$H$1]) + [.$H$1]" office:value-type="float" office:value="13546100000000" calcext:value-type="float">
            <text:p>13,546,100,000,000</text:p>
          </table:table-cell>
          <table:table-cell table:formula="of:=[.C262]/[.C261]" office:value-type="float" office:value="1.00772938953445" calcext:value-type="float">
            <text:p>1.0077</text:p>
          </table:table-cell>
          <table:table-cell table:formula="of:=[.C262]+[.E261]" office:value-type="float" office:value="1181921100000000" calcext:value-type="float">
            <text:p>1,181,921,100,000,00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[.$H$1] + ([.A263]-1)^[.$H$4]*[.$H$1])" office:value-type="float" office:value="6812200000000" calcext:value-type="float">
            <text:p>6,812,200,000,000</text:p>
          </table:table-cell>
          <table:table-cell table:formula="of:=FLOOR(([.$H$2] * ([.A263]-1)^2 + ([.A263]-1) * [.$H$3]) * [.$H$1]) + [.$H$1]" office:value-type="float" office:value="13650400000000" calcext:value-type="float">
            <text:p>13,650,400,000,000</text:p>
          </table:table-cell>
          <table:table-cell table:formula="of:=[.C263]/[.C262]" office:value-type="float" office:value="1.00769963310473" calcext:value-type="float">
            <text:p>1.0077</text:p>
          </table:table-cell>
          <table:table-cell table:formula="of:=[.C263]+[.E262]" office:value-type="float" office:value="1195571500000000" calcext:value-type="float">
            <text:p>1,195,571,500,000,00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[.$H$1] + ([.A264]-1)^[.$H$4]*[.$H$1])" office:value-type="float" office:value="6864500000000" calcext:value-type="float">
            <text:p>6,864,500,000,000</text:p>
          </table:table-cell>
          <table:table-cell table:formula="of:=FLOOR(([.$H$2] * ([.A264]-1)^2 + ([.A264]-1) * [.$H$3]) * [.$H$1]) + [.$H$1]" office:value-type="float" office:value="13755100000000" calcext:value-type="float">
            <text:p>13,755,100,000,000</text:p>
          </table:table-cell>
          <table:table-cell table:formula="of:=[.C264]/[.C263]" office:value-type="float" office:value="1.00767010490535" calcext:value-type="float">
            <text:p>1.0077</text:p>
          </table:table-cell>
          <table:table-cell table:formula="of:=[.C264]+[.E263]" office:value-type="float" office:value="1209326600000000" calcext:value-type="float">
            <text:p>1,209,326,600,000,00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[.$H$1] + ([.A265]-1)^[.$H$4]*[.$H$1])" office:value-type="float" office:value="6917000000000" calcext:value-type="float">
            <text:p>6,917,000,000,000</text:p>
          </table:table-cell>
          <table:table-cell table:formula="of:=FLOOR(([.$H$2] * ([.A265]-1)^2 + ([.A265]-1) * [.$H$3]) * [.$H$1]) + [.$H$1]" office:value-type="float" office:value="13860200000000" calcext:value-type="float">
            <text:p>13,860,200,000,000</text:p>
          </table:table-cell>
          <table:table-cell table:formula="of:=[.C265]/[.C264]" office:value-type="float" office:value="1.00764080232059" calcext:value-type="float">
            <text:p>1.0076</text:p>
          </table:table-cell>
          <table:table-cell table:formula="of:=[.C265]+[.E264]" office:value-type="float" office:value="1223186800000000" calcext:value-type="float">
            <text:p>1,223,186,800,000,00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[.$H$1] + ([.A266]-1)^[.$H$4]*[.$H$1])" office:value-type="float" office:value="6969700000000" calcext:value-type="float">
            <text:p>6,969,700,000,000</text:p>
          </table:table-cell>
          <table:table-cell table:formula="of:=FLOOR(([.$H$2] * ([.A266]-1)^2 + ([.A266]-1) * [.$H$3]) * [.$H$1]) + [.$H$1]" office:value-type="float" office:value="13965700000000" calcext:value-type="float">
            <text:p>13,965,700,000,000</text:p>
          </table:table-cell>
          <table:table-cell table:formula="of:=[.C266]/[.C265]" office:value-type="float" office:value="1.00761172277456" calcext:value-type="float">
            <text:p>1.0076</text:p>
          </table:table-cell>
          <table:table-cell table:formula="of:=[.C266]+[.E265]" office:value-type="float" office:value="1237152500000000" calcext:value-type="float">
            <text:p>1,237,152,500,000,00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[.$H$1] + ([.A267]-1)^[.$H$4]*[.$H$1])" office:value-type="float" office:value="7022600000000" calcext:value-type="float">
            <text:p>7,022,600,000,000</text:p>
          </table:table-cell>
          <table:table-cell table:formula="of:=FLOOR(([.$H$2] * ([.A267]-1)^2 + ([.A267]-1) * [.$H$3]) * [.$H$1]) + [.$H$1]" office:value-type="float" office:value="14071600000000" calcext:value-type="float">
            <text:p>14,071,600,000,000</text:p>
          </table:table-cell>
          <table:table-cell table:formula="of:=[.C267]/[.C266]" office:value-type="float" office:value="1.00758286373043" calcext:value-type="float">
            <text:p>1.0076</text:p>
          </table:table-cell>
          <table:table-cell table:formula="of:=[.C267]+[.E266]" office:value-type="float" office:value="1251224100000000" calcext:value-type="float">
            <text:p>1,251,224,100,000,000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[.$H$1] + ([.A268]-1)^[.$H$4]*[.$H$1])" office:value-type="float" office:value="7075700000000" calcext:value-type="float">
            <text:p>7,075,700,000,000</text:p>
          </table:table-cell>
          <table:table-cell table:formula="of:=FLOOR(([.$H$2] * ([.A268]-1)^2 + ([.A268]-1) * [.$H$3]) * [.$H$1]) + [.$H$1]" office:value-type="float" office:value="14177900000000" calcext:value-type="float">
            <text:p>14,177,900,000,000</text:p>
          </table:table-cell>
          <table:table-cell table:formula="of:=[.C268]/[.C267]" office:value-type="float" office:value="1.00755422268967" calcext:value-type="float">
            <text:p>1.0076</text:p>
          </table:table-cell>
          <table:table-cell table:formula="of:=[.C268]+[.E267]" office:value-type="float" office:value="1265402000000000" calcext:value-type="float">
            <text:p>1,265,402,000,000,00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[.$H$1] + ([.A269]-1)^[.$H$4]*[.$H$1])" office:value-type="float" office:value="7129000000000" calcext:value-type="float">
            <text:p>7,129,000,000,000</text:p>
          </table:table-cell>
          <table:table-cell table:formula="of:=FLOOR(([.$H$2] * ([.A269]-1)^2 + ([.A269]-1) * [.$H$3]) * [.$H$1]) + [.$H$1]" office:value-type="float" office:value="14284600000000" calcext:value-type="float">
            <text:p>14,284,600,000,000</text:p>
          </table:table-cell>
          <table:table-cell table:formula="of:=[.C269]/[.C268]" office:value-type="float" office:value="1.0075257971914" calcext:value-type="float">
            <text:p>1.0075</text:p>
          </table:table-cell>
          <table:table-cell table:formula="of:=[.C269]+[.E268]" office:value-type="float" office:value="1279686600000000" calcext:value-type="float">
            <text:p>1,279,686,600,000,00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[.$H$1] + ([.A270]-1)^[.$H$4]*[.$H$1])" office:value-type="float" office:value="7182500000000" calcext:value-type="float">
            <text:p>7,182,500,000,000</text:p>
          </table:table-cell>
          <table:table-cell table:formula="of:=FLOOR(([.$H$2] * ([.A270]-1)^2 + ([.A270]-1) * [.$H$3]) * [.$H$1]) + [.$H$1]" office:value-type="float" office:value="14391700000000" calcext:value-type="float">
            <text:p>14,391,700,000,000</text:p>
          </table:table-cell>
          <table:table-cell table:formula="of:=[.C270]/[.C269]" office:value-type="float" office:value="1.00749758481162" calcext:value-type="float">
            <text:p>1.0075</text:p>
          </table:table-cell>
          <table:table-cell table:formula="of:=[.C270]+[.E269]" office:value-type="float" office:value="1294078300000000" calcext:value-type="float">
            <text:p>1,294,078,300,000,00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[.$H$1] + ([.A271]-1)^[.$H$4]*[.$H$1])" office:value-type="float" office:value="7236200000000" calcext:value-type="float">
            <text:p>7,236,200,000,000</text:p>
          </table:table-cell>
          <table:table-cell table:formula="of:=FLOOR(([.$H$2] * ([.A271]-1)^2 + ([.A271]-1) * [.$H$3]) * [.$H$1]) + [.$H$1]" office:value-type="float" office:value="14499200000000" calcext:value-type="float">
            <text:p>14,499,200,000,000</text:p>
          </table:table-cell>
          <table:table-cell table:formula="of:=[.C271]/[.C270]" office:value-type="float" office:value="1.00746958316252" calcext:value-type="float">
            <text:p>1.0075</text:p>
          </table:table-cell>
          <table:table-cell table:formula="of:=[.C271]+[.E270]" office:value-type="float" office:value="1308577500000000" calcext:value-type="float">
            <text:p>1,308,577,500,000,00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[.$H$1] + ([.A272]-1)^[.$H$4]*[.$H$1])" office:value-type="float" office:value="7290100000000" calcext:value-type="float">
            <text:p>7,290,100,000,000</text:p>
          </table:table-cell>
          <table:table-cell table:formula="of:=FLOOR(([.$H$2] * ([.A272]-1)^2 + ([.A272]-1) * [.$H$3]) * [.$H$1]) + [.$H$1]" office:value-type="float" office:value="14607100000000" calcext:value-type="float">
            <text:p>14,607,100,000,000</text:p>
          </table:table-cell>
          <table:table-cell table:formula="of:=[.C272]/[.C271]" office:value-type="float" office:value="1.00744178989186" calcext:value-type="float">
            <text:p>1.0074</text:p>
          </table:table-cell>
          <table:table-cell table:formula="of:=[.C272]+[.E271]" office:value-type="float" office:value="1323184600000000" calcext:value-type="float">
            <text:p>1,323,184,600,000,000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[.$H$1] + ([.A273]-1)^[.$H$4]*[.$H$1])" office:value-type="float" office:value="7344200000000" calcext:value-type="float">
            <text:p>7,344,200,000,000</text:p>
          </table:table-cell>
          <table:table-cell table:formula="of:=FLOOR(([.$H$2] * ([.A273]-1)^2 + ([.A273]-1) * [.$H$3]) * [.$H$1]) + [.$H$1]" office:value-type="float" office:value="14715400000000" calcext:value-type="float">
            <text:p>14,715,400,000,000</text:p>
          </table:table-cell>
          <table:table-cell table:formula="of:=[.C273]/[.C272]" office:value-type="float" office:value="1.00741420268226" calcext:value-type="float">
            <text:p>1.0074</text:p>
          </table:table-cell>
          <table:table-cell table:formula="of:=[.C273]+[.E272]" office:value-type="float" office:value="1337900000000000" calcext:value-type="float">
            <text:p>1,337,900,000,000,00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[.$H$1] + ([.A274]-1)^[.$H$4]*[.$H$1])" office:value-type="float" office:value="7398500000000" calcext:value-type="float">
            <text:p>7,398,500,000,000</text:p>
          </table:table-cell>
          <table:table-cell table:formula="of:=FLOOR(([.$H$2] * ([.A274]-1)^2 + ([.A274]-1) * [.$H$3]) * [.$H$1]) + [.$H$1]" office:value-type="float" office:value="14824100000000" calcext:value-type="float">
            <text:p>14,824,100,000,000</text:p>
          </table:table-cell>
          <table:table-cell table:formula="of:=[.C274]/[.C273]" office:value-type="float" office:value="1.00738681925058" calcext:value-type="float">
            <text:p>1.0074</text:p>
          </table:table-cell>
          <table:table-cell table:formula="of:=[.C274]+[.E273]" office:value-type="float" office:value="1352724100000000" calcext:value-type="float">
            <text:p>1,352,724,100,000,00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[.$H$1] + ([.A275]-1)^[.$H$4]*[.$H$1])" office:value-type="float" office:value="7453000000000" calcext:value-type="float">
            <text:p>7,453,000,000,000</text:p>
          </table:table-cell>
          <table:table-cell table:formula="of:=FLOOR(([.$H$2] * ([.A275]-1)^2 + ([.A275]-1) * [.$H$3]) * [.$H$1]) + [.$H$1]" office:value-type="float" office:value="14933200000000" calcext:value-type="float">
            <text:p>14,933,200,000,000</text:p>
          </table:table-cell>
          <table:table-cell table:formula="of:=[.C275]/[.C274]" office:value-type="float" office:value="1.00735963734729" calcext:value-type="float">
            <text:p>1.0074</text:p>
          </table:table-cell>
          <table:table-cell table:formula="of:=[.C275]+[.E274]" office:value-type="float" office:value="1367657300000000" calcext:value-type="float">
            <text:p>1,367,657,300,000,00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[.$H$1] + ([.A276]-1)^[.$H$4]*[.$H$1])" office:value-type="float" office:value="7507700000000" calcext:value-type="float">
            <text:p>7,507,700,000,000</text:p>
          </table:table-cell>
          <table:table-cell table:formula="of:=FLOOR(([.$H$2] * ([.A276]-1)^2 + ([.A276]-1) * [.$H$3]) * [.$H$1]) + [.$H$1]" office:value-type="float" office:value="15042700000000" calcext:value-type="float">
            <text:p>15,042,700,000,000</text:p>
          </table:table-cell>
          <table:table-cell table:formula="of:=[.C276]/[.C275]" office:value-type="float" office:value="1.00733265475585" calcext:value-type="float">
            <text:p>1.0073</text:p>
          </table:table-cell>
          <table:table-cell table:formula="of:=[.C276]+[.E275]" office:value-type="float" office:value="1382700000000000" calcext:value-type="float">
            <text:p>1,382,700,000,000,00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[.$H$1] + ([.A277]-1)^[.$H$4]*[.$H$1])" office:value-type="float" office:value="7562600000000" calcext:value-type="float">
            <text:p>7,562,600,000,000</text:p>
          </table:table-cell>
          <table:table-cell table:formula="of:=FLOOR(([.$H$2] * ([.A277]-1)^2 + ([.A277]-1) * [.$H$3]) * [.$H$1]) + [.$H$1]" office:value-type="float" office:value="15152600000000" calcext:value-type="float">
            <text:p>15,152,600,000,000</text:p>
          </table:table-cell>
          <table:table-cell table:formula="of:=[.C277]/[.C276]" office:value-type="float" office:value="1.00730586929208" calcext:value-type="float">
            <text:p>1.0073</text:p>
          </table:table-cell>
          <table:table-cell table:formula="of:=[.C277]+[.E276]" office:value-type="float" office:value="1397852600000000" calcext:value-type="float">
            <text:p>1,397,852,600,000,00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[.$H$1] + ([.A278]-1)^[.$H$4]*[.$H$1])" office:value-type="float" office:value="7617700000000" calcext:value-type="float">
            <text:p>7,617,700,000,000</text:p>
          </table:table-cell>
          <table:table-cell table:formula="of:=FLOOR(([.$H$2] * ([.A278]-1)^2 + ([.A278]-1) * [.$H$3]) * [.$H$1]) + [.$H$1]" office:value-type="float" office:value="15262900000000" calcext:value-type="float">
            <text:p>15,262,900,000,000</text:p>
          </table:table-cell>
          <table:table-cell table:formula="of:=[.C278]/[.C277]" office:value-type="float" office:value="1.00727927880364" calcext:value-type="float">
            <text:p>1.0073</text:p>
          </table:table-cell>
          <table:table-cell table:formula="of:=[.C278]+[.E277]" office:value-type="float" office:value="1413115500000000" calcext:value-type="float">
            <text:p>1,413,115,500,000,00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[.$H$1] + ([.A279]-1)^[.$H$4]*[.$H$1])" office:value-type="float" office:value="7673000000000" calcext:value-type="float">
            <text:p>7,673,000,000,000</text:p>
          </table:table-cell>
          <table:table-cell table:formula="of:=FLOOR(([.$H$2] * ([.A279]-1)^2 + ([.A279]-1) * [.$H$3]) * [.$H$1]) + [.$H$1]" office:value-type="float" office:value="15373600000000" calcext:value-type="float">
            <text:p>15,373,600,000,000</text:p>
          </table:table-cell>
          <table:table-cell table:formula="of:=[.C279]/[.C278]" office:value-type="float" office:value="1.00725288116937" calcext:value-type="float">
            <text:p>1.0073</text:p>
          </table:table-cell>
          <table:table-cell table:formula="of:=[.C279]+[.E278]" office:value-type="float" office:value="1428489100000000" calcext:value-type="float">
            <text:p>1,428,489,100,000,00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[.$H$1] + ([.A280]-1)^[.$H$4]*[.$H$1])" office:value-type="float" office:value="7728500000000" calcext:value-type="float">
            <text:p>7,728,500,000,000</text:p>
          </table:table-cell>
          <table:table-cell table:formula="of:=FLOOR(([.$H$2] * ([.A280]-1)^2 + ([.A280]-1) * [.$H$3]) * [.$H$1]) + [.$H$1]" office:value-type="float" office:value="15484700000000" calcext:value-type="float">
            <text:p>15,484,700,000,000</text:p>
          </table:table-cell>
          <table:table-cell table:formula="of:=[.C280]/[.C279]" office:value-type="float" office:value="1.0072266742988" calcext:value-type="float">
            <text:p>1.0072</text:p>
          </table:table-cell>
          <table:table-cell table:formula="of:=[.C280]+[.E279]" office:value-type="float" office:value="1443973800000000" calcext:value-type="float">
            <text:p>1,443,973,800,000,00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[.$H$1] + ([.A281]-1)^[.$H$4]*[.$H$1])" office:value-type="float" office:value="7784200000000" calcext:value-type="float">
            <text:p>7,784,200,000,000</text:p>
          </table:table-cell>
          <table:table-cell table:formula="of:=FLOOR(([.$H$2] * ([.A281]-1)^2 + ([.A281]-1) * [.$H$3]) * [.$H$1]) + [.$H$1]" office:value-type="float" office:value="15596200000000" calcext:value-type="float">
            <text:p>15,596,200,000,000</text:p>
          </table:table-cell>
          <table:table-cell table:formula="of:=[.C281]/[.C280]" office:value-type="float" office:value="1.00720065613154" calcext:value-type="float">
            <text:p>1.0072</text:p>
          </table:table-cell>
          <table:table-cell table:formula="of:=[.C281]+[.E280]" office:value-type="float" office:value="1459570000000000" calcext:value-type="float">
            <text:p>1,459,570,000,000,00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[.$H$1] + ([.A282]-1)^[.$H$4]*[.$H$1])" office:value-type="float" office:value="7840100000000" calcext:value-type="float">
            <text:p>7,840,100,000,000</text:p>
          </table:table-cell>
          <table:table-cell table:formula="of:=FLOOR(([.$H$2] * ([.A282]-1)^2 + ([.A282]-1) * [.$H$3]) * [.$H$1]) + [.$H$1]" office:value-type="float" office:value="15708100000000" calcext:value-type="float">
            <text:p>15,708,100,000,000</text:p>
          </table:table-cell>
          <table:table-cell table:formula="of:=[.C282]/[.C281]" office:value-type="float" office:value="1.00717482463677" calcext:value-type="float">
            <text:p>1.0072</text:p>
          </table:table-cell>
          <table:table-cell table:formula="of:=[.C282]+[.E281]" office:value-type="float" office:value="1475278100000000" calcext:value-type="float">
            <text:p>1,475,278,100,000,00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[.$H$1] + ([.A283]-1)^[.$H$4]*[.$H$1])" office:value-type="float" office:value="7896200000000" calcext:value-type="float">
            <text:p>7,896,200,000,000</text:p>
          </table:table-cell>
          <table:table-cell table:formula="of:=FLOOR(([.$H$2] * ([.A283]-1)^2 + ([.A283]-1) * [.$H$3]) * [.$H$1]) + [.$H$1]" office:value-type="float" office:value="15820400000000" calcext:value-type="float">
            <text:p>15,820,400,000,000</text:p>
          </table:table-cell>
          <table:table-cell table:formula="of:=[.C283]/[.C282]" office:value-type="float" office:value="1.00714917781272" calcext:value-type="float">
            <text:p>1.0071</text:p>
          </table:table-cell>
          <table:table-cell table:formula="of:=[.C283]+[.E282]" office:value-type="float" office:value="1491098500000000" calcext:value-type="float">
            <text:p>1,491,098,500,000,000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[.$H$1] + ([.A284]-1)^[.$H$4]*[.$H$1])" office:value-type="float" office:value="7952500000000" calcext:value-type="float">
            <text:p>7,952,500,000,000</text:p>
          </table:table-cell>
          <table:table-cell table:formula="of:=FLOOR(([.$H$2] * ([.A284]-1)^2 + ([.A284]-1) * [.$H$3]) * [.$H$1]) + [.$H$1]" office:value-type="float" office:value="15933100000000" calcext:value-type="float">
            <text:p>15,933,100,000,000</text:p>
          </table:table-cell>
          <table:table-cell table:formula="of:=[.C284]/[.C283]" office:value-type="float" office:value="1.00712371368613" calcext:value-type="float">
            <text:p>1.0071</text:p>
          </table:table-cell>
          <table:table-cell table:formula="of:=[.C284]+[.E283]" office:value-type="float" office:value="1507031600000000" calcext:value-type="float">
            <text:p>1,507,031,600,000,00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[.$H$1] + ([.A285]-1)^[.$H$4]*[.$H$1])" office:value-type="float" office:value="8009000000000" calcext:value-type="float">
            <text:p>8,009,000,000,000</text:p>
          </table:table-cell>
          <table:table-cell table:formula="of:=FLOOR(([.$H$2] * ([.A285]-1)^2 + ([.A285]-1) * [.$H$3]) * [.$H$1]) + [.$H$1]" office:value-type="float" office:value="16046200000000" calcext:value-type="float">
            <text:p>16,046,200,000,000</text:p>
          </table:table-cell>
          <table:table-cell table:formula="of:=[.C285]/[.C284]" office:value-type="float" office:value="1.00709843031174" calcext:value-type="float">
            <text:p>1.0071</text:p>
          </table:table-cell>
          <table:table-cell table:formula="of:=[.C285]+[.E284]" office:value-type="float" office:value="1523077800000000" calcext:value-type="float">
            <text:p>1,523,077,800,000,00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[.$H$1] + ([.A286]-1)^[.$H$4]*[.$H$1])" office:value-type="float" office:value="8065700000000" calcext:value-type="float">
            <text:p>8,065,700,000,000</text:p>
          </table:table-cell>
          <table:table-cell table:formula="of:=FLOOR(([.$H$2] * ([.A286]-1)^2 + ([.A286]-1) * [.$H$3]) * [.$H$1]) + [.$H$1]" office:value-type="float" office:value="16159700000000" calcext:value-type="float">
            <text:p>16,159,700,000,000</text:p>
          </table:table-cell>
          <table:table-cell table:formula="of:=[.C286]/[.C285]" office:value-type="float" office:value="1.00707332577183" calcext:value-type="float">
            <text:p>1.0071</text:p>
          </table:table-cell>
          <table:table-cell table:formula="of:=[.C286]+[.E285]" office:value-type="float" office:value="1539237500000000" calcext:value-type="float">
            <text:p>1,539,237,500,000,00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[.$H$1] + ([.A287]-1)^[.$H$4]*[.$H$1])" office:value-type="float" office:value="8122600000000" calcext:value-type="float">
            <text:p>8,122,600,000,000</text:p>
          </table:table-cell>
          <table:table-cell table:formula="of:=FLOOR(([.$H$2] * ([.A287]-1)^2 + ([.A287]-1) * [.$H$3]) * [.$H$1]) + [.$H$1]" office:value-type="float" office:value="16273600000000" calcext:value-type="float">
            <text:p>16,273,600,000,000</text:p>
          </table:table-cell>
          <table:table-cell table:formula="of:=[.C287]/[.C286]" office:value-type="float" office:value="1.00704839817571" calcext:value-type="float">
            <text:p>1.0070</text:p>
          </table:table-cell>
          <table:table-cell table:formula="of:=[.C287]+[.E286]" office:value-type="float" office:value="1555511100000000" calcext:value-type="float">
            <text:p>1,555,511,100,000,00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[.$H$1] + ([.A288]-1)^[.$H$4]*[.$H$1])" office:value-type="float" office:value="8179700000000" calcext:value-type="float">
            <text:p>8,179,700,000,000</text:p>
          </table:table-cell>
          <table:table-cell table:formula="of:=FLOOR(([.$H$2] * ([.A288]-1)^2 + ([.A288]-1) * [.$H$3]) * [.$H$1]) + [.$H$1]" office:value-type="float" office:value="16387900000000" calcext:value-type="float">
            <text:p>16,387,900,000,000</text:p>
          </table:table-cell>
          <table:table-cell table:formula="of:=[.C288]/[.C287]" office:value-type="float" office:value="1.00702364565923" calcext:value-type="float">
            <text:p>1.0070</text:p>
          </table:table-cell>
          <table:table-cell table:formula="of:=[.C288]+[.E287]" office:value-type="float" office:value="1571899000000000" calcext:value-type="float">
            <text:p>1,571,899,000,000,000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[.$H$1] + ([.A289]-1)^[.$H$4]*[.$H$1])" office:value-type="float" office:value="8237000000000" calcext:value-type="float">
            <text:p>8,237,000,000,000</text:p>
          </table:table-cell>
          <table:table-cell table:formula="of:=FLOOR(([.$H$2] * ([.A289]-1)^2 + ([.A289]-1) * [.$H$3]) * [.$H$1]) + [.$H$1]" office:value-type="float" office:value="16502600000000" calcext:value-type="float">
            <text:p>16,502,600,000,000</text:p>
          </table:table-cell>
          <table:table-cell table:formula="of:=[.C289]/[.C288]" office:value-type="float" office:value="1.00699906638434" calcext:value-type="float">
            <text:p>1.0070</text:p>
          </table:table-cell>
          <table:table-cell table:formula="of:=[.C289]+[.E288]" office:value-type="float" office:value="1588401600000000" calcext:value-type="float">
            <text:p>1,588,401,600,000,000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[.$H$1] + ([.A290]-1)^[.$H$4]*[.$H$1])" office:value-type="float" office:value="8294500000000" calcext:value-type="float">
            <text:p>8,294,500,000,000</text:p>
          </table:table-cell>
          <table:table-cell table:formula="of:=FLOOR(([.$H$2] * ([.A290]-1)^2 + ([.A290]-1) * [.$H$3]) * [.$H$1]) + [.$H$1]" office:value-type="float" office:value="16617700000000" calcext:value-type="float">
            <text:p>16,617,700,000,000</text:p>
          </table:table-cell>
          <table:table-cell table:formula="of:=[.C290]/[.C289]" office:value-type="float" office:value="1.00697465853865" calcext:value-type="float">
            <text:p>1.0070</text:p>
          </table:table-cell>
          <table:table-cell table:formula="of:=[.C290]+[.E289]" office:value-type="float" office:value="1605019300000000" calcext:value-type="float">
            <text:p>1,605,019,300,000,00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[.$H$1] + ([.A291]-1)^[.$H$4]*[.$H$1])" office:value-type="float" office:value="8352200000000" calcext:value-type="float">
            <text:p>8,352,200,000,000</text:p>
          </table:table-cell>
          <table:table-cell table:formula="of:=FLOOR(([.$H$2] * ([.A291]-1)^2 + ([.A291]-1) * [.$H$3]) * [.$H$1]) + [.$H$1]" office:value-type="float" office:value="16733200000000" calcext:value-type="float">
            <text:p>16,733,200,000,000</text:p>
          </table:table-cell>
          <table:table-cell table:formula="of:=[.C291]/[.C290]" office:value-type="float" office:value="1.00695042033494" calcext:value-type="float">
            <text:p>1.0070</text:p>
          </table:table-cell>
          <table:table-cell table:formula="of:=[.C291]+[.E290]" office:value-type="float" office:value="1621752500000000" calcext:value-type="float">
            <text:p>1,621,752,500,000,000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[.$H$1] + ([.A292]-1)^[.$H$4]*[.$H$1])" office:value-type="float" office:value="8410100000000" calcext:value-type="float">
            <text:p>8,410,100,000,000</text:p>
          </table:table-cell>
          <table:table-cell table:formula="of:=FLOOR(([.$H$2] * ([.A292]-1)^2 + ([.A292]-1) * [.$H$3]) * [.$H$1]) + [.$H$1]" office:value-type="float" office:value="16849100000000" calcext:value-type="float">
            <text:p>16,849,100,000,000</text:p>
          </table:table-cell>
          <table:table-cell table:formula="of:=[.C292]/[.C291]" office:value-type="float" office:value="1.00692635001076" calcext:value-type="float">
            <text:p>1.0069</text:p>
          </table:table-cell>
          <table:table-cell table:formula="of:=[.C292]+[.E291]" office:value-type="float" office:value="1638601600000000" calcext:value-type="float">
            <text:p>1,638,601,600,000,00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[.$H$1] + ([.A293]-1)^[.$H$4]*[.$H$1])" office:value-type="float" office:value="8468200000000" calcext:value-type="float">
            <text:p>8,468,200,000,000</text:p>
          </table:table-cell>
          <table:table-cell table:formula="of:=FLOOR(([.$H$2] * ([.A293]-1)^2 + ([.A293]-1) * [.$H$3]) * [.$H$1]) + [.$H$1]" office:value-type="float" office:value="16965400000000" calcext:value-type="float">
            <text:p>16,965,400,000,000</text:p>
          </table:table-cell>
          <table:table-cell table:formula="of:=[.C293]/[.C292]" office:value-type="float" office:value="1.00690244582797" calcext:value-type="float">
            <text:p>1.0069</text:p>
          </table:table-cell>
          <table:table-cell table:formula="of:=[.C293]+[.E292]" office:value-type="float" office:value="1655567000000000" calcext:value-type="float">
            <text:p>1,655,567,000,000,00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[.$H$1] + ([.A294]-1)^[.$H$4]*[.$H$1])" office:value-type="float" office:value="8526500000000" calcext:value-type="float">
            <text:p>8,526,500,000,000</text:p>
          </table:table-cell>
          <table:table-cell table:formula="of:=FLOOR(([.$H$2] * ([.A294]-1)^2 + ([.A294]-1) * [.$H$3]) * [.$H$1]) + [.$H$1]" office:value-type="float" office:value="17082100000000" calcext:value-type="float">
            <text:p>17,082,100,000,000</text:p>
          </table:table-cell>
          <table:table-cell table:formula="of:=[.C294]/[.C293]" office:value-type="float" office:value="1.00687870607236" calcext:value-type="float">
            <text:p>1.0069</text:p>
          </table:table-cell>
          <table:table-cell table:formula="of:=[.C294]+[.E293]" office:value-type="float" office:value="1672649100000000" calcext:value-type="float">
            <text:p>1,672,649,100,000,00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[.$H$1] + ([.A295]-1)^[.$H$4]*[.$H$1])" office:value-type="float" office:value="8585000000000" calcext:value-type="float">
            <text:p>8,585,000,000,000</text:p>
          </table:table-cell>
          <table:table-cell table:formula="of:=FLOOR(([.$H$2] * ([.A295]-1)^2 + ([.A295]-1) * [.$H$3]) * [.$H$1]) + [.$H$1]" office:value-type="float" office:value="17199200000000" calcext:value-type="float">
            <text:p>17,199,200,000,000</text:p>
          </table:table-cell>
          <table:table-cell table:formula="of:=[.C295]/[.C294]" office:value-type="float" office:value="1.00685512905322" calcext:value-type="float">
            <text:p>1.0069</text:p>
          </table:table-cell>
          <table:table-cell table:formula="of:=[.C295]+[.E294]" office:value-type="float" office:value="1689848300000000" calcext:value-type="float">
            <text:p>1,689,848,300,000,000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[.$H$1] + ([.A296]-1)^[.$H$4]*[.$H$1])" office:value-type="float" office:value="8643700000000" calcext:value-type="float">
            <text:p>8,643,700,000,000</text:p>
          </table:table-cell>
          <table:table-cell table:formula="of:=FLOOR(([.$H$2] * ([.A296]-1)^2 + ([.A296]-1) * [.$H$3]) * [.$H$1]) + [.$H$1]" office:value-type="float" office:value="17316700000000" calcext:value-type="float">
            <text:p>17,316,700,000,000</text:p>
          </table:table-cell>
          <table:table-cell table:formula="of:=[.C296]/[.C295]" office:value-type="float" office:value="1.00683171310294" calcext:value-type="float">
            <text:p>1.0068</text:p>
          </table:table-cell>
          <table:table-cell table:formula="of:=[.C296]+[.E295]" office:value-type="float" office:value="1707165000000000" calcext:value-type="float">
            <text:p>1,707,165,000,000,00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[.$H$1] + ([.A297]-1)^[.$H$4]*[.$H$1])" office:value-type="float" office:value="8702600000000" calcext:value-type="float">
            <text:p>8,702,600,000,000</text:p>
          </table:table-cell>
          <table:table-cell table:formula="of:=FLOOR(([.$H$2] * ([.A297]-1)^2 + ([.A297]-1) * [.$H$3]) * [.$H$1]) + [.$H$1]" office:value-type="float" office:value="17434600000000" calcext:value-type="float">
            <text:p>17,434,600,000,000</text:p>
          </table:table-cell>
          <table:table-cell table:formula="of:=[.C297]/[.C296]" office:value-type="float" office:value="1.0068084565766" calcext:value-type="float">
            <text:p>1.0068</text:p>
          </table:table-cell>
          <table:table-cell table:formula="of:=[.C297]+[.E296]" office:value-type="float" office:value="1724599600000000" calcext:value-type="float">
            <text:p>1,724,599,600,000,00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[.$H$1] + ([.A298]-1)^[.$H$4]*[.$H$1])" office:value-type="float" office:value="8761700000000" calcext:value-type="float">
            <text:p>8,761,700,000,000</text:p>
          </table:table-cell>
          <table:table-cell table:formula="of:=FLOOR(([.$H$2] * ([.A298]-1)^2 + ([.A298]-1) * [.$H$3]) * [.$H$1]) + [.$H$1]" office:value-type="float" office:value="17552900000000" calcext:value-type="float">
            <text:p>17,552,900,000,000</text:p>
          </table:table-cell>
          <table:table-cell table:formula="of:=[.C298]/[.C297]" office:value-type="float" office:value="1.00678535785163" calcext:value-type="float">
            <text:p>1.0068</text:p>
          </table:table-cell>
          <table:table-cell table:formula="of:=[.C298]+[.E297]" office:value-type="float" office:value="1742152500000000" calcext:value-type="float">
            <text:p>1,742,152,500,000,00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[.$H$1] + ([.A299]-1)^[.$H$4]*[.$H$1])" office:value-type="float" office:value="8821000000000" calcext:value-type="float">
            <text:p>8,821,000,000,000</text:p>
          </table:table-cell>
          <table:table-cell table:formula="of:=FLOOR(([.$H$2] * ([.A299]-1)^2 + ([.A299]-1) * [.$H$3]) * [.$H$1]) + [.$H$1]" office:value-type="float" office:value="17671600000000" calcext:value-type="float">
            <text:p>17,671,600,000,000</text:p>
          </table:table-cell>
          <table:table-cell table:formula="of:=[.C299]/[.C298]" office:value-type="float" office:value="1.00676241532738" calcext:value-type="float">
            <text:p>1.0068</text:p>
          </table:table-cell>
          <table:table-cell table:formula="of:=[.C299]+[.E298]" office:value-type="float" office:value="1759824100000000" calcext:value-type="float">
            <text:p>1,759,824,100,000,00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[.$H$1] + ([.A300]-1)^[.$H$4]*[.$H$1])" office:value-type="float" office:value="8880500000000" calcext:value-type="float">
            <text:p>8,880,500,000,000</text:p>
          </table:table-cell>
          <table:table-cell table:formula="of:=FLOOR(([.$H$2] * ([.A300]-1)^2 + ([.A300]-1) * [.$H$3]) * [.$H$1]) + [.$H$1]" office:value-type="float" office:value="17790700000000" calcext:value-type="float">
            <text:p>17,790,700,000,000</text:p>
          </table:table-cell>
          <table:table-cell table:formula="of:=[.C300]/[.C299]" office:value-type="float" office:value="1.00673962742479" calcext:value-type="float">
            <text:p>1.0067</text:p>
          </table:table-cell>
          <table:table-cell table:formula="of:=[.C300]+[.E299]" office:value-type="float" office:value="1777614800000000" calcext:value-type="float">
            <text:p>1,777,614,800,000,0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[.$H$1] + ([.A301]-1)^[.$H$4]*[.$H$1])" office:value-type="float" office:value="8940200000000" calcext:value-type="float">
            <text:p>8,940,200,000,000</text:p>
          </table:table-cell>
          <table:table-cell table:formula="of:=FLOOR(([.$H$2] * ([.A301]-1)^2 + ([.A301]-1) * [.$H$3]) * [.$H$1]) + [.$H$1]" office:value-type="float" office:value="17910200000000" calcext:value-type="float">
            <text:p>17,910,200,000,000</text:p>
          </table:table-cell>
          <table:table-cell table:formula="of:=[.C301]/[.C300]" office:value-type="float" office:value="1.00671699258601" calcext:value-type="float">
            <text:p>1.0067</text:p>
          </table:table-cell>
          <table:table-cell table:formula="of:=[.C301]+[.E300]" office:value-type="float" office:value="1795525000000000" calcext:value-type="float">
            <text:p>1,795,525,000,000,00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[.$H$1] + ([.A302]-1)^[.$H$4]*[.$H$1])" office:value-type="float" office:value="9000100000000" calcext:value-type="float">
            <text:p>9,000,100,000,000</text:p>
          </table:table-cell>
          <table:table-cell table:formula="of:=FLOOR(([.$H$2] * ([.A302]-1)^2 + ([.A302]-1) * [.$H$3]) * [.$H$1]) + [.$H$1]" office:value-type="float" office:value="18030100000000" calcext:value-type="float">
            <text:p>18,030,100,000,000</text:p>
          </table:table-cell>
          <table:table-cell table:formula="of:=[.C302]/[.C301]" office:value-type="float" office:value="1.00669450927405" calcext:value-type="float">
            <text:p>1.0067</text:p>
          </table:table-cell>
          <table:table-cell table:formula="of:=[.C302]+[.E301]" office:value-type="float" office:value="1813555100000000" calcext:value-type="float">
            <text:p>1,813,555,100,000,000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[.$H$1] + ([.A303]-1)^[.$H$4]*[.$H$1])" office:value-type="float" office:value="9060200000000" calcext:value-type="float">
            <text:p>9,060,200,000,000</text:p>
          </table:table-cell>
          <table:table-cell table:formula="of:=FLOOR(([.$H$2] * ([.A303]-1)^2 + ([.A303]-1) * [.$H$3]) * [.$H$1]) + [.$H$1]" office:value-type="float" office:value="18150400000000" calcext:value-type="float">
            <text:p>18,150,400,000,000</text:p>
          </table:table-cell>
          <table:table-cell table:formula="of:=[.C303]/[.C302]" office:value-type="float" office:value="1.0066721759724" calcext:value-type="float">
            <text:p>1.0067</text:p>
          </table:table-cell>
          <table:table-cell table:formula="of:=[.C303]+[.E302]" office:value-type="float" office:value="1831705500000000" calcext:value-type="float">
            <text:p>1,831,705,500,000,000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[.$H$1] + ([.A304]-1)^[.$H$4]*[.$H$1])" office:value-type="float" office:value="9120500000000" calcext:value-type="float">
            <text:p>9,120,500,000,000</text:p>
          </table:table-cell>
          <table:table-cell table:formula="of:=FLOOR(([.$H$2] * ([.A304]-1)^2 + ([.A304]-1) * [.$H$3]) * [.$H$1]) + [.$H$1]" office:value-type="float" office:value="18271100000000" calcext:value-type="float">
            <text:p>18,271,100,000,000</text:p>
          </table:table-cell>
          <table:table-cell table:formula="of:=[.C304]/[.C303]" office:value-type="float" office:value="1.00664999118477" calcext:value-type="float">
            <text:p>1.0066</text:p>
          </table:table-cell>
          <table:table-cell table:formula="of:=[.C304]+[.E303]" office:value-type="float" office:value="1849976600000000" calcext:value-type="float">
            <text:p>1,849,976,600,000,000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[.$H$1] + ([.A305]-1)^[.$H$4]*[.$H$1])" office:value-type="float" office:value="9181000000000" calcext:value-type="float">
            <text:p>9,181,000,000,000</text:p>
          </table:table-cell>
          <table:table-cell table:formula="of:=FLOOR(([.$H$2] * ([.A305]-1)^2 + ([.A305]-1) * [.$H$3]) * [.$H$1]) + [.$H$1]" office:value-type="float" office:value="18392200000000" calcext:value-type="float">
            <text:p>18,392,200,000,000</text:p>
          </table:table-cell>
          <table:table-cell table:formula="of:=[.C305]/[.C304]" office:value-type="float" office:value="1.00662795343466" calcext:value-type="float">
            <text:p>1.0066</text:p>
          </table:table-cell>
          <table:table-cell table:formula="of:=[.C305]+[.E304]" office:value-type="float" office:value="1868368800000000" calcext:value-type="float">
            <text:p>1,868,368,800,000,000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[.$H$1] + ([.A306]-1)^[.$H$4]*[.$H$1])" office:value-type="float" office:value="9241700000000" calcext:value-type="float">
            <text:p>9,241,700,000,000</text:p>
          </table:table-cell>
          <table:table-cell table:formula="of:=FLOOR(([.$H$2] * ([.A306]-1)^2 + ([.A306]-1) * [.$H$3]) * [.$H$1]) + [.$H$1]" office:value-type="float" office:value="18513700000000" calcext:value-type="float">
            <text:p>18,513,700,000,000</text:p>
          </table:table-cell>
          <table:table-cell table:formula="of:=[.C306]/[.C305]" office:value-type="float" office:value="1.0066060612651" calcext:value-type="float">
            <text:p>1.0066</text:p>
          </table:table-cell>
          <table:table-cell table:formula="of:=[.C306]+[.E305]" office:value-type="float" office:value="1886882500000000" calcext:value-type="float">
            <text:p>1,886,882,500,000,00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[.$H$1] + ([.A307]-1)^[.$H$4]*[.$H$1])" office:value-type="float" office:value="9302600000000" calcext:value-type="float">
            <text:p>9,302,600,000,000</text:p>
          </table:table-cell>
          <table:table-cell table:formula="of:=FLOOR(([.$H$2] * ([.A307]-1)^2 + ([.A307]-1) * [.$H$3]) * [.$H$1]) + [.$H$1]" office:value-type="float" office:value="18635600000000" calcext:value-type="float">
            <text:p>18,635,600,000,000</text:p>
          </table:table-cell>
          <table:table-cell table:formula="of:=[.C307]/[.C306]" office:value-type="float" office:value="1.0065843132383" calcext:value-type="float">
            <text:p>1.0066</text:p>
          </table:table-cell>
          <table:table-cell table:formula="of:=[.C307]+[.E306]" office:value-type="float" office:value="1905518100000000" calcext:value-type="float">
            <text:p>1,905,518,100,000,000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[.$H$1] + ([.A308]-1)^[.$H$4]*[.$H$1])" office:value-type="float" office:value="9363700000000" calcext:value-type="float">
            <text:p>9,363,700,000,000</text:p>
          </table:table-cell>
          <table:table-cell table:formula="of:=FLOOR(([.$H$2] * ([.A308]-1)^2 + ([.A308]-1) * [.$H$3]) * [.$H$1]) + [.$H$1]" office:value-type="float" office:value="18757900000000" calcext:value-type="float">
            <text:p>18,757,900,000,000</text:p>
          </table:table-cell>
          <table:table-cell table:formula="of:=[.C308]/[.C307]" office:value-type="float" office:value="1.00656270793535" calcext:value-type="float">
            <text:p>1.0066</text:p>
          </table:table-cell>
          <table:table-cell table:formula="of:=[.C308]+[.E307]" office:value-type="float" office:value="1924276000000000" calcext:value-type="float">
            <text:p>1,924,276,000,000,000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[.$H$1] + ([.A309]-1)^[.$H$4]*[.$H$1])" office:value-type="float" office:value="9425000000000" calcext:value-type="float">
            <text:p>9,425,000,000,000</text:p>
          </table:table-cell>
          <table:table-cell table:formula="of:=FLOOR(([.$H$2] * ([.A309]-1)^2 + ([.A309]-1) * [.$H$3]) * [.$H$1]) + [.$H$1]" office:value-type="float" office:value="18880600000000" calcext:value-type="float">
            <text:p>18,880,600,000,000</text:p>
          </table:table-cell>
          <table:table-cell table:formula="of:=[.C309]/[.C308]" office:value-type="float" office:value="1.00654124395588" calcext:value-type="float">
            <text:p>1.0065</text:p>
          </table:table-cell>
          <table:table-cell table:formula="of:=[.C309]+[.E308]" office:value-type="float" office:value="1943156600000000" calcext:value-type="float">
            <text:p>1,943,156,600,000,00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[.$H$1] + ([.A310]-1)^[.$H$4]*[.$H$1])" office:value-type="float" office:value="9486500000000" calcext:value-type="float">
            <text:p>9,486,500,000,000</text:p>
          </table:table-cell>
          <table:table-cell table:formula="of:=FLOOR(([.$H$2] * ([.A310]-1)^2 + ([.A310]-1) * [.$H$3]) * [.$H$1]) + [.$H$1]" office:value-type="float" office:value="19003700000000" calcext:value-type="float">
            <text:p>19,003,700,000,000</text:p>
          </table:table-cell>
          <table:table-cell table:formula="of:=[.C310]/[.C309]" office:value-type="float" office:value="1.0065199199178" calcext:value-type="float">
            <text:p>1.0065</text:p>
          </table:table-cell>
          <table:table-cell table:formula="of:=[.C310]+[.E309]" office:value-type="float" office:value="1962160300000000" calcext:value-type="float">
            <text:p>1,962,160,300,000,00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[.$H$1] + ([.A311]-1)^[.$H$4]*[.$H$1])" office:value-type="float" office:value="9548200000000" calcext:value-type="float">
            <text:p>9,548,200,000,000</text:p>
          </table:table-cell>
          <table:table-cell table:formula="of:=FLOOR(([.$H$2] * ([.A311]-1)^2 + ([.A311]-1) * [.$H$3]) * [.$H$1]) + [.$H$1]" office:value-type="float" office:value="19127200000000" calcext:value-type="float">
            <text:p>19,127,200,000,000</text:p>
          </table:table-cell>
          <table:table-cell table:formula="of:=[.C311]/[.C310]" office:value-type="float" office:value="1.00649873445697" calcext:value-type="float">
            <text:p>1.0065</text:p>
          </table:table-cell>
          <table:table-cell table:formula="of:=[.C311]+[.E310]" office:value-type="float" office:value="1981287500000000" calcext:value-type="float">
            <text:p>1,981,287,500,000,000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[.$H$1] + ([.A312]-1)^[.$H$4]*[.$H$1])" office:value-type="float" office:value="9610100000000" calcext:value-type="float">
            <text:p>9,610,100,000,000</text:p>
          </table:table-cell>
          <table:table-cell table:formula="of:=FLOOR(([.$H$2] * ([.A312]-1)^2 + ([.A312]-1) * [.$H$3]) * [.$H$1]) + [.$H$1]" office:value-type="float" office:value="19251100000000" calcext:value-type="float">
            <text:p>19,251,100,000,000</text:p>
          </table:table-cell>
          <table:table-cell table:formula="of:=[.C312]/[.C311]" office:value-type="float" office:value="1.00647768622694" calcext:value-type="float">
            <text:p>1.0065</text:p>
          </table:table-cell>
          <table:table-cell table:formula="of:=[.C312]+[.E311]" office:value-type="float" office:value="2000538600000000" calcext:value-type="float">
            <text:p>2,000,538,600,000,000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[.$H$1] + ([.A313]-1)^[.$H$4]*[.$H$1])" office:value-type="float" office:value="9672200000000" calcext:value-type="float">
            <text:p>9,672,200,000,000</text:p>
          </table:table-cell>
          <table:table-cell table:formula="of:=FLOOR(([.$H$2] * ([.A313]-1)^2 + ([.A313]-1) * [.$H$3]) * [.$H$1]) + [.$H$1]" office:value-type="float" office:value="19375400000000" calcext:value-type="float">
            <text:p>19,375,400,000,000</text:p>
          </table:table-cell>
          <table:table-cell table:formula="of:=[.C313]/[.C312]" office:value-type="float" office:value="1.00645677389863" calcext:value-type="float">
            <text:p>1.0065</text:p>
          </table:table-cell>
          <table:table-cell table:formula="of:=[.C313]+[.E312]" office:value-type="float" office:value="2019914000000000" calcext:value-type="float">
            <text:p>2,019,914,000,000,000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[.$H$1] + ([.A314]-1)^[.$H$4]*[.$H$1])" office:value-type="float" office:value="9734500000000" calcext:value-type="float">
            <text:p>9,734,500,000,000</text:p>
          </table:table-cell>
          <table:table-cell table:formula="of:=FLOOR(([.$H$2] * ([.A314]-1)^2 + ([.A314]-1) * [.$H$3]) * [.$H$1]) + [.$H$1]" office:value-type="float" office:value="19500100000000" calcext:value-type="float">
            <text:p>19,500,100,000,000</text:p>
          </table:table-cell>
          <table:table-cell table:formula="of:=[.C314]/[.C313]" office:value-type="float" office:value="1.00643599616008" calcext:value-type="float">
            <text:p>1.0064</text:p>
          </table:table-cell>
          <table:table-cell table:formula="of:=[.C314]+[.E313]" office:value-type="float" office:value="2039414100000000" calcext:value-type="float">
            <text:p>2,039,414,100,000,000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[.$H$1] + ([.A315]-1)^[.$H$4]*[.$H$1])" office:value-type="float" office:value="9797000000000" calcext:value-type="float">
            <text:p>9,797,000,000,000</text:p>
          </table:table-cell>
          <table:table-cell table:formula="of:=FLOOR(([.$H$2] * ([.A315]-1)^2 + ([.A315]-1) * [.$H$3]) * [.$H$1]) + [.$H$1]" office:value-type="float" office:value="19625200000000" calcext:value-type="float">
            <text:p>19,625,200,000,000</text:p>
          </table:table-cell>
          <table:table-cell table:formula="of:=[.C315]/[.C314]" office:value-type="float" office:value="1.00641535171615" calcext:value-type="float">
            <text:p>1.0064</text:p>
          </table:table-cell>
          <table:table-cell table:formula="of:=[.C315]+[.E314]" office:value-type="float" office:value="2059039300000000" calcext:value-type="float">
            <text:p>2,059,039,300,000,000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[.$H$1] + ([.A316]-1)^[.$H$4]*[.$H$1])" office:value-type="float" office:value="9859700000000" calcext:value-type="float">
            <text:p>9,859,700,000,000</text:p>
          </table:table-cell>
          <table:table-cell table:formula="of:=FLOOR(([.$H$2] * ([.A316]-1)^2 + ([.A316]-1) * [.$H$3]) * [.$H$1]) + [.$H$1]" office:value-type="float" office:value="19750700000000" calcext:value-type="float">
            <text:p>19,750,700,000,000</text:p>
          </table:table-cell>
          <table:table-cell table:formula="of:=[.C316]/[.C315]" office:value-type="float" office:value="1.00639483928826" calcext:value-type="float">
            <text:p>1.0064</text:p>
          </table:table-cell>
          <table:table-cell table:formula="of:=[.C316]+[.E315]" office:value-type="float" office:value="2078790000000000" calcext:value-type="float">
            <text:p>2,078,790,000,000,000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[.$H$1] + ([.A317]-1)^[.$H$4]*[.$H$1])" office:value-type="float" office:value="9922600000000" calcext:value-type="float">
            <text:p>9,922,600,000,000</text:p>
          </table:table-cell>
          <table:table-cell table:formula="of:=FLOOR(([.$H$2] * ([.A317]-1)^2 + ([.A317]-1) * [.$H$3]) * [.$H$1]) + [.$H$1]" office:value-type="float" office:value="19876600000000" calcext:value-type="float">
            <text:p>19,876,600,000,000</text:p>
          </table:table-cell>
          <table:table-cell table:formula="of:=[.C317]/[.C316]" office:value-type="float" office:value="1.00637445761416" calcext:value-type="float">
            <text:p>1.0064</text:p>
          </table:table-cell>
          <table:table-cell table:formula="of:=[.C317]+[.E316]" office:value-type="float" office:value="2098666600000000" calcext:value-type="float">
            <text:p>2,098,666,600,000,000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[.$H$1] + ([.A318]-1)^[.$H$4]*[.$H$1])" office:value-type="float" office:value="9985700000000" calcext:value-type="float">
            <text:p>9,985,700,000,000</text:p>
          </table:table-cell>
          <table:table-cell table:formula="of:=FLOOR(([.$H$2] * ([.A318]-1)^2 + ([.A318]-1) * [.$H$3]) * [.$H$1]) + [.$H$1]" office:value-type="float" office:value="20002900000000" calcext:value-type="float">
            <text:p>20,002,900,000,000</text:p>
          </table:table-cell>
          <table:table-cell table:formula="of:=[.C318]/[.C317]" office:value-type="float" office:value="1.00635420544761" calcext:value-type="float">
            <text:p>1.0064</text:p>
          </table:table-cell>
          <table:table-cell table:formula="of:=[.C318]+[.E317]" office:value-type="float" office:value="2118669500000000" calcext:value-type="float">
            <text:p>2,118,669,500,000,000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[.$H$1] + ([.A319]-1)^[.$H$4]*[.$H$1])" office:value-type="float" office:value="10049000000000" calcext:value-type="float">
            <text:p>10,049,000,000,000</text:p>
          </table:table-cell>
          <table:table-cell table:formula="of:=FLOOR(([.$H$2] * ([.A319]-1)^2 + ([.A319]-1) * [.$H$3]) * [.$H$1]) + [.$H$1]" office:value-type="float" office:value="20129600000000" calcext:value-type="float">
            <text:p>20,129,600,000,000</text:p>
          </table:table-cell>
          <table:table-cell table:formula="of:=[.C319]/[.C318]" office:value-type="float" office:value="1.00633408155817" calcext:value-type="float">
            <text:p>1.0063</text:p>
          </table:table-cell>
          <table:table-cell table:formula="of:=[.C319]+[.E318]" office:value-type="float" office:value="2138799100000000" calcext:value-type="float">
            <text:p>2,138,799,100,000,000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[.$H$1] + ([.A320]-1)^[.$H$4]*[.$H$1])" office:value-type="float" office:value="10112500000000" calcext:value-type="float">
            <text:p>10,112,500,000,000</text:p>
          </table:table-cell>
          <table:table-cell table:formula="of:=FLOOR(([.$H$2] * ([.A320]-1)^2 + ([.A320]-1) * [.$H$3]) * [.$H$1]) + [.$H$1]" office:value-type="float" office:value="20256700000000" calcext:value-type="float">
            <text:p>20,256,700,000,000</text:p>
          </table:table-cell>
          <table:table-cell table:formula="of:=[.C320]/[.C319]" office:value-type="float" office:value="1.00631408473094" calcext:value-type="float">
            <text:p>1.0063</text:p>
          </table:table-cell>
          <table:table-cell table:formula="of:=[.C320]+[.E319]" office:value-type="float" office:value="2159055800000000" calcext:value-type="float">
            <text:p>2,159,055,800,000,00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[.$H$1] + ([.A321]-1)^[.$H$4]*[.$H$1])" office:value-type="float" office:value="10176200000000" calcext:value-type="float">
            <text:p>10,176,200,000,000</text:p>
          </table:table-cell>
          <table:table-cell table:formula="of:=FLOOR(([.$H$2] * ([.A321]-1)^2 + ([.A321]-1) * [.$H$3]) * [.$H$1]) + [.$H$1]" office:value-type="float" office:value="20384200000000" calcext:value-type="float">
            <text:p>20,384,200,000,000</text:p>
          </table:table-cell>
          <table:table-cell table:formula="of:=[.C321]/[.C320]" office:value-type="float" office:value="1.00629421376631" calcext:value-type="float">
            <text:p>1.0063</text:p>
          </table:table-cell>
          <table:table-cell table:formula="of:=[.C321]+[.E320]" office:value-type="float" office:value="2179440000000000" calcext:value-type="float">
            <text:p>2,179,440,000,000,00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[.$H$1] + ([.A322]-1)^[.$H$4]*[.$H$1])" office:value-type="float" office:value="10240100000000" calcext:value-type="float">
            <text:p>10,240,100,000,000</text:p>
          </table:table-cell>
          <table:table-cell table:formula="of:=FLOOR(([.$H$2] * ([.A322]-1)^2 + ([.A322]-1) * [.$H$3]) * [.$H$1]) + [.$H$1]" office:value-type="float" office:value="20512100000000" calcext:value-type="float">
            <text:p>20,512,100,000,000</text:p>
          </table:table-cell>
          <table:table-cell table:formula="of:=[.C322]/[.C321]" office:value-type="float" office:value="1.00627446747971" calcext:value-type="float">
            <text:p>1.0063</text:p>
          </table:table-cell>
          <table:table-cell table:formula="of:=[.C322]+[.E321]" office:value-type="float" office:value="2199952100000000" calcext:value-type="float">
            <text:p>2,199,952,100,000,000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[.$H$1] + ([.A323]-1)^[.$H$4]*[.$H$1])" office:value-type="float" office:value="10304200000000" calcext:value-type="float">
            <text:p>10,304,200,000,000</text:p>
          </table:table-cell>
          <table:table-cell table:formula="of:=FLOOR(([.$H$2] * ([.A323]-1)^2 + ([.A323]-1) * [.$H$3]) * [.$H$1]) + [.$H$1]" office:value-type="float" office:value="20640400000000" calcext:value-type="float">
            <text:p>20,640,400,000,000</text:p>
          </table:table-cell>
          <table:table-cell table:formula="of:=[.C323]/[.C322]" office:value-type="float" office:value="1.00625484470142" calcext:value-type="float">
            <text:p>1.0063</text:p>
          </table:table-cell>
          <table:table-cell table:formula="of:=[.C323]+[.E322]" office:value-type="float" office:value="2220592500000000" calcext:value-type="float">
            <text:p>2,220,592,500,000,000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[.$H$1] + ([.A324]-1)^[.$H$4]*[.$H$1])" office:value-type="float" office:value="10368500000000" calcext:value-type="float">
            <text:p>10,368,500,000,000</text:p>
          </table:table-cell>
          <table:table-cell table:formula="of:=FLOOR(([.$H$2] * ([.A324]-1)^2 + ([.A324]-1) * [.$H$3]) * [.$H$1]) + [.$H$1]" office:value-type="float" office:value="20769100000000" calcext:value-type="float">
            <text:p>20,769,100,000,000</text:p>
          </table:table-cell>
          <table:table-cell table:formula="of:=[.C324]/[.C323]" office:value-type="float" office:value="1.00623534427627" calcext:value-type="float">
            <text:p>1.0062</text:p>
          </table:table-cell>
          <table:table-cell table:formula="of:=[.C324]+[.E323]" office:value-type="float" office:value="2241361600000000" calcext:value-type="float">
            <text:p>2,241,361,600,000,000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[.$H$1] + ([.A325]-1)^[.$H$4]*[.$H$1])" office:value-type="float" office:value="10433000000000" calcext:value-type="float">
            <text:p>10,433,000,000,000</text:p>
          </table:table-cell>
          <table:table-cell table:formula="of:=FLOOR(([.$H$2] * ([.A325]-1)^2 + ([.A325]-1) * [.$H$3]) * [.$H$1]) + [.$H$1]" office:value-type="float" office:value="20898200000000" calcext:value-type="float">
            <text:p>20,898,200,000,000</text:p>
          </table:table-cell>
          <table:table-cell table:formula="of:=[.C325]/[.C324]" office:value-type="float" office:value="1.00621596506348" calcext:value-type="float">
            <text:p>1.0062</text:p>
          </table:table-cell>
          <table:table-cell table:formula="of:=[.C325]+[.E324]" office:value-type="float" office:value="2262259800000000" calcext:value-type="float">
            <text:p>2,262,259,800,000,000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[.$H$1] + ([.A326]-1)^[.$H$4]*[.$H$1])" office:value-type="float" office:value="10497700000000" calcext:value-type="float">
            <text:p>10,497,700,000,000</text:p>
          </table:table-cell>
          <table:table-cell table:formula="of:=FLOOR(([.$H$2] * ([.A326]-1)^2 + ([.A326]-1) * [.$H$3]) * [.$H$1]) + [.$H$1]" office:value-type="float" office:value="21027700000000" calcext:value-type="float">
            <text:p>21,027,700,000,000</text:p>
          </table:table-cell>
          <table:table-cell table:formula="of:=[.C326]/[.C325]" office:value-type="float" office:value="1.0061967059364" calcext:value-type="float">
            <text:p>1.0062</text:p>
          </table:table-cell>
          <table:table-cell table:formula="of:=[.C326]+[.E325]" office:value-type="float" office:value="2283287500000000" calcext:value-type="float">
            <text:p>2,283,287,500,000,000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[.$H$1] + ([.A327]-1)^[.$H$4]*[.$H$1])" office:value-type="float" office:value="10562600000000" calcext:value-type="float">
            <text:p>10,562,600,000,000</text:p>
          </table:table-cell>
          <table:table-cell table:formula="of:=FLOOR(([.$H$2] * ([.A327]-1)^2 + ([.A327]-1) * [.$H$3]) * [.$H$1]) + [.$H$1]" office:value-type="float" office:value="21157600000000" calcext:value-type="float">
            <text:p>21,157,600,000,000</text:p>
          </table:table-cell>
          <table:table-cell table:formula="of:=[.C327]/[.C326]" office:value-type="float" office:value="1.00617756578228" calcext:value-type="float">
            <text:p>1.0062</text:p>
          </table:table-cell>
          <table:table-cell table:formula="of:=[.C327]+[.E326]" office:value-type="float" office:value="2304445100000000" calcext:value-type="float">
            <text:p>2,304,445,100,000,000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[.$H$1] + ([.A328]-1)^[.$H$4]*[.$H$1])" office:value-type="float" office:value="10627700000000" calcext:value-type="float">
            <text:p>10,627,700,000,000</text:p>
          </table:table-cell>
          <table:table-cell table:formula="of:=FLOOR(([.$H$2] * ([.A328]-1)^2 + ([.A328]-1) * [.$H$3]) * [.$H$1]) + [.$H$1]" office:value-type="float" office:value="21287900000000" calcext:value-type="float">
            <text:p>21,287,900,000,000</text:p>
          </table:table-cell>
          <table:table-cell table:formula="of:=[.C328]/[.C327]" office:value-type="float" office:value="1.0061585435021" calcext:value-type="float">
            <text:p>1.0062</text:p>
          </table:table-cell>
          <table:table-cell table:formula="of:=[.C328]+[.E327]" office:value-type="float" office:value="2325733000000000" calcext:value-type="float">
            <text:p>2,325,733,000,000,000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[.$H$1] + ([.A329]-1)^[.$H$4]*[.$H$1])" office:value-type="float" office:value="10693000000000" calcext:value-type="float">
            <text:p>10,693,000,000,000</text:p>
          </table:table-cell>
          <table:table-cell table:formula="of:=FLOOR(([.$H$2] * ([.A329]-1)^2 + ([.A329]-1) * [.$H$3]) * [.$H$1]) + [.$H$1]" office:value-type="float" office:value="21418600000000" calcext:value-type="float">
            <text:p>21,418,600,000,000</text:p>
          </table:table-cell>
          <table:table-cell table:formula="of:=[.C329]/[.C328]" office:value-type="float" office:value="1.00613963801033" calcext:value-type="float">
            <text:p>1.0061</text:p>
          </table:table-cell>
          <table:table-cell table:formula="of:=[.C329]+[.E328]" office:value-type="float" office:value="2347151600000000" calcext:value-type="float">
            <text:p>2,347,151,600,000,000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[.$H$1] + ([.A330]-1)^[.$H$4]*[.$H$1])" office:value-type="float" office:value="10758500000000" calcext:value-type="float">
            <text:p>10,758,500,000,000</text:p>
          </table:table-cell>
          <table:table-cell table:formula="of:=FLOOR(([.$H$2] * ([.A330]-1)^2 + ([.A330]-1) * [.$H$3]) * [.$H$1]) + [.$H$1]" office:value-type="float" office:value="21549700000000" calcext:value-type="float">
            <text:p>21,549,700,000,000</text:p>
          </table:table-cell>
          <table:table-cell table:formula="of:=[.C330]/[.C329]" office:value-type="float" office:value="1.00612084823471" calcext:value-type="float">
            <text:p>1.0061</text:p>
          </table:table-cell>
          <table:table-cell table:formula="of:=[.C330]+[.E329]" office:value-type="float" office:value="2368701300000000" calcext:value-type="float">
            <text:p>2,368,701,300,000,000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[.$H$1] + ([.A331]-1)^[.$H$4]*[.$H$1])" office:value-type="float" office:value="10824200000000" calcext:value-type="float">
            <text:p>10,824,200,000,000</text:p>
          </table:table-cell>
          <table:table-cell table:formula="of:=FLOOR(([.$H$2] * ([.A331]-1)^2 + ([.A331]-1) * [.$H$3]) * [.$H$1]) + [.$H$1]" office:value-type="float" office:value="21681200000000" calcext:value-type="float">
            <text:p>21,681,200,000,000</text:p>
          </table:table-cell>
          <table:table-cell table:formula="of:=[.C331]/[.C330]" office:value-type="float" office:value="1.0061021731161" calcext:value-type="float">
            <text:p>1.0061</text:p>
          </table:table-cell>
          <table:table-cell table:formula="of:=[.C331]+[.E330]" office:value-type="float" office:value="2390382500000000" calcext:value-type="float">
            <text:p>2,390,382,500,000,000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[.$H$1] + ([.A332]-1)^[.$H$4]*[.$H$1])" office:value-type="float" office:value="10890100000000" calcext:value-type="float">
            <text:p>10,890,100,000,000</text:p>
          </table:table-cell>
          <table:table-cell table:formula="of:=FLOOR(([.$H$2] * ([.A332]-1)^2 + ([.A332]-1) * [.$H$3]) * [.$H$1]) + [.$H$1]" office:value-type="float" office:value="21813100000000" calcext:value-type="float">
            <text:p>21,813,100,000,000</text:p>
          </table:table-cell>
          <table:table-cell table:formula="of:=[.C332]/[.C331]" office:value-type="float" office:value="1.00608361160821" calcext:value-type="float">
            <text:p>1.0061</text:p>
          </table:table-cell>
          <table:table-cell table:formula="of:=[.C332]+[.E331]" office:value-type="float" office:value="2412195600000000" calcext:value-type="float">
            <text:p>2,412,195,600,000,000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[.$H$1] + ([.A333]-1)^[.$H$4]*[.$H$1])" office:value-type="float" office:value="10956200000000" calcext:value-type="float">
            <text:p>10,956,200,000,000</text:p>
          </table:table-cell>
          <table:table-cell table:formula="of:=FLOOR(([.$H$2] * ([.A333]-1)^2 + ([.A333]-1) * [.$H$3]) * [.$H$1]) + [.$H$1]" office:value-type="float" office:value="21945400000000" calcext:value-type="float">
            <text:p>21,945,400,000,000</text:p>
          </table:table-cell>
          <table:table-cell table:formula="of:=[.C333]/[.C332]" office:value-type="float" office:value="1.00606516267747" calcext:value-type="float">
            <text:p>1.0061</text:p>
          </table:table-cell>
          <table:table-cell table:formula="of:=[.C333]+[.E332]" office:value-type="float" office:value="2434141000000000" calcext:value-type="float">
            <text:p>2,434,141,000,000,000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[.$H$1] + ([.A334]-1)^[.$H$4]*[.$H$1])" office:value-type="float" office:value="11022500000000" calcext:value-type="float">
            <text:p>11,022,500,000,000</text:p>
          </table:table-cell>
          <table:table-cell table:formula="of:=FLOOR(([.$H$2] * ([.A334]-1)^2 + ([.A334]-1) * [.$H$3]) * [.$H$1]) + [.$H$1]" office:value-type="float" office:value="22078100000000" calcext:value-type="float">
            <text:p>22,078,100,000,000</text:p>
          </table:table-cell>
          <table:table-cell table:formula="of:=[.C334]/[.C333]" office:value-type="float" office:value="1.0060468253028" calcext:value-type="float">
            <text:p>1.0060</text:p>
          </table:table-cell>
          <table:table-cell table:formula="of:=[.C334]+[.E333]" office:value-type="float" office:value="2456219100000000" calcext:value-type="float">
            <text:p>2,456,219,100,000,000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[.$H$1] + ([.A335]-1)^[.$H$4]*[.$H$1])" office:value-type="float" office:value="11089000000000" calcext:value-type="float">
            <text:p>11,089,000,000,000</text:p>
          </table:table-cell>
          <table:table-cell table:formula="of:=FLOOR(([.$H$2] * ([.A335]-1)^2 + ([.A335]-1) * [.$H$3]) * [.$H$1]) + [.$H$1]" office:value-type="float" office:value="22211200000000" calcext:value-type="float">
            <text:p>22,211,200,000,000</text:p>
          </table:table-cell>
          <table:table-cell table:formula="of:=[.C335]/[.C334]" office:value-type="float" office:value="1.00602859847541" calcext:value-type="float">
            <text:p>1.0060</text:p>
          </table:table-cell>
          <table:table-cell table:formula="of:=[.C335]+[.E334]" office:value-type="float" office:value="2478430300000000" calcext:value-type="float">
            <text:p>2,478,430,300,000,00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[.$H$1] + ([.A336]-1)^[.$H$4]*[.$H$1])" office:value-type="float" office:value="11155700000000" calcext:value-type="float">
            <text:p>11,155,700,000,000</text:p>
          </table:table-cell>
          <table:table-cell table:formula="of:=FLOOR(([.$H$2] * ([.A336]-1)^2 + ([.A336]-1) * [.$H$3]) * [.$H$1]) + [.$H$1]" office:value-type="float" office:value="22344700000000" calcext:value-type="float">
            <text:p>22,344,700,000,000</text:p>
          </table:table-cell>
          <table:table-cell table:formula="of:=[.C336]/[.C335]" office:value-type="float" office:value="1.00601048119867" calcext:value-type="float">
            <text:p>1.0060</text:p>
          </table:table-cell>
          <table:table-cell table:formula="of:=[.C336]+[.E335]" office:value-type="float" office:value="2500775000000000" calcext:value-type="float">
            <text:p>2,500,775,000,000,000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[.$H$1] + ([.A337]-1)^[.$H$4]*[.$H$1])" office:value-type="float" office:value="11222600000000" calcext:value-type="float">
            <text:p>11,222,600,000,000</text:p>
          </table:table-cell>
          <table:table-cell table:formula="of:=FLOOR(([.$H$2] * ([.A337]-1)^2 + ([.A337]-1) * [.$H$3]) * [.$H$1]) + [.$H$1]" office:value-type="float" office:value="22478600000000" calcext:value-type="float">
            <text:p>22,478,600,000,000</text:p>
          </table:table-cell>
          <table:table-cell table:formula="of:=[.C337]/[.C336]" office:value-type="float" office:value="1.00599247248788" calcext:value-type="float">
            <text:p>1.0060</text:p>
          </table:table-cell>
          <table:table-cell table:formula="of:=[.C337]+[.E336]" office:value-type="float" office:value="2523253600000000" calcext:value-type="float">
            <text:p>2,523,253,600,000,000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[.$H$1] + ([.A338]-1)^[.$H$4]*[.$H$1])" office:value-type="float" office:value="11289700000000" calcext:value-type="float">
            <text:p>11,289,700,000,000</text:p>
          </table:table-cell>
          <table:table-cell table:formula="of:=FLOOR(([.$H$2] * ([.A338]-1)^2 + ([.A338]-1) * [.$H$3]) * [.$H$1]) + [.$H$1]" office:value-type="float" office:value="22612900000000" calcext:value-type="float">
            <text:p>22,612,900,000,000</text:p>
          </table:table-cell>
          <table:table-cell table:formula="of:=[.C338]/[.C337]" office:value-type="float" office:value="1.0059745713701" calcext:value-type="float">
            <text:p>1.0060</text:p>
          </table:table-cell>
          <table:table-cell table:formula="of:=[.C338]+[.E337]" office:value-type="float" office:value="2545866500000000" calcext:value-type="float">
            <text:p>2,545,866,500,000,000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[.$H$1] + ([.A339]-1)^[.$H$4]*[.$H$1])" office:value-type="float" office:value="11357000000000" calcext:value-type="float">
            <text:p>11,357,000,000,000</text:p>
          </table:table-cell>
          <table:table-cell table:formula="of:=FLOOR(([.$H$2] * ([.A339]-1)^2 + ([.A339]-1) * [.$H$3]) * [.$H$1]) + [.$H$1]" office:value-type="float" office:value="22747600000000" calcext:value-type="float">
            <text:p>22,747,600,000,000</text:p>
          </table:table-cell>
          <table:table-cell table:formula="of:=[.C339]/[.C338]" office:value-type="float" office:value="1.00595677688399" calcext:value-type="float">
            <text:p>1.0060</text:p>
          </table:table-cell>
          <table:table-cell table:formula="of:=[.C339]+[.E338]" office:value-type="float" office:value="2568614100000000" calcext:value-type="float">
            <text:p>2,568,614,100,000,000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[.$H$1] + ([.A340]-1)^[.$H$4]*[.$H$1])" office:value-type="float" office:value="11424500000000" calcext:value-type="float">
            <text:p>11,424,500,000,000</text:p>
          </table:table-cell>
          <table:table-cell table:formula="of:=FLOOR(([.$H$2] * ([.A340]-1)^2 + ([.A340]-1) * [.$H$3]) * [.$H$1]) + [.$H$1]" office:value-type="float" office:value="22882700000000" calcext:value-type="float">
            <text:p>22,882,700,000,000</text:p>
          </table:table-cell>
          <table:table-cell table:formula="of:=[.C340]/[.C339]" office:value-type="float" office:value="1.00593908807962" calcext:value-type="float">
            <text:p>1.0059</text:p>
          </table:table-cell>
          <table:table-cell table:formula="of:=[.C340]+[.E339]" office:value-type="float" office:value="2591496800000000" calcext:value-type="float">
            <text:p>2,591,496,800,000,00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[.$H$1] + ([.A341]-1)^[.$H$4]*[.$H$1])" office:value-type="float" office:value="11492200000000" calcext:value-type="float">
            <text:p>11,492,200,000,000</text:p>
          </table:table-cell>
          <table:table-cell table:formula="of:=FLOOR(([.$H$2] * ([.A341]-1)^2 + ([.A341]-1) * [.$H$3]) * [.$H$1]) + [.$H$1]" office:value-type="float" office:value="23018200000000" calcext:value-type="float">
            <text:p>23,018,200,000,000</text:p>
          </table:table-cell>
          <table:table-cell table:formula="of:=[.C341]/[.C340]" office:value-type="float" office:value="1.00592150401832" calcext:value-type="float">
            <text:p>1.0059</text:p>
          </table:table-cell>
          <table:table-cell table:formula="of:=[.C341]+[.E340]" office:value-type="float" office:value="2614515000000000" calcext:value-type="float">
            <text:p>2,614,515,000,000,000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[.$H$1] + ([.A342]-1)^[.$H$4]*[.$H$1])" office:value-type="float" office:value="11560100000000" calcext:value-type="float">
            <text:p>11,560,100,000,000</text:p>
          </table:table-cell>
          <table:table-cell table:formula="of:=FLOOR(([.$H$2] * ([.A342]-1)^2 + ([.A342]-1) * [.$H$3]) * [.$H$1]) + [.$H$1]" office:value-type="float" office:value="23154100000000" calcext:value-type="float">
            <text:p>23,154,100,000,000</text:p>
          </table:table-cell>
          <table:table-cell table:formula="of:=[.C342]/[.C341]" office:value-type="float" office:value="1.00590402377249" calcext:value-type="float">
            <text:p>1.0059</text:p>
          </table:table-cell>
          <table:table-cell table:formula="of:=[.C342]+[.E341]" office:value-type="float" office:value="2637669100000000" calcext:value-type="float">
            <text:p>2,637,669,100,000,000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[.$H$1] + ([.A343]-1)^[.$H$4]*[.$H$1])" office:value-type="float" office:value="11628200000000" calcext:value-type="float">
            <text:p>11,628,200,000,000</text:p>
          </table:table-cell>
          <table:table-cell table:formula="of:=FLOOR(([.$H$2] * ([.A343]-1)^2 + ([.A343]-1) * [.$H$3]) * [.$H$1]) + [.$H$1]" office:value-type="float" office:value="23290400000000" calcext:value-type="float">
            <text:p>23,290,400,000,000</text:p>
          </table:table-cell>
          <table:table-cell table:formula="of:=[.C343]/[.C342]" office:value-type="float" office:value="1.00588664642547" calcext:value-type="float">
            <text:p>1.0059</text:p>
          </table:table-cell>
          <table:table-cell table:formula="of:=[.C343]+[.E342]" office:value-type="float" office:value="2660959500000000" calcext:value-type="float">
            <text:p>2,660,959,500,000,000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[.$H$1] + ([.A344]-1)^[.$H$4]*[.$H$1])" office:value-type="float" office:value="11696500000000" calcext:value-type="float">
            <text:p>11,696,500,000,000</text:p>
          </table:table-cell>
          <table:table-cell table:formula="of:=FLOOR(([.$H$2] * ([.A344]-1)^2 + ([.A344]-1) * [.$H$3]) * [.$H$1]) + [.$H$1]" office:value-type="float" office:value="23427100000000" calcext:value-type="float">
            <text:p>23,427,100,000,000</text:p>
          </table:table-cell>
          <table:table-cell table:formula="of:=[.C344]/[.C343]" office:value-type="float" office:value="1.00586937107134" calcext:value-type="float">
            <text:p>1.0059</text:p>
          </table:table-cell>
          <table:table-cell table:formula="of:=[.C344]+[.E343]" office:value-type="float" office:value="2684386600000000" calcext:value-type="float">
            <text:p>2,684,386,600,000,000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[.$H$1] + ([.A345]-1)^[.$H$4]*[.$H$1])" office:value-type="float" office:value="11765000000000" calcext:value-type="float">
            <text:p>11,765,000,000,000</text:p>
          </table:table-cell>
          <table:table-cell table:formula="of:=FLOOR(([.$H$2] * ([.A345]-1)^2 + ([.A345]-1) * [.$H$3]) * [.$H$1]) + [.$H$1]" office:value-type="float" office:value="23564200000000" calcext:value-type="float">
            <text:p>23,564,200,000,000</text:p>
          </table:table-cell>
          <table:table-cell table:formula="of:=[.C345]/[.C344]" office:value-type="float" office:value="1.0058521968148" calcext:value-type="float">
            <text:p>1.0059</text:p>
          </table:table-cell>
          <table:table-cell table:formula="of:=[.C345]+[.E344]" office:value-type="float" office:value="2707950800000000" calcext:value-type="float">
            <text:p>2,707,950,800,000,000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[.$H$1] + ([.A346]-1)^[.$H$4]*[.$H$1])" office:value-type="float" office:value="11833700000000" calcext:value-type="float">
            <text:p>11,833,700,000,000</text:p>
          </table:table-cell>
          <table:table-cell table:formula="of:=FLOOR(([.$H$2] * ([.A346]-1)^2 + ([.A346]-1) * [.$H$3]) * [.$H$1]) + [.$H$1]" office:value-type="float" office:value="23701700000000" calcext:value-type="float">
            <text:p>23,701,700,000,000</text:p>
          </table:table-cell>
          <table:table-cell table:formula="of:=[.C346]/[.C345]" office:value-type="float" office:value="1.00583512277098" calcext:value-type="float">
            <text:p>1.0058</text:p>
          </table:table-cell>
          <table:table-cell table:formula="of:=[.C346]+[.E345]" office:value-type="float" office:value="2731652500000000" calcext:value-type="float">
            <text:p>2,731,652,500,000,00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[.$H$1] + ([.A347]-1)^[.$H$4]*[.$H$1])" office:value-type="float" office:value="11902600000000" calcext:value-type="float">
            <text:p>11,902,600,000,000</text:p>
          </table:table-cell>
          <table:table-cell table:formula="of:=FLOOR(([.$H$2] * ([.A347]-1)^2 + ([.A347]-1) * [.$H$3]) * [.$H$1]) + [.$H$1]" office:value-type="float" office:value="23839600000000" calcext:value-type="float">
            <text:p>23,839,600,000,000</text:p>
          </table:table-cell>
          <table:table-cell table:formula="of:=[.C347]/[.C346]" office:value-type="float" office:value="1.00581814806533" calcext:value-type="float">
            <text:p>1.0058</text:p>
          </table:table-cell>
          <table:table-cell table:formula="of:=[.C347]+[.E346]" office:value-type="float" office:value="2755492100000000" calcext:value-type="float">
            <text:p>2,755,492,100,000,000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[.$H$1] + ([.A348]-1)^[.$H$4]*[.$H$1])" office:value-type="float" office:value="11971700000000" calcext:value-type="float">
            <text:p>11,971,700,000,000</text:p>
          </table:table-cell>
          <table:table-cell table:formula="of:=FLOOR(([.$H$2] * ([.A348]-1)^2 + ([.A348]-1) * [.$H$3]) * [.$H$1]) + [.$H$1]" office:value-type="float" office:value="23977900000000" calcext:value-type="float">
            <text:p>23,977,900,000,000</text:p>
          </table:table-cell>
          <table:table-cell table:formula="of:=[.C348]/[.C347]" office:value-type="float" office:value="1.00580127183342" calcext:value-type="float">
            <text:p>1.0058</text:p>
          </table:table-cell>
          <table:table-cell table:formula="of:=[.C348]+[.E347]" office:value-type="float" office:value="2779470000000000" calcext:value-type="float">
            <text:p>2,779,470,000,000,000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[.$H$1] + ([.A349]-1)^[.$H$4]*[.$H$1])" office:value-type="float" office:value="12041000000000" calcext:value-type="float">
            <text:p>12,041,000,000,000</text:p>
          </table:table-cell>
          <table:table-cell table:formula="of:=FLOOR(([.$H$2] * ([.A349]-1)^2 + ([.A349]-1) * [.$H$3]) * [.$H$1]) + [.$H$1]" office:value-type="float" office:value="24116600000000" calcext:value-type="float">
            <text:p>24,116,600,000,000</text:p>
          </table:table-cell>
          <table:table-cell table:formula="of:=[.C349]/[.C348]" office:value-type="float" office:value="1.00578449322084" calcext:value-type="float">
            <text:p>1.0058</text:p>
          </table:table-cell>
          <table:table-cell table:formula="of:=[.C349]+[.E348]" office:value-type="float" office:value="2803586600000000" calcext:value-type="float">
            <text:p>2,803,586,600,000,000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[.$H$1] + ([.A350]-1)^[.$H$4]*[.$H$1])" office:value-type="float" office:value="12110500000000" calcext:value-type="float">
            <text:p>12,110,500,000,000</text:p>
          </table:table-cell>
          <table:table-cell table:formula="of:=FLOOR(([.$H$2] * ([.A350]-1)^2 + ([.A350]-1) * [.$H$3]) * [.$H$1]) + [.$H$1]" office:value-type="float" office:value="24255700000000" calcext:value-type="float">
            <text:p>24,255,700,000,000</text:p>
          </table:table-cell>
          <table:table-cell table:formula="of:=[.C350]/[.C349]" office:value-type="float" office:value="1.00576781138303" calcext:value-type="float">
            <text:p>1.0058</text:p>
          </table:table-cell>
          <table:table-cell table:formula="of:=[.C350]+[.E349]" office:value-type="float" office:value="2827842300000000" calcext:value-type="float">
            <text:p>2,827,842,300,000,000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[.$H$1] + ([.A351]-1)^[.$H$4]*[.$H$1])" office:value-type="float" office:value="12180200000000" calcext:value-type="float">
            <text:p>12,180,200,000,000</text:p>
          </table:table-cell>
          <table:table-cell table:formula="of:=FLOOR(([.$H$2] * ([.A351]-1)^2 + ([.A351]-1) * [.$H$3]) * [.$H$1]) + [.$H$1]" office:value-type="float" office:value="24395200000000" calcext:value-type="float">
            <text:p>24,395,200,000,000</text:p>
          </table:table-cell>
          <table:table-cell table:formula="of:=[.C351]/[.C350]" office:value-type="float" office:value="1.00575122548514" calcext:value-type="float">
            <text:p>1.0058</text:p>
          </table:table-cell>
          <table:table-cell table:formula="of:=[.C351]+[.E350]" office:value-type="float" office:value="2852237500000000" calcext:value-type="float">
            <text:p>2,852,237,500,000,000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[.$H$1] + ([.A352]-1)^[.$H$4]*[.$H$1])" office:value-type="float" office:value="12250100000000" calcext:value-type="float">
            <text:p>12,250,100,000,000</text:p>
          </table:table-cell>
          <table:table-cell table:formula="of:=FLOOR(([.$H$2] * ([.A352]-1)^2 + ([.A352]-1) * [.$H$3]) * [.$H$1]) + [.$H$1]" office:value-type="float" office:value="24535100000000" calcext:value-type="float">
            <text:p>24,535,100,000,000</text:p>
          </table:table-cell>
          <table:table-cell table:formula="of:=[.C352]/[.C351]" office:value-type="float" office:value="1.00573473470191" calcext:value-type="float">
            <text:p>1.0057</text:p>
          </table:table-cell>
          <table:table-cell table:formula="of:=[.C352]+[.E351]" office:value-type="float" office:value="2876772600000000" calcext:value-type="float">
            <text:p>2,876,772,600,000,000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[.$H$1] + ([.A353]-1)^[.$H$4]*[.$H$1])" office:value-type="float" office:value="12320200000000" calcext:value-type="float">
            <text:p>12,320,200,000,000</text:p>
          </table:table-cell>
          <table:table-cell table:formula="of:=FLOOR(([.$H$2] * ([.A353]-1)^2 + ([.A353]-1) * [.$H$3]) * [.$H$1]) + [.$H$1]" office:value-type="float" office:value="24675400000000" calcext:value-type="float">
            <text:p>24,675,400,000,000</text:p>
          </table:table-cell>
          <table:table-cell table:formula="of:=[.C353]/[.C352]" office:value-type="float" office:value="1.00571833821749" calcext:value-type="float">
            <text:p>1.0057</text:p>
          </table:table-cell>
          <table:table-cell table:formula="of:=[.C353]+[.E352]" office:value-type="float" office:value="2901448000000000" calcext:value-type="float">
            <text:p>2,901,448,000,000,000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[.$H$1] + ([.A354]-1)^[.$H$4]*[.$H$1])" office:value-type="float" office:value="12390500000000" calcext:value-type="float">
            <text:p>12,390,500,000,000</text:p>
          </table:table-cell>
          <table:table-cell table:formula="of:=FLOOR(([.$H$2] * ([.A354]-1)^2 + ([.A354]-1) * [.$H$3]) * [.$H$1]) + [.$H$1]" office:value-type="float" office:value="24816100000000" calcext:value-type="float">
            <text:p>24,816,100,000,000</text:p>
          </table:table-cell>
          <table:table-cell table:formula="of:=[.C354]/[.C353]" office:value-type="float" office:value="1.00570203522537" calcext:value-type="float">
            <text:p>1.0057</text:p>
          </table:table-cell>
          <table:table-cell table:formula="of:=[.C354]+[.E353]" office:value-type="float" office:value="2926264100000000" calcext:value-type="float">
            <text:p>2,926,264,100,000,00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[.$H$1] + ([.A355]-1)^[.$H$4]*[.$H$1])" office:value-type="float" office:value="12461000000000" calcext:value-type="float">
            <text:p>12,461,000,000,000</text:p>
          </table:table-cell>
          <table:table-cell table:formula="of:=FLOOR(([.$H$2] * ([.A355]-1)^2 + ([.A355]-1) * [.$H$3]) * [.$H$1]) + [.$H$1]" office:value-type="float" office:value="24957200000000" calcext:value-type="float">
            <text:p>24,957,200,000,000</text:p>
          </table:table-cell>
          <table:table-cell table:formula="of:=[.C355]/[.C354]" office:value-type="float" office:value="1.00568582492817" calcext:value-type="float">
            <text:p>1.0057</text:p>
          </table:table-cell>
          <table:table-cell table:formula="of:=[.C355]+[.E354]" office:value-type="float" office:value="2951221300000000" calcext:value-type="float">
            <text:p>2,951,221,300,000,000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[.$H$1] + ([.A356]-1)^[.$H$4]*[.$H$1])" office:value-type="float" office:value="12531700000000" calcext:value-type="float">
            <text:p>12,531,700,000,000</text:p>
          </table:table-cell>
          <table:table-cell table:formula="of:=FLOOR(([.$H$2] * ([.A356]-1)^2 + ([.A356]-1) * [.$H$3]) * [.$H$1]) + [.$H$1]" office:value-type="float" office:value="25098700000000" calcext:value-type="float">
            <text:p>25,098,700,000,000</text:p>
          </table:table-cell>
          <table:table-cell table:formula="of:=[.C356]/[.C355]" office:value-type="float" office:value="1.00566970653759" calcext:value-type="float">
            <text:p>1.0057</text:p>
          </table:table-cell>
          <table:table-cell table:formula="of:=[.C356]+[.E355]" office:value-type="float" office:value="2976320000000000" calcext:value-type="float">
            <text:p>2,976,320,000,000,000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[.$H$1] + ([.A357]-1)^[.$H$4]*[.$H$1])" office:value-type="float" office:value="12602600000000" calcext:value-type="float">
            <text:p>12,602,600,000,000</text:p>
          </table:table-cell>
          <table:table-cell table:formula="of:=FLOOR(([.$H$2] * ([.A357]-1)^2 + ([.A357]-1) * [.$H$3]) * [.$H$1]) + [.$H$1]" office:value-type="float" office:value="25240600000000" calcext:value-type="float">
            <text:p>25,240,600,000,000</text:p>
          </table:table-cell>
          <table:table-cell table:formula="of:=[.C357]/[.C356]" office:value-type="float" office:value="1.00565367927423" calcext:value-type="float">
            <text:p>1.0057</text:p>
          </table:table-cell>
          <table:table-cell table:formula="of:=[.C357]+[.E356]" office:value-type="float" office:value="3001560600000000" calcext:value-type="float">
            <text:p>3,001,560,600,000,000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[.$H$1] + ([.A358]-1)^[.$H$4]*[.$H$1])" office:value-type="float" office:value="12673700000000" calcext:value-type="float">
            <text:p>12,673,700,000,000</text:p>
          </table:table-cell>
          <table:table-cell table:formula="of:=FLOOR(([.$H$2] * ([.A358]-1)^2 + ([.A358]-1) * [.$H$3]) * [.$H$1]) + [.$H$1]" office:value-type="float" office:value="25382900000000" calcext:value-type="float">
            <text:p>25,382,900,000,000</text:p>
          </table:table-cell>
          <table:table-cell table:formula="of:=[.C358]/[.C357]" office:value-type="float" office:value="1.00563774236746" calcext:value-type="float">
            <text:p>1.0056</text:p>
          </table:table-cell>
          <table:table-cell table:formula="of:=[.C358]+[.E357]" office:value-type="float" office:value="3026943500000000" calcext:value-type="float">
            <text:p>3,026,943,500,000,00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[.$H$1] + ([.A359]-1)^[.$H$4]*[.$H$1])" office:value-type="float" office:value="12745000000000" calcext:value-type="float">
            <text:p>12,745,000,000,000</text:p>
          </table:table-cell>
          <table:table-cell table:formula="of:=FLOOR(([.$H$2] * ([.A359]-1)^2 + ([.A359]-1) * [.$H$3]) * [.$H$1]) + [.$H$1]" office:value-type="float" office:value="25525600000000" calcext:value-type="float">
            <text:p>25,525,600,000,000</text:p>
          </table:table-cell>
          <table:table-cell table:formula="of:=[.C359]/[.C358]" office:value-type="float" office:value="1.00562189505533" calcext:value-type="float">
            <text:p>1.0056</text:p>
          </table:table-cell>
          <table:table-cell table:formula="of:=[.C359]+[.E358]" office:value-type="float" office:value="3052469100000000" calcext:value-type="float">
            <text:p>3,052,469,100,000,000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[.$H$1] + ([.A360]-1)^[.$H$4]*[.$H$1])" office:value-type="float" office:value="12816500000000" calcext:value-type="float">
            <text:p>12,816,500,000,000</text:p>
          </table:table-cell>
          <table:table-cell table:formula="of:=FLOOR(([.$H$2] * ([.A360]-1)^2 + ([.A360]-1) * [.$H$3]) * [.$H$1]) + [.$H$1]" office:value-type="float" office:value="25668700000000" calcext:value-type="float">
            <text:p>25,668,700,000,000</text:p>
          </table:table-cell>
          <table:table-cell table:formula="of:=[.C360]/[.C359]" office:value-type="float" office:value="1.00560613658445" calcext:value-type="float">
            <text:p>1.0056</text:p>
          </table:table-cell>
          <table:table-cell table:formula="of:=[.C360]+[.E359]" office:value-type="float" office:value="3078137800000000" calcext:value-type="float">
            <text:p>3,078,137,800,000,00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[.$H$1] + ([.A361]-1)^[.$H$4]*[.$H$1])" office:value-type="float" office:value="12888200000000" calcext:value-type="float">
            <text:p>12,888,200,000,000</text:p>
          </table:table-cell>
          <table:table-cell table:formula="of:=FLOOR(([.$H$2] * ([.A361]-1)^2 + ([.A361]-1) * [.$H$3]) * [.$H$1]) + [.$H$1]" office:value-type="float" office:value="25812200000000" calcext:value-type="float">
            <text:p>25,812,200,000,000</text:p>
          </table:table-cell>
          <table:table-cell table:formula="of:=[.C361]/[.C360]" office:value-type="float" office:value="1.00559046620982" calcext:value-type="float">
            <text:p>1.0056</text:p>
          </table:table-cell>
          <table:table-cell table:formula="of:=[.C361]+[.E360]" office:value-type="float" office:value="3103950000000000" calcext:value-type="float">
            <text:p>3,103,950,000,000,000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[.$H$1] + ([.A362]-1)^[.$H$4]*[.$H$1])" office:value-type="float" office:value="12960100000000" calcext:value-type="float">
            <text:p>12,960,100,000,000</text:p>
          </table:table-cell>
          <table:table-cell table:formula="of:=FLOOR(([.$H$2] * ([.A362]-1)^2 + ([.A362]-1) * [.$H$3]) * [.$H$1]) + [.$H$1]" office:value-type="float" office:value="25956100000000" calcext:value-type="float">
            <text:p>25,956,100,000,000</text:p>
          </table:table-cell>
          <table:table-cell table:formula="of:=[.C362]/[.C361]" office:value-type="float" office:value="1.00557488319477" calcext:value-type="float">
            <text:p>1.0056</text:p>
          </table:table-cell>
          <table:table-cell table:formula="of:=[.C362]+[.E361]" office:value-type="float" office:value="3129906100000000" calcext:value-type="float">
            <text:p>3,129,906,100,000,000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[.$H$1] + ([.A363]-1)^[.$H$4]*[.$H$1])" office:value-type="float" office:value="13032200000000" calcext:value-type="float">
            <text:p>13,032,200,000,000</text:p>
          </table:table-cell>
          <table:table-cell table:formula="of:=FLOOR(([.$H$2] * ([.A363]-1)^2 + ([.A363]-1) * [.$H$3]) * [.$H$1]) + [.$H$1]" office:value-type="float" office:value="26100400000000" calcext:value-type="float">
            <text:p>26,100,400,000,000</text:p>
          </table:table-cell>
          <table:table-cell table:formula="of:=[.C363]/[.C362]" office:value-type="float" office:value="1.00555938681081" calcext:value-type="float">
            <text:p>1.0056</text:p>
          </table:table-cell>
          <table:table-cell table:formula="of:=[.C363]+[.E362]" office:value-type="float" office:value="3156006500000000" calcext:value-type="float">
            <text:p>3,156,006,500,000,00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[.$H$1] + ([.A364]-1)^[.$H$4]*[.$H$1])" office:value-type="float" office:value="13104500000000" calcext:value-type="float">
            <text:p>13,104,500,000,000</text:p>
          </table:table-cell>
          <table:table-cell table:formula="of:=FLOOR(([.$H$2] * ([.A364]-1)^2 + ([.A364]-1) * [.$H$3]) * [.$H$1]) + [.$H$1]" office:value-type="float" office:value="26245100000000" calcext:value-type="float">
            <text:p>26,245,100,000,000</text:p>
          </table:table-cell>
          <table:table-cell table:formula="of:=[.C364]/[.C363]" office:value-type="float" office:value="1.00554397633753" calcext:value-type="float">
            <text:p>1.0055</text:p>
          </table:table-cell>
          <table:table-cell table:formula="of:=[.C364]+[.E363]" office:value-type="float" office:value="3182251600000000" calcext:value-type="float">
            <text:p>3,182,251,600,000,000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[.$H$1] + ([.A365]-1)^[.$H$4]*[.$H$1])" office:value-type="float" office:value="13177000000000" calcext:value-type="float">
            <text:p>13,177,000,000,000</text:p>
          </table:table-cell>
          <table:table-cell table:formula="of:=FLOOR(([.$H$2] * ([.A365]-1)^2 + ([.A365]-1) * [.$H$3]) * [.$H$1]) + [.$H$1]" office:value-type="float" office:value="26390200000000" calcext:value-type="float">
            <text:p>26,390,200,000,000</text:p>
          </table:table-cell>
          <table:table-cell table:formula="of:=[.C365]/[.C364]" office:value-type="float" office:value="1.00552865106248" calcext:value-type="float">
            <text:p>1.0055</text:p>
          </table:table-cell>
          <table:table-cell table:formula="of:=[.C365]+[.E364]" office:value-type="float" office:value="3208641800000000" calcext:value-type="float">
            <text:p>3,208,641,800,000,000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[.$H$1] + ([.A366]-1)^[.$H$4]*[.$H$1])" office:value-type="float" office:value="13249700000000" calcext:value-type="float">
            <text:p>13,249,700,000,000</text:p>
          </table:table-cell>
          <table:table-cell table:formula="of:=FLOOR(([.$H$2] * ([.A366]-1)^2 + ([.A366]-1) * [.$H$3]) * [.$H$1]) + [.$H$1]" office:value-type="float" office:value="26535700000000" calcext:value-type="float">
            <text:p>26,535,700,000,000</text:p>
          </table:table-cell>
          <table:table-cell table:formula="of:=[.C366]/[.C365]" office:value-type="float" office:value="1.00551341028109" calcext:value-type="float">
            <text:p>1.0055</text:p>
          </table:table-cell>
          <table:table-cell table:formula="of:=[.C366]+[.E365]" office:value-type="float" office:value="3235177500000000" calcext:value-type="float">
            <text:p>3,235,177,500,000,000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[.$H$1] + ([.A367]-1)^[.$H$4]*[.$H$1])" office:value-type="float" office:value="13322600000000" calcext:value-type="float">
            <text:p>13,322,600,000,000</text:p>
          </table:table-cell>
          <table:table-cell table:formula="of:=FLOOR(([.$H$2] * ([.A367]-1)^2 + ([.A367]-1) * [.$H$3]) * [.$H$1]) + [.$H$1]" office:value-type="float" office:value="26681600000000" calcext:value-type="float">
            <text:p>26,681,600,000,000</text:p>
          </table:table-cell>
          <table:table-cell table:formula="of:=[.C367]/[.C366]" office:value-type="float" office:value="1.0054982532965" calcext:value-type="float">
            <text:p>1.0055</text:p>
          </table:table-cell>
          <table:table-cell table:formula="of:=[.C367]+[.E366]" office:value-type="float" office:value="3261859100000000" calcext:value-type="float">
            <text:p>3,261,859,100,000,000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[.$H$1] + ([.A368]-1)^[.$H$4]*[.$H$1])" office:value-type="float" office:value="13395700000000" calcext:value-type="float">
            <text:p>13,395,700,000,000</text:p>
          </table:table-cell>
          <table:table-cell table:formula="of:=FLOOR(([.$H$2] * ([.A368]-1)^2 + ([.A368]-1) * [.$H$3]) * [.$H$1]) + [.$H$1]" office:value-type="float" office:value="26827900000000" calcext:value-type="float">
            <text:p>26,827,900,000,000</text:p>
          </table:table-cell>
          <table:table-cell table:formula="of:=[.C368]/[.C367]" office:value-type="float" office:value="1.00548317941953" calcext:value-type="float">
            <text:p>1.0055</text:p>
          </table:table-cell>
          <table:table-cell table:formula="of:=[.C368]+[.E367]" office:value-type="float" office:value="3288687000000000" calcext:value-type="float">
            <text:p>3,288,687,000,000,000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[.$H$1] + ([.A369]-1)^[.$H$4]*[.$H$1])" office:value-type="float" office:value="13469000000000" calcext:value-type="float">
            <text:p>13,469,000,000,000</text:p>
          </table:table-cell>
          <table:table-cell table:formula="of:=FLOOR(([.$H$2] * ([.A369]-1)^2 + ([.A369]-1) * [.$H$3]) * [.$H$1]) + [.$H$1]" office:value-type="float" office:value="26974600000000" calcext:value-type="float">
            <text:p>26,974,600,000,000</text:p>
          </table:table-cell>
          <table:table-cell table:formula="of:=[.C369]/[.C368]" office:value-type="float" office:value="1.0054681879685" calcext:value-type="float">
            <text:p>1.0055</text:p>
          </table:table-cell>
          <table:table-cell table:formula="of:=[.C369]+[.E368]" office:value-type="float" office:value="3315661600000000" calcext:value-type="float">
            <text:p>3,315,661,600,000,000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[.$H$1] + ([.A370]-1)^[.$H$4]*[.$H$1])" office:value-type="float" office:value="13542500000000" calcext:value-type="float">
            <text:p>13,542,500,000,000</text:p>
          </table:table-cell>
          <table:table-cell table:formula="of:=FLOOR(([.$H$2] * ([.A370]-1)^2 + ([.A370]-1) * [.$H$3]) * [.$H$1]) + [.$H$1]" office:value-type="float" office:value="27121700000000" calcext:value-type="float">
            <text:p>27,121,700,000,000</text:p>
          </table:table-cell>
          <table:table-cell table:formula="of:=[.C370]/[.C369]" office:value-type="float" office:value="1.00545327826919" calcext:value-type="float">
            <text:p>1.0055</text:p>
          </table:table-cell>
          <table:table-cell table:formula="of:=[.C370]+[.E369]" office:value-type="float" office:value="3342783300000000" calcext:value-type="float">
            <text:p>3,342,783,300,000,000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[.$H$1] + ([.A371]-1)^[.$H$4]*[.$H$1])" office:value-type="float" office:value="13616200000000" calcext:value-type="float">
            <text:p>13,616,200,000,000</text:p>
          </table:table-cell>
          <table:table-cell table:formula="of:=FLOOR(([.$H$2] * ([.A371]-1)^2 + ([.A371]-1) * [.$H$3]) * [.$H$1]) + [.$H$1]" office:value-type="float" office:value="27269200000000" calcext:value-type="float">
            <text:p>27,269,200,000,000</text:p>
          </table:table-cell>
          <table:table-cell table:formula="of:=[.C371]/[.C370]" office:value-type="float" office:value="1.0054384496547" calcext:value-type="float">
            <text:p>1.0054</text:p>
          </table:table-cell>
          <table:table-cell table:formula="of:=[.C371]+[.E370]" office:value-type="float" office:value="3370052500000000" calcext:value-type="float">
            <text:p>3,370,052,500,000,000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[.$H$1] + ([.A372]-1)^[.$H$4]*[.$H$1])" office:value-type="float" office:value="13690100000000" calcext:value-type="float">
            <text:p>13,690,100,000,000</text:p>
          </table:table-cell>
          <table:table-cell table:formula="of:=FLOOR(([.$H$2] * ([.A372]-1)^2 + ([.A372]-1) * [.$H$3]) * [.$H$1]) + [.$H$1]" office:value-type="float" office:value="27417100000000" calcext:value-type="float">
            <text:p>27,417,100,000,000</text:p>
          </table:table-cell>
          <table:table-cell table:formula="of:=[.C372]/[.C371]" office:value-type="float" office:value="1.00542370146539" calcext:value-type="float">
            <text:p>1.0054</text:p>
          </table:table-cell>
          <table:table-cell table:formula="of:=[.C372]+[.E371]" office:value-type="float" office:value="3397469600000000" calcext:value-type="float">
            <text:p>3,397,469,600,000,000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[.$H$1] + ([.A373]-1)^[.$H$4]*[.$H$1])" office:value-type="float" office:value="13764200000000" calcext:value-type="float">
            <text:p>13,764,200,000,000</text:p>
          </table:table-cell>
          <table:table-cell table:formula="of:=FLOOR(([.$H$2] * ([.A373]-1)^2 + ([.A373]-1) * [.$H$3]) * [.$H$1]) + [.$H$1]" office:value-type="float" office:value="27565400000000" calcext:value-type="float">
            <text:p>27,565,400,000,000</text:p>
          </table:table-cell>
          <table:table-cell table:formula="of:=[.C373]/[.C372]" office:value-type="float" office:value="1.00540903304872" calcext:value-type="float">
            <text:p>1.0054</text:p>
          </table:table-cell>
          <table:table-cell table:formula="of:=[.C373]+[.E372]" office:value-type="float" office:value="3425035000000000" calcext:value-type="float">
            <text:p>3,425,035,000,000,000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[.$H$1] + ([.A374]-1)^[.$H$4]*[.$H$1])" office:value-type="float" office:value="13838500000000" calcext:value-type="float">
            <text:p>13,838,500,000,000</text:p>
          </table:table-cell>
          <table:table-cell table:formula="of:=FLOOR(([.$H$2] * ([.A374]-1)^2 + ([.A374]-1) * [.$H$3]) * [.$H$1]) + [.$H$1]" office:value-type="float" office:value="27714100000000" calcext:value-type="float">
            <text:p>27,714,100,000,000</text:p>
          </table:table-cell>
          <table:table-cell table:formula="of:=[.C374]/[.C373]" office:value-type="float" office:value="1.00539444375921" calcext:value-type="float">
            <text:p>1.0054</text:p>
          </table:table-cell>
          <table:table-cell table:formula="of:=[.C374]+[.E373]" office:value-type="float" office:value="3452749100000000" calcext:value-type="float">
            <text:p>3,452,749,100,000,000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[.$H$1] + ([.A375]-1)^[.$H$4]*[.$H$1])" office:value-type="float" office:value="13913000000000" calcext:value-type="float">
            <text:p>13,913,000,000,000</text:p>
          </table:table-cell>
          <table:table-cell table:formula="of:=FLOOR(([.$H$2] * ([.A375]-1)^2 + ([.A375]-1) * [.$H$3]) * [.$H$1]) + [.$H$1]" office:value-type="float" office:value="27863200000000" calcext:value-type="float">
            <text:p>27,863,200,000,000</text:p>
          </table:table-cell>
          <table:table-cell table:formula="of:=[.C375]/[.C374]" office:value-type="float" office:value="1.00537993295831" calcext:value-type="float">
            <text:p>1.0054</text:p>
          </table:table-cell>
          <table:table-cell table:formula="of:=[.C375]+[.E374]" office:value-type="float" office:value="3480612300000000" calcext:value-type="float">
            <text:p>3,480,612,300,000,000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[.$H$1] + ([.A376]-1)^[.$H$4]*[.$H$1])" office:value-type="float" office:value="13987700000000" calcext:value-type="float">
            <text:p>13,987,700,000,000</text:p>
          </table:table-cell>
          <table:table-cell table:formula="of:=FLOOR(([.$H$2] * ([.A376]-1)^2 + ([.A376]-1) * [.$H$3]) * [.$H$1]) + [.$H$1]" office:value-type="float" office:value="28012700000000" calcext:value-type="float">
            <text:p>28,012,700,000,000</text:p>
          </table:table-cell>
          <table:table-cell table:formula="of:=[.C376]/[.C375]" office:value-type="float" office:value="1.00536550001436" calcext:value-type="float">
            <text:p>1.0054</text:p>
          </table:table-cell>
          <table:table-cell table:formula="of:=[.C376]+[.E375]" office:value-type="float" office:value="3508625000000000" calcext:value-type="float">
            <text:p>3,508,625,000,000,000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[.$H$1] + ([.A377]-1)^[.$H$4]*[.$H$1])" office:value-type="float" office:value="14062600000000" calcext:value-type="float">
            <text:p>14,062,600,000,000</text:p>
          </table:table-cell>
          <table:table-cell table:formula="of:=FLOOR(([.$H$2] * ([.A377]-1)^2 + ([.A377]-1) * [.$H$3]) * [.$H$1]) + [.$H$1]" office:value-type="float" office:value="28162600000000" calcext:value-type="float">
            <text:p>28,162,600,000,000</text:p>
          </table:table-cell>
          <table:table-cell table:formula="of:=[.C377]/[.C376]" office:value-type="float" office:value="1.00535114430241" calcext:value-type="float">
            <text:p>1.0054</text:p>
          </table:table-cell>
          <table:table-cell table:formula="of:=[.C377]+[.E376]" office:value-type="float" office:value="3536787600000000" calcext:value-type="float">
            <text:p>3,536,787,600,000,000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[.$H$1] + ([.A378]-1)^[.$H$4]*[.$H$1])" office:value-type="float" office:value="14137700000000" calcext:value-type="float">
            <text:p>14,137,700,000,000</text:p>
          </table:table-cell>
          <table:table-cell table:formula="of:=FLOOR(([.$H$2] * ([.A378]-1)^2 + ([.A378]-1) * [.$H$3]) * [.$H$1]) + [.$H$1]" office:value-type="float" office:value="28312900000000" calcext:value-type="float">
            <text:p>28,312,900,000,000</text:p>
          </table:table-cell>
          <table:table-cell table:formula="of:=[.C378]/[.C377]" office:value-type="float" office:value="1.00533686520421" calcext:value-type="float">
            <text:p>1.0053</text:p>
          </table:table-cell>
          <table:table-cell table:formula="of:=[.C378]+[.E377]" office:value-type="float" office:value="3565100500000000" calcext:value-type="float">
            <text:p>3,565,100,500,000,000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[.$H$1] + ([.A379]-1)^[.$H$4]*[.$H$1])" office:value-type="float" office:value="14213000000000" calcext:value-type="float">
            <text:p>14,213,000,000,000</text:p>
          </table:table-cell>
          <table:table-cell table:formula="of:=FLOOR(([.$H$2] * ([.A379]-1)^2 + ([.A379]-1) * [.$H$3]) * [.$H$1]) + [.$H$1]" office:value-type="float" office:value="28463600000000" calcext:value-type="float">
            <text:p>28,463,600,000,000</text:p>
          </table:table-cell>
          <table:table-cell table:formula="of:=[.C379]/[.C378]" office:value-type="float" office:value="1.00532266210809" calcext:value-type="float">
            <text:p>1.0053</text:p>
          </table:table-cell>
          <table:table-cell table:formula="of:=[.C379]+[.E378]" office:value-type="float" office:value="3593564100000000" calcext:value-type="float">
            <text:p>3,593,564,100,000,000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[.$H$1] + ([.A380]-1)^[.$H$4]*[.$H$1])" office:value-type="float" office:value="14288500000000" calcext:value-type="float">
            <text:p>14,288,500,000,000</text:p>
          </table:table-cell>
          <table:table-cell table:formula="of:=FLOOR(([.$H$2] * ([.A380]-1)^2 + ([.A380]-1) * [.$H$3]) * [.$H$1]) + [.$H$1]" office:value-type="float" office:value="28614700000000" calcext:value-type="float">
            <text:p>28,614,700,000,000</text:p>
          </table:table-cell>
          <table:table-cell table:formula="of:=[.C380]/[.C379]" office:value-type="float" office:value="1.00530853440886" calcext:value-type="float">
            <text:p>1.0053</text:p>
          </table:table-cell>
          <table:table-cell table:formula="of:=[.C380]+[.E379]" office:value-type="float" office:value="3622178800000000" calcext:value-type="float">
            <text:p>3,622,178,800,000,000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[.$H$1] + ([.A381]-1)^[.$H$4]*[.$H$1])" office:value-type="float" office:value="14364200000000" calcext:value-type="float">
            <text:p>14,364,200,000,000</text:p>
          </table:table-cell>
          <table:table-cell table:formula="of:=FLOOR(([.$H$2] * ([.A381]-1)^2 + ([.A381]-1) * [.$H$3]) * [.$H$1]) + [.$H$1]" office:value-type="float" office:value="28766200000000" calcext:value-type="float">
            <text:p>28,766,200,000,000</text:p>
          </table:table-cell>
          <table:table-cell table:formula="of:=[.C381]/[.C380]" office:value-type="float" office:value="1.00529448150776" calcext:value-type="float">
            <text:p>1.0053</text:p>
          </table:table-cell>
          <table:table-cell table:formula="of:=[.C381]+[.E380]" office:value-type="float" office:value="3650945000000000" calcext:value-type="float">
            <text:p>3,650,945,000,000,000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[.$H$1] + ([.A382]-1)^[.$H$4]*[.$H$1])" office:value-type="float" office:value="14440100000000" calcext:value-type="float">
            <text:p>14,440,100,000,000</text:p>
          </table:table-cell>
          <table:table-cell table:formula="of:=FLOOR(([.$H$2] * ([.A382]-1)^2 + ([.A382]-1) * [.$H$3]) * [.$H$1]) + [.$H$1]" office:value-type="float" office:value="28918100000000" calcext:value-type="float">
            <text:p>28,918,100,000,000</text:p>
          </table:table-cell>
          <table:table-cell table:formula="of:=[.C382]/[.C381]" office:value-type="float" office:value="1.00528050281233" calcext:value-type="float">
            <text:p>1.0053</text:p>
          </table:table-cell>
          <table:table-cell table:formula="of:=[.C382]+[.E381]" office:value-type="float" office:value="3679863100000000" calcext:value-type="float">
            <text:p>3,679,863,100,000,000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[.$H$1] + ([.A383]-1)^[.$H$4]*[.$H$1])" office:value-type="float" office:value="14516200000000" calcext:value-type="float">
            <text:p>14,516,200,000,000</text:p>
          </table:table-cell>
          <table:table-cell table:formula="of:=FLOOR(([.$H$2] * ([.A383]-1)^2 + ([.A383]-1) * [.$H$3]) * [.$H$1]) + [.$H$1]" office:value-type="float" office:value="29070400000000" calcext:value-type="float">
            <text:p>29,070,400,000,000</text:p>
          </table:table-cell>
          <table:table-cell table:formula="of:=[.C383]/[.C382]" office:value-type="float" office:value="1.00526659773637" calcext:value-type="float">
            <text:p>1.0053</text:p>
          </table:table-cell>
          <table:table-cell table:formula="of:=[.C383]+[.E382]" office:value-type="float" office:value="3708933500000000" calcext:value-type="float">
            <text:p>3,708,933,500,000,000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[.$H$1] + ([.A384]-1)^[.$H$4]*[.$H$1])" office:value-type="float" office:value="14592500000000" calcext:value-type="float">
            <text:p>14,592,500,000,000</text:p>
          </table:table-cell>
          <table:table-cell table:formula="of:=FLOOR(([.$H$2] * ([.A384]-1)^2 + ([.A384]-1) * [.$H$3]) * [.$H$1]) + [.$H$1]" office:value-type="float" office:value="29223100000000" calcext:value-type="float">
            <text:p>29,223,100,000,000</text:p>
          </table:table-cell>
          <table:table-cell table:formula="of:=[.C384]/[.C383]" office:value-type="float" office:value="1.00525276569982" calcext:value-type="float">
            <text:p>1.0053</text:p>
          </table:table-cell>
          <table:table-cell table:formula="of:=[.C384]+[.E383]" office:value-type="float" office:value="3738156600000000" calcext:value-type="float">
            <text:p>3,738,156,600,000,000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[.$H$1] + ([.A385]-1)^[.$H$4]*[.$H$1])" office:value-type="float" office:value="14669000000000" calcext:value-type="float">
            <text:p>14,669,000,000,000</text:p>
          </table:table-cell>
          <table:table-cell table:formula="of:=FLOOR(([.$H$2] * ([.A385]-1)^2 + ([.A385]-1) * [.$H$3]) * [.$H$1]) + [.$H$1]" office:value-type="float" office:value="29376200000000" calcext:value-type="float">
            <text:p>29,376,200,000,000</text:p>
          </table:table-cell>
          <table:table-cell table:formula="of:=[.C385]/[.C384]" office:value-type="float" office:value="1.00523900612871" calcext:value-type="float">
            <text:p>1.0052</text:p>
          </table:table-cell>
          <table:table-cell table:formula="of:=[.C385]+[.E384]" office:value-type="float" office:value="3767532800000000" calcext:value-type="float">
            <text:p>3,767,532,800,000,000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[.$H$1] + ([.A386]-1)^[.$H$4]*[.$H$1])" office:value-type="float" office:value="14745700000000" calcext:value-type="float">
            <text:p>14,745,700,000,000</text:p>
          </table:table-cell>
          <table:table-cell table:formula="of:=FLOOR(([.$H$2] * ([.A386]-1)^2 + ([.A386]-1) * [.$H$3]) * [.$H$1]) + [.$H$1]" office:value-type="float" office:value="29529700000000" calcext:value-type="float">
            <text:p>29,529,700,000,000</text:p>
          </table:table-cell>
          <table:table-cell table:formula="of:=[.C386]/[.C385]" office:value-type="float" office:value="1.00522531845508" calcext:value-type="float">
            <text:p>1.0052</text:p>
          </table:table-cell>
          <table:table-cell table:formula="of:=[.C386]+[.E385]" office:value-type="float" office:value="3797062500000000" calcext:value-type="float">
            <text:p>3,797,062,500,000,000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[.$H$1] + ([.A387]-1)^[.$H$4]*[.$H$1])" office:value-type="float" office:value="14822600000000" calcext:value-type="float">
            <text:p>14,822,600,000,000</text:p>
          </table:table-cell>
          <table:table-cell table:formula="of:=FLOOR(([.$H$2] * ([.A387]-1)^2 + ([.A387]-1) * [.$H$3]) * [.$H$1]) + [.$H$1]" office:value-type="float" office:value="29683600000000" calcext:value-type="float">
            <text:p>29,683,600,000,000</text:p>
          </table:table-cell>
          <table:table-cell table:formula="of:=[.C387]/[.C386]" office:value-type="float" office:value="1.00521170211685" calcext:value-type="float">
            <text:p>1.0052</text:p>
          </table:table-cell>
          <table:table-cell table:formula="of:=[.C387]+[.E386]" office:value-type="float" office:value="3826746100000000" calcext:value-type="float">
            <text:p>3,826,746,100,000,000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[.$H$1] + ([.A388]-1)^[.$H$4]*[.$H$1])" office:value-type="float" office:value="14899700000000" calcext:value-type="float">
            <text:p>14,899,700,000,000</text:p>
          </table:table-cell>
          <table:table-cell table:formula="of:=FLOOR(([.$H$2] * ([.A388]-1)^2 + ([.A388]-1) * [.$H$3]) * [.$H$1]) + [.$H$1]" office:value-type="float" office:value="29837900000000" calcext:value-type="float">
            <text:p>29,837,900,000,000</text:p>
          </table:table-cell>
          <table:table-cell table:formula="of:=[.C388]/[.C387]" office:value-type="float" office:value="1.00519815655783" calcext:value-type="float">
            <text:p>1.0052</text:p>
          </table:table-cell>
          <table:table-cell table:formula="of:=[.C388]+[.E387]" office:value-type="float" office:value="3856584000000000" calcext:value-type="float">
            <text:p>3,856,584,000,000,000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[.$H$1] + ([.A389]-1)^[.$H$4]*[.$H$1])" office:value-type="float" office:value="14977000000000" calcext:value-type="float">
            <text:p>14,977,000,000,000</text:p>
          </table:table-cell>
          <table:table-cell table:formula="of:=FLOOR(([.$H$2] * ([.A389]-1)^2 + ([.A389]-1) * [.$H$3]) * [.$H$1]) + [.$H$1]" office:value-type="float" office:value="29992600000000" calcext:value-type="float">
            <text:p>29,992,600,000,000</text:p>
          </table:table-cell>
          <table:table-cell table:formula="of:=[.C389]/[.C388]" office:value-type="float" office:value="1.00518468122757" calcext:value-type="float">
            <text:p>1.0052</text:p>
          </table:table-cell>
          <table:table-cell table:formula="of:=[.C389]+[.E388]" office:value-type="float" office:value="3886576600000000" calcext:value-type="float">
            <text:p>3,886,576,600,000,000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[.$H$1] + ([.A390]-1)^[.$H$4]*[.$H$1])" office:value-type="float" office:value="15054500000000" calcext:value-type="float">
            <text:p>15,054,500,000,000</text:p>
          </table:table-cell>
          <table:table-cell table:formula="of:=FLOOR(([.$H$2] * ([.A390]-1)^2 + ([.A390]-1) * [.$H$3]) * [.$H$1]) + [.$H$1]" office:value-type="float" office:value="30147700000000" calcext:value-type="float">
            <text:p>30,147,700,000,000</text:p>
          </table:table-cell>
          <table:table-cell table:formula="of:=[.C390]/[.C389]" office:value-type="float" office:value="1.00517127558131" calcext:value-type="float">
            <text:p>1.0052</text:p>
          </table:table-cell>
          <table:table-cell table:formula="of:=[.C390]+[.E389]" office:value-type="float" office:value="3916724300000000" calcext:value-type="float">
            <text:p>3,916,724,300,000,00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[.$H$1] + ([.A391]-1)^[.$H$4]*[.$H$1])" office:value-type="float" office:value="15132200000000" calcext:value-type="float">
            <text:p>15,132,200,000,000</text:p>
          </table:table-cell>
          <table:table-cell table:formula="of:=FLOOR(([.$H$2] * ([.A391]-1)^2 + ([.A391]-1) * [.$H$3]) * [.$H$1]) + [.$H$1]" office:value-type="float" office:value="30303200000000" calcext:value-type="float">
            <text:p>30,303,200,000,000</text:p>
          </table:table-cell>
          <table:table-cell table:formula="of:=[.C391]/[.C390]" office:value-type="float" office:value="1.00515793907993" calcext:value-type="float">
            <text:p>1.0052</text:p>
          </table:table-cell>
          <table:table-cell table:formula="of:=[.C391]+[.E390]" office:value-type="float" office:value="3947027500000000" calcext:value-type="float">
            <text:p>3,947,027,500,000,00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[.$H$1] + ([.A392]-1)^[.$H$4]*[.$H$1])" office:value-type="float" office:value="15210100000000" calcext:value-type="float">
            <text:p>15,210,100,000,000</text:p>
          </table:table-cell>
          <table:table-cell table:formula="of:=FLOOR(([.$H$2] * ([.A392]-1)^2 + ([.A392]-1) * [.$H$3]) * [.$H$1]) + [.$H$1]" office:value-type="float" office:value="30459100000000" calcext:value-type="float">
            <text:p>30,459,100,000,000</text:p>
          </table:table-cell>
          <table:table-cell table:formula="of:=[.C392]/[.C391]" office:value-type="float" office:value="1.00514467118984" calcext:value-type="float">
            <text:p>1.0051</text:p>
          </table:table-cell>
          <table:table-cell table:formula="of:=[.C392]+[.E391]" office:value-type="float" office:value="3977486600000000" calcext:value-type="float">
            <text:p>3,977,486,600,000,000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[.$H$1] + ([.A393]-1)^[.$H$4]*[.$H$1])" office:value-type="float" office:value="15288200000000" calcext:value-type="float">
            <text:p>15,288,200,000,000</text:p>
          </table:table-cell>
          <table:table-cell table:formula="of:=FLOOR(([.$H$2] * ([.A393]-1)^2 + ([.A393]-1) * [.$H$3]) * [.$H$1]) + [.$H$1]" office:value-type="float" office:value="30615400000000" calcext:value-type="float">
            <text:p>30,615,400,000,000</text:p>
          </table:table-cell>
          <table:table-cell table:formula="of:=[.C393]/[.C392]" office:value-type="float" office:value="1.00513147138294" calcext:value-type="float">
            <text:p>1.0051</text:p>
          </table:table-cell>
          <table:table-cell table:formula="of:=[.C393]+[.E392]" office:value-type="float" office:value="4008102000000000" calcext:value-type="float">
            <text:p>4,008,102,000,000,000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[.$H$1] + ([.A394]-1)^[.$H$4]*[.$H$1])" office:value-type="float" office:value="15366500000000" calcext:value-type="float">
            <text:p>15,366,500,000,000</text:p>
          </table:table-cell>
          <table:table-cell table:formula="of:=FLOOR(([.$H$2] * ([.A394]-1)^2 + ([.A394]-1) * [.$H$3]) * [.$H$1]) + [.$H$1]" office:value-type="float" office:value="30772100000000" calcext:value-type="float">
            <text:p>30,772,100,000,000</text:p>
          </table:table-cell>
          <table:table-cell table:formula="of:=[.C394]/[.C393]" office:value-type="float" office:value="1.00511833913651" calcext:value-type="float">
            <text:p>1.0051</text:p>
          </table:table-cell>
          <table:table-cell table:formula="of:=[.C394]+[.E393]" office:value-type="float" office:value="4038874100000000" calcext:value-type="float">
            <text:p>4,038,874,100,000,000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[.$H$1] + ([.A395]-1)^[.$H$4]*[.$H$1])" office:value-type="float" office:value="15445000000000" calcext:value-type="float">
            <text:p>15,445,000,000,000</text:p>
          </table:table-cell>
          <table:table-cell table:formula="of:=FLOOR(([.$H$2] * ([.A395]-1)^2 + ([.A395]-1) * [.$H$3]) * [.$H$1]) + [.$H$1]" office:value-type="float" office:value="30929200000000" calcext:value-type="float">
            <text:p>30,929,200,000,000</text:p>
          </table:table-cell>
          <table:table-cell table:formula="of:=[.C395]/[.C394]" office:value-type="float" office:value="1.00510527393321" calcext:value-type="float">
            <text:p>1.0051</text:p>
          </table:table-cell>
          <table:table-cell table:formula="of:=[.C395]+[.E394]" office:value-type="float" office:value="4069803300000000" calcext:value-type="float">
            <text:p>4,069,803,300,000,000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[.$H$1] + ([.A396]-1)^[.$H$4]*[.$H$1])" office:value-type="float" office:value="15523700000000" calcext:value-type="float">
            <text:p>15,523,700,000,000</text:p>
          </table:table-cell>
          <table:table-cell table:formula="of:=FLOOR(([.$H$2] * ([.A396]-1)^2 + ([.A396]-1) * [.$H$3]) * [.$H$1]) + [.$H$1]" office:value-type="float" office:value="31086700000000" calcext:value-type="float">
            <text:p>31,086,700,000,000</text:p>
          </table:table-cell>
          <table:table-cell table:formula="of:=[.C396]/[.C395]" office:value-type="float" office:value="1.00509227526092" calcext:value-type="float">
            <text:p>1.0051</text:p>
          </table:table-cell>
          <table:table-cell table:formula="of:=[.C396]+[.E395]" office:value-type="float" office:value="4100890000000000" calcext:value-type="float">
            <text:p>4,100,890,000,000,000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[.$H$1] + ([.A397]-1)^[.$H$4]*[.$H$1])" office:value-type="float" office:value="15602600000000" calcext:value-type="float">
            <text:p>15,602,600,000,000</text:p>
          </table:table-cell>
          <table:table-cell table:formula="of:=FLOOR(([.$H$2] * ([.A397]-1)^2 + ([.A397]-1) * [.$H$3]) * [.$H$1]) + [.$H$1]" office:value-type="float" office:value="31244600000000" calcext:value-type="float">
            <text:p>31,244,600,000,000</text:p>
          </table:table-cell>
          <table:table-cell table:formula="of:=[.C397]/[.C396]" office:value-type="float" office:value="1.00507934261276" calcext:value-type="float">
            <text:p>1.0051</text:p>
          </table:table-cell>
          <table:table-cell table:formula="of:=[.C397]+[.E396]" office:value-type="float" office:value="4132134600000000" calcext:value-type="float">
            <text:p>4,132,134,600,000,000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[.$H$1] + ([.A398]-1)^[.$H$4]*[.$H$1])" office:value-type="float" office:value="15681700000000" calcext:value-type="float">
            <text:p>15,681,700,000,000</text:p>
          </table:table-cell>
          <table:table-cell table:formula="of:=FLOOR(([.$H$2] * ([.A398]-1)^2 + ([.A398]-1) * [.$H$3]) * [.$H$1]) + [.$H$1]" office:value-type="float" office:value="31402900000000" calcext:value-type="float">
            <text:p>31,402,900,000,000</text:p>
          </table:table-cell>
          <table:table-cell table:formula="of:=[.C398]/[.C397]" office:value-type="float" office:value="1.00506647548696" calcext:value-type="float">
            <text:p>1.0051</text:p>
          </table:table-cell>
          <table:table-cell table:formula="of:=[.C398]+[.E397]" office:value-type="float" office:value="4163537500000000" calcext:value-type="float">
            <text:p>4,163,537,500,000,000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[.$H$1] + ([.A399]-1)^[.$H$4]*[.$H$1])" office:value-type="float" office:value="15761000000000" calcext:value-type="float">
            <text:p>15,761,000,000,000</text:p>
          </table:table-cell>
          <table:table-cell table:formula="of:=FLOOR(([.$H$2] * ([.A399]-1)^2 + ([.A399]-1) * [.$H$3]) * [.$H$1]) + [.$H$1]" office:value-type="float" office:value="31561600000000" calcext:value-type="float">
            <text:p>31,561,600,000,000</text:p>
          </table:table-cell>
          <table:table-cell table:formula="of:=[.C399]/[.C398]" office:value-type="float" office:value="1.00505367338685" calcext:value-type="float">
            <text:p>1.0051</text:p>
          </table:table-cell>
          <table:table-cell table:formula="of:=[.C399]+[.E398]" office:value-type="float" office:value="4195099100000000" calcext:value-type="float">
            <text:p>4,195,099,100,000,000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[.$H$1] + ([.A400]-1)^[.$H$4]*[.$H$1])" office:value-type="float" office:value="15840500000000" calcext:value-type="float">
            <text:p>15,840,500,000,000</text:p>
          </table:table-cell>
          <table:table-cell table:formula="of:=FLOOR(([.$H$2] * ([.A400]-1)^2 + ([.A400]-1) * [.$H$3]) * [.$H$1]) + [.$H$1]" office:value-type="float" office:value="31720700000000" calcext:value-type="float">
            <text:p>31,720,700,000,000</text:p>
          </table:table-cell>
          <table:table-cell table:formula="of:=[.C400]/[.C399]" office:value-type="float" office:value="1.00504093582074" calcext:value-type="float">
            <text:p>1.0050</text:p>
          </table:table-cell>
          <table:table-cell table:formula="of:=[.C400]+[.E399]" office:value-type="float" office:value="4226819800000000" calcext:value-type="float">
            <text:p>4,226,819,800,000,0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[.$H$1] + ([.A401]-1)^[.$H$4]*[.$H$1])" office:value-type="float" office:value="15920200000000" calcext:value-type="float">
            <text:p>15,920,200,000,000</text:p>
          </table:table-cell>
          <table:table-cell table:formula="of:=FLOOR(([.$H$2] * ([.A401]-1)^2 + ([.A401]-1) * [.$H$3]) * [.$H$1]) + [.$H$1]" office:value-type="float" office:value="31880200000000" calcext:value-type="float">
            <text:p>31,880,200,000,000</text:p>
          </table:table-cell>
          <table:table-cell table:formula="of:=[.C401]/[.C400]" office:value-type="float" office:value="1.0050282623019" calcext:value-type="float">
            <text:p>1.0050</text:p>
          </table:table-cell>
          <table:table-cell table:formula="of:=[.C401]+[.E400]" office:value-type="float" office:value="4258700000000000" calcext:value-type="float">
            <text:p>4,258,700,000,000,00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[.$H$1] + ([.A402]-1)^[.$H$4]*[.$H$1])" office:value-type="float" office:value="16000100000000" calcext:value-type="float">
            <text:p>16,000,100,000,000</text:p>
          </table:table-cell>
          <table:table-cell table:formula="of:=FLOOR(([.$H$2] * ([.A402]-1)^2 + ([.A402]-1) * [.$H$3]) * [.$H$1]) + [.$H$1]" office:value-type="float" office:value="32040100000000" calcext:value-type="float">
            <text:p>32,040,100,000,000</text:p>
          </table:table-cell>
          <table:table-cell table:formula="of:=[.C402]/[.C401]" office:value-type="float" office:value="1.00501565234848" calcext:value-type="float">
            <text:p>1.0050</text:p>
          </table:table-cell>
          <table:table-cell table:formula="of:=[.C402]+[.E401]" office:value-type="float" office:value="4290740100000000" calcext:value-type="float">
            <text:p>4,290,740,100,000,000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[.$H$1] + ([.A403]-1)^[.$H$4]*[.$H$1])" office:value-type="float" office:value="16080200000000" calcext:value-type="float">
            <text:p>16,080,200,000,000</text:p>
          </table:table-cell>
          <table:table-cell table:formula="of:=FLOOR(([.$H$2] * ([.A403]-1)^2 + ([.A403]-1) * [.$H$3]) * [.$H$1]) + [.$H$1]" office:value-type="float" office:value="32200400000000" calcext:value-type="float">
            <text:p>32,200,400,000,000</text:p>
          </table:table-cell>
          <table:table-cell table:formula="of:=[.C403]/[.C402]" office:value-type="float" office:value="1.00500310548344" calcext:value-type="float">
            <text:p>1.0050</text:p>
          </table:table-cell>
          <table:table-cell table:formula="of:=[.C403]+[.E402]" office:value-type="float" office:value="4322940500000000" calcext:value-type="float">
            <text:p>4,322,940,500,000,000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[.$H$1] + ([.A404]-1)^[.$H$4]*[.$H$1])" office:value-type="float" office:value="16160500000000" calcext:value-type="float">
            <text:p>16,160,500,000,000</text:p>
          </table:table-cell>
          <table:table-cell table:formula="of:=FLOOR(([.$H$2] * ([.A404]-1)^2 + ([.A404]-1) * [.$H$3]) * [.$H$1]) + [.$H$1]" office:value-type="float" office:value="32361100000000" calcext:value-type="float">
            <text:p>32,361,100,000,000</text:p>
          </table:table-cell>
          <table:table-cell table:formula="of:=[.C404]/[.C403]" office:value-type="float" office:value="1.00499062123452" calcext:value-type="float">
            <text:p>1.0050</text:p>
          </table:table-cell>
          <table:table-cell table:formula="of:=[.C404]+[.E403]" office:value-type="float" office:value="4355301600000000" calcext:value-type="float">
            <text:p>4,355,301,600,000,000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[.$H$1] + ([.A405]-1)^[.$H$4]*[.$H$1])" office:value-type="float" office:value="16241000000000" calcext:value-type="float">
            <text:p>16,241,000,000,000</text:p>
          </table:table-cell>
          <table:table-cell table:formula="of:=FLOOR(([.$H$2] * ([.A405]-1)^2 + ([.A405]-1) * [.$H$3]) * [.$H$1]) + [.$H$1]" office:value-type="float" office:value="32522200000000" calcext:value-type="float">
            <text:p>32,522,200,000,000</text:p>
          </table:table-cell>
          <table:table-cell table:formula="of:=[.C405]/[.C404]" office:value-type="float" office:value="1.00497819913415" calcext:value-type="float">
            <text:p>1.0050</text:p>
          </table:table-cell>
          <table:table-cell table:formula="of:=[.C405]+[.E404]" office:value-type="float" office:value="4387823800000000" calcext:value-type="float">
            <text:p>4,387,823,800,000,000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[.$H$1] + ([.A406]-1)^[.$H$4]*[.$H$1])" office:value-type="float" office:value="16321700000000" calcext:value-type="float">
            <text:p>16,321,700,000,000</text:p>
          </table:table-cell>
          <table:table-cell table:formula="of:=FLOOR(([.$H$2] * ([.A406]-1)^2 + ([.A406]-1) * [.$H$3]) * [.$H$1]) + [.$H$1]" office:value-type="float" office:value="32683700000000" calcext:value-type="float">
            <text:p>32,683,700,000,000</text:p>
          </table:table-cell>
          <table:table-cell table:formula="of:=[.C406]/[.C405]" office:value-type="float" office:value="1.0049658387194" calcext:value-type="float">
            <text:p>1.0050</text:p>
          </table:table-cell>
          <table:table-cell table:formula="of:=[.C406]+[.E405]" office:value-type="float" office:value="4420507500000000" calcext:value-type="float">
            <text:p>4,420,507,500,000,000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[.$H$1] + ([.A407]-1)^[.$H$4]*[.$H$1])" office:value-type="float" office:value="16402600000000" calcext:value-type="float">
            <text:p>16,402,600,000,000</text:p>
          </table:table-cell>
          <table:table-cell table:formula="of:=FLOOR(([.$H$2] * ([.A407]-1)^2 + ([.A407]-1) * [.$H$3]) * [.$H$1]) + [.$H$1]" office:value-type="float" office:value="32845600000000" calcext:value-type="float">
            <text:p>32,845,600,000,000</text:p>
          </table:table-cell>
          <table:table-cell table:formula="of:=[.C407]/[.C406]" office:value-type="float" office:value="1.00495353953194" calcext:value-type="float">
            <text:p>1.0050</text:p>
          </table:table-cell>
          <table:table-cell table:formula="of:=[.C407]+[.E406]" office:value-type="float" office:value="4453353100000000" calcext:value-type="float">
            <text:p>4,453,353,100,000,000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[.$H$1] + ([.A408]-1)^[.$H$4]*[.$H$1])" office:value-type="float" office:value="16483700000000" calcext:value-type="float">
            <text:p>16,483,700,000,000</text:p>
          </table:table-cell>
          <table:table-cell table:formula="of:=FLOOR(([.$H$2] * ([.A408]-1)^2 + ([.A408]-1) * [.$H$3]) * [.$H$1]) + [.$H$1]" office:value-type="float" office:value="33007900000000" calcext:value-type="float">
            <text:p>33,007,900,000,000</text:p>
          </table:table-cell>
          <table:table-cell table:formula="of:=[.C408]/[.C407]" office:value-type="float" office:value="1.00494130111796" calcext:value-type="float">
            <text:p>1.0049</text:p>
          </table:table-cell>
          <table:table-cell table:formula="of:=[.C408]+[.E407]" office:value-type="float" office:value="4486361000000000" calcext:value-type="float">
            <text:p>4,486,361,000,000,000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[.$H$1] + ([.A409]-1)^[.$H$4]*[.$H$1])" office:value-type="float" office:value="16565000000000" calcext:value-type="float">
            <text:p>16,565,000,000,000</text:p>
          </table:table-cell>
          <table:table-cell table:formula="of:=FLOOR(([.$H$2] * ([.A409]-1)^2 + ([.A409]-1) * [.$H$3]) * [.$H$1]) + [.$H$1]" office:value-type="float" office:value="33170600000000" calcext:value-type="float">
            <text:p>33,170,600,000,000</text:p>
          </table:table-cell>
          <table:table-cell table:formula="of:=[.C409]/[.C408]" office:value-type="float" office:value="1.00492912302812" calcext:value-type="float">
            <text:p>1.0049</text:p>
          </table:table-cell>
          <table:table-cell table:formula="of:=[.C409]+[.E408]" office:value-type="float" office:value="4519531600000000" calcext:value-type="float">
            <text:p>4,519,531,600,000,000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[.$H$1] + ([.A410]-1)^[.$H$4]*[.$H$1])" office:value-type="float" office:value="16646500000000" calcext:value-type="float">
            <text:p>16,646,500,000,000</text:p>
          </table:table-cell>
          <table:table-cell table:formula="of:=FLOOR(([.$H$2] * ([.A410]-1)^2 + ([.A410]-1) * [.$H$3]) * [.$H$1]) + [.$H$1]" office:value-type="float" office:value="33333700000000" calcext:value-type="float">
            <text:p>33,333,700,000,000</text:p>
          </table:table-cell>
          <table:table-cell table:formula="of:=[.C410]/[.C409]" office:value-type="float" office:value="1.00491700481752" calcext:value-type="float">
            <text:p>1.0049</text:p>
          </table:table-cell>
          <table:table-cell table:formula="of:=[.C410]+[.E409]" office:value-type="float" office:value="4552865300000000" calcext:value-type="float">
            <text:p>4,552,865,300,000,00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[.$H$1] + ([.A411]-1)^[.$H$4]*[.$H$1])" office:value-type="float" office:value="16728200000000" calcext:value-type="float">
            <text:p>16,728,200,000,000</text:p>
          </table:table-cell>
          <table:table-cell table:formula="of:=FLOOR(([.$H$2] * ([.A411]-1)^2 + ([.A411]-1) * [.$H$3]) * [.$H$1]) + [.$H$1]" office:value-type="float" office:value="33497200000000" calcext:value-type="float">
            <text:p>33,497,200,000,000</text:p>
          </table:table-cell>
          <table:table-cell table:formula="of:=[.C411]/[.C410]" office:value-type="float" office:value="1.00490494604559" calcext:value-type="float">
            <text:p>1.0049</text:p>
          </table:table-cell>
          <table:table-cell table:formula="of:=[.C411]+[.E410]" office:value-type="float" office:value="4586362500000000" calcext:value-type="float">
            <text:p>4,586,362,500,000,000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[.$H$1] + ([.A412]-1)^[.$H$4]*[.$H$1])" office:value-type="float" office:value="16810100000000" calcext:value-type="float">
            <text:p>16,810,100,000,000</text:p>
          </table:table-cell>
          <table:table-cell table:formula="of:=FLOOR(([.$H$2] * ([.A412]-1)^2 + ([.A412]-1) * [.$H$3]) * [.$H$1]) + [.$H$1]" office:value-type="float" office:value="33661100000000" calcext:value-type="float">
            <text:p>33,661,100,000,000</text:p>
          </table:table-cell>
          <table:table-cell table:formula="of:=[.C412]/[.C411]" office:value-type="float" office:value="1.00489294627611" calcext:value-type="float">
            <text:p>1.0049</text:p>
          </table:table-cell>
          <table:table-cell table:formula="of:=[.C412]+[.E411]" office:value-type="float" office:value="4620023600000000" calcext:value-type="float">
            <text:p>4,620,023,600,000,000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[.$H$1] + ([.A413]-1)^[.$H$4]*[.$H$1])" office:value-type="float" office:value="16892200000000" calcext:value-type="float">
            <text:p>16,892,200,000,000</text:p>
          </table:table-cell>
          <table:table-cell table:formula="of:=FLOOR(([.$H$2] * ([.A413]-1)^2 + ([.A413]-1) * [.$H$3]) * [.$H$1]) + [.$H$1]" office:value-type="float" office:value="33825400000000" calcext:value-type="float">
            <text:p>33,825,400,000,000</text:p>
          </table:table-cell>
          <table:table-cell table:formula="of:=[.C413]/[.C412]" office:value-type="float" office:value="1.00488100507708" calcext:value-type="float">
            <text:p>1.0049</text:p>
          </table:table-cell>
          <table:table-cell table:formula="of:=[.C413]+[.E412]" office:value-type="float" office:value="4653849000000000" calcext:value-type="float">
            <text:p>4,653,849,000,000,000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[.$H$1] + ([.A414]-1)^[.$H$4]*[.$H$1])" office:value-type="float" office:value="16974500000000" calcext:value-type="float">
            <text:p>16,974,500,000,000</text:p>
          </table:table-cell>
          <table:table-cell table:formula="of:=FLOOR(([.$H$2] * ([.A414]-1)^2 + ([.A414]-1) * [.$H$3]) * [.$H$1]) + [.$H$1]" office:value-type="float" office:value="33990100000000" calcext:value-type="float">
            <text:p>33,990,100,000,000</text:p>
          </table:table-cell>
          <table:table-cell table:formula="of:=[.C414]/[.C413]" office:value-type="float" office:value="1.00486912202073" calcext:value-type="float">
            <text:p>1.0049</text:p>
          </table:table-cell>
          <table:table-cell table:formula="of:=[.C414]+[.E413]" office:value-type="float" office:value="4687839100000000" calcext:value-type="float">
            <text:p>4,687,839,100,000,000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[.$H$1] + ([.A415]-1)^[.$H$4]*[.$H$1])" office:value-type="float" office:value="17057000000000" calcext:value-type="float">
            <text:p>17,057,000,000,000</text:p>
          </table:table-cell>
          <table:table-cell table:formula="of:=FLOOR(([.$H$2] * ([.A415]-1)^2 + ([.A415]-1) * [.$H$3]) * [.$H$1]) + [.$H$1]" office:value-type="float" office:value="34155200000000" calcext:value-type="float">
            <text:p>34,155,200,000,000</text:p>
          </table:table-cell>
          <table:table-cell table:formula="of:=[.C415]/[.C414]" office:value-type="float" office:value="1.00485729668345" calcext:value-type="float">
            <text:p>1.0049</text:p>
          </table:table-cell>
          <table:table-cell table:formula="of:=[.C415]+[.E414]" office:value-type="float" office:value="4721994300000000" calcext:value-type="float">
            <text:p>4,721,994,300,000,000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[.$H$1] + ([.A416]-1)^[.$H$4]*[.$H$1])" office:value-type="float" office:value="17139700000000" calcext:value-type="float">
            <text:p>17,139,700,000,000</text:p>
          </table:table-cell>
          <table:table-cell table:formula="of:=FLOOR(([.$H$2] * ([.A416]-1)^2 + ([.A416]-1) * [.$H$3]) * [.$H$1]) + [.$H$1]" office:value-type="float" office:value="34320700000000" calcext:value-type="float">
            <text:p>34,320,700,000,000</text:p>
          </table:table-cell>
          <table:table-cell table:formula="of:=[.C416]/[.C415]" office:value-type="float" office:value="1.00484552864571" calcext:value-type="float">
            <text:p>1.0048</text:p>
          </table:table-cell>
          <table:table-cell table:formula="of:=[.C416]+[.E415]" office:value-type="float" office:value="4756315000000000" calcext:value-type="float">
            <text:p>4,756,315,000,000,000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[.$H$1] + ([.A417]-1)^[.$H$4]*[.$H$1])" office:value-type="float" office:value="17222600000000" calcext:value-type="float">
            <text:p>17,222,600,000,000</text:p>
          </table:table-cell>
          <table:table-cell table:formula="of:=FLOOR(([.$H$2] * ([.A417]-1)^2 + ([.A417]-1) * [.$H$3]) * [.$H$1]) + [.$H$1]" office:value-type="float" office:value="34486600000000" calcext:value-type="float">
            <text:p>34,486,600,000,000</text:p>
          </table:table-cell>
          <table:table-cell table:formula="of:=[.C417]/[.C416]" office:value-type="float" office:value="1.00483381749207" calcext:value-type="float">
            <text:p>1.0048</text:p>
          </table:table-cell>
          <table:table-cell table:formula="of:=[.C417]+[.E416]" office:value-type="float" office:value="4790801600000000" calcext:value-type="float">
            <text:p>4,790,801,600,000,00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[.$H$1] + ([.A418]-1)^[.$H$4]*[.$H$1])" office:value-type="float" office:value="17305700000000" calcext:value-type="float">
            <text:p>17,305,700,000,000</text:p>
          </table:table-cell>
          <table:table-cell table:formula="of:=FLOOR(([.$H$2] * ([.A418]-1)^2 + ([.A418]-1) * [.$H$3]) * [.$H$1]) + [.$H$1]" office:value-type="float" office:value="34652900000000" calcext:value-type="float">
            <text:p>34,652,900,000,000</text:p>
          </table:table-cell>
          <table:table-cell table:formula="of:=[.C418]/[.C417]" office:value-type="float" office:value="1.00482216281106" calcext:value-type="float">
            <text:p>1.0048</text:p>
          </table:table-cell>
          <table:table-cell table:formula="of:=[.C418]+[.E417]" office:value-type="float" office:value="4825454500000000" calcext:value-type="float">
            <text:p>4,825,454,500,000,000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[.$H$1] + ([.A419]-1)^[.$H$4]*[.$H$1])" office:value-type="float" office:value="17389000000000" calcext:value-type="float">
            <text:p>17,389,000,000,000</text:p>
          </table:table-cell>
          <table:table-cell table:formula="of:=FLOOR(([.$H$2] * ([.A419]-1)^2 + ([.A419]-1) * [.$H$3]) * [.$H$1]) + [.$H$1]" office:value-type="float" office:value="34819600000000" calcext:value-type="float">
            <text:p>34,819,600,000,000</text:p>
          </table:table-cell>
          <table:table-cell table:formula="of:=[.C419]/[.C418]" office:value-type="float" office:value="1.0048105641952" calcext:value-type="float">
            <text:p>1.0048</text:p>
          </table:table-cell>
          <table:table-cell table:formula="of:=[.C419]+[.E418]" office:value-type="float" office:value="4860274100000000" calcext:value-type="float">
            <text:p>4,860,274,100,000,000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[.$H$1] + ([.A420]-1)^[.$H$4]*[.$H$1])" office:value-type="float" office:value="17472500000000" calcext:value-type="float">
            <text:p>17,472,500,000,000</text:p>
          </table:table-cell>
          <table:table-cell table:formula="of:=FLOOR(([.$H$2] * ([.A420]-1)^2 + ([.A420]-1) * [.$H$3]) * [.$H$1]) + [.$H$1]" office:value-type="float" office:value="34986700000000" calcext:value-type="float">
            <text:p>34,986,700,000,000</text:p>
          </table:table-cell>
          <table:table-cell table:formula="of:=[.C420]/[.C419]" office:value-type="float" office:value="1.00479902124091" calcext:value-type="float">
            <text:p>1.0048</text:p>
          </table:table-cell>
          <table:table-cell table:formula="of:=[.C420]+[.E419]" office:value-type="float" office:value="4895260800000000" calcext:value-type="float">
            <text:p>4,895,260,800,000,00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[.$H$1] + ([.A421]-1)^[.$H$4]*[.$H$1])" office:value-type="float" office:value="17556200000000" calcext:value-type="float">
            <text:p>17,556,200,000,000</text:p>
          </table:table-cell>
          <table:table-cell table:formula="of:=FLOOR(([.$H$2] * ([.A421]-1)^2 + ([.A421]-1) * [.$H$3]) * [.$H$1]) + [.$H$1]" office:value-type="float" office:value="35154200000000" calcext:value-type="float">
            <text:p>35,154,200,000,000</text:p>
          </table:table-cell>
          <table:table-cell table:formula="of:=[.C421]/[.C420]" office:value-type="float" office:value="1.00478753354846" calcext:value-type="float">
            <text:p>1.0048</text:p>
          </table:table-cell>
          <table:table-cell table:formula="of:=[.C421]+[.E420]" office:value-type="float" office:value="4930415000000000" calcext:value-type="float">
            <text:p>4,930,415,000,000,00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[.$H$1] + ([.A422]-1)^[.$H$4]*[.$H$1])" office:value-type="float" office:value="17640100000000" calcext:value-type="float">
            <text:p>17,640,100,000,000</text:p>
          </table:table-cell>
          <table:table-cell table:formula="of:=FLOOR(([.$H$2] * ([.A422]-1)^2 + ([.A422]-1) * [.$H$3]) * [.$H$1]) + [.$H$1]" office:value-type="float" office:value="35322100000000" calcext:value-type="float">
            <text:p>35,322,100,000,000</text:p>
          </table:table-cell>
          <table:table-cell table:formula="of:=[.C422]/[.C421]" office:value-type="float" office:value="1.00477610072196" calcext:value-type="float">
            <text:p>1.0048</text:p>
          </table:table-cell>
          <table:table-cell table:formula="of:=[.C422]+[.E421]" office:value-type="float" office:value="4965737100000000" calcext:value-type="float">
            <text:p>4,965,737,100,000,000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[.$H$1] + ([.A423]-1)^[.$H$4]*[.$H$1])" office:value-type="float" office:value="17724200000000" calcext:value-type="float">
            <text:p>17,724,200,000,000</text:p>
          </table:table-cell>
          <table:table-cell table:formula="of:=FLOOR(([.$H$2] * ([.A423]-1)^2 + ([.A423]-1) * [.$H$3]) * [.$H$1]) + [.$H$1]" office:value-type="float" office:value="35490400000000" calcext:value-type="float">
            <text:p>35,490,400,000,000</text:p>
          </table:table-cell>
          <table:table-cell table:formula="of:=[.C423]/[.C422]" office:value-type="float" office:value="1.00476472236928" calcext:value-type="float">
            <text:p>1.0048</text:p>
          </table:table-cell>
          <table:table-cell table:formula="of:=[.C423]+[.E422]" office:value-type="float" office:value="5001227500000000" calcext:value-type="float">
            <text:p>5,001,227,500,000,000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[.$H$1] + ([.A424]-1)^[.$H$4]*[.$H$1])" office:value-type="float" office:value="17808500000000" calcext:value-type="float">
            <text:p>17,808,500,000,000</text:p>
          </table:table-cell>
          <table:table-cell table:formula="of:=FLOOR(([.$H$2] * ([.A424]-1)^2 + ([.A424]-1) * [.$H$3]) * [.$H$1]) + [.$H$1]" office:value-type="float" office:value="35659100000000" calcext:value-type="float">
            <text:p>35,659,100,000,000</text:p>
          </table:table-cell>
          <table:table-cell table:formula="of:=[.C424]/[.C423]" office:value-type="float" office:value="1.00475339810202" calcext:value-type="float">
            <text:p>1.0048</text:p>
          </table:table-cell>
          <table:table-cell table:formula="of:=[.C424]+[.E423]" office:value-type="float" office:value="5036886600000000" calcext:value-type="float">
            <text:p>5,036,886,600,000,000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[.$H$1] + ([.A425]-1)^[.$H$4]*[.$H$1])" office:value-type="float" office:value="17893000000000" calcext:value-type="float">
            <text:p>17,893,000,000,000</text:p>
          </table:table-cell>
          <table:table-cell table:formula="of:=FLOOR(([.$H$2] * ([.A425]-1)^2 + ([.A425]-1) * [.$H$3]) * [.$H$1]) + [.$H$1]" office:value-type="float" office:value="35828200000000" calcext:value-type="float">
            <text:p>35,828,200,000,000</text:p>
          </table:table-cell>
          <table:table-cell table:formula="of:=[.C425]/[.C424]" office:value-type="float" office:value="1.00474212753547" calcext:value-type="float">
            <text:p>1.0047</text:p>
          </table:table-cell>
          <table:table-cell table:formula="of:=[.C425]+[.E424]" office:value-type="float" office:value="5072714800000000" calcext:value-type="float">
            <text:p>5,072,714,800,000,000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[.$H$1] + ([.A426]-1)^[.$H$4]*[.$H$1])" office:value-type="float" office:value="17977700000000" calcext:value-type="float">
            <text:p>17,977,700,000,000</text:p>
          </table:table-cell>
          <table:table-cell table:formula="of:=FLOOR(([.$H$2] * ([.A426]-1)^2 + ([.A426]-1) * [.$H$3]) * [.$H$1]) + [.$H$1]" office:value-type="float" office:value="35997700000000" calcext:value-type="float">
            <text:p>35,997,700,000,000</text:p>
          </table:table-cell>
          <table:table-cell table:formula="of:=[.C426]/[.C425]" office:value-type="float" office:value="1.00473091028854" calcext:value-type="float">
            <text:p>1.0047</text:p>
          </table:table-cell>
          <table:table-cell table:formula="of:=[.C426]+[.E425]" office:value-type="float" office:value="5108712500000000" calcext:value-type="float">
            <text:p>5,108,712,500,000,000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[.$H$1] + ([.A427]-1)^[.$H$4]*[.$H$1])" office:value-type="float" office:value="18062600000000" calcext:value-type="float">
            <text:p>18,062,600,000,000</text:p>
          </table:table-cell>
          <table:table-cell table:formula="of:=FLOOR(([.$H$2] * ([.A427]-1)^2 + ([.A427]-1) * [.$H$3]) * [.$H$1]) + [.$H$1]" office:value-type="float" office:value="36167600000000" calcext:value-type="float">
            <text:p>36,167,600,000,000</text:p>
          </table:table-cell>
          <table:table-cell table:formula="of:=[.C427]/[.C426]" office:value-type="float" office:value="1.00471974598377" calcext:value-type="float">
            <text:p>1.0047</text:p>
          </table:table-cell>
          <table:table-cell table:formula="of:=[.C427]+[.E426]" office:value-type="float" office:value="5144880100000000" calcext:value-type="float">
            <text:p>5,144,880,100,000,00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[.$H$1] + ([.A428]-1)^[.$H$4]*[.$H$1])" office:value-type="float" office:value="18147700000000" calcext:value-type="float">
            <text:p>18,147,700,000,000</text:p>
          </table:table-cell>
          <table:table-cell table:formula="of:=FLOOR(([.$H$2] * ([.A428]-1)^2 + ([.A428]-1) * [.$H$3]) * [.$H$1]) + [.$H$1]" office:value-type="float" office:value="36337900000000" calcext:value-type="float">
            <text:p>36,337,900,000,000</text:p>
          </table:table-cell>
          <table:table-cell table:formula="of:=[.C428]/[.C427]" office:value-type="float" office:value="1.00470863424723" calcext:value-type="float">
            <text:p>1.0047</text:p>
          </table:table-cell>
          <table:table-cell table:formula="of:=[.C428]+[.E427]" office:value-type="float" office:value="5181218000000000" calcext:value-type="float">
            <text:p>5,181,218,000,000,000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[.$H$1] + ([.A429]-1)^[.$H$4]*[.$H$1])" office:value-type="float" office:value="18233000000000" calcext:value-type="float">
            <text:p>18,233,000,000,000</text:p>
          </table:table-cell>
          <table:table-cell table:formula="of:=FLOOR(([.$H$2] * ([.A429]-1)^2 + ([.A429]-1) * [.$H$3]) * [.$H$1]) + [.$H$1]" office:value-type="float" office:value="36508600000000" calcext:value-type="float">
            <text:p>36,508,600,000,000</text:p>
          </table:table-cell>
          <table:table-cell table:formula="of:=[.C429]/[.C428]" office:value-type="float" office:value="1.0046975747085" calcext:value-type="float">
            <text:p>1.0047</text:p>
          </table:table-cell>
          <table:table-cell table:formula="of:=[.C429]+[.E428]" office:value-type="float" office:value="5217726600000000" calcext:value-type="float">
            <text:p>5,217,726,600,000,00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[.$H$1] + ([.A430]-1)^[.$H$4]*[.$H$1])" office:value-type="float" office:value="18318500000000" calcext:value-type="float">
            <text:p>18,318,500,000,000</text:p>
          </table:table-cell>
          <table:table-cell table:formula="of:=FLOOR(([.$H$2] * ([.A430]-1)^2 + ([.A430]-1) * [.$H$3]) * [.$H$1]) + [.$H$1]" office:value-type="float" office:value="36679700000000" calcext:value-type="float">
            <text:p>36,679,700,000,000</text:p>
          </table:table-cell>
          <table:table-cell table:formula="of:=[.C430]/[.C429]" office:value-type="float" office:value="1.00468656700065" calcext:value-type="float">
            <text:p>1.0047</text:p>
          </table:table-cell>
          <table:table-cell table:formula="of:=[.C430]+[.E429]" office:value-type="float" office:value="5254406300000000" calcext:value-type="float">
            <text:p>5,254,406,300,000,000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[.$H$1] + ([.A431]-1)^[.$H$4]*[.$H$1])" office:value-type="float" office:value="18404200000000" calcext:value-type="float">
            <text:p>18,404,200,000,000</text:p>
          </table:table-cell>
          <table:table-cell table:formula="of:=FLOOR(([.$H$2] * ([.A431]-1)^2 + ([.A431]-1) * [.$H$3]) * [.$H$1]) + [.$H$1]" office:value-type="float" office:value="36851200000000" calcext:value-type="float">
            <text:p>36,851,200,000,000</text:p>
          </table:table-cell>
          <table:table-cell table:formula="of:=[.C431]/[.C430]" office:value-type="float" office:value="1.00467561076018" calcext:value-type="float">
            <text:p>1.0047</text:p>
          </table:table-cell>
          <table:table-cell table:formula="of:=[.C431]+[.E430]" office:value-type="float" office:value="5291257500000000" calcext:value-type="float">
            <text:p>5,291,257,500,000,000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[.$H$1] + ([.A432]-1)^[.$H$4]*[.$H$1])" office:value-type="float" office:value="18490100000000" calcext:value-type="float">
            <text:p>18,490,100,000,000</text:p>
          </table:table-cell>
          <table:table-cell table:formula="of:=FLOOR(([.$H$2] * ([.A432]-1)^2 + ([.A432]-1) * [.$H$3]) * [.$H$1]) + [.$H$1]" office:value-type="float" office:value="37023100000000" calcext:value-type="float">
            <text:p>37,023,100,000,000</text:p>
          </table:table-cell>
          <table:table-cell table:formula="of:=[.C432]/[.C431]" office:value-type="float" office:value="1.00466470562695" calcext:value-type="float">
            <text:p>1.0047</text:p>
          </table:table-cell>
          <table:table-cell table:formula="of:=[.C432]+[.E431]" office:value-type="float" office:value="5328280600000000" calcext:value-type="float">
            <text:p>5,328,280,600,000,000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[.$H$1] + ([.A433]-1)^[.$H$4]*[.$H$1])" office:value-type="float" office:value="18576200000000" calcext:value-type="float">
            <text:p>18,576,200,000,000</text:p>
          </table:table-cell>
          <table:table-cell table:formula="of:=FLOOR(([.$H$2] * ([.A433]-1)^2 + ([.A433]-1) * [.$H$3]) * [.$H$1]) + [.$H$1]" office:value-type="float" office:value="37195400000000" calcext:value-type="float">
            <text:p>37,195,400,000,000</text:p>
          </table:table-cell>
          <table:table-cell table:formula="of:=[.C433]/[.C432]" office:value-type="float" office:value="1.00465385124422" calcext:value-type="float">
            <text:p>1.0047</text:p>
          </table:table-cell>
          <table:table-cell table:formula="of:=[.C433]+[.E432]" office:value-type="float" office:value="5365476000000000" calcext:value-type="float">
            <text:p>5,365,476,000,000,000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[.$H$1] + ([.A434]-1)^[.$H$4]*[.$H$1])" office:value-type="float" office:value="18662500000000" calcext:value-type="float">
            <text:p>18,662,500,000,000</text:p>
          </table:table-cell>
          <table:table-cell table:formula="of:=FLOOR(([.$H$2] * ([.A434]-1)^2 + ([.A434]-1) * [.$H$3]) * [.$H$1]) + [.$H$1]" office:value-type="float" office:value="37368100000000" calcext:value-type="float">
            <text:p>37,368,100,000,000</text:p>
          </table:table-cell>
          <table:table-cell table:formula="of:=[.C434]/[.C433]" office:value-type="float" office:value="1.00464304725853" calcext:value-type="float">
            <text:p>1.0046</text:p>
          </table:table-cell>
          <table:table-cell table:formula="of:=[.C434]+[.E433]" office:value-type="float" office:value="5402844100000000" calcext:value-type="float">
            <text:p>5,402,844,100,000,000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[.$H$1] + ([.A435]-1)^[.$H$4]*[.$H$1])" office:value-type="float" office:value="18749000000000" calcext:value-type="float">
            <text:p>18,749,000,000,000</text:p>
          </table:table-cell>
          <table:table-cell table:formula="of:=FLOOR(([.$H$2] * ([.A435]-1)^2 + ([.A435]-1) * [.$H$3]) * [.$H$1]) + [.$H$1]" office:value-type="float" office:value="37541200000000" calcext:value-type="float">
            <text:p>37,541,200,000,000</text:p>
          </table:table-cell>
          <table:table-cell table:formula="of:=[.C435]/[.C434]" office:value-type="float" office:value="1.0046322933197" calcext:value-type="float">
            <text:p>1.0046</text:p>
          </table:table-cell>
          <table:table-cell table:formula="of:=[.C435]+[.E434]" office:value-type="float" office:value="5440385300000000" calcext:value-type="float">
            <text:p>5,440,385,300,000,000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[.$H$1] + ([.A436]-1)^[.$H$4]*[.$H$1])" office:value-type="float" office:value="18835700000000" calcext:value-type="float">
            <text:p>18,835,700,000,000</text:p>
          </table:table-cell>
          <table:table-cell table:formula="of:=FLOOR(([.$H$2] * ([.A436]-1)^2 + ([.A436]-1) * [.$H$3]) * [.$H$1]) + [.$H$1]" office:value-type="float" office:value="37714700000000" calcext:value-type="float">
            <text:p>37,714,700,000,000</text:p>
          </table:table-cell>
          <table:table-cell table:formula="of:=[.C436]/[.C435]" office:value-type="float" office:value="1.0046215890808" calcext:value-type="float">
            <text:p>1.0046</text:p>
          </table:table-cell>
          <table:table-cell table:formula="of:=[.C436]+[.E435]" office:value-type="float" office:value="5478100000000000" calcext:value-type="float">
            <text:p>5,478,100,000,000,000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[.$H$1] + ([.A437]-1)^[.$H$4]*[.$H$1])" office:value-type="float" office:value="18922600000000" calcext:value-type="float">
            <text:p>18,922,600,000,000</text:p>
          </table:table-cell>
          <table:table-cell table:formula="of:=FLOOR(([.$H$2] * ([.A437]-1)^2 + ([.A437]-1) * [.$H$3]) * [.$H$1]) + [.$H$1]" office:value-type="float" office:value="37888600000000" calcext:value-type="float">
            <text:p>37,888,600,000,000</text:p>
          </table:table-cell>
          <table:table-cell table:formula="of:=[.C437]/[.C436]" office:value-type="float" office:value="1.00461093419807" calcext:value-type="float">
            <text:p>1.0046</text:p>
          </table:table-cell>
          <table:table-cell table:formula="of:=[.C437]+[.E436]" office:value-type="float" office:value="5515988600000000" calcext:value-type="float">
            <text:p>5,515,988,600,000,000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[.$H$1] + ([.A438]-1)^[.$H$4]*[.$H$1])" office:value-type="float" office:value="19009700000000" calcext:value-type="float">
            <text:p>19,009,700,000,000</text:p>
          </table:table-cell>
          <table:table-cell table:formula="of:=FLOOR(([.$H$2] * ([.A438]-1)^2 + ([.A438]-1) * [.$H$3]) * [.$H$1]) + [.$H$1]" office:value-type="float" office:value="38062900000000" calcext:value-type="float">
            <text:p>38,062,900,000,000</text:p>
          </table:table-cell>
          <table:table-cell table:formula="of:=[.C438]/[.C437]" office:value-type="float" office:value="1.00460032833095" calcext:value-type="float">
            <text:p>1.0046</text:p>
          </table:table-cell>
          <table:table-cell table:formula="of:=[.C438]+[.E437]" office:value-type="float" office:value="5554051500000000" calcext:value-type="float">
            <text:p>5,554,051,500,000,000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[.$H$1] + ([.A439]-1)^[.$H$4]*[.$H$1])" office:value-type="float" office:value="19097000000000" calcext:value-type="float">
            <text:p>19,097,000,000,000</text:p>
          </table:table-cell>
          <table:table-cell table:formula="of:=FLOOR(([.$H$2] * ([.A439]-1)^2 + ([.A439]-1) * [.$H$3]) * [.$H$1]) + [.$H$1]" office:value-type="float" office:value="38237600000000" calcext:value-type="float">
            <text:p>38,237,600,000,000</text:p>
          </table:table-cell>
          <table:table-cell table:formula="of:=[.C439]/[.C438]" office:value-type="float" office:value="1.00458977114198" calcext:value-type="float">
            <text:p>1.0046</text:p>
          </table:table-cell>
          <table:table-cell table:formula="of:=[.C439]+[.E438]" office:value-type="float" office:value="5592289100000000" calcext:value-type="float">
            <text:p>5,592,289,100,000,000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[.$H$1] + ([.A440]-1)^[.$H$4]*[.$H$1])" office:value-type="float" office:value="19184500000000" calcext:value-type="float">
            <text:p>19,184,500,000,000</text:p>
          </table:table-cell>
          <table:table-cell table:formula="of:=FLOOR(([.$H$2] * ([.A440]-1)^2 + ([.A440]-1) * [.$H$3]) * [.$H$1]) + [.$H$1]" office:value-type="float" office:value="38412700000000" calcext:value-type="float">
            <text:p>38,412,700,000,000</text:p>
          </table:table-cell>
          <table:table-cell table:formula="of:=[.C440]/[.C439]" office:value-type="float" office:value="1.0045792622968" calcext:value-type="float">
            <text:p>1.0046</text:p>
          </table:table-cell>
          <table:table-cell table:formula="of:=[.C440]+[.E439]" office:value-type="float" office:value="5630701800000000" calcext:value-type="float">
            <text:p>5,630,701,800,000,000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[.$H$1] + ([.A441]-1)^[.$H$4]*[.$H$1])" office:value-type="float" office:value="19272200000000" calcext:value-type="float">
            <text:p>19,272,200,000,000</text:p>
          </table:table-cell>
          <table:table-cell table:formula="of:=FLOOR(([.$H$2] * ([.A441]-1)^2 + ([.A441]-1) * [.$H$3]) * [.$H$1]) + [.$H$1]" office:value-type="float" office:value="38588200000000" calcext:value-type="float">
            <text:p>38,588,200,000,000</text:p>
          </table:table-cell>
          <table:table-cell table:formula="of:=[.C441]/[.C440]" office:value-type="float" office:value="1.0045688014641" calcext:value-type="float">
            <text:p>1.0046</text:p>
          </table:table-cell>
          <table:table-cell table:formula="of:=[.C441]+[.E440]" office:value-type="float" office:value="5669290000000000" calcext:value-type="float">
            <text:p>5,669,290,000,000,000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[.$H$1] + ([.A442]-1)^[.$H$4]*[.$H$1])" office:value-type="float" office:value="19360100000000" calcext:value-type="float">
            <text:p>19,360,100,000,000</text:p>
          </table:table-cell>
          <table:table-cell table:formula="of:=FLOOR(([.$H$2] * ([.A442]-1)^2 + ([.A442]-1) * [.$H$3]) * [.$H$1]) + [.$H$1]" office:value-type="float" office:value="38764100000000" calcext:value-type="float">
            <text:p>38,764,100,000,000</text:p>
          </table:table-cell>
          <table:table-cell table:formula="of:=[.C442]/[.C441]" office:value-type="float" office:value="1.0045583883156" calcext:value-type="float">
            <text:p>1.0046</text:p>
          </table:table-cell>
          <table:table-cell table:formula="of:=[.C442]+[.E441]" office:value-type="float" office:value="5708054100000000" calcext:value-type="float">
            <text:p>5,708,054,100,000,00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[.$H$1] + ([.A443]-1)^[.$H$4]*[.$H$1])" office:value-type="float" office:value="19448200000000" calcext:value-type="float">
            <text:p>19,448,200,000,000</text:p>
          </table:table-cell>
          <table:table-cell table:formula="of:=FLOOR(([.$H$2] * ([.A443]-1)^2 + ([.A443]-1) * [.$H$3]) * [.$H$1]) + [.$H$1]" office:value-type="float" office:value="38940400000000" calcext:value-type="float">
            <text:p>38,940,400,000,000</text:p>
          </table:table-cell>
          <table:table-cell table:formula="of:=[.C443]/[.C442]" office:value-type="float" office:value="1.004548022526" calcext:value-type="float">
            <text:p>1.0045</text:p>
          </table:table-cell>
          <table:table-cell table:formula="of:=[.C443]+[.E442]" office:value-type="float" office:value="5746994500000000" calcext:value-type="float">
            <text:p>5,746,994,500,000,00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[.$H$1] + ([.A444]-1)^[.$H$4]*[.$H$1])" office:value-type="float" office:value="19536500000000" calcext:value-type="float">
            <text:p>19,536,500,000,000</text:p>
          </table:table-cell>
          <table:table-cell table:formula="of:=FLOOR(([.$H$2] * ([.A444]-1)^2 + ([.A444]-1) * [.$H$3]) * [.$H$1]) + [.$H$1]" office:value-type="float" office:value="39117100000000" calcext:value-type="float">
            <text:p>39,117,100,000,000</text:p>
          </table:table-cell>
          <table:table-cell table:formula="of:=[.C444]/[.C443]" office:value-type="float" office:value="1.00453770377295" calcext:value-type="float">
            <text:p>1.0045</text:p>
          </table:table-cell>
          <table:table-cell table:formula="of:=[.C444]+[.E443]" office:value-type="float" office:value="5786111600000000" calcext:value-type="float">
            <text:p>5,786,111,600,000,000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[.$H$1] + ([.A445]-1)^[.$H$4]*[.$H$1])" office:value-type="float" office:value="19625000000000" calcext:value-type="float">
            <text:p>19,625,000,000,000</text:p>
          </table:table-cell>
          <table:table-cell table:formula="of:=FLOOR(([.$H$2] * ([.A445]-1)^2 + ([.A445]-1) * [.$H$3]) * [.$H$1]) + [.$H$1]" office:value-type="float" office:value="39294200000000" calcext:value-type="float">
            <text:p>39,294,200,000,000</text:p>
          </table:table-cell>
          <table:table-cell table:formula="of:=[.C445]/[.C444]" office:value-type="float" office:value="1.00452743173702" calcext:value-type="float">
            <text:p>1.0045</text:p>
          </table:table-cell>
          <table:table-cell table:formula="of:=[.C445]+[.E444]" office:value-type="float" office:value="5825405800000000" calcext:value-type="float">
            <text:p>5,825,405,800,000,000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[.$H$1] + ([.A446]-1)^[.$H$4]*[.$H$1])" office:value-type="float" office:value="19713700000000" calcext:value-type="float">
            <text:p>19,713,700,000,000</text:p>
          </table:table-cell>
          <table:table-cell table:formula="of:=FLOOR(([.$H$2] * ([.A446]-1)^2 + ([.A446]-1) * [.$H$3]) * [.$H$1]) + [.$H$1]" office:value-type="float" office:value="39471700000000" calcext:value-type="float">
            <text:p>39,471,700,000,000</text:p>
          </table:table-cell>
          <table:table-cell table:formula="of:=[.C446]/[.C445]" office:value-type="float" office:value="1.00451720610166" calcext:value-type="float">
            <text:p>1.0045</text:p>
          </table:table-cell>
          <table:table-cell table:formula="of:=[.C446]+[.E445]" office:value-type="float" office:value="5864877500000000" calcext:value-type="float">
            <text:p>5,864,877,500,000,00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[.$H$1] + ([.A447]-1)^[.$H$4]*[.$H$1])" office:value-type="float" office:value="19802600000000" calcext:value-type="float">
            <text:p>19,802,600,000,000</text:p>
          </table:table-cell>
          <table:table-cell table:formula="of:=FLOOR(([.$H$2] * ([.A447]-1)^2 + ([.A447]-1) * [.$H$3]) * [.$H$1]) + [.$H$1]" office:value-type="float" office:value="39649600000000" calcext:value-type="float">
            <text:p>39,649,600,000,000</text:p>
          </table:table-cell>
          <table:table-cell table:formula="of:=[.C447]/[.C446]" office:value-type="float" office:value="1.0045070265532" calcext:value-type="float">
            <text:p>1.0045</text:p>
          </table:table-cell>
          <table:table-cell table:formula="of:=[.C447]+[.E446]" office:value-type="float" office:value="5904527100000000" calcext:value-type="float">
            <text:p>5,904,527,100,000,00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[.$H$1] + ([.A448]-1)^[.$H$4]*[.$H$1])" office:value-type="float" office:value="19891700000000" calcext:value-type="float">
            <text:p>19,891,700,000,000</text:p>
          </table:table-cell>
          <table:table-cell table:formula="of:=FLOOR(([.$H$2] * ([.A448]-1)^2 + ([.A448]-1) * [.$H$3]) * [.$H$1]) + [.$H$1]" office:value-type="float" office:value="39827900000000" calcext:value-type="float">
            <text:p>39,827,900,000,000</text:p>
          </table:table-cell>
          <table:table-cell table:formula="of:=[.C448]/[.C447]" office:value-type="float" office:value="1.00449689278076" calcext:value-type="float">
            <text:p>1.0045</text:p>
          </table:table-cell>
          <table:table-cell table:formula="of:=[.C448]+[.E447]" office:value-type="float" office:value="5944355000000000" calcext:value-type="float">
            <text:p>5,944,355,000,000,000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[.$H$1] + ([.A449]-1)^[.$H$4]*[.$H$1])" office:value-type="float" office:value="19981000000000" calcext:value-type="float">
            <text:p>19,981,000,000,000</text:p>
          </table:table-cell>
          <table:table-cell table:formula="of:=FLOOR(([.$H$2] * ([.A449]-1)^2 + ([.A449]-1) * [.$H$3]) * [.$H$1]) + [.$H$1]" office:value-type="float" office:value="40006600000000" calcext:value-type="float">
            <text:p>40,006,600,000,000</text:p>
          </table:table-cell>
          <table:table-cell table:formula="of:=[.C449]/[.C448]" office:value-type="float" office:value="1.00448680447626" calcext:value-type="float">
            <text:p>1.0045</text:p>
          </table:table-cell>
          <table:table-cell table:formula="of:=[.C449]+[.E448]" office:value-type="float" office:value="5984361600000000" calcext:value-type="float">
            <text:p>5,984,361,600,000,000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[.$H$1] + ([.A450]-1)^[.$H$4]*[.$H$1])" office:value-type="float" office:value="20070500000000" calcext:value-type="float">
            <text:p>20,070,500,000,000</text:p>
          </table:table-cell>
          <table:table-cell table:formula="of:=FLOOR(([.$H$2] * ([.A450]-1)^2 + ([.A450]-1) * [.$H$3]) * [.$H$1]) + [.$H$1]" office:value-type="float" office:value="40185700000000" calcext:value-type="float">
            <text:p>40,185,700,000,000</text:p>
          </table:table-cell>
          <table:table-cell table:formula="of:=[.C450]/[.C449]" office:value-type="float" office:value="1.00447676133438" calcext:value-type="float">
            <text:p>1.0045</text:p>
          </table:table-cell>
          <table:table-cell table:formula="of:=[.C450]+[.E449]" office:value-type="float" office:value="6024547300000000" calcext:value-type="float">
            <text:p>6,024,547,300,000,00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[.$H$1] + ([.A451]-1)^[.$H$4]*[.$H$1])" office:value-type="float" office:value="20160200000000" calcext:value-type="float">
            <text:p>20,160,200,000,000</text:p>
          </table:table-cell>
          <table:table-cell table:formula="of:=FLOOR(([.$H$2] * ([.A451]-1)^2 + ([.A451]-1) * [.$H$3]) * [.$H$1]) + [.$H$1]" office:value-type="float" office:value="40365200000000" calcext:value-type="float">
            <text:p>40,365,200,000,000</text:p>
          </table:table-cell>
          <table:table-cell table:formula="of:=[.C451]/[.C450]" office:value-type="float" office:value="1.00446676305253" calcext:value-type="float">
            <text:p>1.0045</text:p>
          </table:table-cell>
          <table:table-cell table:formula="of:=[.C451]+[.E450]" office:value-type="float" office:value="6064912500000000" calcext:value-type="float">
            <text:p>6,064,912,500,000,000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[.$H$1] + ([.A452]-1)^[.$H$4]*[.$H$1])" office:value-type="float" office:value="20250100000000" calcext:value-type="float">
            <text:p>20,250,100,000,000</text:p>
          </table:table-cell>
          <table:table-cell table:formula="of:=FLOOR(([.$H$2] * ([.A452]-1)^2 + ([.A452]-1) * [.$H$3]) * [.$H$1]) + [.$H$1]" office:value-type="float" office:value="40545100000000" calcext:value-type="float">
            <text:p>40,545,100,000,000</text:p>
          </table:table-cell>
          <table:table-cell table:formula="of:=[.C452]/[.C451]" office:value-type="float" office:value="1.00445680933081" calcext:value-type="float">
            <text:p>1.0045</text:p>
          </table:table-cell>
          <table:table-cell table:formula="of:=[.C452]+[.E451]" office:value-type="float" office:value="6105457600000000" calcext:value-type="float">
            <text:p>6,105,457,600,000,00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[.$H$1] + ([.A453]-1)^[.$H$4]*[.$H$1])" office:value-type="float" office:value="20340200000000" calcext:value-type="float">
            <text:p>20,340,200,000,000</text:p>
          </table:table-cell>
          <table:table-cell table:formula="of:=FLOOR(([.$H$2] * ([.A453]-1)^2 + ([.A453]-1) * [.$H$3]) * [.$H$1]) + [.$H$1]" office:value-type="float" office:value="40725400000000" calcext:value-type="float">
            <text:p>40,725,400,000,000</text:p>
          </table:table-cell>
          <table:table-cell table:formula="of:=[.C453]/[.C452]" office:value-type="float" office:value="1.00444689987199" calcext:value-type="float">
            <text:p>1.0044</text:p>
          </table:table-cell>
          <table:table-cell table:formula="of:=[.C453]+[.E452]" office:value-type="float" office:value="6146183000000000" calcext:value-type="float">
            <text:p>6,146,183,000,000,000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[.$H$1] + ([.A454]-1)^[.$H$4]*[.$H$1])" office:value-type="float" office:value="20430500000000" calcext:value-type="float">
            <text:p>20,430,500,000,000</text:p>
          </table:table-cell>
          <table:table-cell table:formula="of:=FLOOR(([.$H$2] * ([.A454]-1)^2 + ([.A454]-1) * [.$H$3]) * [.$H$1]) + [.$H$1]" office:value-type="float" office:value="40906100000000" calcext:value-type="float">
            <text:p>40,906,100,000,000</text:p>
          </table:table-cell>
          <table:table-cell table:formula="of:=[.C454]/[.C453]" office:value-type="float" office:value="1.00443703438149" calcext:value-type="float">
            <text:p>1.0044</text:p>
          </table:table-cell>
          <table:table-cell table:formula="of:=[.C454]+[.E453]" office:value-type="float" office:value="6187089100000000" calcext:value-type="float">
            <text:p>6,187,089,100,000,000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[.$H$1] + ([.A455]-1)^[.$H$4]*[.$H$1])" office:value-type="float" office:value="20521000000000" calcext:value-type="float">
            <text:p>20,521,000,000,000</text:p>
          </table:table-cell>
          <table:table-cell table:formula="of:=FLOOR(([.$H$2] * ([.A455]-1)^2 + ([.A455]-1) * [.$H$3]) * [.$H$1]) + [.$H$1]" office:value-type="float" office:value="41087200000000" calcext:value-type="float">
            <text:p>41,087,200,000,000</text:p>
          </table:table-cell>
          <table:table-cell table:formula="of:=[.C455]/[.C454]" office:value-type="float" office:value="1.00442721256732" calcext:value-type="float">
            <text:p>1.0044</text:p>
          </table:table-cell>
          <table:table-cell table:formula="of:=[.C455]+[.E454]" office:value-type="float" office:value="6228176300000000" calcext:value-type="float">
            <text:p>6,228,176,300,000,000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[.$H$1] + ([.A456]-1)^[.$H$4]*[.$H$1])" office:value-type="float" office:value="20611700000000" calcext:value-type="float">
            <text:p>20,611,700,000,000</text:p>
          </table:table-cell>
          <table:table-cell table:formula="of:=FLOOR(([.$H$2] * ([.A456]-1)^2 + ([.A456]-1) * [.$H$3]) * [.$H$1]) + [.$H$1]" office:value-type="float" office:value="41268700000000" calcext:value-type="float">
            <text:p>41,268,700,000,000</text:p>
          </table:table-cell>
          <table:table-cell table:formula="of:=[.C456]/[.C455]" office:value-type="float" office:value="1.00441743414007" calcext:value-type="float">
            <text:p>1.0044</text:p>
          </table:table-cell>
          <table:table-cell table:formula="of:=[.C456]+[.E455]" office:value-type="float" office:value="6269445000000000" calcext:value-type="float">
            <text:p>6,269,445,000,000,000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[.$H$1] + ([.A457]-1)^[.$H$4]*[.$H$1])" office:value-type="float" office:value="20702600000000" calcext:value-type="float">
            <text:p>20,702,600,000,000</text:p>
          </table:table-cell>
          <table:table-cell table:formula="of:=FLOOR(([.$H$2] * ([.A457]-1)^2 + ([.A457]-1) * [.$H$3]) * [.$H$1]) + [.$H$1]" office:value-type="float" office:value="41450600000000" calcext:value-type="float">
            <text:p>41,450,600,000,000</text:p>
          </table:table-cell>
          <table:table-cell table:formula="of:=[.C457]/[.C456]" office:value-type="float" office:value="1.0044076988129" calcext:value-type="float">
            <text:p>1.0044</text:p>
          </table:table-cell>
          <table:table-cell table:formula="of:=[.C457]+[.E456]" office:value-type="float" office:value="6310895600000000" calcext:value-type="float">
            <text:p>6,310,895,600,000,00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[.$H$1] + ([.A458]-1)^[.$H$4]*[.$H$1])" office:value-type="float" office:value="20793700000000" calcext:value-type="float">
            <text:p>20,793,700,000,000</text:p>
          </table:table-cell>
          <table:table-cell table:formula="of:=FLOOR(([.$H$2] * ([.A458]-1)^2 + ([.A458]-1) * [.$H$3]) * [.$H$1]) + [.$H$1]" office:value-type="float" office:value="41632900000000" calcext:value-type="float">
            <text:p>41,632,900,000,000</text:p>
          </table:table-cell>
          <table:table-cell table:formula="of:=[.C458]/[.C457]" office:value-type="float" office:value="1.00439800630148" calcext:value-type="float">
            <text:p>1.0044</text:p>
          </table:table-cell>
          <table:table-cell table:formula="of:=[.C458]+[.E457]" office:value-type="float" office:value="6352528500000000" calcext:value-type="float">
            <text:p>6,352,528,500,000,000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[.$H$1] + ([.A459]-1)^[.$H$4]*[.$H$1])" office:value-type="float" office:value="20885000000000" calcext:value-type="float">
            <text:p>20,885,000,000,000</text:p>
          </table:table-cell>
          <table:table-cell table:formula="of:=FLOOR(([.$H$2] * ([.A459]-1)^2 + ([.A459]-1) * [.$H$3]) * [.$H$1]) + [.$H$1]" office:value-type="float" office:value="41815600000000" calcext:value-type="float">
            <text:p>41,815,600,000,000</text:p>
          </table:table-cell>
          <table:table-cell table:formula="of:=[.C459]/[.C458]" office:value-type="float" office:value="1.00438835632396" calcext:value-type="float">
            <text:p>1.0044</text:p>
          </table:table-cell>
          <table:table-cell table:formula="of:=[.C459]+[.E458]" office:value-type="float" office:value="6394344100000000" calcext:value-type="float">
            <text:p>6,394,344,100,000,000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[.$H$1] + ([.A460]-1)^[.$H$4]*[.$H$1])" office:value-type="float" office:value="20976500000000" calcext:value-type="float">
            <text:p>20,976,500,000,000</text:p>
          </table:table-cell>
          <table:table-cell table:formula="of:=FLOOR(([.$H$2] * ([.A460]-1)^2 + ([.A460]-1) * [.$H$3]) * [.$H$1]) + [.$H$1]" office:value-type="float" office:value="41998700000000" calcext:value-type="float">
            <text:p>41,998,700,000,000</text:p>
          </table:table-cell>
          <table:table-cell table:formula="of:=[.C460]/[.C459]" office:value-type="float" office:value="1.004378748601" calcext:value-type="float">
            <text:p>1.0044</text:p>
          </table:table-cell>
          <table:table-cell table:formula="of:=[.C460]+[.E459]" office:value-type="float" office:value="6436342800000000" calcext:value-type="float">
            <text:p>6,436,342,800,000,00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[.$H$1] + ([.A461]-1)^[.$H$4]*[.$H$1])" office:value-type="float" office:value="21068200000000" calcext:value-type="float">
            <text:p>21,068,200,000,000</text:p>
          </table:table-cell>
          <table:table-cell table:formula="of:=FLOOR(([.$H$2] * ([.A461]-1)^2 + ([.A461]-1) * [.$H$3]) * [.$H$1]) + [.$H$1]" office:value-type="float" office:value="42182200000000" calcext:value-type="float">
            <text:p>42,182,200,000,000</text:p>
          </table:table-cell>
          <table:table-cell table:formula="of:=[.C461]/[.C460]" office:value-type="float" office:value="1.00436918285566" calcext:value-type="float">
            <text:p>1.0044</text:p>
          </table:table-cell>
          <table:table-cell table:formula="of:=[.C461]+[.E460]" office:value-type="float" office:value="6478525000000000" calcext:value-type="float">
            <text:p>6,478,525,000,000,000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[.$H$1] + ([.A462]-1)^[.$H$4]*[.$H$1])" office:value-type="float" office:value="21160100000000" calcext:value-type="float">
            <text:p>21,160,100,000,000</text:p>
          </table:table-cell>
          <table:table-cell table:formula="of:=FLOOR(([.$H$2] * ([.A462]-1)^2 + ([.A462]-1) * [.$H$3]) * [.$H$1]) + [.$H$1]" office:value-type="float" office:value="42366100000000" calcext:value-type="float">
            <text:p>42,366,100,000,000</text:p>
          </table:table-cell>
          <table:table-cell table:formula="of:=[.C462]/[.C461]" office:value-type="float" office:value="1.00435965881343" calcext:value-type="float">
            <text:p>1.0044</text:p>
          </table:table-cell>
          <table:table-cell table:formula="of:=[.C462]+[.E461]" office:value-type="float" office:value="6520891100000000" calcext:value-type="float">
            <text:p>6,520,891,100,000,00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[.$H$1] + ([.A463]-1)^[.$H$4]*[.$H$1])" office:value-type="float" office:value="21252200000000" calcext:value-type="float">
            <text:p>21,252,200,000,000</text:p>
          </table:table-cell>
          <table:table-cell table:formula="of:=FLOOR(([.$H$2] * ([.A463]-1)^2 + ([.A463]-1) * [.$H$3]) * [.$H$1]) + [.$H$1]" office:value-type="float" office:value="42550400000000" calcext:value-type="float">
            <text:p>42,550,400,000,000</text:p>
          </table:table-cell>
          <table:table-cell table:formula="of:=[.C463]/[.C462]" office:value-type="float" office:value="1.0043501762022" calcext:value-type="float">
            <text:p>1.0044</text:p>
          </table:table-cell>
          <table:table-cell table:formula="of:=[.C463]+[.E462]" office:value-type="float" office:value="6563441500000000" calcext:value-type="float">
            <text:p>6,563,441,500,000,000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[.$H$1] + ([.A464]-1)^[.$H$4]*[.$H$1])" office:value-type="float" office:value="21344500000000" calcext:value-type="float">
            <text:p>21,344,500,000,000</text:p>
          </table:table-cell>
          <table:table-cell table:formula="of:=FLOOR(([.$H$2] * ([.A464]-1)^2 + ([.A464]-1) * [.$H$3]) * [.$H$1]) + [.$H$1]" office:value-type="float" office:value="42735100000000" calcext:value-type="float">
            <text:p>42,735,100,000,000</text:p>
          </table:table-cell>
          <table:table-cell table:formula="of:=[.C464]/[.C463]" office:value-type="float" office:value="1.0043407347522" calcext:value-type="float">
            <text:p>1.0043</text:p>
          </table:table-cell>
          <table:table-cell table:formula="of:=[.C464]+[.E463]" office:value-type="float" office:value="6606176600000000" calcext:value-type="float">
            <text:p>6,606,176,600,000,000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[.$H$1] + ([.A465]-1)^[.$H$4]*[.$H$1])" office:value-type="float" office:value="21437000000000" calcext:value-type="float">
            <text:p>21,437,000,000,000</text:p>
          </table:table-cell>
          <table:table-cell table:formula="of:=FLOOR(([.$H$2] * ([.A465]-1)^2 + ([.A465]-1) * [.$H$3]) * [.$H$1]) + [.$H$1]" office:value-type="float" office:value="42920200000000" calcext:value-type="float">
            <text:p>42,920,200,000,000</text:p>
          </table:table-cell>
          <table:table-cell table:formula="of:=[.C465]/[.C464]" office:value-type="float" office:value="1.00433133419601" calcext:value-type="float">
            <text:p>1.0043</text:p>
          </table:table-cell>
          <table:table-cell table:formula="of:=[.C465]+[.E464]" office:value-type="float" office:value="6649096800000000" calcext:value-type="float">
            <text:p>6,649,096,800,000,000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[.$H$1] + ([.A466]-1)^[.$H$4]*[.$H$1])" office:value-type="float" office:value="21529700000000" calcext:value-type="float">
            <text:p>21,529,700,000,000</text:p>
          </table:table-cell>
          <table:table-cell table:formula="of:=FLOOR(([.$H$2] * ([.A466]-1)^2 + ([.A466]-1) * [.$H$3]) * [.$H$1]) + [.$H$1]" office:value-type="float" office:value="43105700000000" calcext:value-type="float">
            <text:p>43,105,700,000,000</text:p>
          </table:table-cell>
          <table:table-cell table:formula="of:=[.C466]/[.C465]" office:value-type="float" office:value="1.00432197426853" calcext:value-type="float">
            <text:p>1.0043</text:p>
          </table:table-cell>
          <table:table-cell table:formula="of:=[.C466]+[.E465]" office:value-type="float" office:value="6692202500000000" calcext:value-type="float">
            <text:p>6,692,202,500,000,00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[.$H$1] + ([.A467]-1)^[.$H$4]*[.$H$1])" office:value-type="float" office:value="21622600000000" calcext:value-type="float">
            <text:p>21,622,600,000,000</text:p>
          </table:table-cell>
          <table:table-cell table:formula="of:=FLOOR(([.$H$2] * ([.A467]-1)^2 + ([.A467]-1) * [.$H$3]) * [.$H$1]) + [.$H$1]" office:value-type="float" office:value="43291600000000" calcext:value-type="float">
            <text:p>43,291,600,000,000</text:p>
          </table:table-cell>
          <table:table-cell table:formula="of:=[.C467]/[.C466]" office:value-type="float" office:value="1.00431265470692" calcext:value-type="float">
            <text:p>1.0043</text:p>
          </table:table-cell>
          <table:table-cell table:formula="of:=[.C467]+[.E466]" office:value-type="float" office:value="6735494100000000" calcext:value-type="float">
            <text:p>6,735,494,100,000,000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[.$H$1] + ([.A468]-1)^[.$H$4]*[.$H$1])" office:value-type="float" office:value="21715700000000" calcext:value-type="float">
            <text:p>21,715,700,000,000</text:p>
          </table:table-cell>
          <table:table-cell table:formula="of:=FLOOR(([.$H$2] * ([.A468]-1)^2 + ([.A468]-1) * [.$H$3]) * [.$H$1]) + [.$H$1]" office:value-type="float" office:value="43477900000000" calcext:value-type="float">
            <text:p>43,477,900,000,000</text:p>
          </table:table-cell>
          <table:table-cell table:formula="of:=[.C468]/[.C467]" office:value-type="float" office:value="1.00430337525063" calcext:value-type="float">
            <text:p>1.0043</text:p>
          </table:table-cell>
          <table:table-cell table:formula="of:=[.C468]+[.E467]" office:value-type="float" office:value="6778972000000000" calcext:value-type="float">
            <text:p>6,778,972,000,000,000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[.$H$1] + ([.A469]-1)^[.$H$4]*[.$H$1])" office:value-type="float" office:value="21809000000000" calcext:value-type="float">
            <text:p>21,809,000,000,000</text:p>
          </table:table-cell>
          <table:table-cell table:formula="of:=FLOOR(([.$H$2] * ([.A469]-1)^2 + ([.A469]-1) * [.$H$3]) * [.$H$1]) + [.$H$1]" office:value-type="float" office:value="43664600000000" calcext:value-type="float">
            <text:p>43,664,600,000,000</text:p>
          </table:table-cell>
          <table:table-cell table:formula="of:=[.C469]/[.C468]" office:value-type="float" office:value="1.00429413564133" calcext:value-type="float">
            <text:p>1.0043</text:p>
          </table:table-cell>
          <table:table-cell table:formula="of:=[.C469]+[.E468]" office:value-type="float" office:value="6822636600000000" calcext:value-type="float">
            <text:p>6,822,636,600,000,000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[.$H$1] + ([.A470]-1)^[.$H$4]*[.$H$1])" office:value-type="float" office:value="21902500000000" calcext:value-type="float">
            <text:p>21,902,500,000,000</text:p>
          </table:table-cell>
          <table:table-cell table:formula="of:=FLOOR(([.$H$2] * ([.A470]-1)^2 + ([.A470]-1) * [.$H$3]) * [.$H$1]) + [.$H$1]" office:value-type="float" office:value="43851700000000" calcext:value-type="float">
            <text:p>43,851,700,000,000</text:p>
          </table:table-cell>
          <table:table-cell table:formula="of:=[.C470]/[.C469]" office:value-type="float" office:value="1.00428493562291" calcext:value-type="float">
            <text:p>1.0043</text:p>
          </table:table-cell>
          <table:table-cell table:formula="of:=[.C470]+[.E469]" office:value-type="float" office:value="6866488300000000" calcext:value-type="float">
            <text:p>6,866,488,300,000,000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[.$H$1] + ([.A471]-1)^[.$H$4]*[.$H$1])" office:value-type="float" office:value="21996200000000" calcext:value-type="float">
            <text:p>21,996,200,000,000</text:p>
          </table:table-cell>
          <table:table-cell table:formula="of:=FLOOR(([.$H$2] * ([.A471]-1)^2 + ([.A471]-1) * [.$H$3]) * [.$H$1]) + [.$H$1]" office:value-type="float" office:value="44039200000000" calcext:value-type="float">
            <text:p>44,039,200,000,000</text:p>
          </table:table-cell>
          <table:table-cell table:formula="of:=[.C471]/[.C470]" office:value-type="float" office:value="1.00427577494145" calcext:value-type="float">
            <text:p>1.0043</text:p>
          </table:table-cell>
          <table:table-cell table:formula="of:=[.C471]+[.E470]" office:value-type="float" office:value="6910527500000000" calcext:value-type="float">
            <text:p>6,910,527,500,000,00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[.$H$1] + ([.A472]-1)^[.$H$4]*[.$H$1])" office:value-type="float" office:value="22090100000000" calcext:value-type="float">
            <text:p>22,090,100,000,000</text:p>
          </table:table-cell>
          <table:table-cell table:formula="of:=FLOOR(([.$H$2] * ([.A472]-1)^2 + ([.A472]-1) * [.$H$3]) * [.$H$1]) + [.$H$1]" office:value-type="float" office:value="44227100000000" calcext:value-type="float">
            <text:p>44,227,100,000,000</text:p>
          </table:table-cell>
          <table:table-cell table:formula="of:=[.C472]/[.C471]" office:value-type="float" office:value="1.0042666533452" calcext:value-type="float">
            <text:p>1.0043</text:p>
          </table:table-cell>
          <table:table-cell table:formula="of:=[.C472]+[.E471]" office:value-type="float" office:value="6954754600000000" calcext:value-type="float">
            <text:p>6,954,754,600,000,000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[.$H$1] + ([.A473]-1)^[.$H$4]*[.$H$1])" office:value-type="float" office:value="22184200000000" calcext:value-type="float">
            <text:p>22,184,200,000,000</text:p>
          </table:table-cell>
          <table:table-cell table:formula="of:=FLOOR(([.$H$2] * ([.A473]-1)^2 + ([.A473]-1) * [.$H$3]) * [.$H$1]) + [.$H$1]" office:value-type="float" office:value="44415400000000" calcext:value-type="float">
            <text:p>44,415,400,000,000</text:p>
          </table:table-cell>
          <table:table-cell table:formula="of:=[.C473]/[.C472]" office:value-type="float" office:value="1.00425757058455" calcext:value-type="float">
            <text:p>1.0043</text:p>
          </table:table-cell>
          <table:table-cell table:formula="of:=[.C473]+[.E472]" office:value-type="float" office:value="6999170000000000" calcext:value-type="float">
            <text:p>6,999,170,000,000,000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[.$H$1] + ([.A474]-1)^[.$H$4]*[.$H$1])" office:value-type="float" office:value="22278500000000" calcext:value-type="float">
            <text:p>22,278,500,000,000</text:p>
          </table:table-cell>
          <table:table-cell table:formula="of:=FLOOR(([.$H$2] * ([.A474]-1)^2 + ([.A474]-1) * [.$H$3]) * [.$H$1]) + [.$H$1]" office:value-type="float" office:value="44604100000000" calcext:value-type="float">
            <text:p>44,604,100,000,000</text:p>
          </table:table-cell>
          <table:table-cell table:formula="of:=[.C474]/[.C473]" office:value-type="float" office:value="1.00424852641201" calcext:value-type="float">
            <text:p>1.0042</text:p>
          </table:table-cell>
          <table:table-cell table:formula="of:=[.C474]+[.E473]" office:value-type="float" office:value="7043774100000000" calcext:value-type="float">
            <text:p>7,043,774,100,000,000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[.$H$1] + ([.A475]-1)^[.$H$4]*[.$H$1])" office:value-type="float" office:value="22373000000000" calcext:value-type="float">
            <text:p>22,373,000,000,000</text:p>
          </table:table-cell>
          <table:table-cell table:formula="of:=FLOOR(([.$H$2] * ([.A475]-1)^2 + ([.A475]-1) * [.$H$3]) * [.$H$1]) + [.$H$1]" office:value-type="float" office:value="44793200000000" calcext:value-type="float">
            <text:p>44,793,200,000,000</text:p>
          </table:table-cell>
          <table:table-cell table:formula="of:=[.C475]/[.C474]" office:value-type="float" office:value="1.00423952058219" calcext:value-type="float">
            <text:p>1.0042</text:p>
          </table:table-cell>
          <table:table-cell table:formula="of:=[.C475]+[.E474]" office:value-type="float" office:value="7088567300000000" calcext:value-type="float">
            <text:p>7,088,567,300,000,000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[.$H$1] + ([.A476]-1)^[.$H$4]*[.$H$1])" office:value-type="float" office:value="22467700000000" calcext:value-type="float">
            <text:p>22,467,700,000,000</text:p>
          </table:table-cell>
          <table:table-cell table:formula="of:=FLOOR(([.$H$2] * ([.A476]-1)^2 + ([.A476]-1) * [.$H$3]) * [.$H$1]) + [.$H$1]" office:value-type="float" office:value="44982700000000" calcext:value-type="float">
            <text:p>44,982,700,000,000</text:p>
          </table:table-cell>
          <table:table-cell table:formula="of:=[.C476]/[.C475]" office:value-type="float" office:value="1.00423055285177" calcext:value-type="float">
            <text:p>1.0042</text:p>
          </table:table-cell>
          <table:table-cell table:formula="of:=[.C476]+[.E475]" office:value-type="float" office:value="7133550000000000" calcext:value-type="float">
            <text:p>7,133,550,000,000,000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[.$H$1] + ([.A477]-1)^[.$H$4]*[.$H$1])" office:value-type="float" office:value="22562600000000" calcext:value-type="float">
            <text:p>22,562,600,000,000</text:p>
          </table:table-cell>
          <table:table-cell table:formula="of:=FLOOR(([.$H$2] * ([.A477]-1)^2 + ([.A477]-1) * [.$H$3]) * [.$H$1]) + [.$H$1]" office:value-type="float" office:value="45172600000000" calcext:value-type="float">
            <text:p>45,172,600,000,000</text:p>
          </table:table-cell>
          <table:table-cell table:formula="of:=[.C477]/[.C476]" office:value-type="float" office:value="1.0042216229795" calcext:value-type="float">
            <text:p>1.0042</text:p>
          </table:table-cell>
          <table:table-cell table:formula="of:=[.C477]+[.E476]" office:value-type="float" office:value="7178722600000000" calcext:value-type="float">
            <text:p>7,178,722,600,000,00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[.$H$1] + ([.A478]-1)^[.$H$4]*[.$H$1])" office:value-type="float" office:value="22657700000000" calcext:value-type="float">
            <text:p>22,657,700,000,000</text:p>
          </table:table-cell>
          <table:table-cell table:formula="of:=FLOOR(([.$H$2] * ([.A478]-1)^2 + ([.A478]-1) * [.$H$3]) * [.$H$1]) + [.$H$1]" office:value-type="float" office:value="45362900000000" calcext:value-type="float">
            <text:p>45,362,900,000,000</text:p>
          </table:table-cell>
          <table:table-cell table:formula="of:=[.C478]/[.C477]" office:value-type="float" office:value="1.00421273072615" calcext:value-type="float">
            <text:p>1.0042</text:p>
          </table:table-cell>
          <table:table-cell table:formula="of:=[.C478]+[.E477]" office:value-type="float" office:value="7224085500000000" calcext:value-type="float">
            <text:p>7,224,085,500,000,000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[.$H$1] + ([.A479]-1)^[.$H$4]*[.$H$1])" office:value-type="float" office:value="22753000000000" calcext:value-type="float">
            <text:p>22,753,000,000,000</text:p>
          </table:table-cell>
          <table:table-cell table:formula="of:=FLOOR(([.$H$2] * ([.A479]-1)^2 + ([.A479]-1) * [.$H$3]) * [.$H$1]) + [.$H$1]" office:value-type="float" office:value="45553600000000" calcext:value-type="float">
            <text:p>45,553,600,000,000</text:p>
          </table:table-cell>
          <table:table-cell table:formula="of:=[.C479]/[.C478]" office:value-type="float" office:value="1.0042038758545" calcext:value-type="float">
            <text:p>1.0042</text:p>
          </table:table-cell>
          <table:table-cell table:formula="of:=[.C479]+[.E478]" office:value-type="float" office:value="7269639100000000" calcext:value-type="float">
            <text:p>7,269,639,100,000,000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[.$H$1] + ([.A480]-1)^[.$H$4]*[.$H$1])" office:value-type="float" office:value="22848500000000" calcext:value-type="float">
            <text:p>22,848,500,000,000</text:p>
          </table:table-cell>
          <table:table-cell table:formula="of:=FLOOR(([.$H$2] * ([.A480]-1)^2 + ([.A480]-1) * [.$H$3]) * [.$H$1]) + [.$H$1]" office:value-type="float" office:value="45744700000000" calcext:value-type="float">
            <text:p>45,744,700,000,000</text:p>
          </table:table-cell>
          <table:table-cell table:formula="of:=[.C480]/[.C479]" office:value-type="float" office:value="1.00419505812932" calcext:value-type="float">
            <text:p>1.0042</text:p>
          </table:table-cell>
          <table:table-cell table:formula="of:=[.C480]+[.E479]" office:value-type="float" office:value="7315383800000000" calcext:value-type="float">
            <text:p>7,315,383,800,000,00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[.$H$1] + ([.A481]-1)^[.$H$4]*[.$H$1])" office:value-type="float" office:value="22944200000000" calcext:value-type="float">
            <text:p>22,944,200,000,000</text:p>
          </table:table-cell>
          <table:table-cell table:formula="of:=FLOOR(([.$H$2] * ([.A481]-1)^2 + ([.A481]-1) * [.$H$3]) * [.$H$1]) + [.$H$1]" office:value-type="float" office:value="45936200000000" calcext:value-type="float">
            <text:p>45,936,200,000,000</text:p>
          </table:table-cell>
          <table:table-cell table:formula="of:=[.C481]/[.C480]" office:value-type="float" office:value="1.00418627731737" calcext:value-type="float">
            <text:p>1.0042</text:p>
          </table:table-cell>
          <table:table-cell table:formula="of:=[.C481]+[.E480]" office:value-type="float" office:value="7361320000000000" calcext:value-type="float">
            <text:p>7,361,320,000,000,000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[.$H$1] + ([.A482]-1)^[.$H$4]*[.$H$1])" office:value-type="float" office:value="23040100000000" calcext:value-type="float">
            <text:p>23,040,100,000,000</text:p>
          </table:table-cell>
          <table:table-cell table:formula="of:=FLOOR(([.$H$2] * ([.A482]-1)^2 + ([.A482]-1) * [.$H$3]) * [.$H$1]) + [.$H$1]" office:value-type="float" office:value="46128100000000" calcext:value-type="float">
            <text:p>46,128,100,000,000</text:p>
          </table:table-cell>
          <table:table-cell table:formula="of:=[.C482]/[.C481]" office:value-type="float" office:value="1.00417753318733" calcext:value-type="float">
            <text:p>1.0042</text:p>
          </table:table-cell>
          <table:table-cell table:formula="of:=[.C482]+[.E481]" office:value-type="float" office:value="7407448100000000" calcext:value-type="float">
            <text:p>7,407,448,100,000,000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[.$H$1] + ([.A483]-1)^[.$H$4]*[.$H$1])" office:value-type="float" office:value="23136200000000" calcext:value-type="float">
            <text:p>23,136,200,000,000</text:p>
          </table:table-cell>
          <table:table-cell table:formula="of:=FLOOR(([.$H$2] * ([.A483]-1)^2 + ([.A483]-1) * [.$H$3]) * [.$H$1]) + [.$H$1]" office:value-type="float" office:value="46320400000000" calcext:value-type="float">
            <text:p>46,320,400,000,000</text:p>
          </table:table-cell>
          <table:table-cell table:formula="of:=[.C483]/[.C482]" office:value-type="float" office:value="1.00416882550983" calcext:value-type="float">
            <text:p>1.0042</text:p>
          </table:table-cell>
          <table:table-cell table:formula="of:=[.C483]+[.E482]" office:value-type="float" office:value="7453768500000000" calcext:value-type="float">
            <text:p>7,453,768,500,000,000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[.$H$1] + ([.A484]-1)^[.$H$4]*[.$H$1])" office:value-type="float" office:value="23232500000000" calcext:value-type="float">
            <text:p>23,232,500,000,000</text:p>
          </table:table-cell>
          <table:table-cell table:formula="of:=FLOOR(([.$H$2] * ([.A484]-1)^2 + ([.A484]-1) * [.$H$3]) * [.$H$1]) + [.$H$1]" office:value-type="float" office:value="46513100000000" calcext:value-type="float">
            <text:p>46,513,100,000,000</text:p>
          </table:table-cell>
          <table:table-cell table:formula="of:=[.C484]/[.C483]" office:value-type="float" office:value="1.00416015405739" calcext:value-type="float">
            <text:p>1.0042</text:p>
          </table:table-cell>
          <table:table-cell table:formula="of:=[.C484]+[.E483]" office:value-type="float" office:value="7500281600000000" calcext:value-type="float">
            <text:p>7,500,281,600,000,000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[.$H$1] + ([.A485]-1)^[.$H$4]*[.$H$1])" office:value-type="float" office:value="23329000000000" calcext:value-type="float">
            <text:p>23,329,000,000,000</text:p>
          </table:table-cell>
          <table:table-cell table:formula="of:=FLOOR(([.$H$2] * ([.A485]-1)^2 + ([.A485]-1) * [.$H$3]) * [.$H$1]) + [.$H$1]" office:value-type="float" office:value="46706200000000" calcext:value-type="float">
            <text:p>46,706,200,000,000</text:p>
          </table:table-cell>
          <table:table-cell table:formula="of:=[.C485]/[.C484]" office:value-type="float" office:value="1.00415151860444" calcext:value-type="float">
            <text:p>1.0042</text:p>
          </table:table-cell>
          <table:table-cell table:formula="of:=[.C485]+[.E484]" office:value-type="float" office:value="7546987800000000" calcext:value-type="float">
            <text:p>7,546,987,800,000,000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[.$H$1] + ([.A486]-1)^[.$H$4]*[.$H$1])" office:value-type="float" office:value="23425700000000" calcext:value-type="float">
            <text:p>23,425,700,000,000</text:p>
          </table:table-cell>
          <table:table-cell table:formula="of:=FLOOR(([.$H$2] * ([.A486]-1)^2 + ([.A486]-1) * [.$H$3]) * [.$H$1]) + [.$H$1]" office:value-type="float" office:value="46899700000000" calcext:value-type="float">
            <text:p>46,899,700,000,000</text:p>
          </table:table-cell>
          <table:table-cell table:formula="of:=[.C486]/[.C485]" office:value-type="float" office:value="1.00414291892725" calcext:value-type="float">
            <text:p>1.0041</text:p>
          </table:table-cell>
          <table:table-cell table:formula="of:=[.C486]+[.E485]" office:value-type="float" office:value="7593887500000000" calcext:value-type="float">
            <text:p>7,593,887,500,000,000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[.$H$1] + ([.A487]-1)^[.$H$4]*[.$H$1])" office:value-type="float" office:value="23522600000000" calcext:value-type="float">
            <text:p>23,522,600,000,000</text:p>
          </table:table-cell>
          <table:table-cell table:formula="of:=FLOOR(([.$H$2] * ([.A487]-1)^2 + ([.A487]-1) * [.$H$3]) * [.$H$1]) + [.$H$1]" office:value-type="float" office:value="47093600000000" calcext:value-type="float">
            <text:p>47,093,600,000,000</text:p>
          </table:table-cell>
          <table:table-cell table:formula="of:=[.C487]/[.C486]" office:value-type="float" office:value="1.00413435480398" calcext:value-type="float">
            <text:p>1.0041</text:p>
          </table:table-cell>
          <table:table-cell table:formula="of:=[.C487]+[.E486]" office:value-type="float" office:value="7640981100000000" calcext:value-type="float">
            <text:p>7,640,981,100,000,000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[.$H$1] + ([.A488]-1)^[.$H$4]*[.$H$1])" office:value-type="float" office:value="23619700000000" calcext:value-type="float">
            <text:p>23,619,700,000,000</text:p>
          </table:table-cell>
          <table:table-cell table:formula="of:=FLOOR(([.$H$2] * ([.A488]-1)^2 + ([.A488]-1) * [.$H$3]) * [.$H$1]) + [.$H$1]" office:value-type="float" office:value="47287900000000" calcext:value-type="float">
            <text:p>47,287,900,000,000</text:p>
          </table:table-cell>
          <table:table-cell table:formula="of:=[.C488]/[.C487]" office:value-type="float" office:value="1.00412582601458" calcext:value-type="float">
            <text:p>1.0041</text:p>
          </table:table-cell>
          <table:table-cell table:formula="of:=[.C488]+[.E487]" office:value-type="float" office:value="7688269000000000" calcext:value-type="float">
            <text:p>7,688,269,000,000,000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[.$H$1] + ([.A489]-1)^[.$H$4]*[.$H$1])" office:value-type="float" office:value="23717000000000" calcext:value-type="float">
            <text:p>23,717,000,000,000</text:p>
          </table:table-cell>
          <table:table-cell table:formula="of:=FLOOR(([.$H$2] * ([.A489]-1)^2 + ([.A489]-1) * [.$H$3]) * [.$H$1]) + [.$H$1]" office:value-type="float" office:value="47482600000000" calcext:value-type="float">
            <text:p>47,482,600,000,000</text:p>
          </table:table-cell>
          <table:table-cell table:formula="of:=[.C489]/[.C488]" office:value-type="float" office:value="1.00411733234083" calcext:value-type="float">
            <text:p>1.0041</text:p>
          </table:table-cell>
          <table:table-cell table:formula="of:=[.C489]+[.E488]" office:value-type="float" office:value="7735751600000000" calcext:value-type="float">
            <text:p>7,735,751,600,000,00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[.$H$1] + ([.A490]-1)^[.$H$4]*[.$H$1])" office:value-type="float" office:value="23814500000000" calcext:value-type="float">
            <text:p>23,814,500,000,000</text:p>
          </table:table-cell>
          <table:table-cell table:formula="of:=FLOOR(([.$H$2] * ([.A490]-1)^2 + ([.A490]-1) * [.$H$3]) * [.$H$1]) + [.$H$1]" office:value-type="float" office:value="47677700000000" calcext:value-type="float">
            <text:p>47,677,700,000,000</text:p>
          </table:table-cell>
          <table:table-cell table:formula="of:=[.C490]/[.C489]" office:value-type="float" office:value="1.00410887356632" calcext:value-type="float">
            <text:p>1.0041</text:p>
          </table:table-cell>
          <table:table-cell table:formula="of:=[.C490]+[.E489]" office:value-type="float" office:value="7783429300000000" calcext:value-type="float">
            <text:p>7,783,429,300,000,00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[.$H$1] + ([.A491]-1)^[.$H$4]*[.$H$1])" office:value-type="float" office:value="23912200000000" calcext:value-type="float">
            <text:p>23,912,200,000,000</text:p>
          </table:table-cell>
          <table:table-cell table:formula="of:=FLOOR(([.$H$2] * ([.A491]-1)^2 + ([.A491]-1) * [.$H$3]) * [.$H$1]) + [.$H$1]" office:value-type="float" office:value="47873200000000" calcext:value-type="float">
            <text:p>47,873,200,000,000</text:p>
          </table:table-cell>
          <table:table-cell table:formula="of:=[.C491]/[.C490]" office:value-type="float" office:value="1.00410044947638" calcext:value-type="float">
            <text:p>1.0041</text:p>
          </table:table-cell>
          <table:table-cell table:formula="of:=[.C491]+[.E490]" office:value-type="float" office:value="7831302500000000" calcext:value-type="float">
            <text:p>7,831,302,500,000,00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[.$H$1] + ([.A492]-1)^[.$H$4]*[.$H$1])" office:value-type="float" office:value="24010100000000" calcext:value-type="float">
            <text:p>24,010,100,000,000</text:p>
          </table:table-cell>
          <table:table-cell table:formula="of:=FLOOR(([.$H$2] * ([.A492]-1)^2 + ([.A492]-1) * [.$H$3]) * [.$H$1]) + [.$H$1]" office:value-type="float" office:value="48069100000000" calcext:value-type="float">
            <text:p>48,069,100,000,000</text:p>
          </table:table-cell>
          <table:table-cell table:formula="of:=[.C492]/[.C491]" office:value-type="float" office:value="1.00409205985813" calcext:value-type="float">
            <text:p>1.0041</text:p>
          </table:table-cell>
          <table:table-cell table:formula="of:=[.C492]+[.E491]" office:value-type="float" office:value="7879371600000000" calcext:value-type="float">
            <text:p>7,879,371,600,000,000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[.$H$1] + ([.A493]-1)^[.$H$4]*[.$H$1])" office:value-type="float" office:value="24108200000000" calcext:value-type="float">
            <text:p>24,108,200,000,000</text:p>
          </table:table-cell>
          <table:table-cell table:formula="of:=FLOOR(([.$H$2] * ([.A493]-1)^2 + ([.A493]-1) * [.$H$3]) * [.$H$1]) + [.$H$1]" office:value-type="float" office:value="48265400000000" calcext:value-type="float">
            <text:p>48,265,400,000,000</text:p>
          </table:table-cell>
          <table:table-cell table:formula="of:=[.C493]/[.C492]" office:value-type="float" office:value="1.0040837045004" calcext:value-type="float">
            <text:p>1.0041</text:p>
          </table:table-cell>
          <table:table-cell table:formula="of:=[.C493]+[.E492]" office:value-type="float" office:value="7927637000000000" calcext:value-type="float">
            <text:p>7,927,637,000,000,000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[.$H$1] + ([.A494]-1)^[.$H$4]*[.$H$1])" office:value-type="float" office:value="24206500000000" calcext:value-type="float">
            <text:p>24,206,500,000,000</text:p>
          </table:table-cell>
          <table:table-cell table:formula="of:=FLOOR(([.$H$2] * ([.A494]-1)^2 + ([.A494]-1) * [.$H$3]) * [.$H$1]) + [.$H$1]" office:value-type="float" office:value="48462100000000" calcext:value-type="float">
            <text:p>48,462,100,000,000</text:p>
          </table:table-cell>
          <table:table-cell table:formula="of:=[.C494]/[.C493]" office:value-type="float" office:value="1.00407538319376" calcext:value-type="float">
            <text:p>1.0041</text:p>
          </table:table-cell>
          <table:table-cell table:formula="of:=[.C494]+[.E493]" office:value-type="float" office:value="7976099100000000" calcext:value-type="float">
            <text:p>7,976,099,100,000,000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[.$H$1] + ([.A495]-1)^[.$H$4]*[.$H$1])" office:value-type="float" office:value="24305000000000" calcext:value-type="float">
            <text:p>24,305,000,000,000</text:p>
          </table:table-cell>
          <table:table-cell table:formula="of:=FLOOR(([.$H$2] * ([.A495]-1)^2 + ([.A495]-1) * [.$H$3]) * [.$H$1]) + [.$H$1]" office:value-type="float" office:value="48659200000000" calcext:value-type="float">
            <text:p>48,659,200,000,000</text:p>
          </table:table-cell>
          <table:table-cell table:formula="of:=[.C495]/[.C494]" office:value-type="float" office:value="1.00406709573048" calcext:value-type="float">
            <text:p>1.0041</text:p>
          </table:table-cell>
          <table:table-cell table:formula="of:=[.C495]+[.E494]" office:value-type="float" office:value="8024758300000000" calcext:value-type="float">
            <text:p>8,024,758,300,000,000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[.$H$1] + ([.A496]-1)^[.$H$4]*[.$H$1])" office:value-type="float" office:value="24403700000000" calcext:value-type="float">
            <text:p>24,403,700,000,000</text:p>
          </table:table-cell>
          <table:table-cell table:formula="of:=FLOOR(([.$H$2] * ([.A496]-1)^2 + ([.A496]-1) * [.$H$3]) * [.$H$1]) + [.$H$1]" office:value-type="float" office:value="48856700000000" calcext:value-type="float">
            <text:p>48,856,700,000,000</text:p>
          </table:table-cell>
          <table:table-cell table:formula="of:=[.C496]/[.C495]" office:value-type="float" office:value="1.00405884190451" calcext:value-type="float">
            <text:p>1.0041</text:p>
          </table:table-cell>
          <table:table-cell table:formula="of:=[.C496]+[.E495]" office:value-type="float" office:value="8073615000000000" calcext:value-type="float">
            <text:p>8,073,615,000,000,000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[.$H$1] + ([.A497]-1)^[.$H$4]*[.$H$1])" office:value-type="float" office:value="24502600000000" calcext:value-type="float">
            <text:p>24,502,600,000,000</text:p>
          </table:table-cell>
          <table:table-cell table:formula="of:=FLOOR(([.$H$2] * ([.A497]-1)^2 + ([.A497]-1) * [.$H$3]) * [.$H$1]) + [.$H$1]" office:value-type="float" office:value="49054600000000" calcext:value-type="float">
            <text:p>49,054,600,000,000</text:p>
          </table:table-cell>
          <table:table-cell table:formula="of:=[.C497]/[.C496]" office:value-type="float" office:value="1.00405062151148" calcext:value-type="float">
            <text:p>1.0041</text:p>
          </table:table-cell>
          <table:table-cell table:formula="of:=[.C497]+[.E496]" office:value-type="float" office:value="8122669600000000" calcext:value-type="float">
            <text:p>8,122,669,600,000,000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[.$H$1] + ([.A498]-1)^[.$H$4]*[.$H$1])" office:value-type="float" office:value="24601700000000" calcext:value-type="float">
            <text:p>24,601,700,000,000</text:p>
          </table:table-cell>
          <table:table-cell table:formula="of:=FLOOR(([.$H$2] * ([.A498]-1)^2 + ([.A498]-1) * [.$H$3]) * [.$H$1]) + [.$H$1]" office:value-type="float" office:value="49252900000000" calcext:value-type="float">
            <text:p>49,252,900,000,000</text:p>
          </table:table-cell>
          <table:table-cell table:formula="of:=[.C498]/[.C497]" office:value-type="float" office:value="1.00404243434866" calcext:value-type="float">
            <text:p>1.0040</text:p>
          </table:table-cell>
          <table:table-cell table:formula="of:=[.C498]+[.E497]" office:value-type="float" office:value="8171922500000000" calcext:value-type="float">
            <text:p>8,171,922,500,000,000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[.$H$1] + ([.A499]-1)^[.$H$4]*[.$H$1])" office:value-type="float" office:value="24701000000000" calcext:value-type="float">
            <text:p>24,701,000,000,000</text:p>
          </table:table-cell>
          <table:table-cell table:formula="of:=FLOOR(([.$H$2] * ([.A499]-1)^2 + ([.A499]-1) * [.$H$3]) * [.$H$1]) + [.$H$1]" office:value-type="float" office:value="49451600000000" calcext:value-type="float">
            <text:p>49,451,600,000,000</text:p>
          </table:table-cell>
          <table:table-cell table:formula="of:=[.C499]/[.C498]" office:value-type="float" office:value="1.00403428021497" calcext:value-type="float">
            <text:p>1.0040</text:p>
          </table:table-cell>
          <table:table-cell table:formula="of:=[.C499]+[.E498]" office:value-type="float" office:value="8221374100000000" calcext:value-type="float">
            <text:p>8,221,374,100,000,000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[.$H$1] + ([.A500]-1)^[.$H$4]*[.$H$1])" office:value-type="float" office:value="24800500000000" calcext:value-type="float">
            <text:p>24,800,500,000,000</text:p>
          </table:table-cell>
          <table:table-cell table:formula="of:=FLOOR(([.$H$2] * ([.A500]-1)^2 + ([.A500]-1) * [.$H$3]) * [.$H$1]) + [.$H$1]" office:value-type="float" office:value="49650700000000" calcext:value-type="float">
            <text:p>49,650,700,000,000</text:p>
          </table:table-cell>
          <table:table-cell table:formula="of:=[.C500]/[.C499]" office:value-type="float" office:value="1.00402615891094" calcext:value-type="float">
            <text:p>1.0040</text:p>
          </table:table-cell>
          <table:table-cell table:formula="of:=[.C500]+[.E499]" office:value-type="float" office:value="8271024800000000" calcext:value-type="float">
            <text:p>8,271,024,800,000,0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$H$1] + ([.A501]-1)^[.$H$4]*[.$H$1])" office:value-type="float" office:value="24900200000000" calcext:value-type="float">
            <text:p>24,900,200,000,000</text:p>
          </table:table-cell>
          <table:table-cell table:formula="of:=FLOOR(([.$H$2] * ([.A501]-1)^2 + ([.A501]-1) * [.$H$3]) * [.$H$1]) + [.$H$1]" office:value-type="float" office:value="49850200000000" calcext:value-type="float">
            <text:p>49,850,200,000,000</text:p>
          </table:table-cell>
          <table:table-cell table:formula="of:=[.C501]/[.C500]" office:value-type="float" office:value="1.00401807023869" calcext:value-type="float">
            <text:p>1.0040</text:p>
          </table:table-cell>
          <table:table-cell table:formula="of:=[.C501]+[.E500]" office:value-type="float" office:value="8320875000000000" calcext:value-type="float">
            <text:p>8,320,875,000,000,000</text:p>
          </table:table-cell>
          <table:table-cell table:number-columns-repeated="9"/>
        </table:table-row>
      </table:table>
      <table:table table:name="rebirth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table:style-name="ce25" office:value-type="string" calcext:value-type="string">
            <text:p>character level</text:p>
          </table:table-cell>
          <table:table-cell table:style-name="ce25" office:value-type="string" calcext:value-type="string">
            <text:p>rebirth tier</text:p>
          </table:table-cell>
          <table:table-cell table:style-name="ce25" office:value-type="string" calcext:value-type="string">
            <text:p>eternal strength %</text:p>
          </table:table-cell>
          <table:table-cell table:style-name="ce25" office:value-type="string" calcext:value-type="string">
            <text:p>eternal alacrity %</text:p>
          </table:table-cell>
          <table:table-cell table:style-name="ce25" office:value-type="string" calcext:value-type="string">
            <text:p>eternal knowledge</text:p>
          </table:table-cell>
          <table:table-cell table:style-name="ce25"/>
          <table:table-cell table:style-name="ce30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25"/>
          <table:table-cell table:style-name="ce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25"/>
          <table:table-cell table:style-name="ce3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4:27:29.470897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meta:initial-creator>Alan Witkowski</meta:initial-creator>
    <meta:creation-date>2008-06-06T09:57:50</meta:creation-date>
    <dc:date>2020-09-22T16:58:43.232174702</dc:date>
    <meta:editing-cycles>490</meta:editing-cycles>
    <meta:editing-duration>PT13H3M15S</meta:editing-duration>
    <meta:document-statistic meta:table-count="14" meta:cell-count="14708" meta:object-count="0"/>
    <meta:user-defined meta:name="Info 1"/>
    <meta:user-defined meta:name="Info 2"/>
    <meta:user-defined meta:name="Info 3"/>
    <meta:user-defined meta:name="Info 4"/>
  </office:meta>
</office:document-meta>
</file>